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B0000007B335D55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paragraph-properties fo:margin-top="0cm" fo:margin-bottom="0.499cm" style:contextual-spacing="false"/>
      <style:text-properties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1 <text:s text:c="2"/>abbeizen</text:p>
      <text:p text:style-name="P1">11112 <text:s text:c="2"/>abbiegen</text:p>
      <text:p text:style-name="P1">11113 <text:s text:c="2"/>abbild</text:p>
      <text:p text:style-name="P1">11114 <text:s text:c="2"/>abbilden</text:p>
      <text:p text:style-name="P1">11115 <text:s text:c="2"/>abbinden</text:p>
      <text:p text:style-name="P1">11116 <text:s text:c="2"/>abblasen</text:p>
      <text:p text:style-name="P1">11121 <text:s text:c="2"/>abbruch</text:p>
      <text:p text:style-name="P1">11122 <text:s text:c="2"/>abbuchen</text:p>
      <text:p text:style-name="P1">11123 <text:s text:c="2"/>abdecken</text:p>
      <text:p text:style-name="P1">11124 <text:s text:c="2"/>abdocken</text:p>
      <text:p text:style-name="P1">11125 <text:s text:c="2"/>abdomen</text:p>
      <text:p text:style-name="P1">11126 <text:s text:c="2"/>abdrehen</text:p>
      <text:p text:style-name="P1">11131 <text:s text:c="2"/>abdruck</text:p>
      <text:p text:style-name="P1">11132 <text:s text:c="2"/>abend</text:p>
      <text:p text:style-name="P1">11133 <text:s text:c="2"/>abendrot</text:p>
      <text:p text:style-name="P1">11134 <text:s text:c="2"/>abends</text:p>
      <text:p text:style-name="P1">11135 <text:s text:c="2"/>abfahren</text:p>
      <text:p text:style-name="P1">11136 <text:s text:c="2"/>abfahrt</text:p>
      <text:p text:style-name="P1">11141 <text:s text:c="2"/>abfallen</text:p>
      <text:p text:style-name="P1">11142 <text:s text:c="2"/>abfangen</text:p>
      <text:p text:style-name="P1">11143 <text:s text:c="2"/>abfedern</text:p>
      <text:p text:style-name="P1">11144 <text:s text:c="2"/>abfeiern</text:p>
      <text:p text:style-name="P1">11145 <text:s text:c="2"/>abfetzen</text:p>
      <text:p text:style-name="P1">11146 <text:s text:c="2"/>abfilmen</text:p>
      <text:p text:style-name="P1">11151 <text:s text:c="2"/>abfinden</text:p>
      <text:p text:style-name="P1">11152 <text:s text:c="2"/>abflug</text:p>
      <text:p text:style-name="P1">11153 <text:s text:c="2"/>abfluss</text:p>
      <text:p text:style-name="P1">11154 <text:s text:c="2"/>abfolge</text:p>
      <text:p text:style-name="P1">11155 <text:s text:c="2"/>abfrage</text:p>
      <text:p text:style-name="P1">11156 <text:s text:c="2"/>abfragen</text:p>
      <text:p text:style-name="P1">11161 <text:s text:c="2"/>abfuhr</text:p>
      <text:p text:style-name="P1">11162 <text:s text:c="2"/>abgabe</text:p>
      <text:p text:style-name="P1">11163 <text:s text:c="2"/>abgas</text:p>
      <text:p text:style-name="P1">11164 <text:s text:c="2"/>abgeben</text:p>
      <text:p text:style-name="P1">11165 <text:s text:c="2"/>abgehen</text:p>
      <text:p text:style-name="P1">11166 <text:s text:c="2"/>abgleich</text:p>
      <text:p text:style-name="P1">11211 <text:s text:c="2"/>abgrund</text:p>
      <text:p text:style-name="P1">11212 <text:s text:c="2"/>abgucken</text:p>
      <text:p text:style-name="P1">11213 <text:s text:c="2"/>abhaken</text:p>
      <text:p text:style-name="P1">11214 <text:s text:c="2"/>abhalten</text:p>
      <text:p text:style-name="P1">11215 <text:s text:c="2"/>abhang</text:p>
      <text:p text:style-name="P1">11216 <text:s text:c="2"/>abhauen</text:p>
      <text:p text:style-name="P1">11221 <text:s text:c="2"/>abheben</text:p>
      <text:p text:style-name="P1">11222 <text:s text:c="2"/>abheften</text:p>
      <text:p text:style-name="P1">11223 <text:s text:c="2"/>abheilen</text:p>
      <text:p text:style-name="P1">11224 <text:s text:c="2"/>abhelfen</text:p>
      <text:p text:style-name="P1">11225 <text:s text:c="2"/>abhetzen</text:p>
      <text:p text:style-name="P1">11226 <text:s text:c="2"/>abhilfe</text:p>
      <text:p text:style-name="P1">11231 <text:s text:c="2"/>abholen</text:p>
      <text:p text:style-name="P1">11232 <text:s text:c="2"/>abholer</text:p>
      <text:p text:style-name="P1">11233 <text:s text:c="2"/>abholung</text:p>
      <text:p text:style-name="P1">11234 <text:s text:c="2"/>abifeier</text:p>
      <text:p text:style-name="P1">11235 <text:s text:c="2"/>abitur</text:p>
      <text:p text:style-name="P1">11236 <text:s text:c="2"/>abkleben</text:p>
      <text:p text:style-name="P1">11241 <text:s text:c="2"/>abkochen</text:p>
      <text:p text:style-name="P1">11242 <text:s text:c="2"/>abkommen</text:p>
      <text:p text:style-name="P1">11243 <text:s text:c="2"/>abladen</text:p>
      <text:p text:style-name="P1">11244 <text:s text:c="2"/>ablage</text:p>
      <text:p text:style-name="P1">11245 <text:s text:c="2"/>ablauf</text:p>
      <text:p text:style-name="P1">11246 <text:s text:c="2"/>ablegen</text:p>
      <text:p text:style-name="P1">11251 <text:s text:c="2"/>ableger</text:p>
      <text:p text:style-name="P1">11252 <text:s text:c="2"/>ablehnen</text:p>
      <text:p text:style-name="P1">11253 <text:s text:c="2"/>ableiten</text:p>
      <text:p text:style-name="P1">11254 <text:s text:c="2"/>ablenken</text:p>
      <text:p text:style-name="P1">11255 <text:s text:c="2"/>ablesbar</text:p>
      <text:p text:style-name="P1">11256 <text:s text:c="2"/>ablesen</text:p>
      <text:p text:style-name="P1">11261 <text:s text:c="2"/>ablesung</text:p>
      <text:p text:style-name="P1">11262 <text:s text:c="2"/>abluft</text:p>
      <text:p text:style-name="P1">11263 <text:s text:c="2"/>abmachen</text:p>
      <text:p text:style-name="P1">11264 <text:s text:c="2"/>abmalen</text:p>
      <text:p text:style-name="P1">11265 <text:s text:c="2"/>abmelden</text:p>
      <text:p text:style-name="P1">11266 <text:s text:c="2"/>abmessen</text:p>
      <text:p text:style-name="P1">11311 <text:s text:c="2"/>abnahme</text:p>
      <text:p text:style-name="P1">11312 <text:s text:c="2"/>abnehmer</text:p>
      <text:p text:style-name="P1">11313 <text:s text:c="2"/>abnicken</text:p>
      <text:p text:style-name="P1">11314 <text:s text:c="2"/>abnutzen</text:p>
      <text:p text:style-name="P1">11315 <text:s text:c="2"/>abonnent</text:p>
      <text:p text:style-name="P1">11316 <text:s text:c="2"/>abpacken</text:p>
      <text:p text:style-name="P1">11321 <text:s text:c="2"/>abpassen</text:p>
      <text:p text:style-name="P1">11322 <text:s text:c="2"/>abpfiff</text:p>
      <text:p text:style-name="P1">11323 <text:s text:c="2"/>abpumpen</text:p>
      <text:p text:style-name="P1">11324 <text:s text:c="2"/>abraffen</text:p>
      <text:p text:style-name="P1">11325 <text:s text:c="2"/>abraten</text:p>
      <text:p text:style-name="P1">11326 <text:s text:c="2"/>abregen</text:p>
      <text:p text:style-name="P1">11331 <text:s text:c="2"/>abreise</text:p>
      <text:p text:style-name="P1">11332 <text:s text:c="2"/>abreisen</text:p>
      <text:p text:style-name="P1">11333 <text:s text:c="2"/>abrieb</text:p>
      <text:p text:style-name="P1">11334 <text:s text:c="2"/>abriss</text:p>
      <text:p text:style-name="P1">11335 <text:s text:c="2"/>abrollen</text:p>
      <text:p text:style-name="P1">11336 <text:s text:c="2"/>abroller</text:p>
      <text:p text:style-name="P1">11341 <text:s text:c="2"/>abruf</text:p>
      <text:p text:style-name="P1">11342 <text:s text:c="2"/>abrufbar</text:p>
      <text:p text:style-name="P1">11343 <text:s text:c="2"/>abrufen</text:p>
      <text:p text:style-name="P1">11344 <text:s text:c="2"/>abrunden</text:p>
      <text:p text:style-name="P1">11345 <text:s text:c="2"/>abrupfen</text:p>
      <text:p text:style-name="P1">11346 <text:s text:c="2"/>abrupt</text:p>
      <text:p text:style-name="P1">11351 <text:s text:c="2"/>absacken</text:p>
      <text:p text:style-name="P1">11352 <text:s text:c="2"/>absacker</text:p>
      <text:p text:style-name="P1">11353 <text:s text:c="2"/>absage</text:p>
      <text:p text:style-name="P1">11354 <text:s text:c="2"/>absagen</text:p>
      <text:p text:style-name="P1">11355 <text:s text:c="2"/>absahnen</text:p>
      <text:p text:style-name="P1">11356 <text:s text:c="2"/>absatz</text:p>
      <text:p text:style-name="P1">11361 <text:s text:c="2"/>abschied</text:p>
      <text:p text:style-name="P1">11362 <text:s text:c="2"/>abschlag</text:p>
      <text:p text:style-name="P1">11363 <text:s text:c="2"/>absegnen</text:p>
      <text:p text:style-name="P1">11364 <text:s text:c="2"/>absehbar</text:p>
      <text:p text:style-name="P1">11365 <text:s text:c="2"/>absehen</text:p>
      <text:p text:style-name="P1">11366 <text:s text:c="2"/>abseihen</text:p>
      <text:p text:style-name="P1">11411 <text:s text:c="2"/>abseilen</text:p>
      <text:p text:style-name="P1">11412 <text:s text:c="2"/>abseits</text:p>
      <text:p text:style-name="P1">11413 <text:s text:c="2"/>absenden</text:p>
      <text:p text:style-name="P1">11414 <text:s text:c="2"/>absender</text:p>
      <text:p text:style-name="P1">11415 <text:s text:c="2"/>absenken</text:p>
      <text:p text:style-name="P1">11416 <text:s text:c="2"/>absetzen</text:p>
      <text:p text:style-name="P1">11421 <text:s text:c="2"/>absetzer</text:p>
      <text:p text:style-name="P1">11422 <text:s text:c="2"/>absicht</text:p>
      <text:p text:style-name="P1">11423 <text:s text:c="2"/>absinken</text:p>
      <text:p text:style-name="P1">11424 <text:s text:c="2"/>absinth</text:p>
      <text:p text:style-name="P1">11425 <text:s text:c="2"/>absolut</text:p>
      <text:p text:style-name="P1">11426 <text:s text:c="2"/>abspann</text:p>
      <text:p text:style-name="P1">11431 <text:s text:c="2"/>absprung</text:p>
      <text:p text:style-name="P1">11432 <text:s text:c="2"/>abstand</text:p>
      <text:p text:style-name="P1">11433 <text:s text:c="2"/>absteige</text:p>
      <text:p text:style-name="P1">11434 <text:s text:c="2"/>abstieg</text:p>
      <text:p text:style-name="P1">11435 <text:s text:c="2"/>abstrakt</text:p>
      <text:p text:style-name="P1">11436 <text:s text:c="2"/>absturz</text:p>
      <text:p text:style-name="P1">11441 <text:s text:c="2"/>absuchen</text:p>
      <text:p text:style-name="P1">11442 <text:s text:c="2"/>absurd</text:p>
      <text:p text:style-name="P1">11443 <text:s text:c="2"/>abtanzen</text:p>
      <text:p text:style-name="P1">11444 <text:s text:c="2"/>abtasten</text:p>
      <text:p text:style-name="P1">11445 <text:s text:c="2"/>abtauen</text:p>
      <text:p text:style-name="P1">11446 <text:s text:c="2"/>abteil</text:p>
      <text:p text:style-name="P1">11451 <text:s text:c="2"/>abtippen</text:p>
      <text:p text:style-name="P1">11452 <text:s text:c="2"/>abtrag</text:p>
      <text:p text:style-name="P1">11453 <text:s text:c="2"/>abtragen</text:p>
      <text:p text:style-name="P1">11454 <text:s text:c="2"/>abtreten</text:p>
      <text:p text:style-name="P1">11455 <text:s text:c="2"/>abtreter</text:p>
      <text:p text:style-name="P1">11456 <text:s text:c="2"/>abwarten</text:p>
      <text:p text:style-name="P1">11461 <text:s text:c="2"/>abwasch</text:p>
      <text:p text:style-name="P1">11462 <text:s text:c="2"/>abwasser</text:p>
      <text:p text:style-name="P1">11463 <text:s text:c="2"/>abwegig</text:p>
      <text:p text:style-name="P1">11464 <text:s text:c="2"/>abwehr</text:p>
      <text:p text:style-name="P1">11465 <text:s text:c="2"/>abwehren</text:p>
      <text:p text:style-name="P1">11466 <text:s text:c="2"/>abweisen</text:p>
      <text:p text:style-name="P1">11511 <text:s text:c="2"/>abwenden</text:p>
      <text:p text:style-name="P1">11512 <text:s text:c="2"/>abwerben</text:p>
      <text:p text:style-name="P1">11513 <text:s text:c="2"/>abwesend</text:p>
      <text:p text:style-name="P1">11514 <text:s text:c="2"/>abwetzen</text:p>
      <text:p text:style-name="P1">11515 <text:s text:c="2"/>abwiegen</text:p>
      <text:p text:style-name="P1">11516 <text:s text:c="2"/>abwinken</text:p>
      <text:p text:style-name="P1">11521 <text:s text:c="2"/>abzahlen</text:p>
      <text:p text:style-name="P1">11522 <text:s text:c="2"/>abzapfen</text:p>
      <text:p text:style-name="P1">11523 <text:s text:c="2"/>abziehen</text:p>
      <text:p text:style-name="P1">11524 <text:s text:c="2"/>abzocken</text:p>
      <text:p text:style-name="P1">11525 <text:s text:c="2"/>abzug</text:p>
      <text:p text:style-name="P1">11526 <text:s text:c="2"/>abzupfen</text:p>
      <text:p text:style-name="P1">11531 <text:s text:c="2"/>abzweig</text:p>
      <text:p text:style-name="P1">11532 <text:s text:c="2"/>account</text:p>
      <text:p text:style-name="P1">11533 <text:s text:c="2"/>aceton</text:p>
      <text:p text:style-name="P1">11534 <text:s text:c="2"/>achse</text:p>
      <text:p text:style-name="P1">11535 <text:s text:c="2"/>achsel</text:p>
      <text:p text:style-name="P1">11536 <text:s text:c="2"/>achteck</text:p>
      <text:p text:style-name="P1">11541 <text:s text:c="2"/>achtel</text:p>
      <text:p text:style-name="P1">11542 <text:s text:c="2"/>achteln</text:p>
      <text:p text:style-name="P1">11543 <text:s text:c="2"/>achten</text:p>
      <text:p text:style-name="P1">11544 <text:s text:c="2"/>achtsam</text:p>
      <text:p text:style-name="P1">11545 <text:s text:c="2"/>achtung</text:p>
      <text:p text:style-name="P1">11546 <text:s text:c="2"/>acker</text:p>
      <text:p text:style-name="P1">11551 <text:s text:c="2"/>ackerbau</text:p>
      <text:p text:style-name="P1">11552 <text:s text:c="2"/>ackern</text:p>
      <text:p text:style-name="P1">11553 <text:s text:c="2"/>acryl</text:p>
      <text:p text:style-name="P1">11554 <text:s text:c="2"/>adapter</text:p>
      <text:p text:style-name="P1">11555 <text:s text:c="2"/>addieren</text:p>
      <text:p text:style-name="P1">11556 <text:s text:c="2"/>addition</text:p>
      <text:p text:style-name="P1">11561 <text:s text:c="2"/>additiv</text:p>
      <text:p text:style-name="P1">11562 <text:s text:c="2"/>adel</text:p>
      <text:p text:style-name="P1">11563 <text:s text:c="2"/>adelig</text:p>
      <text:p text:style-name="P1">11564 <text:s text:c="2"/>adjektiv</text:p>
      <text:p text:style-name="P1">11565 <text:s text:c="2"/>adler</text:p>
      <text:p text:style-name="P1">11566 <text:s text:c="2"/>admin</text:p>
      <text:p text:style-name="P1">11611 <text:s text:c="2"/>adoption</text:p>
      <text:p text:style-name="P1">11612 <text:s text:c="2"/>adressat</text:p>
      <text:p text:style-name="P1">11613 <text:s text:c="2"/>adresse</text:p>
      <text:p text:style-name="P1">11614 <text:s text:c="2"/>adrett</text:p>
      <text:p text:style-name="P1">11615 <text:s text:c="2"/>adverb</text:p>
      <text:p text:style-name="P1">11616 <text:s text:c="2"/>advokat</text:p>
      <text:p text:style-name="P1">11621 <text:s text:c="2"/>aerob</text:p>
      <text:p text:style-name="P1">11622 <text:s text:c="2"/>aerobic</text:p>
      <text:p text:style-name="P1">11623 <text:s text:c="2"/>aerobics</text:p>
      <text:p text:style-name="P1">11624 <text:s text:c="2"/>aerosol</text:p>
      <text:p text:style-name="P1">11625 <text:s text:c="2"/>agave</text:p>
      <text:p text:style-name="P1">11626 <text:s text:c="2"/>agenda</text:p>
      <text:p text:style-name="P1">11631 <text:s text:c="2"/>agent</text:p>
      <text:p text:style-name="P1">11632 <text:s text:c="2"/>agentur</text:p>
      <text:p text:style-name="P1">11633 <text:s text:c="2"/>aggregat</text:p>
      <text:p text:style-name="P1">11634 <text:s text:c="2"/>agieren</text:p>
      <text:p text:style-name="P1">11635 <text:s text:c="2"/>agil</text:p>
      <text:p text:style-name="P1">11636 <text:s text:c="2"/>ahnen</text:p>
      <text:p text:style-name="P1">11641 <text:s text:c="2"/>ahnung</text:p>
      <text:p text:style-name="P1">11642 <text:s text:c="2"/>ahorn</text:p>
      <text:p text:style-name="P1">11643 <text:s text:c="2"/>aikido</text:p>
      <text:p text:style-name="P1">11644 <text:s text:c="2"/>airbag</text:p>
      <text:p text:style-name="P1">11645 <text:s text:c="2"/>airbrush</text:p>
      <text:p text:style-name="P1">11646 <text:s text:c="2"/>airline</text:p>
      <text:p text:style-name="P1">11651 <text:s text:c="2"/>airport</text:p>
      <text:p text:style-name="P1">11652 <text:s text:c="2"/>akademie</text:p>
      <text:p text:style-name="P1">11653 <text:s text:c="2"/>akazie</text:p>
      <text:p text:style-name="P1">11654 <text:s text:c="2"/>akkord</text:p>
      <text:p text:style-name="P1">11655 <text:s text:c="2"/>akku</text:p>
      <text:p text:style-name="P1">11656 <text:s text:c="2"/>akkurat</text:p>
      <text:p text:style-name="P1">11661 <text:s text:c="2"/>akquise</text:p>
      <text:p text:style-name="P1">11662 <text:s text:c="2"/>akrobat</text:p>
      <text:p text:style-name="P1">11663 <text:s text:c="2"/>akronym</text:p>
      <text:p text:style-name="P1">11664 <text:s text:c="2"/>akte</text:p>
      <text:p text:style-name="P1">11665 <text:s text:c="2"/>aktie</text:p>
      <text:p text:style-name="P1">11666 <text:s text:c="2"/>aktion</text:p>
      <text:p text:style-name="P1">12111 <text:s text:c="2"/>aktiv</text:p>
      <text:p text:style-name="P1">12112 <text:s text:c="2"/>aktivist</text:p>
      <text:p text:style-name="P1">12113 <text:s text:c="2"/>aktuell</text:p>
      <text:p text:style-name="P1">12114 <text:s text:c="2"/>akustik</text:p>
      <text:p text:style-name="P1">12115 <text:s text:c="2"/>akut</text:p>
      <text:p text:style-name="P1">12116 <text:s text:c="2"/>akzent</text:p>
      <text:p text:style-name="P1">12121 <text:s text:c="2"/>alaaf</text:p>
      <text:p text:style-name="P1">12122 <text:s text:c="2"/>alarm</text:p>
      <text:p text:style-name="P1">12123 <text:s text:c="2"/>albatros</text:p>
      <text:p text:style-name="P1">12124 <text:s text:c="2"/>alberei</text:p>
      <text:p text:style-name="P1">12125 <text:s text:c="2"/>albtraum</text:p>
      <text:p text:style-name="P1">12126 <text:s text:c="2"/>album</text:p>
      <text:p text:style-name="P1">12131 <text:s text:c="2"/>alcopop</text:p>
      <text:p text:style-name="P1">12132 <text:s text:c="2"/>alge</text:p>
      <text:p text:style-name="P1">12133 <text:s text:c="2"/>algebra</text:p>
      <text:p text:style-name="P1">12134 <text:s text:c="2"/>alias</text:p>
      <text:p text:style-name="P1">12135 <text:s text:c="2"/>alibi</text:p>
      <text:p text:style-name="P1">12136 <text:s text:c="2"/>alkohol</text:p>
      <text:p text:style-name="P1">12141 <text:s text:c="2"/>alle</text:p>
      <text:p text:style-name="P1">12142 <text:s text:c="2"/>allee</text:p>
      <text:p text:style-name="P1">12143 <text:s text:c="2"/>allergie</text:p>
      <text:p text:style-name="P1">12144 <text:s text:c="2"/>allianz</text:p>
      <text:p text:style-name="P1">12145 <text:s text:c="2"/>allrad</text:p>
      <text:p text:style-name="P1">12146 <text:s text:c="2"/>alltag</text:p>
      <text:p text:style-name="P1">12151 <text:s text:c="2"/>alpaka</text:p>
      <text:p text:style-name="P1">12152 <text:s text:c="2"/>alpen</text:p>
      <text:p text:style-name="P1">12153 <text:s text:c="2"/>alpha</text:p>
      <text:p text:style-name="P1">12154 <text:s text:c="2"/>alphabet</text:p>
      <text:p text:style-name="P1">12155 <text:s text:c="2"/>alphorn</text:p>
      <text:p text:style-name="P1">12156 <text:s text:c="2"/>alpin</text:p>
      <text:p text:style-name="P1">12161 <text:s text:c="2"/>alraune</text:p>
      <text:p text:style-name="P1">12162 <text:s text:c="2"/>alster</text:p>
      <text:p text:style-name="P1">12163 <text:s text:c="2"/>altbau</text:p>
      <text:p text:style-name="P1">12164 <text:s text:c="2"/>altbier</text:p>
      <text:p text:style-name="P1">12165 <text:s text:c="2"/>altertum</text:p>
      <text:p text:style-name="P1">12166 <text:s text:c="2"/>altglas</text:p>
      <text:p text:style-name="P1">12211 <text:s text:c="2"/>altstadt</text:p>
      <text:p text:style-name="P1">12212 <text:s text:c="2"/>altwagen</text:p>
      <text:p text:style-name="P1">12213 <text:s text:c="2"/>alufelge</text:p>
      <text:p text:style-name="P1">12214 <text:s text:c="2"/>alufolie</text:p>
      <text:p text:style-name="P1">12215 <text:s text:c="2"/>amalgam</text:p>
      <text:p text:style-name="P1">12216 <text:s text:c="2"/>amarant</text:p>
      <text:p text:style-name="P1">12221 <text:s text:c="2"/>amaranth</text:p>
      <text:p text:style-name="P1">12222 <text:s text:c="2"/>ambiente</text:p>
      <text:p text:style-name="P1">12223 <text:s text:c="2"/>ambition</text:p>
      <text:p text:style-name="P1">12224 <text:s text:c="2"/>amboss</text:p>
      <text:p text:style-name="P1">12225 <text:s text:c="2"/>ambulant</text:p>
      <text:p text:style-name="P1">12226 <text:s text:c="2"/>ambulanz</text:p>
      <text:p text:style-name="P1">12231 <text:s text:c="2"/>ameise</text:p>
      <text:p text:style-name="P1">12232 <text:s text:c="2"/>ammoniak</text:p>
      <text:p text:style-name="P1">12233 <text:s text:c="2"/>ampel</text:p>
      <text:p text:style-name="P1">12234 <text:s text:c="2"/>ampulle</text:p>
      <text:p text:style-name="P1">12235 <text:s text:c="2"/>amsel</text:p>
      <text:p text:style-name="P1">12236 <text:s text:c="2"/>amtieren</text:p>
      <text:p text:style-name="P1">12241 <text:s text:c="2"/>amtsadel</text:p>
      <text:p text:style-name="P1">12242 <text:s text:c="2"/>amtszeit</text:p>
      <text:p text:style-name="P1">12243 <text:s text:c="2"/>amulett</text:p>
      <text:p text:style-name="P1">12244 <text:s text:c="2"/>anaerob</text:p>
      <text:p text:style-name="P1">12245 <text:s text:c="2"/>anakonda</text:p>
      <text:p text:style-name="P1">12246 <text:s text:c="2"/>analog</text:p>
      <text:p text:style-name="P1">12251 <text:s text:c="2"/>analogie</text:p>
      <text:p text:style-name="P1">12252 <text:s text:c="2"/>analyse</text:p>
      <text:p text:style-name="P1">12253 <text:s text:c="2"/>analysis</text:p>
      <text:p text:style-name="P1">12254 <text:s text:c="2"/>analyst</text:p>
      <text:p text:style-name="P1">12255 <text:s text:c="2"/>anamnese</text:p>
      <text:p text:style-name="P1">12256 <text:s text:c="2"/>ananas</text:p>
      <text:p text:style-name="P1">12261 <text:s text:c="2"/>anarchie</text:p>
      <text:p text:style-name="P1">12262 <text:s text:c="2"/>anatomie</text:p>
      <text:p text:style-name="P1">12263 <text:s text:c="2"/>anbacken</text:p>
      <text:p text:style-name="P1">12264 <text:s text:c="2"/>anbahnen</text:p>
      <text:p text:style-name="P1">12265 <text:s text:c="2"/>anbau</text:p>
      <text:p text:style-name="P1">12266 <text:s text:c="2"/>anbauen</text:p>
      <text:p text:style-name="P1">12311 <text:s text:c="2"/>anbeginn</text:p>
      <text:p text:style-name="P1">12312 <text:s text:c="2"/>anbellen</text:p>
      <text:p text:style-name="P1">12313 <text:s text:c="2"/>anbieten</text:p>
      <text:p text:style-name="P1">12314 <text:s text:c="2"/>anbieter</text:p>
      <text:p text:style-name="P1">12315 <text:s text:c="2"/>anbinden</text:p>
      <text:p text:style-name="P1">12316 <text:s text:c="2"/>anblick</text:p>
      <text:p text:style-name="P1">12321 <text:s text:c="2"/>anbohren</text:p>
      <text:p text:style-name="P1">12322 <text:s text:c="2"/>anbraten</text:p>
      <text:p text:style-name="P1">12323 <text:s text:c="2"/>anchovis</text:p>
      <text:p text:style-name="P1">12324 <text:s text:c="2"/>andauern</text:p>
      <text:p text:style-name="P1">12325 <text:s text:c="2"/>andenken</text:p>
      <text:p text:style-name="P1">12326 <text:s text:c="2"/>andeuten</text:p>
      <text:p text:style-name="P1">12331 <text:s text:c="2"/>andocken</text:p>
      <text:p text:style-name="P1">12332 <text:s text:c="2"/>andrang</text:p>
      <text:p text:style-name="P1">12333 <text:s text:c="2"/>android</text:p>
      <text:p text:style-name="P1">12334 <text:s text:c="2"/>androide</text:p>
      <text:p text:style-name="P1">12335 <text:s text:c="2"/>aneignen</text:p>
      <text:p text:style-name="P1">12336 <text:s text:c="2"/>anekdote</text:p>
      <text:p text:style-name="P1">12341 <text:s text:c="2"/>anemone</text:p>
      <text:p text:style-name="P1">12342 <text:s text:c="2"/>anfahrt</text:p>
      <text:p text:style-name="P1">12343 <text:s text:c="2"/>anfang</text:p>
      <text:p text:style-name="P1">12344 <text:s text:c="2"/>anfangen</text:p>
      <text:p text:style-name="P1">12345 <text:s text:c="2"/>anfassen</text:p>
      <text:p text:style-name="P1">12346 <text:s text:c="2"/>anfeuern</text:p>
      <text:p text:style-name="P1">12351 <text:s text:c="2"/>anflehen</text:p>
      <text:p text:style-name="P1">12352 <text:s text:c="2"/>anfrage</text:p>
      <text:p text:style-name="P1">12353 <text:s text:c="2"/>anfragen</text:p>
      <text:p text:style-name="P1">12354 <text:s text:c="2"/>anfunken</text:p>
      <text:p text:style-name="P1">12355 <text:s text:c="2"/>angabe</text:p>
      <text:p text:style-name="P1">12356 <text:s text:c="2"/>angebot</text:p>
      <text:p text:style-name="P1">12361 <text:s text:c="2"/>angehen</text:p>
      <text:p text:style-name="P1">12362 <text:s text:c="2"/>angel</text:p>
      <text:p text:style-name="P1">12363 <text:s text:c="2"/>angeln</text:p>
      <text:p text:style-name="P1">12364 <text:s text:c="2"/>angenehm</text:p>
      <text:p text:style-name="P1">12365 <text:s text:c="2"/>angler</text:p>
      <text:p text:style-name="P1">12366 <text:s text:c="2"/>angora</text:p>
      <text:p text:style-name="P1">12411 <text:s text:c="2"/>angucken</text:p>
      <text:p text:style-name="P1">12412 <text:s text:c="2"/>angurten</text:p>
      <text:p text:style-name="P1">12413 <text:s text:c="2"/>anhaften</text:p>
      <text:p text:style-name="P1">12414 <text:s text:c="2"/>anhalten</text:p>
      <text:p text:style-name="P1">12415 <text:s text:c="2"/>anhalter</text:p>
      <text:p text:style-name="P1">12416 <text:s text:c="2"/>anhang</text:p>
      <text:p text:style-name="P1">12421 <text:s text:c="2"/>anheben</text:p>
      <text:p text:style-name="P1">12422 <text:s text:c="2"/>anhebung</text:p>
      <text:p text:style-name="P1">12423 <text:s text:c="2"/>anheften</text:p>
      <text:p text:style-name="P1">12424 <text:s text:c="2"/>anheizen</text:p>
      <text:p text:style-name="P1">12425 <text:s text:c="2"/>anheuern</text:p>
      <text:p text:style-name="P1">12426 <text:s text:c="2"/>anime</text:p>
      <text:p text:style-name="P1">12431 <text:s text:c="2"/>anis</text:p>
      <text:p text:style-name="P1">12432 <text:s text:c="2"/>ankarren</text:p>
      <text:p text:style-name="P1">12433 <text:s text:c="2"/>ankaufen</text:p>
      <text:p text:style-name="P1">12434 <text:s text:c="2"/>anker</text:p>
      <text:p text:style-name="P1">12435 <text:s text:c="2"/>ankern</text:p>
      <text:p text:style-name="P1">12436 <text:s text:c="2"/>anketten</text:p>
      <text:p text:style-name="P1">12441 <text:s text:c="2"/>anklage</text:p>
      <text:p text:style-name="P1">12442 <text:s text:c="2"/>anklagen</text:p>
      <text:p text:style-name="P1">12443 <text:s text:c="2"/>ankleben</text:p>
      <text:p text:style-name="P1">12444 <text:s text:c="2"/>anknoten</text:p>
      <text:p text:style-name="P1">12445 <text:s text:c="2"/>ankokeln</text:p>
      <text:p text:style-name="P1">12446 <text:s text:c="2"/>ankommen</text:p>
      <text:p text:style-name="P1">12451 <text:s text:c="2"/>ankunft</text:p>
      <text:p text:style-name="P1">12452 <text:s text:c="2"/>anlage</text:p>
      <text:p text:style-name="P1">12453 <text:s text:c="2"/>anlass</text:p>
      <text:p text:style-name="P1">12454 <text:s text:c="2"/>anlassen</text:p>
      <text:p text:style-name="P1">12455 <text:s text:c="2"/>anlasser</text:p>
      <text:p text:style-name="P1">12456 <text:s text:c="2"/>anlauf</text:p>
      <text:p text:style-name="P1">12461 <text:s text:c="2"/>anlegen</text:p>
      <text:p text:style-name="P1">12462 <text:s text:c="2"/>anleger</text:p>
      <text:p text:style-name="P1">12463 <text:s text:c="2"/>anlehnen</text:p>
      <text:p text:style-name="P1">12464 <text:s text:c="2"/>anleihe</text:p>
      <text:p text:style-name="P1">12465 <text:s text:c="2"/>anleinen</text:p>
      <text:p text:style-name="P1">12466 <text:s text:c="2"/>anleiten</text:p>
      <text:p text:style-name="P1">12511 <text:s text:c="2"/>anlernen</text:p>
      <text:p text:style-name="P1">12512 <text:s text:c="2"/>anlesen</text:p>
      <text:p text:style-name="P1">12513 <text:s text:c="2"/>anliegen</text:p>
      <text:p text:style-name="P1">12514 <text:s text:c="2"/>anlieger</text:p>
      <text:p text:style-name="P1">12515 <text:s text:c="2"/>anlocken</text:p>
      <text:p text:style-name="P1">12516 <text:s text:c="2"/>anmalen</text:p>
      <text:p text:style-name="P1">12521 <text:s text:c="2"/>anmelden</text:p>
      <text:p text:style-name="P1">12522 <text:s text:c="2"/>anmerken</text:p>
      <text:p text:style-name="P1">12523 <text:s text:c="2"/>anmieten</text:p>
      <text:p text:style-name="P1">12524 <text:s text:c="2"/>anmutig</text:p>
      <text:p text:style-name="P1">12525 <text:s text:c="2"/>annageln</text:p>
      <text:p text:style-name="P1">12526 <text:s text:c="2"/>annahme</text:p>
      <text:p text:style-name="P1">12531 <text:s text:c="2"/>annehmen</text:p>
      <text:p text:style-name="P1">12532 <text:s text:c="2"/>annonce</text:p>
      <text:p text:style-name="P1">12533 <text:s text:c="2"/>anode</text:p>
      <text:p text:style-name="P1">12534 <text:s text:c="2"/>anomalie</text:p>
      <text:p text:style-name="P1">12535 <text:s text:c="2"/>anonym</text:p>
      <text:p text:style-name="P1">12536 <text:s text:c="2"/>anonymus</text:p>
      <text:p text:style-name="P1">12541 <text:s text:c="2"/>anorak</text:p>
      <text:p text:style-name="P1">12542 <text:s text:c="2"/>anordnen</text:p>
      <text:p text:style-name="P1">12543 <text:s text:c="2"/>anpacken</text:p>
      <text:p text:style-name="P1">12544 <text:s text:c="2"/>anpassen</text:p>
      <text:p text:style-name="P1">12545 <text:s text:c="2"/>anpeilen</text:p>
      <text:p text:style-name="P1">12546 <text:s text:c="2"/>anpfiff</text:p>
      <text:p text:style-name="P1">12551 <text:s text:c="2"/>anpinnen</text:p>
      <text:p text:style-name="P1">12552 <text:s text:c="2"/>anprobe</text:p>
      <text:p text:style-name="P1">12553 <text:s text:c="2"/>anpumpen</text:p>
      <text:p text:style-name="P1">12554 <text:s text:c="2"/>anpusten</text:p>
      <text:p text:style-name="P1">12555 <text:s text:c="2"/>anrauhen</text:p>
      <text:p text:style-name="P1">12556 <text:s text:c="2"/>anrecht</text:p>
      <text:p text:style-name="P1">12561 <text:s text:c="2"/>anrede</text:p>
      <text:p text:style-name="P1">12562 <text:s text:c="2"/>anregen</text:p>
      <text:p text:style-name="P1"><text:soft-page-break/>12563 <text:s text:c="2"/>anregung</text:p>
      <text:p text:style-name="P1">12564 <text:s text:c="2"/>anreise</text:p>
      <text:p text:style-name="P1">12565 <text:s text:c="2"/>anreisen</text:p>
      <text:p text:style-name="P1">12566 <text:s text:c="2"/>anreiz</text:p>
      <text:p text:style-name="P1">12611 <text:s text:c="2"/>anrichte</text:p>
      <text:p text:style-name="P1">12612 <text:s text:c="2"/>anruf</text:p>
      <text:p text:style-name="P1">12613 <text:s text:c="2"/>anrufen</text:p>
      <text:p text:style-name="P1">12614 <text:s text:c="2"/>anrufer</text:p>
      <text:p text:style-name="P1">12615 <text:s text:c="2"/>ansage</text:p>
      <text:p text:style-name="P1">12616 <text:s text:c="2"/>ansagen</text:p>
      <text:p text:style-name="P1">12621 <text:s text:c="2"/>ansager</text:p>
      <text:p text:style-name="P1">12622 <text:s text:c="2"/>ansatz</text:p>
      <text:p text:style-name="P1">12623 <text:s text:c="2"/>anschein</text:p>
      <text:p text:style-name="P1">12624 <text:s text:c="2"/>anschub</text:p>
      <text:p text:style-name="P1">12625 <text:s text:c="2"/>ansicht</text:p>
      <text:p text:style-name="P1">12626 <text:s text:c="2"/>ansparen</text:p>
      <text:p text:style-name="P1">12631 <text:s text:c="2"/>ansporn</text:p>
      <text:p text:style-name="P1">12632 <text:s text:c="2"/>anspruch</text:p>
      <text:p text:style-name="P1">12633 <text:s text:c="2"/>anstand</text:p>
      <text:p text:style-name="P1">12634 <text:s text:c="2"/>anstauen</text:p>
      <text:p text:style-name="P1">12635 <text:s text:c="2"/>anstehen</text:p>
      <text:p text:style-name="P1">12636 <text:s text:c="2"/>anstieg</text:p>
      <text:p text:style-name="P1">12641 <text:s text:c="2"/>anstrich</text:p>
      <text:p text:style-name="P1">12642 <text:s text:c="2"/>anteil</text:p>
      <text:p text:style-name="P1">12643 <text:s text:c="2"/>anteilig</text:p>
      <text:p text:style-name="P1">12644 <text:s text:c="2"/>antenne</text:p>
      <text:p text:style-name="P1">12645 <text:s text:c="2"/>antidot</text:p>
      <text:p text:style-name="P1">12646 <text:s text:c="2"/>antik</text:p>
      <text:p text:style-name="P1">12651 <text:s text:c="2"/>antike</text:p>
      <text:p text:style-name="P1">12652 <text:s text:c="2"/>antilope</text:p>
      <text:p text:style-name="P1">12653 <text:s text:c="2"/>antippen</text:p>
      <text:p text:style-name="P1">12654 <text:s text:c="2"/>antrag</text:p>
      <text:p text:style-name="P1">12655 <text:s text:c="2"/>antrieb</text:p>
      <text:p text:style-name="P1">12656 <text:s text:c="2"/>antwort</text:p>
      <text:p text:style-name="P1">12661 <text:s text:c="2"/>anwalt</text:p>
      <text:p text:style-name="P1">12662 <text:s text:c="2"/>anweisen</text:p>
      <text:p text:style-name="P1">12663 <text:s text:c="2"/>anweiser</text:p>
      <text:p text:style-name="P1">12664 <text:s text:c="2"/>anwenden</text:p>
      <text:p text:style-name="P1">12665 <text:s text:c="2"/>anwender</text:p>
      <text:p text:style-name="P1">12666 <text:s text:c="2"/>anwerben</text:p>
      <text:p text:style-name="P1">13111 <text:s text:c="2"/>anwesen</text:p>
      <text:p text:style-name="P1">13112 <text:s text:c="2"/>anwesend</text:p>
      <text:p text:style-name="P1">13113 <text:s text:c="2"/>anwohner</text:p>
      <text:p text:style-name="P1">13114 <text:s text:c="2"/>anzahl</text:p>
      <text:p text:style-name="P1">13115 <text:s text:c="2"/>anzahlen</text:p>
      <text:p text:style-name="P1">13116 <text:s text:c="2"/>anzapfen</text:p>
      <text:p text:style-name="P1">13121 <text:s text:c="2"/>anzeige</text:p>
      <text:p text:style-name="P1">13122 <text:s text:c="2"/>anzeigen</text:p>
      <text:p text:style-name="P1">13123 <text:s text:c="2"/>anziehen</text:p>
      <text:p text:style-name="P1">13124 <text:s text:c="2"/>anzug</text:p>
      <text:p text:style-name="P1">13125 <text:s text:c="2"/>aperitif</text:p>
      <text:p text:style-name="P1">13126 <text:s text:c="2"/>apfel</text:p>
      <text:p text:style-name="P1">13131 <text:s text:c="2"/>apfelmus</text:p>
      <text:p text:style-name="P1">13132 <text:s text:c="2"/>apotheke</text:p>
      <text:p text:style-name="P1">13133 <text:s text:c="2"/>apparat</text:p>
      <text:p text:style-name="P1">13134 <text:s text:c="2"/>appell</text:p>
      <text:p text:style-name="P1">13135 <text:s text:c="2"/>appetit</text:p>
      <text:p text:style-name="P1">13136 <text:s text:c="2"/>applaus</text:p>
      <text:p text:style-name="P1">13141 <text:s text:c="2"/>aprikose</text:p>
      <text:p text:style-name="P1">13142 <text:s text:c="2"/>april</text:p>
      <text:p text:style-name="P1">13143 <text:s text:c="2"/>apsis</text:p>
      <text:p text:style-name="P1">13144 <text:s text:c="2"/>aquarell</text:p>
      <text:p text:style-name="P1">13145 <text:s text:c="2"/>aquarium</text:p>
      <text:p text:style-name="P1">13146 <text:s text:c="2"/>aquavit</text:p>
      <text:p text:style-name="P1">13151 <text:s text:c="2"/>arbeit</text:p>
      <text:p text:style-name="P1">13152 <text:s text:c="2"/>arbeiten</text:p>
      <text:p text:style-name="P1">13153 <text:s text:c="2"/>arbeiter</text:p>
      <text:p text:style-name="P1">13154 <text:s text:c="2"/>archiv</text:p>
      <text:p text:style-name="P1">13155 <text:s text:c="2"/>areal</text:p>
      <text:p text:style-name="P1">13156 <text:s text:c="2"/>arena</text:p>
      <text:p text:style-name="P1">13161 <text:s text:c="2"/>argon</text:p>
      <text:p text:style-name="P1">13162 <text:s text:c="2"/>argument</text:p>
      <text:p text:style-name="P1">13163 <text:s text:c="2"/>arie</text:p>
      <text:p text:style-name="P1">13164 <text:s text:c="2"/>armatur</text:p>
      <text:p text:style-name="P1">13165 <text:s text:c="2"/>armband</text:p>
      <text:p text:style-name="P1">13166 <text:s text:c="2"/>armbeuge</text:p>
      <text:p text:style-name="P1">13211 <text:s text:c="2"/>armbinde</text:p>
      <text:p text:style-name="P1">13212 <text:s text:c="2"/>armbruch</text:p>
      <text:p text:style-name="P1">13213 <text:s text:c="2"/>armbrust</text:p>
      <text:p text:style-name="P1">13214 <text:s text:c="2"/>armlehne</text:p>
      <text:p text:style-name="P1">13215 <text:s text:c="2"/>armreif</text:p>
      <text:p text:style-name="P1">13216 <text:s text:c="2"/>arnika</text:p>
      <text:p text:style-name="P1">13221 <text:s text:c="2"/>aroma</text:p>
      <text:p text:style-name="P1">13222 <text:s text:c="2"/>arrest</text:p>
      <text:p text:style-name="P1">13223 <text:s text:c="2"/>artefakt</text:p>
      <text:p text:style-name="P1">13224 <text:s text:c="2"/>arthrose</text:p>
      <text:p text:style-name="P1">13225 <text:s text:c="2"/>artig</text:p>
      <text:p text:style-name="P1">13226 <text:s text:c="2"/>artikel</text:p>
      <text:p text:style-name="P1">13231 <text:s text:c="2"/>artist</text:p>
      <text:p text:style-name="P1">13232 <text:s text:c="2"/>arznei</text:p>
      <text:p text:style-name="P1">13233 <text:s text:c="2"/>arzt</text:p>
      <text:p text:style-name="P1">13234 <text:s text:c="2"/>asbest</text:p>
      <text:p text:style-name="P1">13235 <text:s text:c="2"/>asche</text:p>
      <text:p text:style-name="P1">13236 <text:s text:c="2"/>asket</text:p>
      <text:p text:style-name="P1">13241 <text:s text:c="2"/>aspekt</text:p>
      <text:p text:style-name="P1">13242 <text:s text:c="2"/>asphalt</text:p>
      <text:p text:style-name="P1">13243 <text:s text:c="2"/>aspik</text:p>
      <text:p text:style-name="P1">13244 <text:s text:c="2"/>aspirin</text:p>
      <text:p text:style-name="P1">13245 <text:s text:c="2"/>asta</text:p>
      <text:p text:style-name="P1">13246 <text:s text:c="2"/>asteroid</text:p>
      <text:p text:style-name="P1">13251 <text:s text:c="2"/>astgabel</text:p>
      <text:p text:style-name="P1">13252 <text:s text:c="2"/>astloch</text:p>
      <text:p text:style-name="P1">13253 <text:s text:c="2"/>astral</text:p>
      <text:p text:style-name="P1">13254 <text:s text:c="2"/>astrein</text:p>
      <text:p text:style-name="P1">13255 <text:s text:c="2"/>astronom</text:p>
      <text:p text:style-name="P1">13256 <text:s text:c="2"/>atelier</text:p>
      <text:p text:style-name="P1">13261 <text:s text:c="2"/>atem</text:p>
      <text:p text:style-name="P1">13262 <text:s text:c="2"/>atemlos</text:p>
      <text:p text:style-name="P1">13263 <text:s text:c="2"/>atemluft</text:p>
      <text:p text:style-name="P1">13264 <text:s text:c="2"/>atemzug</text:p>
      <text:p text:style-name="P1">13265 <text:s text:c="2"/>athlet</text:p>
      <text:p text:style-name="P1">13266 <text:s text:c="2"/>atlas</text:p>
      <text:p text:style-name="P1">13311 <text:s text:c="2"/>atmen</text:p>
      <text:p text:style-name="P1">13312 <text:s text:c="2"/>atmung</text:p>
      <text:p text:style-name="P1">13313 <text:s text:c="2"/>atoll</text:p>
      <text:p text:style-name="P1">13314 <text:s text:c="2"/>atom</text:p>
      <text:p text:style-name="P1">13315 <text:s text:c="2"/>atomar</text:p>
      <text:p text:style-name="P1">13316 <text:s text:c="2"/>atomkern</text:p>
      <text:p text:style-name="P1">13321 <text:s text:c="2"/>atomuhr</text:p>
      <text:p text:style-name="P1">13322 <text:s text:c="2"/>attest</text:p>
      <text:p text:style-name="P1">13323 <text:s text:c="2"/>attrappe</text:p>
      <text:p text:style-name="P1">13324 <text:s text:c="2"/>attribut</text:p>
      <text:p text:style-name="P1">13325 <text:s text:c="2"/>audienz</text:p>
      <text:p text:style-name="P1">13326 <text:s text:c="2"/>audit</text:p>
      <text:p text:style-name="P1">13331 <text:s text:c="2"/>auditor</text:p>
      <text:p text:style-name="P1">13332 <text:s text:c="2"/>aufatmen</text:p>
      <text:p text:style-name="P1">13333 <text:s text:c="2"/>aufbau</text:p>
      <text:p text:style-name="P1">13334 <text:s text:c="2"/>aufbauen</text:p>
      <text:p text:style-name="P1">13335 <text:s text:c="2"/>aufbruch</text:p>
      <text:p text:style-name="P1">13336 <text:s text:c="2"/>aufdruck</text:p>
      <text:p text:style-name="P1">13341 <text:s text:c="2"/>aufessen</text:p>
      <text:p text:style-name="P1">13342 <text:s text:c="2"/>auffahrt</text:p>
      <text:p text:style-name="P1">13343 <text:s text:c="2"/>auffegen</text:p>
      <text:p text:style-name="P1">13344 <text:s text:c="2"/>aufgabe</text:p>
      <text:p text:style-name="P1">13345 <text:s text:c="2"/>aufgeben</text:p>
      <text:p text:style-name="P1">13346 <text:s text:c="2"/>aufgebot</text:p>
      <text:p text:style-name="P1">13351 <text:s text:c="2"/>aufgehen</text:p>
      <text:p text:style-name="P1">13352 <text:s text:c="2"/>aufguss</text:p>
      <text:p text:style-name="P1">13353 <text:s text:c="2"/>aufheben</text:p>
      <text:p text:style-name="P1">13354 <text:s text:c="2"/>aufholen</text:p>
      <text:p text:style-name="P1">13355 <text:s text:c="2"/>aufladen</text:p>
      <text:p text:style-name="P1">13356 <text:s text:c="2"/>auflage</text:p>
      <text:p text:style-name="P1">13361 <text:s text:c="2"/>auflauf</text:p>
      <text:p text:style-name="P1">13362 <text:s text:c="2"/>auflegen</text:p>
      <text:p text:style-name="P1">13363 <text:s text:c="2"/>auflesen</text:p>
      <text:p text:style-name="P1">13364 <text:s text:c="2"/>aufmalen</text:p>
      <text:p text:style-name="P1">13365 <text:s text:c="2"/>aufnahme</text:p>
      <text:p text:style-name="P1">13366 <text:s text:c="2"/>aufprall</text:p>
      <text:p text:style-name="P1">13411 <text:s text:c="2"/>aufpreis</text:p>
      <text:p text:style-name="P1">13412 <text:s text:c="2"/>aufregen</text:p>
      <text:p text:style-name="P1">13413 <text:s text:c="2"/>aufruf</text:p>
      <text:p text:style-name="P1">13414 <text:s text:c="2"/>aufrufen</text:p>
      <text:p text:style-name="P1">13415 <text:s text:c="2"/>aufsagen</text:p>
      <text:p text:style-name="P1">13416 <text:s text:c="2"/>aufsatz</text:p>
      <text:p text:style-name="P1">13421 <text:s text:c="2"/>aufschub</text:p>
      <text:p text:style-name="P1">13422 <text:s text:c="2"/>aufsehen</text:p>
      <text:p text:style-name="P1">13423 <text:s text:c="2"/>aufseher</text:p>
      <text:p text:style-name="P1">13424 <text:s text:c="2"/>aufsicht</text:p>
      <text:p text:style-name="P1">13425 <text:s text:c="2"/>aufstand</text:p>
      <text:p text:style-name="P1">13426 <text:s text:c="2"/>aufstieg</text:p>
      <text:p text:style-name="P1">13431 <text:s text:c="2"/>auftakt</text:p>
      <text:p text:style-name="P1">13432 <text:s text:c="2"/>auftauen</text:p>
      <text:p text:style-name="P1">13433 <text:s text:c="2"/>auftrag</text:p>
      <text:p text:style-name="P1">13434 <text:s text:c="2"/>auftrieb</text:p>
      <text:p text:style-name="P1">13435 <text:s text:c="2"/>auftritt</text:p>
      <text:p text:style-name="P1">13436 <text:s text:c="2"/>aufwand</text:p>
      <text:p text:style-name="P1">13441 <text:s text:c="2"/>aufwuchs</text:p>
      <text:p text:style-name="P1">13442 <text:s text:c="2"/>aufzucht</text:p>
      <text:p text:style-name="P1">13443 <text:s text:c="2"/>aufzug</text:p>
      <text:p text:style-name="P1">13444 <text:s text:c="2"/>augapfel</text:p>
      <text:p text:style-name="P1">13445 <text:s text:c="2"/>auge</text:p>
      <text:p text:style-name="P1">13446 <text:s text:c="2"/>augenlid</text:p>
      <text:p text:style-name="P1">13451 <text:s text:c="2"/>august</text:p>
      <text:p text:style-name="P1">13452 <text:s text:c="2"/>auktion</text:p>
      <text:p text:style-name="P1">13453 <text:s text:c="2"/>aula</text:p>
      <text:p text:style-name="P1">13454 <text:s text:c="2"/>aura</text:p>
      <text:p text:style-name="P1">13455 <text:s text:c="2"/>ausarten</text:p>
      <text:p text:style-name="P1">13456 <text:s text:c="2"/>ausatmen</text:p>
      <text:p text:style-name="P1">13461 <text:s text:c="2"/>ausbauen</text:p>
      <text:p text:style-name="P1">13462 <text:s text:c="2"/>ausbeute</text:p>
      <text:p text:style-name="P1">13463 <text:s text:c="2"/>ausblick</text:p>
      <text:p text:style-name="P1">13464 <text:s text:c="2"/>ausbruch</text:p>
      <text:p text:style-name="P1">13465 <text:s text:c="2"/>ausdauer</text:p>
      <text:p text:style-name="P1">13466 <text:s text:c="2"/>ausdruck</text:p>
      <text:p text:style-name="P1">13511 <text:s text:c="2"/>ausfahrt</text:p>
      <text:p text:style-name="P1">13512 <text:s text:c="2"/>ausfall</text:p>
      <text:p text:style-name="P1">13513 <text:s text:c="2"/>ausflug</text:p>
      <text:p text:style-name="P1">13514 <text:s text:c="2"/>ausgabe</text:p>
      <text:p text:style-name="P1">13515 <text:s text:c="2"/>ausgang</text:p>
      <text:p text:style-name="P1">13516 <text:s text:c="2"/>ausgeben</text:p>
      <text:p text:style-name="P1">13521 <text:s text:c="2"/>ausgehen</text:p>
      <text:p text:style-name="P1">13522 <text:s text:c="2"/>ausguck</text:p>
      <text:p text:style-name="P1">13523 <text:s text:c="2"/>ausguss</text:p>
      <text:p text:style-name="P1">13524 <text:s text:c="2"/>aushang</text:p>
      <text:p text:style-name="P1">13525 <text:s text:c="2"/>ausheben</text:p>
      <text:p text:style-name="P1">13526 <text:s text:c="2"/>aushilfe</text:p>
      <text:p text:style-name="P1">13531 <text:s text:c="2"/>ausholen</text:p>
      <text:p text:style-name="P1">13532 <text:s text:c="2"/>auskunft</text:p>
      <text:p text:style-name="P1">13533 <text:s text:c="2"/>ausladen</text:p>
      <text:p text:style-name="P1">13534 <text:s text:c="2"/>auslage</text:p>
      <text:p text:style-name="P1">13535 <text:s text:c="2"/>ausland</text:p>
      <text:p text:style-name="P1">13536 <text:s text:c="2"/>auslauf</text:p>
      <text:p text:style-name="P1">13541 <text:s text:c="2"/>auslegen</text:p>
      <text:p text:style-name="P1">13542 <text:s text:c="2"/>auslese</text:p>
      <text:p text:style-name="P1">13543 <text:s text:c="2"/>auslesen</text:p>
      <text:p text:style-name="P1">13544 <text:s text:c="2"/>auslosen</text:p>
      <text:p text:style-name="P1">13545 <text:s text:c="2"/>ausloten</text:p>
      <text:p text:style-name="P1">13546 <text:s text:c="2"/>ausmalen</text:p>
      <text:p text:style-name="P1">13551 <text:s text:c="2"/>ausnahme</text:p>
      <text:p text:style-name="P1">13552 <text:s text:c="2"/>auspuff</text:p>
      <text:p text:style-name="P1">13553 <text:s text:c="2"/>ausreise</text:p>
      <text:p text:style-name="P1">13554 <text:s text:c="2"/>ausruf</text:p>
      <text:p text:style-name="P1">13555 <text:s text:c="2"/>ausrufen</text:p>
      <text:p text:style-name="P1">13556 <text:s text:c="2"/>ausruhen</text:p>
      <text:p text:style-name="P1">13561 <text:s text:c="2"/>aussage</text:p>
      <text:p text:style-name="P1">13562 <text:s text:c="2"/>aussagen</text:p>
      <text:p text:style-name="P1">13563 <text:s text:c="2"/>ausschau</text:p>
      <text:p text:style-name="P1">13564 <text:s text:c="2"/>aussehen</text:p>
      <text:p text:style-name="P1">13565 <text:s text:c="2"/>aussicht</text:p>
      <text:p text:style-name="P1">13566 <text:s text:c="2"/>ausstand</text:p>
      <text:p text:style-name="P1">13611 <text:s text:c="2"/>ausstieg</text:p>
      <text:p text:style-name="P1">13612 <text:s text:c="2"/>auster</text:p>
      <text:p text:style-name="P1">13613 <text:s text:c="2"/>austoben</text:p>
      <text:p text:style-name="P1">13614 <text:s text:c="2"/>austritt</text:p>
      <text:p text:style-name="P1">13615 <text:s text:c="2"/>ausufern</text:p>
      <text:p text:style-name="P1">13616 <text:s text:c="2"/>auswahl</text:p>
      <text:p text:style-name="P1">13621 <text:s text:c="2"/>ausweg</text:p>
      <text:p text:style-name="P1">13622 <text:s text:c="2"/>ausweis</text:p>
      <text:p text:style-name="P1">13623 <text:s text:c="2"/>auszeit</text:p>
      <text:p text:style-name="P1">13624 <text:s text:c="2"/>autark</text:p>
      <text:p text:style-name="P1">13625 <text:s text:c="2"/>auto</text:p>
      <text:p text:style-name="P1">13626 <text:s text:c="2"/>autobahn</text:p>
      <text:p text:style-name="P1">13631 <text:s text:c="2"/>autodach</text:p>
      <text:p text:style-name="P1">13632 <text:s text:c="2"/>autofrei</text:p>
      <text:p text:style-name="P1">13633 <text:s text:c="2"/>autogen</text:p>
      <text:p text:style-name="P1">13634 <text:s text:c="2"/>autohaus</text:p>
      <text:p text:style-name="P1">13635 <text:s text:c="2"/>autokino</text:p>
      <text:p text:style-name="P1">13636 <text:s text:c="2"/>automat</text:p>
      <text:p text:style-name="P1">13641 <text:s text:c="2"/>autonom</text:p>
      <text:p text:style-name="P1">13642 <text:s text:c="2"/>autopsie</text:p>
      <text:p text:style-name="P1">13643 <text:s text:c="2"/>autor</text:p>
      <text:p text:style-name="P1">13644 <text:s text:c="2"/>avatar</text:p>
      <text:p text:style-name="P1">13645 <text:s text:c="2"/>axial</text:p>
      <text:p text:style-name="P1">13646 <text:s text:c="2"/>axiom</text:p>
      <text:p text:style-name="P1">13651 <text:s text:c="2"/>axtstiel</text:p>
      <text:p text:style-name="P1">13652 <text:s text:c="2"/>ayran</text:p>
      <text:p text:style-name="P1">13653 <text:s text:c="2"/>ayurveda</text:p>
      <text:p text:style-name="P1">13654 <text:s text:c="2"/>azimut</text:p>
      <text:p text:style-name="P1">13655 <text:s text:c="2"/>azubi</text:p>
      <text:p text:style-name="P1">13656 <text:s text:c="2"/>azurblau</text:p>
      <text:p text:style-name="P1">13661 <text:s text:c="2"/>baby</text:p>
      <text:p text:style-name="P1">13662 <text:s text:c="2"/>babybrei</text:p>
      <text:p text:style-name="P1">13663 <text:s text:c="2"/>bach</text:p>
      <text:p text:style-name="P1">13664 <text:s text:c="2"/>bachbett</text:p>
      <text:p text:style-name="P1">13665 <text:s text:c="2"/>bachelor</text:p>
      <text:p text:style-name="P1">13666 <text:s text:c="2"/>bachlauf</text:p>
      <text:p text:style-name="P1">14111 <text:s text:c="2"/>backbord</text:p>
      <text:p text:style-name="P1">14112 <text:s text:c="2"/>backdoor</text:p>
      <text:p text:style-name="P1">14113 <text:s text:c="2"/>backe</text:p>
      <text:p text:style-name="P1">14114 <text:s text:c="2"/>backen</text:p>
      <text:p text:style-name="P1">14115 <text:s text:c="2"/>backform</text:p>
      <text:p text:style-name="P1">14116 <text:s text:c="2"/>backofen</text:p>
      <text:p text:style-name="P1">14121 <text:s text:c="2"/>backup</text:p>
      <text:p text:style-name="P1">14122 <text:s text:c="2"/>backware</text:p>
      <text:p text:style-name="P1">14123 <text:s text:c="2"/>backzeit</text:p>
      <text:p text:style-name="P1">14124 <text:s text:c="2"/>bacon</text:p>
      <text:p text:style-name="P1">14125 <text:s text:c="2"/>badeente</text:p>
      <text:p text:style-name="P1">14126 <text:s text:c="2"/>badegast</text:p>
      <text:p text:style-name="P1">14131 <text:s text:c="2"/>badehose</text:p>
      <text:p text:style-name="P1">14132 <text:s text:c="2"/>bademode</text:p>
      <text:p text:style-name="P1">14133 <text:s text:c="2"/>baden</text:p>
      <text:p text:style-name="P1">14134 <text:s text:c="2"/>badesalz</text:p>
      <text:p text:style-name="P1">14135 <text:s text:c="2"/>badetuch</text:p>
      <text:p text:style-name="P1">14136 <text:s text:c="2"/>badezeit</text:p>
      <text:p text:style-name="P1">14141 <text:s text:c="2"/>baff</text:p>
      <text:p text:style-name="P1">14142 <text:s text:c="2"/>bagel</text:p>
      <text:p text:style-name="P1">14143 <text:s text:c="2"/>bagger</text:p>
      <text:p text:style-name="P1">14144 <text:s text:c="2"/>bahn</text:p>
      <text:p text:style-name="P1">14145 <text:s text:c="2"/>bahncard</text:p>
      <text:p text:style-name="P1">14146 <text:s text:c="2"/>bahnhof</text:p>
      <text:p text:style-name="P1">14151 <text:s text:c="2"/>bahnnetz</text:p>
      <text:p text:style-name="P1">14152 <text:s text:c="2"/>bahre</text:p>
      <text:p text:style-name="P1">14153 <text:s text:c="2"/>bakterie</text:p>
      <text:p text:style-name="P1">14154 <text:s text:c="2"/>balance</text:p>
      <text:p text:style-name="P1">14155 <text:s text:c="2"/>baldrian</text:p>
      <text:p text:style-name="P1">14156 <text:s text:c="2"/>balgen</text:p>
      <text:p text:style-name="P1">14161 <text:s text:c="2"/>balgerei</text:p>
      <text:p text:style-name="P1">14162 <text:s text:c="2"/>balken</text:p>
      <text:p text:style-name="P1">14163 <text:s text:c="2"/>balkon</text:p>
      <text:p text:style-name="P1">14164 <text:s text:c="2"/>ball</text:p>
      <text:p text:style-name="P1">14165 <text:s text:c="2"/>ballade</text:p>
      <text:p text:style-name="P1">14166 <text:s text:c="2"/>ballast</text:p>
      <text:p text:style-name="P1">14211 <text:s text:c="2"/>ballen</text:p>
      <text:p text:style-name="P1">14212 <text:s text:c="2"/>ballett</text:p>
      <text:p text:style-name="P1">14213 <text:s text:c="2"/>ballon</text:p>
      <text:p text:style-name="P1">14214 <text:s text:c="2"/>balsam</text:p>
      <text:p text:style-name="P1">14215 <text:s text:c="2"/>balztanz</text:p>
      <text:p text:style-name="P1">14216 <text:s text:c="2"/>balzzeit</text:p>
      <text:p text:style-name="P1">14221 <text:s text:c="2"/>bambus</text:p>
      <text:p text:style-name="P1">14222 <text:s text:c="2"/>bammel</text:p>
      <text:p text:style-name="P1">14223 <text:s text:c="2"/>banal</text:p>
      <text:p text:style-name="P1">14224 <text:s text:c="2"/>banane</text:p>
      <text:p text:style-name="P1">14225 <text:s text:c="2"/>band</text:p>
      <text:p text:style-name="P1">14226 <text:s text:c="2"/>bandage</text:p>
      <text:p text:style-name="P1">14231 <text:s text:c="2"/>bande</text:p>
      <text:p text:style-name="P1">14232 <text:s text:c="2"/>bandit</text:p>
      <text:p text:style-name="P1">14233 <text:s text:c="2"/>bandwurm</text:p>
      <text:p text:style-name="P1">14234 <text:s text:c="2"/>banjo</text:p>
      <text:p text:style-name="P1">14235 <text:s text:c="2"/>bank</text:p>
      <text:p text:style-name="P1">14236 <text:s text:c="2"/>banker</text:p>
      <text:p text:style-name="P1">14241 <text:s text:c="2"/>bankett</text:p>
      <text:p text:style-name="P1">14242 <text:s text:c="2"/>bankette</text:p>
      <text:p text:style-name="P1">14243 <text:s text:c="2"/>bankier</text:p>
      <text:p text:style-name="P1">14244 <text:s text:c="2"/>bankraub</text:p>
      <text:p text:style-name="P1">14245 <text:s text:c="2"/>bankrott</text:p>
      <text:p text:style-name="P1">14246 <text:s text:c="2"/>banksafe</text:p>
      <text:p text:style-name="P1">14251 <text:s text:c="2"/>banner</text:p>
      <text:p text:style-name="P1">14252 <text:s text:c="2"/>barbecue</text:p>
      <text:p text:style-name="P1">14253 <text:s text:c="2"/>barbier</text:p>
      <text:p text:style-name="P1">14254 <text:s text:c="2"/>barcode</text:p>
      <text:p text:style-name="P1">14255 <text:s text:c="2"/>bargeld</text:p>
      <text:p text:style-name="P1">14256 <text:s text:c="2"/>barista</text:p>
      <text:p text:style-name="P1">14261 <text:s text:c="2"/>barkasse</text:p>
      <text:p text:style-name="P1">14262 <text:s text:c="2"/>barock</text:p>
      <text:p text:style-name="P1">14263 <text:s text:c="2"/>baron</text:p>
      <text:p text:style-name="P1">14264 <text:s text:c="2"/>barriere</text:p>
      <text:p text:style-name="P1">14265 <text:s text:c="2"/>barsch</text:p>
      <text:p text:style-name="P1">14266 <text:s text:c="2"/>bart</text:p>
      <text:p text:style-name="P1">14311 <text:s text:c="2"/>barthaar</text:p>
      <text:p text:style-name="P1">14312 <text:s text:c="2"/>basar</text:p>
      <text:p text:style-name="P1">14313 <text:s text:c="2"/>baseball</text:p>
      <text:p text:style-name="P1">14314 <text:s text:c="2"/>basejump</text:p>
      <text:p text:style-name="P1">14315 <text:s text:c="2"/>basis</text:p>
      <text:p text:style-name="P1">14316 <text:s text:c="2"/>basisch</text:p>
      <text:p text:style-name="P1">14321 <text:s text:c="2"/>bass</text:p>
      <text:p text:style-name="P1">14322 <text:s text:c="2"/>bassist</text:p>
      <text:p text:style-name="P1">14323 <text:s text:c="2"/>bast</text:p>
      <text:p text:style-name="P1">14324 <text:s text:c="2"/>bastelei</text:p>
      <text:p text:style-name="P1">14325 <text:s text:c="2"/>basteln</text:p>
      <text:p text:style-name="P1">14326 <text:s text:c="2"/>basthut</text:p>
      <text:p text:style-name="P1">14331 <text:s text:c="2"/>bastkorb</text:p>
      <text:p text:style-name="P1">14332 <text:s text:c="2"/>bastler</text:p>
      <text:p text:style-name="P1">14333 <text:s text:c="2"/>batik</text:p>
      <text:p text:style-name="P1">14334 <text:s text:c="2"/>batterie</text:p>
      <text:p text:style-name="P1">14335 <text:s text:c="2"/>batzen</text:p>
      <text:p text:style-name="P1">14336 <text:s text:c="2"/>bauamt</text:p>
      <text:p text:style-name="P1">14341 <text:s text:c="2"/>bauchweh</text:p>
      <text:p text:style-name="P1">14342 <text:s text:c="2"/>bauen</text:p>
      <text:p text:style-name="P1">14343 <text:s text:c="2"/>baugrube</text:p>
      <text:p text:style-name="P1">14344 <text:s text:c="2"/>bauherr</text:p>
      <text:p text:style-name="P1">14345 <text:s text:c="2"/>baujahr</text:p>
      <text:p text:style-name="P1">14346 <text:s text:c="2"/>bauland</text:p>
      <text:p text:style-name="P1">14351 <text:s text:c="2"/>baum</text:p>
      <text:p text:style-name="P1">14352 <text:s text:c="2"/>baumarkt</text:p>
      <text:p text:style-name="P1">14353 <text:s text:c="2"/>baumart</text:p>
      <text:p text:style-name="P1">14354 <text:s text:c="2"/>baumeln</text:p>
      <text:p text:style-name="P1">14355 <text:s text:c="2"/>baumharz</text:p>
      <text:p text:style-name="P1">14356 <text:s text:c="2"/>baumhaus</text:p>
      <text:p text:style-name="P1">14361 <text:s text:c="2"/>baumring</text:p>
      <text:p text:style-name="P1">14362 <text:s text:c="2"/>bauplan</text:p>
      <text:p text:style-name="P1">14363 <text:s text:c="2"/>bauplatz</text:p>
      <text:p text:style-name="P1">14364 <text:s text:c="2"/>bausatz</text:p>
      <text:p text:style-name="P1">14365 <text:s text:c="2"/>baustein</text:p>
      <text:p text:style-name="P1">14366 <text:s text:c="2"/>baustoff</text:p>
      <text:p text:style-name="P1">14411 <text:s text:c="2"/>baustopp</text:p>
      <text:p text:style-name="P1">14412 <text:s text:c="2"/>bauteil</text:p>
      <text:p text:style-name="P1">14413 <text:s text:c="2"/>bauwagen</text:p>
      <text:p text:style-name="P1">14414 <text:s text:c="2"/>bauweise</text:p>
      <text:p text:style-name="P1">14415 <text:s text:c="2"/>bauwerk</text:p>
      <text:p text:style-name="P1">14416 <text:s text:c="2"/>bauzaun</text:p>
      <text:p text:style-name="P1">14421 <text:s text:c="2"/>bayrisch</text:p>
      <text:p text:style-name="P1">14422 <text:s text:c="2"/>bazillus</text:p>
      <text:p text:style-name="P1">14423 <text:s text:c="2"/>beachten</text:p>
      <text:p text:style-name="P1">14424 <text:s text:c="2"/>beackern</text:p>
      <text:p text:style-name="P1">14425 <text:s text:c="2"/>beagle</text:p>
      <text:p text:style-name="P1">14426 <text:s text:c="2"/>beamen</text:p>
      <text:p text:style-name="P1">14431 <text:s text:c="2"/>beamer</text:p>
      <text:p text:style-name="P1">14432 <text:s text:c="2"/>beat</text:p>
      <text:p text:style-name="P1">14433 <text:s text:c="2"/>beatbox</text:p>
      <text:p text:style-name="P1">14434 <text:s text:c="2"/>beatmen</text:p>
      <text:p text:style-name="P1">14435 <text:s text:c="2"/>beatmung</text:p>
      <text:p text:style-name="P1">14436 <text:s text:c="2"/>bebaubar</text:p>
      <text:p text:style-name="P1">14441 <text:s text:c="2"/>bebauen</text:p>
      <text:p text:style-name="P1">14442 <text:s text:c="2"/>bebauung</text:p>
      <text:p text:style-name="P1">14443 <text:s text:c="2"/>beben</text:p>
      <text:p text:style-name="P1">14444 <text:s text:c="2"/>becher</text:p>
      <text:p text:style-name="P1">14445 <text:s text:c="2"/>becken</text:p>
      <text:p text:style-name="P1">14446 <text:s text:c="2"/>bedanken</text:p>
      <text:p text:style-name="P1">14451 <text:s text:c="2"/>bedarf</text:p>
      <text:p text:style-name="P1">14452 <text:s text:c="2"/>bedauern</text:p>
      <text:p text:style-name="P1">14453 <text:s text:c="2"/>bedecken</text:p>
      <text:p text:style-name="P1">14454 <text:s text:c="2"/>bedenken</text:p>
      <text:p text:style-name="P1"><text:soft-page-break/>14455 <text:s text:c="2"/>bedeuten</text:p>
      <text:p text:style-name="P1">14456 <text:s text:c="2"/>bedienen</text:p>
      <text:p text:style-name="P1">14461 <text:s text:c="2"/>bedingen</text:p>
      <text:p text:style-name="P1">14462 <text:s text:c="2"/>bedrohen</text:p>
      <text:p text:style-name="P1">14463 <text:s text:c="2"/>beduseln</text:p>
      <text:p text:style-name="P1">14464 <text:s text:c="2"/>beeilen</text:p>
      <text:p text:style-name="P1">14465 <text:s text:c="2"/>beeilung</text:p>
      <text:p text:style-name="P1">14466 <text:s text:c="2"/>beenden</text:p>
      <text:p text:style-name="P1">14511 <text:s text:c="2"/>beere</text:p>
      <text:p text:style-name="P1">14512 <text:s text:c="2"/>beet</text:p>
      <text:p text:style-name="P1">14513 <text:s text:c="2"/>befahren</text:p>
      <text:p text:style-name="P1">14514 <text:s text:c="2"/>befallen</text:p>
      <text:p text:style-name="P1">14515 <text:s text:c="2"/>befangen</text:p>
      <text:p text:style-name="P1">14516 <text:s text:c="2"/>befassen</text:p>
      <text:p text:style-name="P1">14521 <text:s text:c="2"/>befehl</text:p>
      <text:p text:style-name="P1">14522 <text:s text:c="2"/>befehlen</text:p>
      <text:p text:style-name="P1">14523 <text:s text:c="2"/>befeuern</text:p>
      <text:p text:style-name="P1">14524 <text:s text:c="2"/>befinden</text:p>
      <text:p text:style-name="P1">14525 <text:s text:c="2"/>befolgen</text:p>
      <text:p text:style-name="P1">14526 <text:s text:c="2"/>befragen</text:p>
      <text:p text:style-name="P1">14531 <text:s text:c="2"/>befreien</text:p>
      <text:p text:style-name="P1">14532 <text:s text:c="2"/>befugnis</text:p>
      <text:p text:style-name="P1">14533 <text:s text:c="2"/>befund</text:p>
      <text:p text:style-name="P1">14534 <text:s text:c="2"/>begabung</text:p>
      <text:p text:style-name="P1">14535 <text:s text:c="2"/>begegnen</text:p>
      <text:p text:style-name="P1">14536 <text:s text:c="2"/>begehbar</text:p>
      <text:p text:style-name="P1">14541 <text:s text:c="2"/>begehren</text:p>
      <text:p text:style-name="P1">14542 <text:s text:c="2"/>begehung</text:p>
      <text:p text:style-name="P1">14543 <text:s text:c="2"/>begierde</text:p>
      <text:p text:style-name="P1">14544 <text:s text:c="2"/>begierig</text:p>
      <text:p text:style-name="P1">14545 <text:s text:c="2"/>beginn</text:p>
      <text:p text:style-name="P1">14546 <text:s text:c="2"/>beginnen</text:p>
      <text:p text:style-name="P1">14551 <text:s text:c="2"/>begonie</text:p>
      <text:p text:style-name="P1">14552 <text:s text:c="2"/>begriff</text:p>
      <text:p text:style-name="P1">14553 <text:s text:c="2"/>begucken</text:p>
      <text:p text:style-name="P1">14554 <text:s text:c="2"/>behalten</text:p>
      <text:p text:style-name="P1">14555 <text:s text:c="2"/>beharren</text:p>
      <text:p text:style-name="P1">14556 <text:s text:c="2"/>behausen</text:p>
      <text:p text:style-name="P1">14561 <text:s text:c="2"/>behebbar</text:p>
      <text:p text:style-name="P1">14562 <text:s text:c="2"/>beheben</text:p>
      <text:p text:style-name="P1">14563 <text:s text:c="2"/>beheizen</text:p>
      <text:p text:style-name="P1">14564 <text:s text:c="2"/>behelf</text:p>
      <text:p text:style-name="P1">14565 <text:s text:c="2"/>behelfen</text:p>
      <text:p text:style-name="P1">14566 <text:s text:c="2"/>behutsam</text:p>
      <text:p text:style-name="P1">14611 <text:s text:c="2"/>beiboot</text:p>
      <text:p text:style-name="P1">14612 <text:s text:c="2"/>beifall</text:p>
      <text:p text:style-name="P1">14613 <text:s text:c="2"/>beige</text:p>
      <text:p text:style-name="P1">14614 <text:s text:c="2"/>beigeben</text:p>
      <text:p text:style-name="P1">14615 <text:s text:c="2"/>beihilfe</text:p>
      <text:p text:style-name="P1">14616 <text:s text:c="2"/>beil</text:p>
      <text:p text:style-name="P1">14621 <text:s text:c="2"/>beilage</text:p>
      <text:p text:style-name="P1">14622 <text:s text:c="2"/>beilegen</text:p>
      <text:p text:style-name="P1">14623 <text:s text:c="2"/>bein</text:p>
      <text:p text:style-name="P1">14624 <text:s text:c="2"/>beispiel</text:p>
      <text:p text:style-name="P1">14625 <text:s text:c="2"/>beistand</text:p>
      <text:p text:style-name="P1">14626 <text:s text:c="2"/>beitrag</text:p>
      <text:p text:style-name="P1">14631 <text:s text:c="2"/>beitritt</text:p>
      <text:p text:style-name="P1">14632 <text:s text:c="2"/>beiwagen</text:p>
      <text:p text:style-name="P1">14633 <text:s text:c="2"/>beizen</text:p>
      <text:p text:style-name="P1">14634 <text:s text:c="2"/>bejubeln</text:p>
      <text:p text:style-name="P1">14635 <text:s text:c="2"/>bekehren</text:p>
      <text:p text:style-name="P1">14636 <text:s text:c="2"/>bekennen</text:p>
      <text:p text:style-name="P1">14641 <text:s text:c="2"/>beklagen</text:p>
      <text:p text:style-name="P1">14642 <text:s text:c="2"/>bekleben</text:p>
      <text:p text:style-name="P1">14643 <text:s text:c="2"/>beknieen</text:p>
      <text:p text:style-name="P1">14644 <text:s text:c="2"/>bekochen</text:p>
      <text:p text:style-name="P1">14645 <text:s text:c="2"/>bekommen</text:p>
      <text:p text:style-name="P1">14646 <text:s text:c="2"/>bekunden</text:p>
      <text:p text:style-name="P1">14651 <text:s text:c="2"/>belabern</text:p>
      <text:p text:style-name="P1">14652 <text:s text:c="2"/>belachen</text:p>
      <text:p text:style-name="P1">14653 <text:s text:c="2"/>beladen</text:p>
      <text:p text:style-name="P1">14654 <text:s text:c="2"/>beladung</text:p>
      <text:p text:style-name="P1">14655 <text:s text:c="2"/>belag</text:p>
      <text:p text:style-name="P1">14656 <text:s text:c="2"/>belagern</text:p>
      <text:p text:style-name="P1">14661 <text:s text:c="2"/>belasten</text:p>
      <text:p text:style-name="P1">14662 <text:s text:c="2"/>belaufen</text:p>
      <text:p text:style-name="P1">14663 <text:s text:c="2"/>beleg</text:p>
      <text:p text:style-name="P1">14664 <text:s text:c="2"/>belegbar</text:p>
      <text:p text:style-name="P1">14665 <text:s text:c="2"/>belegen</text:p>
      <text:p text:style-name="P1">14666 <text:s text:c="2"/>belegung</text:p>
      <text:p text:style-name="P1">15111 <text:s text:c="2"/>belehren</text:p>
      <text:p text:style-name="P1">15112 <text:s text:c="2"/>beliebig</text:p>
      <text:p text:style-name="P1">15113 <text:s text:c="2"/>bellen</text:p>
      <text:p text:style-name="P1">15114 <text:s text:c="2"/>belohnen</text:p>
      <text:p text:style-name="P1">15115 <text:s text:c="2"/>bemalen</text:p>
      <text:p text:style-name="P1">15116 <text:s text:c="2"/>bemalung</text:p>
      <text:p text:style-name="P1">15121 <text:s text:c="2"/>bemehlen</text:p>
      <text:p text:style-name="P1">15122 <text:s text:c="2"/>bemerken</text:p>
      <text:p text:style-name="P1">15123 <text:s text:c="2"/>benehmen</text:p>
      <text:p text:style-name="P1">15124 <text:s text:c="2"/>beneiden</text:p>
      <text:p text:style-name="P1">15125 <text:s text:c="2"/>benennen</text:p>
      <text:p text:style-name="P1">15126 <text:s text:c="2"/>benetzen</text:p>
      <text:p text:style-name="P1">15131 <text:s text:c="2"/>benoten</text:p>
      <text:p text:style-name="P1">15132 <text:s text:c="2"/>benotung</text:p>
      <text:p text:style-name="P1">15133 <text:s text:c="2"/>benutzen</text:p>
      <text:p text:style-name="P1">15134 <text:s text:c="2"/>benutzer</text:p>
      <text:p text:style-name="P1">15135 <text:s text:c="2"/>benzin</text:p>
      <text:p text:style-name="P1">15136 <text:s text:c="2"/>benziner</text:p>
      <text:p text:style-name="P1">15141 <text:s text:c="2"/>bequemen</text:p>
      <text:p text:style-name="P1">15142 <text:s text:c="2"/>berappen</text:p>
      <text:p text:style-name="P1">15143 <text:s text:c="2"/>beraten</text:p>
      <text:p text:style-name="P1">15144 <text:s text:c="2"/>berater</text:p>
      <text:p text:style-name="P1">15145 <text:s text:c="2"/>beratung</text:p>
      <text:p text:style-name="P1">15146 <text:s text:c="2"/>berauben</text:p>
      <text:p text:style-name="P1">15151 <text:s text:c="2"/>bereden</text:p>
      <text:p text:style-name="P1">15152 <text:s text:c="2"/>bereich</text:p>
      <text:p text:style-name="P1">15153 <text:s text:c="2"/>bereifen</text:p>
      <text:p text:style-name="P1">15154 <text:s text:c="2"/>bereisen</text:p>
      <text:p text:style-name="P1">15155 <text:s text:c="2"/>bereit</text:p>
      <text:p text:style-name="P1">15156 <text:s text:c="2"/>berg</text:p>
      <text:p text:style-name="P1">15161 <text:s text:c="2"/>bergbau</text:p>
      <text:p text:style-name="P1">15162 <text:s text:c="2"/>bergig</text:p>
      <text:p text:style-name="P1">15163 <text:s text:c="2"/>bergsee</text:p>
      <text:p text:style-name="P1">15164 <text:s text:c="2"/>bergtour</text:p>
      <text:p text:style-name="P1">15165 <text:s text:c="2"/>bericht</text:p>
      <text:p text:style-name="P1">15166 <text:s text:c="2"/>berliner</text:p>
      <text:p text:style-name="P1">15211 <text:s text:c="2"/>beruf</text:p>
      <text:p text:style-name="P1">15212 <text:s text:c="2"/>berufung</text:p>
      <text:p text:style-name="P1">15213 <text:s text:c="2"/>bescheid</text:p>
      <text:p text:style-name="P1">15214 <text:s text:c="2"/>beschlag</text:p>
      <text:p text:style-name="P1">15215 <text:s text:c="2"/>besegeln</text:p>
      <text:p text:style-name="P1">15216 <text:s text:c="2"/>besen</text:p>
      <text:p text:style-name="P1">15221 <text:s text:c="2"/>besetzen</text:p>
      <text:p text:style-name="P1">15222 <text:s text:c="2"/>besetzer</text:p>
      <text:p text:style-name="P1">15223 <text:s text:c="2"/>besiegen</text:p>
      <text:p text:style-name="P1">15224 <text:s text:c="2"/>besinnen</text:p>
      <text:p text:style-name="P1">15225 <text:s text:c="2"/>besitz</text:p>
      <text:p text:style-name="P1">15226 <text:s text:c="2"/>besitzen</text:p>
      <text:p text:style-name="P1">15231 <text:s text:c="2"/>besitzer</text:p>
      <text:p text:style-name="P1">15232 <text:s text:c="2"/>besohlen</text:p>
      <text:p text:style-name="P1">15233 <text:s text:c="2"/>besorgen</text:p>
      <text:p text:style-name="P1">15234 <text:s text:c="2"/>bestand</text:p>
      <text:p text:style-name="P1">15235 <text:s text:c="2"/>besteck</text:p>
      <text:p text:style-name="P1">15236 <text:s text:c="2"/>bestehen</text:p>
      <text:p text:style-name="P1">15241 <text:s text:c="2"/>bestform</text:p>
      <text:p text:style-name="P1">15242 <text:s text:c="2"/>bestnote</text:p>
      <text:p text:style-name="P1">15243 <text:s text:c="2"/>bestzeit</text:p>
      <text:p text:style-name="P1">15244 <text:s text:c="2"/>besuch</text:p>
      <text:p text:style-name="P1">15245 <text:s text:c="2"/>besuchen</text:p>
      <text:p text:style-name="P1">15246 <text:s text:c="2"/>besucher</text:p>
      <text:p text:style-name="P1">15251 <text:s text:c="2"/>besudeln</text:p>
      <text:p text:style-name="P1">15252 <text:s text:c="2"/>beta</text:p>
      <text:p text:style-name="P1">15253 <text:s text:c="2"/>betasten</text:p>
      <text:p text:style-name="P1">15254 <text:s text:c="2"/>beteuern</text:p>
      <text:p text:style-name="P1">15255 <text:s text:c="2"/>betiteln</text:p>
      <text:p text:style-name="P1">15256 <text:s text:c="2"/>beton</text:p>
      <text:p text:style-name="P1">15261 <text:s text:c="2"/>betonung</text:p>
      <text:p text:style-name="P1">15262 <text:s text:c="2"/>betracht</text:p>
      <text:p text:style-name="P1">15263 <text:s text:c="2"/>betrag</text:p>
      <text:p text:style-name="P1">15264 <text:s text:c="2"/>betragen</text:p>
      <text:p text:style-name="P1">15265 <text:s text:c="2"/>betrauen</text:p>
      <text:p text:style-name="P1">15266 <text:s text:c="2"/>betreff</text:p>
      <text:p text:style-name="P1">15311 <text:s text:c="2"/>betreten</text:p>
      <text:p text:style-name="P1">15312 <text:s text:c="2"/>betreuen</text:p>
      <text:p text:style-name="P1">15313 <text:s text:c="2"/>betreuer</text:p>
      <text:p text:style-name="P1">15314 <text:s text:c="2"/>betrieb</text:p>
      <text:p text:style-name="P1">15315 <text:s text:c="2"/>bett</text:p>
      <text:p text:style-name="P1">15316 <text:s text:c="2"/>bettchen</text:p>
      <text:p text:style-name="P1">15321 <text:s text:c="2"/>bettrand</text:p>
      <text:p text:style-name="P1">15322 <text:s text:c="2"/>bettreif</text:p>
      <text:p text:style-name="P1">15323 <text:s text:c="2"/>bettruhe</text:p>
      <text:p text:style-name="P1">15324 <text:s text:c="2"/>betttuch</text:p>
      <text:p text:style-name="P1">15325 <text:s text:c="2"/>bettzeug</text:p>
      <text:p text:style-name="P1">15326 <text:s text:c="2"/>betucht</text:p>
      <text:p text:style-name="P1">15331 <text:s text:c="2"/>betuppen</text:p>
      <text:p text:style-name="P1">15332 <text:s text:c="2"/>beugen</text:p>
      <text:p text:style-name="P1">15333 <text:s text:c="2"/>beule</text:p>
      <text:p text:style-name="P1">15334 <text:s text:c="2"/>beute</text:p>
      <text:p text:style-name="P1">15335 <text:s text:c="2"/>beutel</text:p>
      <text:p text:style-name="P1">15336 <text:s text:c="2"/>beutezug</text:p>
      <text:p text:style-name="P1">15341 <text:s text:c="2"/>bewachen</text:p>
      <text:p text:style-name="P1">15342 <text:s text:c="2"/>bewacher</text:p>
      <text:p text:style-name="P1">15343 <text:s text:c="2"/>bewahren</text:p>
      <text:p text:style-name="P1">15344 <text:s text:c="2"/>bewegen</text:p>
      <text:p text:style-name="P1">15345 <text:s text:c="2"/>bewegung</text:p>
      <text:p text:style-name="P1">15346 <text:s text:c="2"/>beweis</text:p>
      <text:p text:style-name="P1">15351 <text:s text:c="2"/>beweisen</text:p>
      <text:p text:style-name="P1">15352 <text:s text:c="2"/>bewerben</text:p>
      <text:p text:style-name="P1">15353 <text:s text:c="2"/>bewerber</text:p>
      <text:p text:style-name="P1">15354 <text:s text:c="2"/>bewerfen</text:p>
      <text:p text:style-name="P1">15355 <text:s text:c="2"/>bewerten</text:p>
      <text:p text:style-name="P1">15356 <text:s text:c="2"/>bewirken</text:p>
      <text:p text:style-name="P1">15361 <text:s text:c="2"/>bewirten</text:p>
      <text:p text:style-name="P1">15362 <text:s text:c="2"/>bewohnen</text:p>
      <text:p text:style-name="P1">15363 <text:s text:c="2"/>bewohner</text:p>
      <text:p text:style-name="P1">15364 <text:s text:c="2"/>bewuchs</text:p>
      <text:p text:style-name="P1">15365 <text:s text:c="2"/>bewusst</text:p>
      <text:p text:style-name="P1">15366 <text:s text:c="2"/>bezahlen</text:p>
      <text:p text:style-name="P1">15411 <text:s text:c="2"/>bezeugen</text:p>
      <text:p text:style-name="P1">15412 <text:s text:c="2"/>beziehen</text:p>
      <text:p text:style-name="P1">15413 <text:s text:c="2"/>bezirk</text:p>
      <text:p text:style-name="P1">15414 <text:s text:c="2"/>bezirzen</text:p>
      <text:p text:style-name="P1">15415 <text:s text:c="2"/>biathlet</text:p>
      <text:p text:style-name="P1">15416 <text:s text:c="2"/>biathlon</text:p>
      <text:p text:style-name="P1">15421 <text:s text:c="2"/>bibbern</text:p>
      <text:p text:style-name="P1">15422 <text:s text:c="2"/>biber</text:p>
      <text:p text:style-name="P1">15423 <text:s text:c="2"/>bidet</text:p>
      <text:p text:style-name="P1">15424 <text:s text:c="2"/>biegen</text:p>
      <text:p text:style-name="P1">15425 <text:s text:c="2"/>biene</text:p>
      <text:p text:style-name="P1">15426 <text:s text:c="2"/>bier</text:p>
      <text:p text:style-name="P1">15431 <text:s text:c="2"/>bierbude</text:p>
      <text:p text:style-name="P1">15432 <text:s text:c="2"/>bierchen</text:p>
      <text:p text:style-name="P1">15433 <text:s text:c="2"/>bierdose</text:p>
      <text:p text:style-name="P1">15434 <text:s text:c="2"/>bierfass</text:p>
      <text:p text:style-name="P1">15435 <text:s text:c="2"/>bierglas</text:p>
      <text:p text:style-name="P1">15436 <text:s text:c="2"/>bierkrug</text:p>
      <text:p text:style-name="P1">15441 <text:s text:c="2"/>bieten</text:p>
      <text:p text:style-name="P1">15442 <text:s text:c="2"/>bieter</text:p>
      <text:p text:style-name="P1">15443 <text:s text:c="2"/>bike</text:p>
      <text:p text:style-name="P1">15444 <text:s text:c="2"/>biker</text:p>
      <text:p text:style-name="P1">15445 <text:s text:c="2"/>bikini</text:p>
      <text:p text:style-name="P1">15446 <text:s text:c="2"/>bilanz</text:p>
      <text:p text:style-name="P1">15451 <text:s text:c="2"/>bild</text:p>
      <text:p text:style-name="P1">15452 <text:s text:c="2"/>bildband</text:p>
      <text:p text:style-name="P1">15453 <text:s text:c="2"/>bildlich</text:p>
      <text:p text:style-name="P1">15454 <text:s text:c="2"/>bildung</text:p>
      <text:p text:style-name="P1">15455 <text:s text:c="2"/>billard</text:p>
      <text:p text:style-name="P1">15456 <text:s text:c="2"/>billigen</text:p>
      <text:p text:style-name="P1">15461 <text:s text:c="2"/>bimbam</text:p>
      <text:p text:style-name="P1">15462 <text:s text:c="2"/>bimetall</text:p>
      <text:p text:style-name="P1">15463 <text:s text:c="2"/>binden</text:p>
      <text:p text:style-name="P1">15464 <text:s text:c="2"/>bindung</text:p>
      <text:p text:style-name="P1">15465 <text:s text:c="2"/>biobauer</text:p>
      <text:p text:style-name="P1">15466 <text:s text:c="2"/>bioei</text:p>
      <text:p text:style-name="P1">15511 <text:s text:c="2"/>biogas</text:p>
      <text:p text:style-name="P1">15512 <text:s text:c="2"/>biograph</text:p>
      <text:p text:style-name="P1">15513 <text:s text:c="2"/>biohonig</text:p>
      <text:p text:style-name="P1">15514 <text:s text:c="2"/>bioladen</text:p>
      <text:p text:style-name="P1">15515 <text:s text:c="2"/>biologe</text:p>
      <text:p text:style-name="P1">15516 <text:s text:c="2"/>biologie</text:p>
      <text:p text:style-name="P1">15521 <text:s text:c="2"/>biomarkt</text:p>
      <text:p text:style-name="P1">15522 <text:s text:c="2"/>biomilch</text:p>
      <text:p text:style-name="P1">15523 <text:s text:c="2"/>bionisch</text:p>
      <text:p text:style-name="P1">15524 <text:s text:c="2"/>bioobst</text:p>
      <text:p text:style-name="P1">15525 <text:s text:c="2"/>biotonne</text:p>
      <text:p text:style-name="P1">15526 <text:s text:c="2"/>biotop</text:p>
      <text:p text:style-name="P1">15531 <text:s text:c="2"/>birke</text:p>
      <text:p text:style-name="P1">15532 <text:s text:c="2"/>birne</text:p>
      <text:p text:style-name="P1">15533 <text:s text:c="2"/>biskuit</text:p>
      <text:p text:style-name="P1">15534 <text:s text:c="2"/>bison</text:p>
      <text:p text:style-name="P1">15535 <text:s text:c="2"/>biss</text:p>
      <text:p text:style-name="P1">15536 <text:s text:c="2"/>bissfest</text:p>
      <text:p text:style-name="P1">15541 <text:s text:c="2"/>bistro</text:p>
      <text:p text:style-name="P1">15542 <text:s text:c="2"/>bitte</text:p>
      <text:p text:style-name="P1">15543 <text:s text:c="2"/>bitten</text:p>
      <text:p text:style-name="P1">15544 <text:s text:c="2"/>bitter</text:p>
      <text:p text:style-name="P1">15545 <text:s text:c="2"/>bitumen</text:p>
      <text:p text:style-name="P1">15546 <text:s text:c="2"/>biwak</text:p>
      <text:p text:style-name="P1">15551 <text:s text:c="2"/>bizarr</text:p>
      <text:p text:style-name="P1">15552 <text:s text:c="2"/>bizeps</text:p>
      <text:p text:style-name="P1">15553 <text:s text:c="2"/>blabla</text:p>
      <text:p text:style-name="P1">15554 <text:s text:c="2"/>blackbox</text:p>
      <text:p text:style-name="P1">15555 <text:s text:c="2"/>blackout</text:p>
      <text:p text:style-name="P1">15556 <text:s text:c="2"/>blank</text:p>
      <text:p text:style-name="P1">15561 <text:s text:c="2"/>blase</text:p>
      <text:p text:style-name="P1">15562 <text:s text:c="2"/>blasrohr</text:p>
      <text:p text:style-name="P1">15563 <text:s text:c="2"/>blass</text:p>
      <text:p text:style-name="P1">15564 <text:s text:c="2"/>blatt</text:p>
      <text:p text:style-name="P1">15565 <text:s text:c="2"/>blattlos</text:p>
      <text:p text:style-name="P1">15566 <text:s text:c="2"/>blau</text:p>
      <text:p text:style-name="P1">15611 <text:s text:c="2"/>blaugrau</text:p>
      <text:p text:style-name="P1">15612 <text:s text:c="2"/>blauhelm</text:p>
      <text:p text:style-name="P1">15613 <text:s text:c="2"/>blaurot</text:p>
      <text:p text:style-name="P1">15614 <text:s text:c="2"/>blauwal</text:p>
      <text:p text:style-name="P1">15615 <text:s text:c="2"/>blazer</text:p>
      <text:p text:style-name="P1">15616 <text:s text:c="2"/>blech</text:p>
      <text:p text:style-name="P1">15621 <text:s text:c="2"/>blechen</text:p>
      <text:p text:style-name="P1">15622 <text:s text:c="2"/>blechern</text:p>
      <text:p text:style-name="P1">15623 <text:s text:c="2"/>blei</text:p>
      <text:p text:style-name="P1">15624 <text:s text:c="2"/>bleibe</text:p>
      <text:p text:style-name="P1">15625 <text:s text:c="2"/>bleiben</text:p>
      <text:p text:style-name="P1">15626 <text:s text:c="2"/>bleich</text:p>
      <text:p text:style-name="P1">15631 <text:s text:c="2"/>bleiche</text:p>
      <text:p text:style-name="P1">15632 <text:s text:c="2"/>bleichen</text:p>
      <text:p text:style-name="P1">15633 <text:s text:c="2"/>bleifrei</text:p>
      <text:p text:style-name="P1">15634 <text:s text:c="2"/>bleirohr</text:p>
      <text:p text:style-name="P1">15635 <text:s text:c="2"/>blende</text:p>
      <text:p text:style-name="P1">15636 <text:s text:c="2"/>blenden</text:p>
      <text:p text:style-name="P1">15641 <text:s text:c="2"/>blessur</text:p>
      <text:p text:style-name="P1">15642 <text:s text:c="2"/>blick</text:p>
      <text:p text:style-name="P1">15643 <text:s text:c="2"/>blicken</text:p>
      <text:p text:style-name="P1">15644 <text:s text:c="2"/>blinken</text:p>
      <text:p text:style-name="P1">15645 <text:s text:c="2"/>blinker</text:p>
      <text:p text:style-name="P1">15646 <text:s text:c="2"/>blinzeln</text:p>
      <text:p text:style-name="P1">15651 <text:s text:c="2"/>blister</text:p>
      <text:p text:style-name="P1">15652 <text:s text:c="2"/>blitz</text:p>
      <text:p text:style-name="P1">15653 <text:s text:c="2"/>blitzeis</text:p>
      <text:p text:style-name="P1">15654 <text:s text:c="2"/>blitzen</text:p>
      <text:p text:style-name="P1">15655 <text:s text:c="2"/>blitzer</text:p>
      <text:p text:style-name="P1">15656 <text:s text:c="2"/>blizzard</text:p>
      <text:p text:style-name="P1">15661 <text:s text:c="2"/>block</text:p>
      <text:p text:style-name="P1">15662 <text:s text:c="2"/>blockade</text:p>
      <text:p text:style-name="P1">15663 <text:s text:c="2"/>blocken</text:p>
      <text:p text:style-name="P1">15664 <text:s text:c="2"/>blog</text:p>
      <text:p text:style-name="P1">15665 <text:s text:c="2"/>bloggen</text:p>
      <text:p text:style-name="P1">15666 <text:s text:c="2"/>blogger</text:p>
      <text:p text:style-name="P1">16111 <text:s text:c="2"/>blogpost</text:p>
      <text:p text:style-name="P1">16112 <text:s text:c="2"/>blouson</text:p>
      <text:p text:style-name="P1">16113 <text:s text:c="2"/>blubbern</text:p>
      <text:p text:style-name="P1">16114 <text:s text:c="2"/>blues</text:p>
      <text:p text:style-name="P1">16115 <text:s text:c="2"/>bluff</text:p>
      <text:p text:style-name="P1">16116 <text:s text:c="2"/>bluffen</text:p>
      <text:p text:style-name="P1">16121 <text:s text:c="2"/>blume</text:p>
      <text:p text:style-name="P1">16122 <text:s text:c="2"/>blumig</text:p>
      <text:p text:style-name="P1">16123 <text:s text:c="2"/>bluse</text:p>
      <text:p text:style-name="P1">16124 <text:s text:c="2"/>blutbild</text:p>
      <text:p text:style-name="P1">16125 <text:s text:c="2"/>blutegel</text:p>
      <text:p text:style-name="P1">16126 <text:s text:c="2"/>bluttest</text:p>
      <text:p text:style-name="P1">16131 <text:s text:c="2"/>blutwert</text:p>
      <text:p text:style-name="P1">16132 <text:s text:c="2"/>board</text:p>
      <text:p text:style-name="P1">16133 <text:s text:c="2"/>boarding</text:p>
      <text:p text:style-name="P1">16134 <text:s text:c="2"/>bobfahrt</text:p>
      <text:p text:style-name="P1">16135 <text:s text:c="2"/>bobpilot</text:p>
      <text:p text:style-name="P1">16136 <text:s text:c="2"/>bobsport</text:p>
      <text:p text:style-name="P1">16141 <text:s text:c="2"/>bockbier</text:p>
      <text:p text:style-name="P1">16142 <text:s text:c="2"/>bocken</text:p>
      <text:p text:style-name="P1">16143 <text:s text:c="2"/>bockmist</text:p>
      <text:p text:style-name="P1">16144 <text:s text:c="2"/>boden</text:p>
      <text:p text:style-name="P1">16145 <text:s text:c="2"/>bodenlos</text:p>
      <text:p text:style-name="P1">16146 <text:s text:c="2"/>bodennah</text:p>
      <text:p text:style-name="P1">16151 <text:s text:c="2"/>body</text:p>
      <text:p text:style-name="P1">16152 <text:s text:c="2"/>bogen</text:p>
      <text:p text:style-name="P1">16153 <text:s text:c="2"/>bohle</text:p>
      <text:p text:style-name="P1">16154 <text:s text:c="2"/>bohlen</text:p>
      <text:p text:style-name="P1">16155 <text:s text:c="2"/>bohne</text:p>
      <text:p text:style-name="P1">16156 <text:s text:c="2"/>bohnern</text:p>
      <text:p text:style-name="P1">16161 <text:s text:c="2"/>bohren</text:p>
      <text:p text:style-name="P1">16162 <text:s text:c="2"/>bohrer</text:p>
      <text:p text:style-name="P1">16163 <text:s text:c="2"/>bohrloch</text:p>
      <text:p text:style-name="P1">16164 <text:s text:c="2"/>bohrmehl</text:p>
      <text:p text:style-name="P1">16165 <text:s text:c="2"/>bohrung</text:p>
      <text:p text:style-name="P1">16166 <text:s text:c="2"/>boiler</text:p>
      <text:p text:style-name="P1">16211 <text:s text:c="2"/>bokeh</text:p>
      <text:p text:style-name="P1">16212 <text:s text:c="2"/>bolero</text:p>
      <text:p text:style-name="P1">16213 <text:s text:c="2"/>bollern</text:p>
      <text:p text:style-name="P1">16214 <text:s text:c="2"/>bolzen</text:p>
      <text:p text:style-name="P1">16215 <text:s text:c="2"/>bolzerei</text:p>
      <text:p text:style-name="P1">16216 <text:s text:c="2"/>bombig</text:p>
      <text:p text:style-name="P1">16221 <text:s text:c="2"/>bommel</text:p>
      <text:p text:style-name="P1">16222 <text:s text:c="2"/>bonbon</text:p>
      <text:p text:style-name="P1">16223 <text:s text:c="2"/>bonsai</text:p>
      <text:p text:style-name="P1">16224 <text:s text:c="2"/>bonus</text:p>
      <text:p text:style-name="P1">16225 <text:s text:c="2"/>booklet</text:p>
      <text:p text:style-name="P1">16226 <text:s text:c="2"/>bookmark</text:p>
      <text:p text:style-name="P1">16231 <text:s text:c="2"/>boom</text:p>
      <text:p text:style-name="P1">16232 <text:s text:c="2"/>boomen</text:p>
      <text:p text:style-name="P1">16233 <text:s text:c="2"/>booster</text:p>
      <text:p text:style-name="P1">16234 <text:s text:c="2"/>boot</text:p>
      <text:p text:style-name="P1">16235 <text:s text:c="2"/>booten</text:p>
      <text:p text:style-name="P1">16236 <text:s text:c="2"/>bord</text:p>
      <text:p text:style-name="P1">16241 <text:s text:c="2"/>bordeaux</text:p>
      <text:p text:style-name="P1">16242 <text:s text:c="2"/>borgen</text:p>
      <text:p text:style-name="P1">16243 <text:s text:c="2"/>borke</text:p>
      <text:p text:style-name="P1">16244 <text:s text:c="2"/>borste</text:p>
      <text:p text:style-name="P1">16245 <text:s text:c="2"/>borstig</text:p>
      <text:p text:style-name="P1">16246 <text:s text:c="2"/>boskop</text:p>
      <text:p text:style-name="P1">16251 <text:s text:c="2"/>boss</text:p>
      <text:p text:style-name="P1">16252 <text:s text:c="2"/>botanik</text:p>
      <text:p text:style-name="P1">16253 <text:s text:c="2"/>bote</text:p>
      <text:p text:style-name="P1">16254 <text:s text:c="2"/>bottich</text:p>
      <text:p text:style-name="P1">16255 <text:s text:c="2"/>bouillon</text:p>
      <text:p text:style-name="P1">16256 <text:s text:c="2"/>bouldern</text:p>
      <text:p text:style-name="P1">16261 <text:s text:c="2"/>bouquet</text:p>
      <text:p text:style-name="P1">16262 <text:s text:c="2"/>boutique</text:p>
      <text:p text:style-name="P1">16263 <text:s text:c="2"/>bowle</text:p>
      <text:p text:style-name="P1">16264 <text:s text:c="2"/>bowler</text:p>
      <text:p text:style-name="P1">16265 <text:s text:c="2"/>bowling</text:p>
      <text:p text:style-name="P1">16266 <text:s text:c="2"/>boxen</text:p>
      <text:p text:style-name="P1">16311 <text:s text:c="2"/>boxer</text:p>
      <text:p text:style-name="P1">16312 <text:s text:c="2"/>boxkampf</text:p>
      <text:p text:style-name="P1">16313 <text:s text:c="2"/>boxring</text:p>
      <text:p text:style-name="P1">16314 <text:s text:c="2"/>boxsport</text:p>
      <text:p text:style-name="P1">16315 <text:s text:c="2"/>boygroup</text:p>
      <text:p text:style-name="P1">16316 <text:s text:c="2"/>boykott</text:p>
      <text:p text:style-name="P1">16321 <text:s text:c="2"/>brabbeln</text:p>
      <text:p text:style-name="P1">16322 <text:s text:c="2"/>brachial</text:p>
      <text:p text:style-name="P1">16323 <text:s text:c="2"/>branche</text:p>
      <text:p text:style-name="P1">16324 <text:s text:c="2"/>brandneu</text:p>
      <text:p text:style-name="P1">16325 <text:s text:c="2"/>brandung</text:p>
      <text:p text:style-name="P1">16326 <text:s text:c="2"/>brandy</text:p>
      <text:p text:style-name="P1">16331 <text:s text:c="2"/>braten</text:p>
      <text:p text:style-name="P1">16332 <text:s text:c="2"/>bratfett</text:p>
      <text:p text:style-name="P1">16333 <text:s text:c="2"/>brathuhn</text:p>
      <text:p text:style-name="P1">16334 <text:s text:c="2"/>bratling</text:p>
      <text:p text:style-name="P1">16335 <text:s text:c="2"/>bratrost</text:p>
      <text:p text:style-name="P1">16336 <text:s text:c="2"/>brauch</text:p>
      <text:p text:style-name="P1">16341 <text:s text:c="2"/>brauchen</text:p>
      <text:p text:style-name="P1">16342 <text:s text:c="2"/>braue</text:p>
      <text:p text:style-name="P1">16343 <text:s text:c="2"/>brauen</text:p>
      <text:p text:style-name="P1">16344 <text:s text:c="2"/>brauer</text:p>
      <text:p text:style-name="P1">16345 <text:s text:c="2"/>brauerei</text:p>
      <text:p text:style-name="P1">16346 <text:s text:c="2"/>braufass</text:p>
      <text:p text:style-name="P1"><text:soft-page-break/>16351 <text:s text:c="2"/>brauhaus</text:p>
      <text:p text:style-name="P1">16352 <text:s text:c="2"/>braun</text:p>
      <text:p text:style-name="P1">16353 <text:s text:c="2"/>braunrot</text:p>
      <text:p text:style-name="P1">16354 <text:s text:c="2"/>brause</text:p>
      <text:p text:style-name="P1">16355 <text:s text:c="2"/>brausen</text:p>
      <text:p text:style-name="P1">16356 <text:s text:c="2"/>braut</text:p>
      <text:p text:style-name="P1">16361 <text:s text:c="2"/>brav</text:p>
      <text:p text:style-name="P1">16362 <text:s text:c="2"/>bravo</text:p>
      <text:p text:style-name="P1">16363 <text:s text:c="2"/>bravour</text:p>
      <text:p text:style-name="P1">16364 <text:s text:c="2"/>break</text:p>
      <text:p text:style-name="P1">16365 <text:s text:c="2"/>brechung</text:p>
      <text:p text:style-name="P1">16366 <text:s text:c="2"/>brei</text:p>
      <text:p text:style-name="P1">16411 <text:s text:c="2"/>breiig</text:p>
      <text:p text:style-name="P1">16412 <text:s text:c="2"/>bremse</text:p>
      <text:p text:style-name="P1">16413 <text:s text:c="2"/>bremsen</text:p>
      <text:p text:style-name="P1">16414 <text:s text:c="2"/>bremsung</text:p>
      <text:p text:style-name="P1">16415 <text:s text:c="2"/>bremsweg</text:p>
      <text:p text:style-name="P1">16416 <text:s text:c="2"/>brennbar</text:p>
      <text:p text:style-name="P1">16421 <text:s text:c="2"/>brennen</text:p>
      <text:p text:style-name="P1">16422 <text:s text:c="2"/>brenner</text:p>
      <text:p text:style-name="P1">16423 <text:s text:c="2"/>brenzlig</text:p>
      <text:p text:style-name="P1">16424 <text:s text:c="2"/>brett</text:p>
      <text:p text:style-name="P1">16425 <text:s text:c="2"/>brettern</text:p>
      <text:p text:style-name="P1">16426 <text:s text:c="2"/>brexit</text:p>
      <text:p text:style-name="P1">16431 <text:s text:c="2"/>brezel</text:p>
      <text:p text:style-name="P1">16432 <text:s text:c="2"/>bridge</text:p>
      <text:p text:style-name="P1">16433 <text:s text:c="2"/>brief</text:p>
      <text:p text:style-name="P1">16434 <text:s text:c="2"/>briefing</text:p>
      <text:p text:style-name="P1">16435 <text:s text:c="2"/>brikett</text:p>
      <text:p text:style-name="P1">16436 <text:s text:c="2"/>brillant</text:p>
      <text:p text:style-name="P1">16441 <text:s text:c="2"/>brillanz</text:p>
      <text:p text:style-name="P1">16442 <text:s text:c="2"/>brille</text:p>
      <text:p text:style-name="P1">16443 <text:s text:c="2"/>bringen</text:p>
      <text:p text:style-name="P1">16444 <text:s text:c="2"/>brisant</text:p>
      <text:p text:style-name="P1">16445 <text:s text:c="2"/>brise</text:p>
      <text:p text:style-name="P1">16446 <text:s text:c="2"/>brocken</text:p>
      <text:p text:style-name="P1">16451 <text:s text:c="2"/>brodeln</text:p>
      <text:p text:style-name="P1">16452 <text:s text:c="2"/>broker</text:p>
      <text:p text:style-name="P1">16453 <text:s text:c="2"/>brokkoli</text:p>
      <text:p text:style-name="P1">16454 <text:s text:c="2"/>bronchie</text:p>
      <text:p text:style-name="P1">16455 <text:s text:c="2"/>bronze</text:p>
      <text:p text:style-name="P1">16456 <text:s text:c="2"/>brot</text:p>
      <text:p text:style-name="P1">16461 <text:s text:c="2"/>brotdose</text:p>
      <text:p text:style-name="P1">16462 <text:s text:c="2"/>brotkorb</text:p>
      <text:p text:style-name="P1">16463 <text:s text:c="2"/>brotlaib</text:p>
      <text:p text:style-name="P1">16464 <text:s text:c="2"/>brotteig</text:p>
      <text:p text:style-name="P1">16465 <text:s text:c="2"/>brotzeit</text:p>
      <text:p text:style-name="P1">16466 <text:s text:c="2"/>brownie</text:p>
      <text:p text:style-name="P1">16511 <text:s text:c="2"/>browser</text:p>
      <text:p text:style-name="P1">16512 <text:s text:c="2"/>bruder</text:p>
      <text:p text:style-name="P1">16513 <text:s text:c="2"/>brummen</text:p>
      <text:p text:style-name="P1">16514 <text:s text:c="2"/>brummi</text:p>
      <text:p text:style-name="P1">16515 <text:s text:c="2"/>brummig</text:p>
      <text:p text:style-name="P1">16516 <text:s text:c="2"/>brunch</text:p>
      <text:p text:style-name="P1">16521 <text:s text:c="2"/>brunnen</text:p>
      <text:p text:style-name="P1">16522 <text:s text:c="2"/>brut</text:p>
      <text:p text:style-name="P1">16523 <text:s text:c="2"/>brutto</text:p>
      <text:p text:style-name="P1">16524 <text:s text:c="2"/>brutzeit</text:p>
      <text:p text:style-name="P1">16525 <text:s text:c="2"/>brutzeln</text:p>
      <text:p text:style-name="P1">16526 <text:s text:c="2"/>bube</text:p>
      <text:p text:style-name="P1">16531 <text:s text:c="2"/>buch</text:p>
      <text:p text:style-name="P1">16532 <text:s text:c="2"/>buche</text:p>
      <text:p text:style-name="P1">16533 <text:s text:c="2"/>buchen</text:p>
      <text:p text:style-name="P1">16534 <text:s text:c="2"/>buchse</text:p>
      <text:p text:style-name="P1">16535 <text:s text:c="2"/>bucht</text:p>
      <text:p text:style-name="P1">16536 <text:s text:c="2"/>buchtel</text:p>
      <text:p text:style-name="P1">16541 <text:s text:c="2"/>buchtipp</text:p>
      <text:p text:style-name="P1">16542 <text:s text:c="2"/>buchung</text:p>
      <text:p text:style-name="P1">16543 <text:s text:c="2"/>buckelei</text:p>
      <text:p text:style-name="P1">16544 <text:s text:c="2"/>buddeln</text:p>
      <text:p text:style-name="P1">16545 <text:s text:c="2"/>buddy</text:p>
      <text:p text:style-name="P1">16546 <text:s text:c="2"/>bude</text:p>
      <text:p text:style-name="P1">16551 <text:s text:c="2"/>budget</text:p>
      <text:p text:style-name="P1">16552 <text:s text:c="2"/>bugfix</text:p>
      <text:p text:style-name="P1">16553 <text:s text:c="2"/>buggy</text:p>
      <text:p text:style-name="P1">16554 <text:s text:c="2"/>bugwelle</text:p>
      <text:p text:style-name="P1">16555 <text:s text:c="2"/>bulette</text:p>
      <text:p text:style-name="P1">16556 <text:s text:c="2"/>bulgur</text:p>
      <text:p text:style-name="P1">16561 <text:s text:c="2"/>bullauge</text:p>
      <text:p text:style-name="P1">16562 <text:s text:c="2"/>bumerang</text:p>
      <text:p text:style-name="P1">16563 <text:s text:c="2"/>bummeln</text:p>
      <text:p text:style-name="P1">16564 <text:s text:c="2"/>bungalow</text:p>
      <text:p text:style-name="P1">16565 <text:s text:c="2"/>bunkern</text:p>
      <text:p text:style-name="P1">16566 <text:s text:c="2"/>bunt</text:p>
      <text:p text:style-name="P1">16611 <text:s text:c="2"/>burg</text:p>
      <text:p text:style-name="P1">16612 <text:s text:c="2"/>burger</text:p>
      <text:p text:style-name="P1">16613 <text:s text:c="2"/>burrito</text:p>
      <text:p text:style-name="P1">16614 <text:s text:c="2"/>bursche</text:p>
      <text:p text:style-name="P1">16615 <text:s text:c="2"/>busch</text:p>
      <text:p text:style-name="P1">16616 <text:s text:c="2"/>busfahrt</text:p>
      <text:p text:style-name="P1">16621 <text:s text:c="2"/>business</text:p>
      <text:p text:style-name="P1">16622 <text:s text:c="2"/>buslinie</text:p>
      <text:p text:style-name="P1">16623 <text:s text:c="2"/>busreise</text:p>
      <text:p text:style-name="P1">16624 <text:s text:c="2"/>bussard</text:p>
      <text:p text:style-name="P1">16625 <text:s text:c="2"/>bustier</text:p>
      <text:p text:style-name="P1">16626 <text:s text:c="2"/>butler</text:p>
      <text:p text:style-name="P1">16631 <text:s text:c="2"/>butter</text:p>
      <text:p text:style-name="P1">16632 <text:s text:c="2"/>button</text:p>
      <text:p text:style-name="P1">16633 <text:s text:c="2"/>byte</text:p>
      <text:p text:style-name="P1">16634 <text:s text:c="2"/>cabrio</text:p>
      <text:p text:style-name="P1">16635 <text:s text:c="2"/>caddie</text:p>
      <text:p text:style-name="P1">16636 <text:s text:c="2"/>calypso</text:p>
      <text:p text:style-name="P1">16641 <text:s text:c="2"/>camp</text:p>
      <text:p text:style-name="P1">16642 <text:s text:c="2"/>campen</text:p>
      <text:p text:style-name="P1">16643 <text:s text:c="2"/>camper</text:p>
      <text:p text:style-name="P1">16644 <text:s text:c="2"/>camping</text:p>
      <text:p text:style-name="P1">16645 <text:s text:c="2"/>campus</text:p>
      <text:p text:style-name="P1">16646 <text:s text:c="2"/>canasta</text:p>
      <text:p text:style-name="P1">16651 <text:s text:c="2"/>canceln</text:p>
      <text:p text:style-name="P1">16652 <text:s text:c="2"/>canyon</text:p>
      <text:p text:style-name="P1">16653 <text:s text:c="2"/>cape</text:p>
      <text:p text:style-name="P1">16654 <text:s text:c="2"/>capoeira</text:p>
      <text:p text:style-name="P1">16655 <text:s text:c="2"/>caprese</text:p>
      <text:p text:style-name="P1">16656 <text:s text:c="2"/>captcha</text:p>
      <text:p text:style-name="P1">16661 <text:s text:c="2"/>caravan</text:p>
      <text:p text:style-name="P1">16662 <text:s text:c="2"/>card</text:p>
      <text:p text:style-name="P1">16663 <text:s text:c="2"/>cargo</text:p>
      <text:p text:style-name="P1">16664 <text:s text:c="2"/>caritas</text:p>
      <text:p text:style-name="P1">16665 <text:s text:c="2"/>carport</text:p>
      <text:p text:style-name="P1">16666 <text:s text:c="2"/>carrier</text:p>
      <text:p text:style-name="P1">21111 <text:s text:c="2"/>cartoon</text:p>
      <text:p text:style-name="P1">21112 <text:s text:c="2"/>cash</text:p>
      <text:p text:style-name="P1">21113 <text:s text:c="2"/>cashcow</text:p>
      <text:p text:style-name="P1">21114 <text:s text:c="2"/>casino</text:p>
      <text:p text:style-name="P1">21115 <text:s text:c="2"/>casten</text:p>
      <text:p text:style-name="P1">21116 <text:s text:c="2"/>casting</text:p>
      <text:p text:style-name="P1">21121 <text:s text:c="2"/>castor</text:p>
      <text:p text:style-name="P1">21122 <text:s text:c="2"/>casual</text:p>
      <text:p text:style-name="P1">21123 <text:s text:c="2"/>catchen</text:p>
      <text:p text:style-name="P1">21124 <text:s text:c="2"/>catcher</text:p>
      <text:p text:style-name="P1">21125 <text:s text:c="2"/>caterer</text:p>
      <text:p text:style-name="P1">21126 <text:s text:c="2"/>catering</text:p>
      <text:p text:style-name="P1">21131 <text:s text:c="2"/>cellist</text:p>
      <text:p text:style-name="P1">21132 <text:s text:c="2"/>cello</text:p>
      <text:p text:style-name="P1">21133 <text:s text:c="2"/>cent</text:p>
      <text:p text:style-name="P1">21134 <text:s text:c="2"/>center</text:p>
      <text:p text:style-name="P1">21135 <text:s text:c="2"/>cerealie</text:p>
      <text:p text:style-name="P1">21136 <text:s text:c="2"/>chakra</text:p>
      <text:p text:style-name="P1">21141 <text:s text:c="2"/>chalet</text:p>
      <text:p text:style-name="P1">21142 <text:s text:c="2"/>champ</text:p>
      <text:p text:style-name="P1">21143 <text:s text:c="2"/>champion</text:p>
      <text:p text:style-name="P1">21144 <text:s text:c="2"/>chance</text:p>
      <text:p text:style-name="P1">21145 <text:s text:c="2"/>channel</text:p>
      <text:p text:style-name="P1">21146 <text:s text:c="2"/>chanson</text:p>
      <text:p text:style-name="P1">21151 <text:s text:c="2"/>chaos</text:p>
      <text:p text:style-name="P1">21152 <text:s text:c="2"/>chapeau</text:p>
      <text:p text:style-name="P1">21153 <text:s text:c="2"/>charge</text:p>
      <text:p text:style-name="P1">21154 <text:s text:c="2"/>charisma</text:p>
      <text:p text:style-name="P1">21155 <text:s text:c="2"/>charmant</text:p>
      <text:p text:style-name="P1">21156 <text:s text:c="2"/>charme</text:p>
      <text:p text:style-name="P1">21161 <text:s text:c="2"/>charmeur</text:p>
      <text:p text:style-name="P1">21162 <text:s text:c="2"/>chartern</text:p>
      <text:p text:style-name="P1">21163 <text:s text:c="2"/>charts</text:p>
      <text:p text:style-name="P1">21164 <text:s text:c="2"/>chassis</text:p>
      <text:p text:style-name="P1">21165 <text:s text:c="2"/>chat</text:p>
      <text:p text:style-name="P1">21166 <text:s text:c="2"/>chateau</text:p>
      <text:p text:style-name="P1">21211 <text:s text:c="2"/>chatroom</text:p>
      <text:p text:style-name="P1">21212 <text:s text:c="2"/>chatten</text:p>
      <text:p text:style-name="P1">21213 <text:s text:c="2"/>check</text:p>
      <text:p text:style-name="P1">21214 <text:s text:c="2"/>checkbox</text:p>
      <text:p text:style-name="P1">21215 <text:s text:c="2"/>checken</text:p>
      <text:p text:style-name="P1">21216 <text:s text:c="2"/>chef</text:p>
      <text:p text:style-name="P1">21221 <text:s text:c="2"/>chefarzt</text:p>
      <text:p text:style-name="P1">21222 <text:s text:c="2"/>chefkoch</text:p>
      <text:p text:style-name="P1">21223 <text:s text:c="2"/>chemie</text:p>
      <text:p text:style-name="P1">21224 <text:s text:c="2"/>chemiker</text:p>
      <text:p text:style-name="P1">21225 <text:s text:c="2"/>chemisch</text:p>
      <text:p text:style-name="P1">21226 <text:s text:c="2"/>chia</text:p>
      <text:p text:style-name="P1">21231 <text:s text:c="2"/>chianti</text:p>
      <text:p text:style-name="P1">21232 <text:s text:c="2"/>chic</text:p>
      <text:p text:style-name="P1">21233 <text:s text:c="2"/>chiffre</text:p>
      <text:p text:style-name="P1">21234 <text:s text:c="2"/>chili</text:p>
      <text:p text:style-name="P1">21235 <text:s text:c="2"/>chillen</text:p>
      <text:p text:style-name="P1">21236 <text:s text:c="2"/>chip</text:p>
      <text:p text:style-name="P1">21241 <text:s text:c="2"/>chirurg</text:p>
      <text:p text:style-name="P1">21242 <text:s text:c="2"/>chlor</text:p>
      <text:p text:style-name="P1">21243 <text:s text:c="2"/>chloren</text:p>
      <text:p text:style-name="P1">21244 <text:s text:c="2"/>chlorung</text:p>
      <text:p text:style-name="P1">21245 <text:s text:c="2"/>chopper</text:p>
      <text:p text:style-name="P1">21246 <text:s text:c="2"/>chor</text:p>
      <text:p text:style-name="P1">21251 <text:s text:c="2"/>chorizo</text:p>
      <text:p text:style-name="P1">21252 <text:s text:c="2"/>chrom</text:p>
      <text:p text:style-name="P1">21253 <text:s text:c="2"/>chronik</text:p>
      <text:p text:style-name="P1">21254 <text:s text:c="2"/>chutney</text:p>
      <text:p text:style-name="P1">21255 <text:s text:c="2"/>ciabatta</text:p>
      <text:p text:style-name="P1">21256 <text:s text:c="2"/>cider</text:p>
      <text:p text:style-name="P1">21261 <text:s text:c="2"/>cidre</text:p>
      <text:p text:style-name="P1">21262 <text:s text:c="2"/>cinch</text:p>
      <text:p text:style-name="P1">21263 <text:s text:c="2"/>circus</text:p>
      <text:p text:style-name="P1">21264 <text:s text:c="2"/>city</text:p>
      <text:p text:style-name="P1">21265 <text:s text:c="2"/>citybike</text:p>
      <text:p text:style-name="P1">21266 <text:s text:c="2"/>clan</text:p>
      <text:p text:style-name="P1">21311 <text:s text:c="2"/>clever</text:p>
      <text:p text:style-name="P1">21312 <text:s text:c="2"/>client</text:p>
      <text:p text:style-name="P1">21313 <text:s text:c="2"/>clinch</text:p>
      <text:p text:style-name="P1">21314 <text:s text:c="2"/>clip</text:p>
      <text:p text:style-name="P1">21315 <text:s text:c="2"/>clique</text:p>
      <text:p text:style-name="P1">21316 <text:s text:c="2"/>clou</text:p>
      <text:p text:style-name="P1">21321 <text:s text:c="2"/>cloud</text:p>
      <text:p text:style-name="P1">21322 <text:s text:c="2"/>club</text:p>
      <text:p text:style-name="P1">21323 <text:s text:c="2"/>cluster</text:p>
      <text:p text:style-name="P1">21324 <text:s text:c="2"/>coach</text:p>
      <text:p text:style-name="P1">21325 <text:s text:c="2"/>coachen</text:p>
      <text:p text:style-name="P1">21326 <text:s text:c="2"/>coaching</text:p>
      <text:p text:style-name="P1">21331 <text:s text:c="2"/>cockpit</text:p>
      <text:p text:style-name="P1">21332 <text:s text:c="2"/>cocktail</text:p>
      <text:p text:style-name="P1">21333 <text:s text:c="2"/>code</text:p>
      <text:p text:style-name="P1">21334 <text:s text:c="2"/>codename</text:p>
      <text:p text:style-name="P1">21335 <text:s text:c="2"/>codewort</text:p>
      <text:p text:style-name="P1">21336 <text:s text:c="2"/>codieren</text:p>
      <text:p text:style-name="P1">21341 <text:s text:c="2"/>cognac</text:p>
      <text:p text:style-name="P1">21342 <text:s text:c="2"/>coladose</text:p>
      <text:p text:style-name="P1">21343 <text:s text:c="2"/>collage</text:p>
      <text:p text:style-name="P1">21344 <text:s text:c="2"/>college</text:p>
      <text:p text:style-name="P1">21345 <text:s text:c="2"/>collie</text:p>
      <text:p text:style-name="P1">21346 <text:s text:c="2"/>collier</text:p>
      <text:p text:style-name="P1">21351 <text:s text:c="2"/>comeback</text:p>
      <text:p text:style-name="P1">21352 <text:s text:c="2"/>comedian</text:p>
      <text:p text:style-name="P1">21353 <text:s text:c="2"/>comedy</text:p>
      <text:p text:style-name="P1">21354 <text:s text:c="2"/>comic</text:p>
      <text:p text:style-name="P1">21355 <text:s text:c="2"/>compiler</text:p>
      <text:p text:style-name="P1">21356 <text:s text:c="2"/>composer</text:p>
      <text:p text:style-name="P1">21361 <text:s text:c="2"/>computer</text:p>
      <text:p text:style-name="P1">21362 <text:s text:c="2"/>content</text:p>
      <text:p text:style-name="P1">21363 <text:s text:c="2"/>contest</text:p>
      <text:p text:style-name="P1">21364 <text:s text:c="2"/>cookie</text:p>
      <text:p text:style-name="P1">21365 <text:s text:c="2"/>cool</text:p>
      <text:p text:style-name="P1">21366 <text:s text:c="2"/>coolness</text:p>
      <text:p text:style-name="P1">21411 <text:s text:c="2"/>copilot</text:p>
      <text:p text:style-name="P1">21412 <text:s text:c="2"/>copyleft</text:p>
      <text:p text:style-name="P1">21413 <text:s text:c="2"/>copyshop</text:p>
      <text:p text:style-name="P1">21414 <text:s text:c="2"/>cord</text:p>
      <text:p text:style-name="P1">21415 <text:s text:c="2"/>cordhose</text:p>
      <text:p text:style-name="P1">21416 <text:s text:c="2"/>cortison</text:p>
      <text:p text:style-name="P1">21421 <text:s text:c="2"/>couch</text:p>
      <text:p text:style-name="P1">21422 <text:s text:c="2"/>counter</text:p>
      <text:p text:style-name="P1">21423 <text:s text:c="2"/>coup</text:p>
      <text:p text:style-name="P1">21424 <text:s text:c="2"/>coupon</text:p>
      <text:p text:style-name="P1">21425 <text:s text:c="2"/>courage</text:p>
      <text:p text:style-name="P1">21426 <text:s text:c="2"/>courtage</text:p>
      <text:p text:style-name="P1">21431 <text:s text:c="2"/>cousin</text:p>
      <text:p text:style-name="P1">21432 <text:s text:c="2"/>cover</text:p>
      <text:p text:style-name="P1">21433 <text:s text:c="2"/>cowboy</text:p>
      <text:p text:style-name="P1">21434 <text:s text:c="2"/>coyote</text:p>
      <text:p text:style-name="P1">21435 <text:s text:c="2"/>crack</text:p>
      <text:p text:style-name="P1">21436 <text:s text:c="2"/>cracker</text:p>
      <text:p text:style-name="P1">21441 <text:s text:c="2"/>crash</text:p>
      <text:p text:style-name="P1">21442 <text:s text:c="2"/>credo</text:p>
      <text:p text:style-name="P1">21443 <text:s text:c="2"/>creme</text:p>
      <text:p text:style-name="P1">21444 <text:s text:c="2"/>cremen</text:p>
      <text:p text:style-name="P1">21445 <text:s text:c="2"/>cremig</text:p>
      <text:p text:style-name="P1">21446 <text:s text:c="2"/>creole</text:p>
      <text:p text:style-name="P1">21451 <text:s text:c="2"/>crew</text:p>
      <text:p text:style-name="P1">21452 <text:s text:c="2"/>cricket</text:p>
      <text:p text:style-name="P1">21453 <text:s text:c="2"/>cringe</text:p>
      <text:p text:style-name="P1">21454 <text:s text:c="2"/>croc</text:p>
      <text:p text:style-name="P1">21455 <text:s text:c="2"/>crossrad</text:p>
      <text:p text:style-name="P1">21456 <text:s text:c="2"/>croupier</text:p>
      <text:p text:style-name="P1">21461 <text:s text:c="2"/>cruiser</text:p>
      <text:p text:style-name="P1">21462 <text:s text:c="2"/>curry</text:p>
      <text:p text:style-name="P1">21463 <text:s text:c="2"/>cursor</text:p>
      <text:p text:style-name="P1">21464 <text:s text:c="2"/>cutten</text:p>
      <text:p text:style-name="P1">21465 <text:s text:c="2"/>cutter</text:p>
      <text:p text:style-name="P1">21466 <text:s text:c="2"/>cyborg</text:p>
      <text:p text:style-name="P1">21511 <text:s text:c="2"/>dach</text:p>
      <text:p text:style-name="P1">21512 <text:s text:c="2"/>dachbox</text:p>
      <text:p text:style-name="P1">21513 <text:s text:c="2"/>dachluke</text:p>
      <text:p text:style-name="P1">21514 <text:s text:c="2"/>dachs</text:p>
      <text:p text:style-name="P1">21515 <text:s text:c="2"/>dachsbau</text:p>
      <text:p text:style-name="P1">21516 <text:s text:c="2"/>dackel</text:p>
      <text:p text:style-name="P1">21521 <text:s text:c="2"/>dackeln</text:p>
      <text:p text:style-name="P1">21522 <text:s text:c="2"/>daddeln</text:p>
      <text:p text:style-name="P1">21523 <text:s text:c="2"/>daddy</text:p>
      <text:p text:style-name="P1">21524 <text:s text:c="2"/>daheim</text:p>
      <text:p text:style-name="P1">21525 <text:s text:c="2"/>dahlie</text:p>
      <text:p text:style-name="P1">21526 <text:s text:c="2"/>damast</text:p>
      <text:p text:style-name="P1">21531 <text:s text:c="2"/>dame</text:p>
      <text:p text:style-name="P1">21532 <text:s text:c="2"/>damenrad</text:p>
      <text:p text:style-name="P1">21533 <text:s text:c="2"/>damm</text:p>
      <text:p text:style-name="P1">21534 <text:s text:c="2"/>dampf</text:p>
      <text:p text:style-name="P1">21535 <text:s text:c="2"/>dampfbad</text:p>
      <text:p text:style-name="P1">21536 <text:s text:c="2"/>dampfen</text:p>
      <text:p text:style-name="P1">21541 <text:s text:c="2"/>dampfer</text:p>
      <text:p text:style-name="P1">21542 <text:s text:c="2"/>dampflok</text:p>
      <text:p text:style-name="P1">21543 <text:s text:c="2"/>dancing</text:p>
      <text:p text:style-name="P1">21544 <text:s text:c="2"/>dankbar</text:p>
      <text:p text:style-name="P1">21545 <text:s text:c="2"/>danken</text:p>
      <text:p text:style-name="P1">21546 <text:s text:c="2"/>darknet</text:p>
      <text:p text:style-name="P1">21551 <text:s text:c="2"/>darlegen</text:p>
      <text:p text:style-name="P1">21552 <text:s text:c="2"/>darlehen</text:p>
      <text:p text:style-name="P1">21553 <text:s text:c="2"/>darlehn</text:p>
      <text:p text:style-name="P1">21554 <text:s text:c="2"/>darling</text:p>
      <text:p text:style-name="P1">21555 <text:s text:c="2"/>dart</text:p>
      <text:p text:style-name="P1">21556 <text:s text:c="2"/>date</text:p>
      <text:p text:style-name="P1">21561 <text:s text:c="2"/>datei</text:p>
      <text:p text:style-name="P1">21562 <text:s text:c="2"/>dateityp</text:p>
      <text:p text:style-name="P1">21563 <text:s text:c="2"/>datentyp</text:p>
      <text:p text:style-name="P1">21564 <text:s text:c="2"/>datieren</text:p>
      <text:p text:style-name="P1">21565 <text:s text:c="2"/>dativ</text:p>
      <text:p text:style-name="P1">21566 <text:s text:c="2"/>dattel</text:p>
      <text:p text:style-name="P1">21611 <text:s text:c="2"/>datum</text:p>
      <text:p text:style-name="P1">21612 <text:s text:c="2"/>dauer</text:p>
      <text:p text:style-name="P1">21613 <text:s text:c="2"/>dauern</text:p>
      <text:p text:style-name="P1">21614 <text:s text:c="2"/>daumen</text:p>
      <text:p text:style-name="P1">21615 <text:s text:c="2"/>daune</text:p>
      <text:p text:style-name="P1">21616 <text:s text:c="2"/>deadline</text:p>
      <text:p text:style-name="P1">21621 <text:s text:c="2"/>deal</text:p>
      <text:p text:style-name="P1">21622 <text:s text:c="2"/>debakel</text:p>
      <text:p text:style-name="P1">21623 <text:s text:c="2"/>debatte</text:p>
      <text:p text:style-name="P1">21624 <text:s text:c="2"/>debuggen</text:p>
      <text:p text:style-name="P1">21625 <text:s text:c="2"/>debugger</text:p>
      <text:p text:style-name="P1">21626 <text:s text:c="2"/>deck</text:p>
      <text:p text:style-name="P1">21631 <text:s text:c="2"/>decke</text:p>
      <text:p text:style-name="P1">21632 <text:s text:c="2"/>deckel</text:p>
      <text:p text:style-name="P1">21633 <text:s text:c="2"/>deepfake</text:p>
      <text:p text:style-name="P1">21634 <text:s text:c="2"/>defekt</text:p>
      <text:p text:style-name="P1">21635 <text:s text:c="2"/>defensiv</text:p>
      <text:p text:style-name="P1">21636 <text:s text:c="2"/>defizit</text:p>
      <text:p text:style-name="P1">21641 <text:s text:c="2"/>deftig</text:p>
      <text:p text:style-name="P1">21642 <text:s text:c="2"/>degen</text:p>
      <text:p text:style-name="P1">21643 <text:s text:c="2"/>dehnbar</text:p>
      <text:p text:style-name="P1">21644 <text:s text:c="2"/>dehnen</text:p>
      <text:p text:style-name="P1">21645 <text:s text:c="2"/>dehnfuge</text:p>
      <text:p text:style-name="P1">21646 <text:s text:c="2"/>dehnung</text:p>
      <text:p text:style-name="P1">21651 <text:s text:c="2"/>deich</text:p>
      <text:p text:style-name="P1">21652 <text:s text:c="2"/>dekade</text:p>
      <text:p text:style-name="P1">21653 <text:s text:c="2"/>dekadent</text:p>
      <text:p text:style-name="P1">21654 <text:s text:c="2"/>dekadenz</text:p>
      <text:p text:style-name="P1">21655 <text:s text:c="2"/>dekan</text:p>
      <text:p text:style-name="P1">21656 <text:s text:c="2"/>deko</text:p>
      <text:p text:style-name="P1">21661 <text:s text:c="2"/>dekor</text:p>
      <text:p text:style-name="P1">21662 <text:s text:c="2"/>delfin</text:p>
      <text:p text:style-name="P1">21663 <text:s text:c="2"/>delikat</text:p>
      <text:p text:style-name="P1">21664 <text:s text:c="2"/>delikt</text:p>
      <text:p text:style-name="P1">21665 <text:s text:c="2"/>delle</text:p>
      <text:p text:style-name="P1">21666 <text:s text:c="2"/>delta</text:p>
      <text:p text:style-name="P1">22111 <text:s text:c="2"/>demo</text:p>
      <text:p text:style-name="P1">22112 <text:s text:c="2"/>demokrat</text:p>
      <text:p text:style-name="P1">22113 <text:s text:c="2"/>dengeln</text:p>
      <text:p text:style-name="P1">22114 <text:s text:c="2"/>denim</text:p>
      <text:p text:style-name="P1">22115 <text:s text:c="2"/>denken</text:p>
      <text:p text:style-name="P1">22116 <text:s text:c="2"/>denker</text:p>
      <text:p text:style-name="P1">22121 <text:s text:c="2"/>denkmal</text:p>
      <text:p text:style-name="P1">22122 <text:s text:c="2"/>dental</text:p>
      <text:p text:style-name="P1">22123 <text:s text:c="2"/>dentist</text:p>
      <text:p text:style-name="P1">22124 <text:s text:c="2"/>deponie</text:p>
      <text:p text:style-name="P1">22125 <text:s text:c="2"/>depot</text:p>
      <text:p text:style-name="P1">22126 <text:s text:c="2"/>derartig</text:p>
      <text:p text:style-name="P1">22131 <text:s text:c="2"/>derbe</text:p>
      <text:p text:style-name="P1">22132 <text:s text:c="2"/>derivat</text:p>
      <text:p text:style-name="P1">22133 <text:s text:c="2"/>desaster</text:p>
      <text:p text:style-name="P1">22134 <text:s text:c="2"/>design</text:p>
      <text:p text:style-name="P1">22135 <text:s text:c="2"/>designen</text:p>
      <text:p text:style-name="P1">22136 <text:s text:c="2"/>designer</text:p>
      <text:p text:style-name="P1">22141 <text:s text:c="2"/>desktop</text:p>
      <text:p text:style-name="P1">22142 <text:s text:c="2"/>dessert</text:p>
      <text:p text:style-name="P1">22143 <text:s text:c="2"/>destille</text:p>
      <text:p text:style-name="P1">22144 <text:s text:c="2"/>detail</text:p>
      <text:p text:style-name="P1">22145 <text:s text:c="2"/>detektei</text:p>
      <text:p text:style-name="P1">22146 <text:s text:c="2"/>detektiv</text:p>
      <text:p text:style-name="P1">22151 <text:s text:c="2"/>detektor</text:p>
      <text:p text:style-name="P1">22152 <text:s text:c="2"/>deuten</text:p>
      <text:p text:style-name="P1">22153 <text:s text:c="2"/>deutlich</text:p>
      <text:p text:style-name="P1">22154 <text:s text:c="2"/>deutsch</text:p>
      <text:p text:style-name="P1">22155 <text:s text:c="2"/>deutung</text:p>
      <text:p text:style-name="P1">22156 <text:s text:c="2"/>devise</text:p>
      <text:p text:style-name="P1">22161 <text:s text:c="2"/>dextrose</text:p>
      <text:p text:style-name="P1">22162 <text:s text:c="2"/>dezember</text:p>
      <text:p text:style-name="P1">22163 <text:s text:c="2"/>dezent</text:p>
      <text:p text:style-name="P1">22164 <text:s text:c="2"/>dezernat</text:p>
      <text:p text:style-name="P1">22165 <text:s text:c="2"/>dezibel</text:p>
      <text:p text:style-name="P1">22166 <text:s text:c="2"/>dezimal</text:p>
      <text:p text:style-name="P1">22211 <text:s text:c="2"/>diabolo</text:p>
      <text:p text:style-name="P1">22212 <text:s text:c="2"/>diadem</text:p>
      <text:p text:style-name="P1">22213 <text:s text:c="2"/>diagnose</text:p>
      <text:p text:style-name="P1">22214 <text:s text:c="2"/>diagonal</text:p>
      <text:p text:style-name="P1">22215 <text:s text:c="2"/>diagramm</text:p>
      <text:p text:style-name="P1">22216 <text:s text:c="2"/>diakonie</text:p>
      <text:p text:style-name="P1">22221 <text:s text:c="2"/>dialekt</text:p>
      <text:p text:style-name="P1">22222 <text:s text:c="2"/>dialog</text:p>
      <text:p text:style-name="P1">22223 <text:s text:c="2"/>diamant</text:p>
      <text:p text:style-name="P1">22224 <text:s text:c="2"/>diashow</text:p>
      <text:p text:style-name="P1">22225 <text:s text:c="2"/>dichten</text:p>
      <text:p text:style-name="P1">22226 <text:s text:c="2"/>dichter</text:p>
      <text:p text:style-name="P1">22231 <text:s text:c="2"/>dichtung</text:p>
      <text:p text:style-name="P1">22232 <text:s text:c="2"/>dickdarm</text:p>
      <text:p text:style-name="P1">22233 <text:s text:c="2"/>dickicht</text:p>
      <text:p text:style-name="P1">22234 <text:s text:c="2"/>didaktik</text:p>
      <text:p text:style-name="P1">22235 <text:s text:c="2"/>diebisch</text:p>
      <text:p text:style-name="P1">22236 <text:s text:c="2"/>diele</text:p>
      <text:p text:style-name="P1">22241 <text:s text:c="2"/>dienlich</text:p>
      <text:p text:style-name="P1">22242 <text:s text:c="2"/>dienst</text:p>
      <text:p text:style-name="P1"><text:soft-page-break/>22243 <text:s text:c="2"/>dienstag</text:p>
      <text:p text:style-name="P1">22244 <text:s text:c="2"/>diesel</text:p>
      <text:p text:style-name="P1">22245 <text:s text:c="2"/>diesig</text:p>
      <text:p text:style-name="P1">22246 <text:s text:c="2"/>diffizil</text:p>
      <text:p text:style-name="P1">22251 <text:s text:c="2"/>diffus</text:p>
      <text:p text:style-name="P1">22252 <text:s text:c="2"/>digital</text:p>
      <text:p text:style-name="P1">22253 <text:s text:c="2"/>diktat</text:p>
      <text:p text:style-name="P1">22254 <text:s text:c="2"/>diktator</text:p>
      <text:p text:style-name="P1">22255 <text:s text:c="2"/>diktatur</text:p>
      <text:p text:style-name="P1">22256 <text:s text:c="2"/>dill</text:p>
      <text:p text:style-name="P1">22261 <text:s text:c="2"/>dimmen</text:p>
      <text:p text:style-name="P1">22262 <text:s text:c="2"/>dimmer</text:p>
      <text:p text:style-name="P1">22263 <text:s text:c="2"/>ding</text:p>
      <text:p text:style-name="P1">22264 <text:s text:c="2"/>dingfest</text:p>
      <text:p text:style-name="P1">22265 <text:s text:c="2"/>dinieren</text:p>
      <text:p text:style-name="P1">22266 <text:s text:c="2"/>dinkel</text:p>
      <text:p text:style-name="P1">22311 <text:s text:c="2"/>dinner</text:p>
      <text:p text:style-name="P1">22312 <text:s text:c="2"/>dino</text:p>
      <text:p text:style-name="P1">22313 <text:s text:c="2"/>diode</text:p>
      <text:p text:style-name="P1">22314 <text:s text:c="2"/>diplom</text:p>
      <text:p text:style-name="P1">22315 <text:s text:c="2"/>diplomat</text:p>
      <text:p text:style-name="P1">22316 <text:s text:c="2"/>dippen</text:p>
      <text:p text:style-name="P1">22321 <text:s text:c="2"/>direkt</text:p>
      <text:p text:style-name="P1">22322 <text:s text:c="2"/>direktor</text:p>
      <text:p text:style-name="P1">22323 <text:s text:c="2"/>dirigent</text:p>
      <text:p text:style-name="P1">22324 <text:s text:c="2"/>dirndl</text:p>
      <text:p text:style-name="P1">22325 <text:s text:c="2"/>discount</text:p>
      <text:p text:style-name="P1">22326 <text:s text:c="2"/>disk</text:p>
      <text:p text:style-name="P1">22331 <text:s text:c="2"/>diskette</text:p>
      <text:p text:style-name="P1">22332 <text:s text:c="2"/>disko</text:p>
      <text:p text:style-name="P1">22333 <text:s text:c="2"/>diskret</text:p>
      <text:p text:style-name="P1">22334 <text:s text:c="2"/>diskus</text:p>
      <text:p text:style-name="P1">22335 <text:s text:c="2"/>display</text:p>
      <text:p text:style-name="P1">22336 <text:s text:c="2"/>dispo</text:p>
      <text:p text:style-name="P1">22341 <text:s text:c="2"/>distanz</text:p>
      <text:p text:style-name="P1">22342 <text:s text:c="2"/>distel</text:p>
      <text:p text:style-name="P1">22343 <text:s text:c="2"/>distrikt</text:p>
      <text:p text:style-name="P1">22344 <text:s text:c="2"/>divers</text:p>
      <text:p text:style-name="P1">22345 <text:s text:c="2"/>division</text:p>
      <text:p text:style-name="P1">22346 <text:s text:c="2"/>divisor</text:p>
      <text:p text:style-name="P1">22351 <text:s text:c="2"/>docht</text:p>
      <text:p text:style-name="P1">22352 <text:s text:c="2"/>dock</text:p>
      <text:p text:style-name="P1">22353 <text:s text:c="2"/>dogge</text:p>
      <text:p text:style-name="P1">22354 <text:s text:c="2"/>dohle</text:p>
      <text:p text:style-name="P1">22355 <text:s text:c="2"/>doktern</text:p>
      <text:p text:style-name="P1">22356 <text:s text:c="2"/>doktor</text:p>
      <text:p text:style-name="P1">22361 <text:s text:c="2"/>doku</text:p>
      <text:p text:style-name="P1">22362 <text:s text:c="2"/>dokument</text:p>
      <text:p text:style-name="P1">22363 <text:s text:c="2"/>dokusoap</text:p>
      <text:p text:style-name="P1">22364 <text:s text:c="2"/>dolch</text:p>
      <text:p text:style-name="P1">22365 <text:s text:c="2"/>doll</text:p>
      <text:p text:style-name="P1">22366 <text:s text:c="2"/>dollar</text:p>
      <text:p text:style-name="P1">22411 <text:s text:c="2"/>domain</text:p>
      <text:p text:style-name="P1">22412 <text:s text:c="2"/>dominant</text:p>
      <text:p text:style-name="P1">22413 <text:s text:c="2"/>dominanz</text:p>
      <text:p text:style-name="P1">22414 <text:s text:c="2"/>domino</text:p>
      <text:p text:style-name="P1">22415 <text:s text:c="2"/>domizil</text:p>
      <text:p text:style-name="P1">22416 <text:s text:c="2"/>dompteur</text:p>
      <text:p text:style-name="P1">22421 <text:s text:c="2"/>donner</text:p>
      <text:p text:style-name="P1">22422 <text:s text:c="2"/>donnern</text:p>
      <text:p text:style-name="P1">22423 <text:s text:c="2"/>donut</text:p>
      <text:p text:style-name="P1">22424 <text:s text:c="2"/>dopamin</text:p>
      <text:p text:style-name="P1">22425 <text:s text:c="2"/>doppel</text:p>
      <text:p text:style-name="P1">22426 <text:s text:c="2"/>doppelt</text:p>
      <text:p text:style-name="P1">22431 <text:s text:c="2"/>dorf</text:p>
      <text:p text:style-name="P1">22432 <text:s text:c="2"/>dorn</text:p>
      <text:p text:style-name="P1">22433 <text:s text:c="2"/>dornig</text:p>
      <text:p text:style-name="P1">22434 <text:s text:c="2"/>dorsch</text:p>
      <text:p text:style-name="P1">22435 <text:s text:c="2"/>dose</text:p>
      <text:p text:style-name="P1">22436 <text:s text:c="2"/>dosieren</text:p>
      <text:p text:style-name="P1">22441 <text:s text:c="2"/>dosis</text:p>
      <text:p text:style-name="P1">22442 <text:s text:c="2"/>dotieren</text:p>
      <text:p text:style-name="P1">22443 <text:s text:c="2"/>dotter</text:p>
      <text:p text:style-name="P1">22444 <text:s text:c="2"/>double</text:p>
      <text:p text:style-name="P1">22445 <text:s text:c="2"/>doughnut</text:p>
      <text:p text:style-name="P1">22446 <text:s text:c="2"/>download</text:p>
      <text:p text:style-name="P1">22451 <text:s text:c="2"/>dozent</text:p>
      <text:p text:style-name="P1">22452 <text:s text:c="2"/>dragee</text:p>
      <text:p text:style-name="P1">22453 <text:s text:c="2"/>draht</text:p>
      <text:p text:style-name="P1">22454 <text:s text:c="2"/>drahtig</text:p>
      <text:p text:style-name="P1">22455 <text:s text:c="2"/>drahtlos</text:p>
      <text:p text:style-name="P1">22456 <text:s text:c="2"/>drainage</text:p>
      <text:p text:style-name="P1">22461 <text:s text:c="2"/>drang</text:p>
      <text:p text:style-name="P1">22462 <text:s text:c="2"/>dreh</text:p>
      <text:p text:style-name="P1">22463 <text:s text:c="2"/>drehbank</text:p>
      <text:p text:style-name="P1">22464 <text:s text:c="2"/>drehbar</text:p>
      <text:p text:style-name="P1">22465 <text:s text:c="2"/>drehbuch</text:p>
      <text:p text:style-name="P1">22466 <text:s text:c="2"/>drehen</text:p>
      <text:p text:style-name="P1">22511 <text:s text:c="2"/>drehort</text:p>
      <text:p text:style-name="P1">22512 <text:s text:c="2"/>drehung</text:p>
      <text:p text:style-name="P1">22513 <text:s text:c="2"/>drehwurm</text:p>
      <text:p text:style-name="P1">22514 <text:s text:c="2"/>drehzahl</text:p>
      <text:p text:style-name="P1">22515 <text:s text:c="2"/>dreibein</text:p>
      <text:p text:style-name="P1">22516 <text:s text:c="2"/>dreieck</text:p>
      <text:p text:style-name="P1">22521 <text:s text:c="2"/>dreirad</text:p>
      <text:p text:style-name="P1">22522 <text:s text:c="2"/>dreisatz</text:p>
      <text:p text:style-name="P1">22523 <text:s text:c="2"/>dreizack</text:p>
      <text:p text:style-name="P1">22524 <text:s text:c="2"/>dress</text:p>
      <text:p text:style-name="P1">22525 <text:s text:c="2"/>dressing</text:p>
      <text:p text:style-name="P1">22526 <text:s text:c="2"/>dribbeln</text:p>
      <text:p text:style-name="P1">22531 <text:s text:c="2"/>driften</text:p>
      <text:p text:style-name="P1">22532 <text:s text:c="2"/>drilling</text:p>
      <text:p text:style-name="P1">22533 <text:s text:c="2"/>drink</text:p>
      <text:p text:style-name="P1">22534 <text:s text:c="2"/>drittel</text:p>
      <text:p text:style-name="P1">22535 <text:s text:c="2"/>dritteln</text:p>
      <text:p text:style-name="P1">22536 <text:s text:c="2"/>drittjob</text:p>
      <text:p text:style-name="P1">22541 <text:s text:c="2"/>drogerie</text:p>
      <text:p text:style-name="P1">22542 <text:s text:c="2"/>drohne</text:p>
      <text:p text:style-name="P1">22543 <text:s text:c="2"/>drollig</text:p>
      <text:p text:style-name="P1">22544 <text:s text:c="2"/>dromedar</text:p>
      <text:p text:style-name="P1">22545 <text:s text:c="2"/>drops</text:p>
      <text:p text:style-name="P1">22546 <text:s text:c="2"/>drossel</text:p>
      <text:p text:style-name="P1">22551 <text:s text:c="2"/>drosseln</text:p>
      <text:p text:style-name="P1">22552 <text:s text:c="2"/>druck</text:p>
      <text:p text:style-name="P1">22553 <text:s text:c="2"/>drucken</text:p>
      <text:p text:style-name="P1">22554 <text:s text:c="2"/>drucker</text:p>
      <text:p text:style-name="P1">22555 <text:s text:c="2"/>drucksen</text:p>
      <text:p text:style-name="P1">22556 <text:s text:c="2"/>drummer</text:p>
      <text:p text:style-name="P1">22561 <text:s text:c="2"/>dual</text:p>
      <text:p text:style-name="P1">22562 <text:s text:c="2"/>dublette</text:p>
      <text:p text:style-name="P1">22563 <text:s text:c="2"/>ducken</text:p>
      <text:p text:style-name="P1">22564 <text:s text:c="2"/>dudeln</text:p>
      <text:p text:style-name="P1">22565 <text:s text:c="2"/>duden</text:p>
      <text:p text:style-name="P1">22566 <text:s text:c="2"/>duell</text:p>
      <text:p text:style-name="P1">22611 <text:s text:c="2"/>duett</text:p>
      <text:p text:style-name="P1">22612 <text:s text:c="2"/>duft</text:p>
      <text:p text:style-name="P1">22613 <text:s text:c="2"/>dufte</text:p>
      <text:p text:style-name="P1">22614 <text:s text:c="2"/>duften</text:p>
      <text:p text:style-name="P1">22615 <text:s text:c="2"/>duftnote</text:p>
      <text:p text:style-name="P1">22616 <text:s text:c="2"/>dulden</text:p>
      <text:p text:style-name="P1">22621 <text:s text:c="2"/>dummy</text:p>
      <text:p text:style-name="P1">22622 <text:s text:c="2"/>dunkel</text:p>
      <text:p text:style-name="P1">22623 <text:s text:c="2"/>dunst</text:p>
      <text:p text:style-name="P1">22624 <text:s text:c="2"/>duplikat</text:p>
      <text:p text:style-name="P1">22625 <text:s text:c="2"/>durchzug</text:p>
      <text:p text:style-name="P1">22626 <text:s text:c="2"/>durst</text:p>
      <text:p text:style-name="P1">22631 <text:s text:c="2"/>durstig</text:p>
      <text:p text:style-name="P1">22632 <text:s text:c="2"/>dusche</text:p>
      <text:p text:style-name="P1">22633 <text:s text:c="2"/>duschen</text:p>
      <text:p text:style-name="P1">22634 <text:s text:c="2"/>duschgel</text:p>
      <text:p text:style-name="P1">22635 <text:s text:c="2"/>duster</text:p>
      <text:p text:style-name="P1">22636 <text:s text:c="2"/>dutt</text:p>
      <text:p text:style-name="P1">22641 <text:s text:c="2"/>dutzend</text:p>
      <text:p text:style-name="P1">22642 <text:s text:c="2"/>duzen</text:p>
      <text:p text:style-name="P1">22643 <text:s text:c="2"/>dynamik</text:p>
      <text:p text:style-name="P1">22644 <text:s text:c="2"/>dynamit</text:p>
      <text:p text:style-name="P1">22645 <text:s text:c="2"/>dynamo</text:p>
      <text:p text:style-name="P1">22646 <text:s text:c="2"/>dynastie</text:p>
      <text:p text:style-name="P1">22651 <text:s text:c="2"/>ebbe</text:p>
      <text:p text:style-name="P1">22652 <text:s text:c="2"/>eben</text:p>
      <text:p text:style-name="P1">22653 <text:s text:c="2"/>ebenbild</text:p>
      <text:p text:style-name="P1">22654 <text:s text:c="2"/>ebene</text:p>
      <text:p text:style-name="P1">22655 <text:s text:c="2"/>ebenholz</text:p>
      <text:p text:style-name="P1">22656 <text:s text:c="2"/>ebnen</text:p>
      <text:p text:style-name="P1">22661 <text:s text:c="2"/>echo</text:p>
      <text:p text:style-name="P1">22662 <text:s text:c="2"/>echse</text:p>
      <text:p text:style-name="P1">22663 <text:s text:c="2"/>echt</text:p>
      <text:p text:style-name="P1">22664 <text:s text:c="2"/>echtheit</text:p>
      <text:p text:style-name="P1">22665 <text:s text:c="2"/>echtzeit</text:p>
      <text:p text:style-name="P1">22666 <text:s text:c="2"/>eckball</text:p>
      <text:p text:style-name="P1">23111 <text:s text:c="2"/>eckbank</text:p>
      <text:p text:style-name="P1">23112 <text:s text:c="2"/>eckcouch</text:p>
      <text:p text:style-name="P1">23113 <text:s text:c="2"/>ecke</text:p>
      <text:p text:style-name="P1">23114 <text:s text:c="2"/>eckig</text:p>
      <text:p text:style-name="P1">23115 <text:s text:c="2"/>ecksofa</text:p>
      <text:p text:style-name="P1">23116 <text:s text:c="2"/>eckstein</text:p>
      <text:p text:style-name="P1">23121 <text:s text:c="2"/>eckzahn</text:p>
      <text:p text:style-name="P1">23122 <text:s text:c="2"/>edel</text:p>
      <text:p text:style-name="P1">23123 <text:s text:c="2"/>edelgas</text:p>
      <text:p text:style-name="P1">23124 <text:s text:c="2"/>edition</text:p>
      <text:p text:style-name="P1">23125 <text:s text:c="2"/>editor</text:p>
      <text:p text:style-name="P1">23126 <text:s text:c="2"/>efeu</text:p>
      <text:p text:style-name="P1">23131 <text:s text:c="2"/>effeff</text:p>
      <text:p text:style-name="P1">23132 <text:s text:c="2"/>effekt</text:p>
      <text:p text:style-name="P1">23133 <text:s text:c="2"/>effektiv</text:p>
      <text:p text:style-name="P1">23134 <text:s text:c="2"/>effet</text:p>
      <text:p text:style-name="P1">23135 <text:s text:c="2"/>egal</text:p>
      <text:p text:style-name="P1">23136 <text:s text:c="2"/>egge</text:p>
      <text:p text:style-name="P1">23141 <text:s text:c="2"/>ehebett</text:p>
      <text:p text:style-name="P1">23142 <text:s text:c="2"/>ehefrau</text:p>
      <text:p text:style-name="P1">23143 <text:s text:c="2"/>ehemann</text:p>
      <text:p text:style-name="P1">23144 <text:s text:c="2"/>ehepaar</text:p>
      <text:p text:style-name="P1">23145 <text:s text:c="2"/>ehering</text:p>
      <text:p text:style-name="P1">23146 <text:s text:c="2"/>ehre</text:p>
      <text:p text:style-name="P1">23151 <text:s text:c="2"/>ehren</text:p>
      <text:p text:style-name="P1">23152 <text:s text:c="2"/>ehrenamt</text:p>
      <text:p text:style-name="P1">23153 <text:s text:c="2"/>ehrentag</text:p>
      <text:p text:style-name="P1">23154 <text:s text:c="2"/>ehrgeiz</text:p>
      <text:p text:style-name="P1">23155 <text:s text:c="2"/>ehrlich</text:p>
      <text:p text:style-name="P1">23156 <text:s text:c="2"/>ehrung</text:p>
      <text:p text:style-name="P1">23161 <text:s text:c="2"/>eibe</text:p>
      <text:p text:style-name="P1">23162 <text:s text:c="2"/>eiche</text:p>
      <text:p text:style-name="P1">23163 <text:s text:c="2"/>eichen</text:p>
      <text:p text:style-name="P1">23164 <text:s text:c="2"/>eidechse</text:p>
      <text:p text:style-name="P1">23165 <text:s text:c="2"/>eidotter</text:p>
      <text:p text:style-name="P1">23166 <text:s text:c="2"/>eiermann</text:p>
      <text:p text:style-name="P1">23211 <text:s text:c="2"/>eiern</text:p>
      <text:p text:style-name="P1">23212 <text:s text:c="2"/>eieruhr</text:p>
      <text:p text:style-name="P1">23213 <text:s text:c="2"/>eifer</text:p>
      <text:p text:style-name="P1">23214 <text:s text:c="2"/>eifern</text:p>
      <text:p text:style-name="P1">23215 <text:s text:c="2"/>eifrig</text:p>
      <text:p text:style-name="P1">23216 <text:s text:c="2"/>eigelb</text:p>
      <text:p text:style-name="P1">23221 <text:s text:c="2"/>eigen</text:p>
      <text:p text:style-name="P1">23222 <text:s text:c="2"/>eigenbau</text:p>
      <text:p text:style-name="P1">23223 <text:s text:c="2"/>eigentor</text:p>
      <text:p text:style-name="P1">23224 <text:s text:c="2"/>eigentum</text:p>
      <text:p text:style-name="P1">23225 <text:s text:c="2"/>eignen</text:p>
      <text:p text:style-name="P1">23226 <text:s text:c="2"/>eiklar</text:p>
      <text:p text:style-name="P1">23231 <text:s text:c="2"/>eiland</text:p>
      <text:p text:style-name="P1">23232 <text:s text:c="2"/>eilbote</text:p>
      <text:p text:style-name="P1">23233 <text:s text:c="2"/>eilbrief</text:p>
      <text:p text:style-name="P1">23234 <text:s text:c="2"/>eile</text:p>
      <text:p text:style-name="P1">23235 <text:s text:c="2"/>eileiter</text:p>
      <text:p text:style-name="P1">23236 <text:s text:c="2"/>eilen</text:p>
      <text:p text:style-name="P1">23241 <text:s text:c="2"/>eilig</text:p>
      <text:p text:style-name="P1">23242 <text:s text:c="2"/>eimer</text:p>
      <text:p text:style-name="P1">23243 <text:s text:c="2"/>einadrig</text:p>
      <text:p text:style-name="P1">23244 <text:s text:c="2"/>einatmen</text:p>
      <text:p text:style-name="P1">23245 <text:s text:c="2"/>einband</text:p>
      <text:p text:style-name="P1">23246 <text:s text:c="2"/>einbau</text:p>
      <text:p text:style-name="P1">23251 <text:s text:c="2"/>einbauen</text:p>
      <text:p text:style-name="P1">23252 <text:s text:c="2"/>einbezug</text:p>
      <text:p text:style-name="P1">23253 <text:s text:c="2"/>einblick</text:p>
      <text:p text:style-name="P1">23254 <text:s text:c="2"/>einbruch</text:p>
      <text:p text:style-name="P1">23255 <text:s text:c="2"/>eindruck</text:p>
      <text:p text:style-name="P1">23256 <text:s text:c="2"/>eineiig</text:p>
      <text:p text:style-name="P1">23261 <text:s text:c="2"/>einengen</text:p>
      <text:p text:style-name="P1">23262 <text:s text:c="2"/>einerlei</text:p>
      <text:p text:style-name="P1">23263 <text:s text:c="2"/>einfach</text:p>
      <text:p text:style-name="P1">23264 <text:s text:c="2"/>einfahrt</text:p>
      <text:p text:style-name="P1">23265 <text:s text:c="2"/>einfall</text:p>
      <text:p text:style-name="P1">23266 <text:s text:c="2"/>einfluss</text:p>
      <text:p text:style-name="P1">23311 <text:s text:c="2"/>einfuhr</text:p>
      <text:p text:style-name="P1">23312 <text:s text:c="2"/>eingabe</text:p>
      <text:p text:style-name="P1">23313 <text:s text:c="2"/>eingang</text:p>
      <text:p text:style-name="P1">23314 <text:s text:c="2"/>eingeben</text:p>
      <text:p text:style-name="P1">23315 <text:s text:c="2"/>eingehen</text:p>
      <text:p text:style-name="P1">23316 <text:s text:c="2"/>eingriff</text:p>
      <text:p text:style-name="P1">23321 <text:s text:c="2"/>einhaken</text:p>
      <text:p text:style-name="P1">23322 <text:s text:c="2"/>einheit</text:p>
      <text:p text:style-name="P1">23323 <text:s text:c="2"/>einholen</text:p>
      <text:p text:style-name="P1">23324 <text:s text:c="2"/>einhorn</text:p>
      <text:p text:style-name="P1">23325 <text:s text:c="2"/>einig</text:p>
      <text:p text:style-name="P1">23326 <text:s text:c="2"/>einigen</text:p>
      <text:p text:style-name="P1">23331 <text:s text:c="2"/>einigung</text:p>
      <text:p text:style-name="P1">23332 <text:s text:c="2"/>einkauf</text:p>
      <text:p text:style-name="P1">23333 <text:s text:c="2"/>einkehr</text:p>
      <text:p text:style-name="P1">23334 <text:s text:c="2"/>einklang</text:p>
      <text:p text:style-name="P1">23335 <text:s text:c="2"/>einkunft</text:p>
      <text:p text:style-name="P1">23336 <text:s text:c="2"/>einladen</text:p>
      <text:p text:style-name="P1">23341 <text:s text:c="2"/>einlage</text:p>
      <text:p text:style-name="P1">23342 <text:s text:c="2"/>einlass</text:p>
      <text:p text:style-name="P1">23343 <text:s text:c="2"/>einleben</text:p>
      <text:p text:style-name="P1">23344 <text:s text:c="2"/>einlesen</text:p>
      <text:p text:style-name="P1">23345 <text:s text:c="2"/>einmalig</text:p>
      <text:p text:style-name="P1">23346 <text:s text:c="2"/>einnahme</text:p>
      <text:p text:style-name="P1">23351 <text:s text:c="2"/>einrad</text:p>
      <text:p text:style-name="P1">23352 <text:s text:c="2"/>einreden</text:p>
      <text:p text:style-name="P1">23353 <text:s text:c="2"/>einreise</text:p>
      <text:p text:style-name="P1">23354 <text:s text:c="2"/>einsatz</text:p>
      <text:p text:style-name="P1">23355 <text:s text:c="2"/>einschub</text:p>
      <text:p text:style-name="P1">23356 <text:s text:c="2"/>einsehen</text:p>
      <text:p text:style-name="P1">23361 <text:s text:c="2"/>einsicht</text:p>
      <text:p text:style-name="P1">23362 <text:s text:c="2"/>einstand</text:p>
      <text:p text:style-name="P1">23363 <text:s text:c="2"/>einstieg</text:p>
      <text:p text:style-name="P1">23364 <text:s text:c="2"/>einsturz</text:p>
      <text:p text:style-name="P1">23365 <text:s text:c="2"/>eintopf</text:p>
      <text:p text:style-name="P1">23366 <text:s text:c="2"/>eintrag</text:p>
      <text:p text:style-name="P1">23411 <text:s text:c="2"/>eintritt</text:p>
      <text:p text:style-name="P1">23412 <text:s text:c="2"/>einwand</text:p>
      <text:p text:style-name="P1">23413 <text:s text:c="2"/>einwurf</text:p>
      <text:p text:style-name="P1">23414 <text:s text:c="2"/>einzahl</text:p>
      <text:p text:style-name="P1">23415 <text:s text:c="2"/>einzel</text:p>
      <text:p text:style-name="P1">23416 <text:s text:c="2"/>einzeln</text:p>
      <text:p text:style-name="P1">23421 <text:s text:c="2"/>einzig</text:p>
      <text:p text:style-name="P1">23422 <text:s text:c="2"/>einzug</text:p>
      <text:p text:style-name="P1">23423 <text:s text:c="2"/>eisarena</text:p>
      <text:p text:style-name="P1">23424 <text:s text:c="2"/>eisaxt</text:p>
      <text:p text:style-name="P1">23425 <text:s text:c="2"/>eisbahn</text:p>
      <text:p text:style-name="P1">23426 <text:s text:c="2"/>eisbein</text:p>
      <text:p text:style-name="P1">23431 <text:s text:c="2"/>eisblock</text:p>
      <text:p text:style-name="P1">23432 <text:s text:c="2"/>eisblume</text:p>
      <text:p text:style-name="P1">23433 <text:s text:c="2"/>eisbombe</text:p>
      <text:p text:style-name="P1">23434 <text:s text:c="2"/>eischale</text:p>
      <text:p text:style-name="P1">23435 <text:s text:c="2"/>eischnee</text:p>
      <text:p text:style-name="P1">23436 <text:s text:c="2"/>eiscreme</text:p>
      <text:p text:style-name="P1">23441 <text:s text:c="2"/>eisdecke</text:p>
      <text:p text:style-name="P1">23442 <text:s text:c="2"/>eisdiele</text:p>
      <text:p text:style-name="P1">23443 <text:s text:c="2"/>eisen</text:p>
      <text:p text:style-name="P1">23444 <text:s text:c="2"/>eisenerz</text:p>
      <text:p text:style-name="P1">23445 <text:s text:c="2"/>eisentor</text:p>
      <text:p text:style-name="P1">23446 <text:s text:c="2"/>eisern</text:p>
      <text:p text:style-name="P1">23451 <text:s text:c="2"/>eisfach</text:p>
      <text:p text:style-name="P1">23452 <text:s text:c="2"/>eisfrei</text:p>
      <text:p text:style-name="P1">23453 <text:s text:c="2"/>eisig</text:p>
      <text:p text:style-name="P1">23454 <text:s text:c="2"/>eiskalt</text:p>
      <text:p text:style-name="P1">23455 <text:s text:c="2"/>eiskugel</text:p>
      <text:p text:style-name="P1">23456 <text:s text:c="2"/>eislauf</text:p>
      <text:p text:style-name="P1">23461 <text:s text:c="2"/>eismann</text:p>
      <text:p text:style-name="P1">23462 <text:s text:c="2"/>eismeer</text:p>
      <text:p text:style-name="P1">23463 <text:s text:c="2"/>eisprung</text:p>
      <text:p text:style-name="P1">23464 <text:s text:c="2"/>eisregen</text:p>
      <text:p text:style-name="P1">23465 <text:s text:c="2"/>eissalat</text:p>
      <text:p text:style-name="P1">23466 <text:s text:c="2"/>eissport</text:p>
      <text:p text:style-name="P1">23511 <text:s text:c="2"/>eisstock</text:p>
      <text:p text:style-name="P1">23512 <text:s text:c="2"/>eistee</text:p>
      <text:p text:style-name="P1">23513 <text:s text:c="2"/>eistorte</text:p>
      <text:p text:style-name="P1">23514 <text:s text:c="2"/>eisvogel</text:p>
      <text:p text:style-name="P1">23515 <text:s text:c="2"/>eiswagen</text:p>
      <text:p text:style-name="P1">23516 <text:s text:c="2"/>eiswein</text:p>
      <text:p text:style-name="P1">23521 <text:s text:c="2"/>eiszeit</text:p>
      <text:p text:style-name="P1">23522 <text:s text:c="2"/>eizelle</text:p>
      <text:p text:style-name="P1">23523 <text:s text:c="2"/>eklatant</text:p>
      <text:p text:style-name="P1">23524 <text:s text:c="2"/>elan</text:p>
      <text:p text:style-name="P1">23525 <text:s text:c="2"/>elastan</text:p>
      <text:p text:style-name="P1">23526 <text:s text:c="2"/>elasthan</text:p>
      <text:p text:style-name="P1">23531 <text:s text:c="2"/>elbkahn</text:p>
      <text:p text:style-name="P1">23532 <text:s text:c="2"/>elch</text:p>
      <text:p text:style-name="P1">23533 <text:s text:c="2"/>elchtest</text:p>
      <text:p text:style-name="P1">23534 <text:s text:c="2"/>eldorado</text:p>
      <text:p text:style-name="P1">23535 <text:s text:c="2"/>elegant</text:p>
      <text:p text:style-name="P1">23536 <text:s text:c="2"/>eleganz</text:p>
      <text:p text:style-name="P1">23541 <text:s text:c="2"/>elektrik</text:p>
      <text:p text:style-name="P1">23542 <text:s text:c="2"/>elektron</text:p>
      <text:p text:style-name="P1">23543 <text:s text:c="2"/>element</text:p>
      <text:p text:style-name="P1">23544 <text:s text:c="2"/>elfe</text:p>
      <text:p text:style-name="P1">23545 <text:s text:c="2"/>elfmeter</text:p>
      <text:p text:style-name="P1">23546 <text:s text:c="2"/>elite</text:p>
      <text:p text:style-name="P1">23551 <text:s text:c="2"/>eliteuni</text:p>
      <text:p text:style-name="P1">23552 <text:s text:c="2"/>elixier</text:p>
      <text:p text:style-name="P1">23553 <text:s text:c="2"/>ellbogen</text:p>
      <text:p text:style-name="P1">23554 <text:s text:c="2"/>ellipse</text:p>
      <text:p text:style-name="P1">23555 <text:s text:c="2"/>eloquent</text:p>
      <text:p text:style-name="P1">23556 <text:s text:c="2"/>elster</text:p>
      <text:p text:style-name="P1">23561 <text:s text:c="2"/>eltern</text:p>
      <text:p text:style-name="P1">23562 <text:s text:c="2"/>email</text:p>
      <text:p text:style-name="P1">23563 <text:s text:c="2"/>emblem</text:p>
      <text:p text:style-name="P1">23564 <text:s text:c="2"/>embryo</text:p>
      <text:p text:style-name="P1">23565 <text:s text:c="2"/>emission</text:p>
      <text:p text:style-name="P1">23566 <text:s text:c="2"/>emmy</text:p>
      <text:p text:style-name="P1">23611 <text:s text:c="2"/>emoji</text:p>
      <text:p text:style-name="P1">23612 <text:s text:c="2"/>emotion</text:p>
      <text:p text:style-name="P1">23613 <text:s text:c="2"/>empathie</text:p>
      <text:p text:style-name="P1">23614 <text:s text:c="2"/>empfang</text:p>
      <text:p text:style-name="P1">23615 <text:s text:c="2"/>empore</text:p>
      <text:p text:style-name="P1">23616 <text:s text:c="2"/>emsig</text:p>
      <text:p text:style-name="P1">23621 <text:s text:c="2"/>emulsion</text:p>
      <text:p text:style-name="P1">23622 <text:s text:c="2"/>encoding</text:p>
      <text:p text:style-name="P1">23623 <text:s text:c="2"/>ende</text:p>
      <text:p text:style-name="P1">23624 <text:s text:c="2"/>enden</text:p>
      <text:p text:style-name="P1">23625 <text:s text:c="2"/>endivie</text:p>
      <text:p text:style-name="P1">23626 <text:s text:c="2"/>endlos</text:p>
      <text:p text:style-name="P1">23631 <text:s text:c="2"/>endoskop</text:p>
      <text:p text:style-name="P1">23632 <text:s text:c="2"/>endpreis</text:p>
      <text:p text:style-name="P1">23633 <text:s text:c="2"/>endspiel</text:p>
      <text:p text:style-name="P1">23634 <text:s text:c="2"/>endspurt</text:p>
      <text:p text:style-name="P1">23635 <text:s text:c="2"/>endstufe</text:p>
      <text:p text:style-name="P1">23636 <text:s text:c="2"/>endung</text:p>
      <text:p text:style-name="P1">23641 <text:s text:c="2"/>endzeit</text:p>
      <text:p text:style-name="P1">23642 <text:s text:c="2"/>energie</text:p>
      <text:p text:style-name="P1">23643 <text:s text:c="2"/>engel</text:p>
      <text:p text:style-name="P1">23644 <text:s text:c="2"/>engpass</text:p>
      <text:p text:style-name="P1">23645 <text:s text:c="2"/>enigma</text:p>
      <text:p text:style-name="P1">23646 <text:s text:c="2"/>enkel</text:p>
      <text:p text:style-name="P1">23651 <text:s text:c="2"/>enorm</text:p>
      <text:p text:style-name="P1">23652 <text:s text:c="2"/>ensemble</text:p>
      <text:p text:style-name="P1">23653 <text:s text:c="2"/>entasten</text:p>
      <text:p text:style-name="P1">23654 <text:s text:c="2"/>ente</text:p>
      <text:p text:style-name="P1">23655 <text:s text:c="2"/>enteisen</text:p>
      <text:p text:style-name="P1">23656 <text:s text:c="2"/>enter</text:p>
      <text:p text:style-name="P1">23661 <text:s text:c="2"/>enterben</text:p>
      <text:p text:style-name="P1">23662 <text:s text:c="2"/>entfall</text:p>
      <text:p text:style-name="P1">23663 <text:s text:c="2"/>entgehen</text:p>
      <text:p text:style-name="P1">23664 <text:s text:c="2"/>entgelt</text:p>
      <text:p text:style-name="P1">23665 <text:s text:c="2"/>entladen</text:p>
      <text:p text:style-name="P1">23666 <text:s text:c="2"/>entnahme</text:p>
      <text:p text:style-name="P1">24111 <text:s text:c="2"/>entnervt</text:p>
      <text:p text:style-name="P1">24112 <text:s text:c="2"/>entropie</text:p>
      <text:p text:style-name="P1">24113 <text:s text:c="2"/>entsagen</text:p>
      <text:p text:style-name="P1">24114 <text:s text:c="2"/>entwurf</text:p>
      <text:p text:style-name="P1">24115 <text:s text:c="2"/>entzwei</text:p>
      <text:p text:style-name="P1">24116 <text:s text:c="2"/>enzian</text:p>
      <text:p text:style-name="P1">24121 <text:s text:c="2"/>enzym</text:p>
      <text:p text:style-name="P1">24122 <text:s text:c="2"/>episch</text:p>
      <text:p text:style-name="P1">24123 <text:s text:c="2"/>episode</text:p>
      <text:p text:style-name="P1">24124 <text:s text:c="2"/>epoche</text:p>
      <text:p text:style-name="P1">24125 <text:s text:c="2"/>epoxid</text:p>
      <text:p text:style-name="P1">24126 <text:s text:c="2"/>epsilon</text:p>
      <text:p text:style-name="P1">24131 <text:s text:c="2"/>erachten</text:p>
      <text:p text:style-name="P1">24132 <text:s text:c="2"/>erbarmen</text:p>
      <text:p text:style-name="P1">24133 <text:s text:c="2"/>erbauer</text:p>
      <text:p text:style-name="P1">24134 <text:s text:c="2"/>erbe</text:p>
      <text:p text:style-name="P1"><text:soft-page-break/>24135 <text:s text:c="2"/>erben</text:p>
      <text:p text:style-name="P1">24136 <text:s text:c="2"/>erbeuten</text:p>
      <text:p text:style-name="P1">24141 <text:s text:c="2"/>erbfolge</text:p>
      <text:p text:style-name="P1">24142 <text:s text:c="2"/>erbgut</text:p>
      <text:p text:style-name="P1">24143 <text:s text:c="2"/>erbitten</text:p>
      <text:p text:style-name="P1">24144 <text:s text:c="2"/>erbrecht</text:p>
      <text:p text:style-name="P1">24145 <text:s text:c="2"/>erbse</text:p>
      <text:p text:style-name="P1">24146 <text:s text:c="2"/>erdachse</text:p>
      <text:p text:style-name="P1">24151 <text:s text:c="2"/>erdbeben</text:p>
      <text:p text:style-name="P1">24152 <text:s text:c="2"/>erdbeere</text:p>
      <text:p text:style-name="P1">24153 <text:s text:c="2"/>erdboden</text:p>
      <text:p text:style-name="P1">24154 <text:s text:c="2"/>erde</text:p>
      <text:p text:style-name="P1">24155 <text:s text:c="2"/>erdenken</text:p>
      <text:p text:style-name="P1">24156 <text:s text:c="2"/>erdgas</text:p>
      <text:p text:style-name="P1">24161 <text:s text:c="2"/>erdkabel</text:p>
      <text:p text:style-name="P1">24162 <text:s text:c="2"/>erdkugel</text:p>
      <text:p text:style-name="P1">24163 <text:s text:c="2"/>erdkunde</text:p>
      <text:p text:style-name="P1">24164 <text:s text:c="2"/>erdmaus</text:p>
      <text:p text:style-name="P1">24165 <text:s text:c="2"/>erdnuss</text:p>
      <text:p text:style-name="P1">24166 <text:s text:c="2"/>erdreich</text:p>
      <text:p text:style-name="P1">24211 <text:s text:c="2"/>erdteil</text:p>
      <text:p text:style-name="P1">24212 <text:s text:c="2"/>erdulden</text:p>
      <text:p text:style-name="P1">24213 <text:s text:c="2"/>erdwall</text:p>
      <text:p text:style-name="P1">24214 <text:s text:c="2"/>ereignen</text:p>
      <text:p text:style-name="P1">24215 <text:s text:c="2"/>ereignis</text:p>
      <text:p text:style-name="P1">24216 <text:s text:c="2"/>erfahren</text:p>
      <text:p text:style-name="P1">24221 <text:s text:c="2"/>erfassen</text:p>
      <text:p text:style-name="P1">24222 <text:s text:c="2"/>erfinden</text:p>
      <text:p text:style-name="P1">24223 <text:s text:c="2"/>erfinder</text:p>
      <text:p text:style-name="P1">24224 <text:s text:c="2"/>erfolg</text:p>
      <text:p text:style-name="P1">24225 <text:s text:c="2"/>erfolgen</text:p>
      <text:p text:style-name="P1">24226 <text:s text:c="2"/>erfragen</text:p>
      <text:p text:style-name="P1">24231 <text:s text:c="2"/>erfreuen</text:p>
      <text:p text:style-name="P1">24232 <text:s text:c="2"/>ergebnis</text:p>
      <text:p text:style-name="P1">24233 <text:s text:c="2"/>ergiebig</text:p>
      <text:p text:style-name="P1">24234 <text:s text:c="2"/>erhalten</text:p>
      <text:p text:style-name="P1">24235 <text:s text:c="2"/>erhebung</text:p>
      <text:p text:style-name="P1">24236 <text:s text:c="2"/>erhellen</text:p>
      <text:p text:style-name="P1">24241 <text:s text:c="2"/>erhitzen</text:p>
      <text:p text:style-name="P1">24242 <text:s text:c="2"/>erhoffen</text:p>
      <text:p text:style-name="P1">24243 <text:s text:c="2"/>erholen</text:p>
      <text:p text:style-name="P1">24244 <text:s text:c="2"/>erholsam</text:p>
      <text:p text:style-name="P1">24245 <text:s text:c="2"/>erholung</text:p>
      <text:p text:style-name="P1">24246 <text:s text:c="2"/>erinnern</text:p>
      <text:p text:style-name="P1">24251 <text:s text:c="2"/>erkalten</text:p>
      <text:p text:style-name="P1">24252 <text:s text:c="2"/>erkennen</text:p>
      <text:p text:style-name="P1">24253 <text:s text:c="2"/>erker</text:p>
      <text:p text:style-name="P1">24254 <text:s text:c="2"/>erkunden</text:p>
      <text:p text:style-name="P1">24255 <text:s text:c="2"/>erlangen</text:p>
      <text:p text:style-name="P1">24256 <text:s text:c="2"/>erlassen</text:p>
      <text:p text:style-name="P1">24261 <text:s text:c="2"/>erlauben</text:p>
      <text:p text:style-name="P1">24262 <text:s text:c="2"/>erle</text:p>
      <text:p text:style-name="P1">24263 <text:s text:c="2"/>erleben</text:p>
      <text:p text:style-name="P1">24264 <text:s text:c="2"/>erlebnis</text:p>
      <text:p text:style-name="P1">24265 <text:s text:c="2"/>erlernen</text:p>
      <text:p text:style-name="P1">24266 <text:s text:c="2"/>ermahnen</text:p>
      <text:p text:style-name="P1">24311 <text:s text:c="2"/>ermessen</text:p>
      <text:p text:style-name="P1">24312 <text:s text:c="2"/>ernennen</text:p>
      <text:p text:style-name="P1">24313 <text:s text:c="2"/>erneuern</text:p>
      <text:p text:style-name="P1">24314 <text:s text:c="2"/>ernst</text:p>
      <text:p text:style-name="P1">24315 <text:s text:c="2"/>ernte</text:p>
      <text:p text:style-name="P1">24316 <text:s text:c="2"/>ernten</text:p>
      <text:p text:style-name="P1">24321 <text:s text:c="2"/>erosion</text:p>
      <text:p text:style-name="P1">24322 <text:s text:c="2"/>erpel</text:p>
      <text:p text:style-name="P1">24323 <text:s text:c="2"/>erratbar</text:p>
      <text:p text:style-name="P1">24324 <text:s text:c="2"/>erraten</text:p>
      <text:p text:style-name="P1">24325 <text:s text:c="2"/>erregbar</text:p>
      <text:p text:style-name="P1">24326 <text:s text:c="2"/>erreger</text:p>
      <text:p text:style-name="P1">24331 <text:s text:c="2"/>erregung</text:p>
      <text:p text:style-name="P1">24332 <text:s text:c="2"/>erringen</text:p>
      <text:p text:style-name="P1">24333 <text:s text:c="2"/>ersatz</text:p>
      <text:p text:style-name="P1">24334 <text:s text:c="2"/>ersehnen</text:p>
      <text:p text:style-name="P1">24335 <text:s text:c="2"/>ersetzen</text:p>
      <text:p text:style-name="P1">24336 <text:s text:c="2"/>ersinnen</text:p>
      <text:p text:style-name="P1">24341 <text:s text:c="2"/>ersparen</text:p>
      <text:p text:style-name="P1">24342 <text:s text:c="2"/>erstehen</text:p>
      <text:p text:style-name="P1">24343 <text:s text:c="2"/>ersuchen</text:p>
      <text:p text:style-name="P1">24344 <text:s text:c="2"/>ertappen</text:p>
      <text:p text:style-name="P1">24345 <text:s text:c="2"/>ertasten</text:p>
      <text:p text:style-name="P1">24346 <text:s text:c="2"/>erteilen</text:p>
      <text:p text:style-name="P1">24351 <text:s text:c="2"/>ertrag</text:p>
      <text:p text:style-name="P1">24352 <text:s text:c="2"/>ertragen</text:p>
      <text:p text:style-name="P1">24353 <text:s text:c="2"/>eruieren</text:p>
      <text:p text:style-name="P1">24354 <text:s text:c="2"/>eruption</text:p>
      <text:p text:style-name="P1">24355 <text:s text:c="2"/>erwachen</text:p>
      <text:p text:style-name="P1">24356 <text:s text:c="2"/>erwarten</text:p>
      <text:p text:style-name="P1">24361 <text:s text:c="2"/>erwecken</text:p>
      <text:p text:style-name="P1">24362 <text:s text:c="2"/>erwehren</text:p>
      <text:p text:style-name="P1">24363 <text:s text:c="2"/>erweis</text:p>
      <text:p text:style-name="P1">24364 <text:s text:c="2"/>erweisen</text:p>
      <text:p text:style-name="P1">24365 <text:s text:c="2"/>erwerb</text:p>
      <text:p text:style-name="P1">24366 <text:s text:c="2"/>erwerben</text:p>
      <text:p text:style-name="P1">24411 <text:s text:c="2"/>erwidern</text:p>
      <text:p text:style-name="P1">24412 <text:s text:c="2"/>erwirken</text:p>
      <text:p text:style-name="P1">24413 <text:s text:c="2"/>erzeugen</text:p>
      <text:p text:style-name="P1">24414 <text:s text:c="2"/>erzeuger</text:p>
      <text:p text:style-name="P1">24415 <text:s text:c="2"/>erziehen</text:p>
      <text:p text:style-name="P1">24416 <text:s text:c="2"/>erzieher</text:p>
      <text:p text:style-name="P1">24421 <text:s text:c="2"/>erzielen</text:p>
      <text:p text:style-name="P1">24422 <text:s text:c="2"/>esche</text:p>
      <text:p text:style-name="P1">24423 <text:s text:c="2"/>esoterik</text:p>
      <text:p text:style-name="P1">24424 <text:s text:c="2"/>espresso</text:p>
      <text:p text:style-name="P1">24425 <text:s text:c="2"/>essay</text:p>
      <text:p text:style-name="P1">24426 <text:s text:c="2"/>essbar</text:p>
      <text:p text:style-name="P1">24431 <text:s text:c="2"/>essen</text:p>
      <text:p text:style-name="P1">24432 <text:s text:c="2"/>essenz</text:p>
      <text:p text:style-name="P1">24433 <text:s text:c="2"/>essig</text:p>
      <text:p text:style-name="P1">24434 <text:s text:c="2"/>esstisch</text:p>
      <text:p text:style-name="P1">24435 <text:s text:c="2"/>estragon</text:p>
      <text:p text:style-name="P1">24436 <text:s text:c="2"/>estrich</text:p>
      <text:p text:style-name="P1">24441 <text:s text:c="2"/>eszett</text:p>
      <text:p text:style-name="P1">24442 <text:s text:c="2"/>etage</text:p>
      <text:p text:style-name="P1">24443 <text:s text:c="2"/>etagere</text:p>
      <text:p text:style-name="P1">24444 <text:s text:c="2"/>etappe</text:p>
      <text:p text:style-name="P1">24445 <text:s text:c="2"/>etat</text:p>
      <text:p text:style-name="P1">24446 <text:s text:c="2"/>eternit</text:p>
      <text:p text:style-name="P1">24451 <text:s text:c="2"/>ethanol</text:p>
      <text:p text:style-name="P1">24452 <text:s text:c="2"/>ethernet</text:p>
      <text:p text:style-name="P1">24453 <text:s text:c="2"/>ethisch</text:p>
      <text:p text:style-name="P1">24454 <text:s text:c="2"/>etikett</text:p>
      <text:p text:style-name="P1">24455 <text:s text:c="2"/>etikette</text:p>
      <text:p text:style-name="P1">24456 <text:s text:c="2"/>etui</text:p>
      <text:p text:style-name="P1">24461 <text:s text:c="2"/>etwas</text:p>
      <text:p text:style-name="P1">24462 <text:s text:c="2"/>eule</text:p>
      <text:p text:style-name="P1">24463 <text:s text:c="2"/>euphorie</text:p>
      <text:p text:style-name="P1">24464 <text:s text:c="2"/>euro</text:p>
      <text:p text:style-name="P1">24465 <text:s text:c="2"/>event</text:p>
      <text:p text:style-name="P1">24466 <text:s text:c="2"/>ewig</text:p>
      <text:p text:style-name="P1">24511 <text:s text:c="2"/>ewigkeit</text:p>
      <text:p text:style-name="P1">24512 <text:s text:c="2"/>exakt</text:p>
      <text:p text:style-name="P1">24513 <text:s text:c="2"/>examen</text:p>
      <text:p text:style-name="P1">24514 <text:s text:c="2"/>exekutiv</text:p>
      <text:p text:style-name="P1">24515 <text:s text:c="2"/>exemplar</text:p>
      <text:p text:style-name="P1">24516 <text:s text:c="2"/>existent</text:p>
      <text:p text:style-name="P1">24521 <text:s text:c="2"/>existenz</text:p>
      <text:p text:style-name="P1">24522 <text:s text:c="2"/>exklusiv</text:p>
      <text:p text:style-name="P1">24523 <text:s text:c="2"/>exotisch</text:p>
      <text:p text:style-name="P1">24524 <text:s text:c="2"/>expander</text:p>
      <text:p text:style-name="P1">24525 <text:s text:c="2"/>experte</text:p>
      <text:p text:style-name="P1">24526 <text:s text:c="2"/>explizit</text:p>
      <text:p text:style-name="P1">24531 <text:s text:c="2"/>explosiv</text:p>
      <text:p text:style-name="P1">24532 <text:s text:c="2"/>exponent</text:p>
      <text:p text:style-name="P1">24533 <text:s text:c="2"/>export</text:p>
      <text:p text:style-name="P1">24534 <text:s text:c="2"/>exposee</text:p>
      <text:p text:style-name="P1">24535 <text:s text:c="2"/>express</text:p>
      <text:p text:style-name="P1">24536 <text:s text:c="2"/>exquisit</text:p>
      <text:p text:style-name="P1">24541 <text:s text:c="2"/>extern</text:p>
      <text:p text:style-name="P1">24542 <text:s text:c="2"/>extra</text:p>
      <text:p text:style-name="P1">24543 <text:s text:c="2"/>extrakt</text:p>
      <text:p text:style-name="P1">24544 <text:s text:c="2"/>exzessiv</text:p>
      <text:p text:style-name="P1">24545 <text:s text:c="2"/>eyeliner</text:p>
      <text:p text:style-name="P1">24546 <text:s text:c="2"/>fabel</text:p>
      <text:p text:style-name="P1">24551 <text:s text:c="2"/>fabrik</text:p>
      <text:p text:style-name="P1">24552 <text:s text:c="2"/>fabrikat</text:p>
      <text:p text:style-name="P1">24553 <text:s text:c="2"/>facette</text:p>
      <text:p text:style-name="P1">24554 <text:s text:c="2"/>fach</text:p>
      <text:p text:style-name="P1">24555 <text:s text:c="2"/>facharzt</text:p>
      <text:p text:style-name="P1">24556 <text:s text:c="2"/>fachbuch</text:p>
      <text:p text:style-name="P1">24561 <text:s text:c="2"/>fachlich</text:p>
      <text:p text:style-name="P1">24562 <text:s text:c="2"/>fachmann</text:p>
      <text:p text:style-name="P1">24563 <text:s text:c="2"/>fachwerk</text:p>
      <text:p text:style-name="P1">24564 <text:s text:c="2"/>fackel</text:p>
      <text:p text:style-name="P1">24565 <text:s text:c="2"/>faden</text:p>
      <text:p text:style-name="P1">24566 <text:s text:c="2"/>fahndung</text:p>
      <text:p text:style-name="P1">24611 <text:s text:c="2"/>fahne</text:p>
      <text:p text:style-name="P1">24612 <text:s text:c="2"/>fahrbahn</text:p>
      <text:p text:style-name="P1">24613 <text:s text:c="2"/>fahrbar</text:p>
      <text:p text:style-name="P1">24614 <text:s text:c="2"/>fahren</text:p>
      <text:p text:style-name="P1">24615 <text:s text:c="2"/>fahrer</text:p>
      <text:p text:style-name="P1">24616 <text:s text:c="2"/>fahrgast</text:p>
      <text:p text:style-name="P1">24621 <text:s text:c="2"/>fahrplan</text:p>
      <text:p text:style-name="P1">24622 <text:s text:c="2"/>fahrrad</text:p>
      <text:p text:style-name="P1">24623 <text:s text:c="2"/>fahrstil</text:p>
      <text:p text:style-name="P1">24624 <text:s text:c="2"/>fahrt</text:p>
      <text:p text:style-name="P1">24625 <text:s text:c="2"/>fahrwerk</text:p>
      <text:p text:style-name="P1">24626 <text:s text:c="2"/>fahrzeit</text:p>
      <text:p text:style-name="P1">24631 <text:s text:c="2"/>fahrzeug</text:p>
      <text:p text:style-name="P1">24632 <text:s text:c="2"/>faible</text:p>
      <text:p text:style-name="P1">24633 <text:s text:c="2"/>fair</text:p>
      <text:p text:style-name="P1">24634 <text:s text:c="2"/>fairness</text:p>
      <text:p text:style-name="P1">24635 <text:s text:c="2"/>fairplay</text:p>
      <text:p text:style-name="P1">24636 <text:s text:c="2"/>fakenews</text:p>
      <text:p text:style-name="P1">24641 <text:s text:c="2"/>fakir</text:p>
      <text:p text:style-name="P1">24642 <text:s text:c="2"/>fakt</text:p>
      <text:p text:style-name="P1">24643 <text:s text:c="2"/>faktisch</text:p>
      <text:p text:style-name="P1">24644 <text:s text:c="2"/>faktor</text:p>
      <text:p text:style-name="P1">24645 <text:s text:c="2"/>falafel</text:p>
      <text:p text:style-name="P1">24646 <text:s text:c="2"/>falke</text:p>
      <text:p text:style-name="P1">24651 <text:s text:c="2"/>falkner</text:p>
      <text:p text:style-name="P1">24652 <text:s text:c="2"/>fall</text:p>
      <text:p text:style-name="P1">24653 <text:s text:c="2"/>falle</text:p>
      <text:p text:style-name="P1">24654 <text:s text:c="2"/>fallen</text:p>
      <text:p text:style-name="P1">24655 <text:s text:c="2"/>fallobst</text:p>
      <text:p text:style-name="P1">24656 <text:s text:c="2"/>fallrohr</text:p>
      <text:p text:style-name="P1">24661 <text:s text:c="2"/>faltbar</text:p>
      <text:p text:style-name="P1">24662 <text:s text:c="2"/>faltboot</text:p>
      <text:p text:style-name="P1">24663 <text:s text:c="2"/>falter</text:p>
      <text:p text:style-name="P1">24664 <text:s text:c="2"/>faltplan</text:p>
      <text:p text:style-name="P1">24665 <text:s text:c="2"/>faltrad</text:p>
      <text:p text:style-name="P1">24666 <text:s text:c="2"/>familie</text:p>
      <text:p text:style-name="P1">25111 <text:s text:c="2"/>fanblock</text:p>
      <text:p text:style-name="P1">25112 <text:s text:c="2"/>fanclub</text:p>
      <text:p text:style-name="P1">25113 <text:s text:c="2"/>fanfare</text:p>
      <text:p text:style-name="P1">25114 <text:s text:c="2"/>fang</text:p>
      <text:p text:style-name="P1">25115 <text:s text:c="2"/>fangarm</text:p>
      <text:p text:style-name="P1">25116 <text:s text:c="2"/>fangen</text:p>
      <text:p text:style-name="P1">25121 <text:s text:c="2"/>fangnetz</text:p>
      <text:p text:style-name="P1">25122 <text:s text:c="2"/>fango</text:p>
      <text:p text:style-name="P1">25123 <text:s text:c="2"/>fangobad</text:p>
      <text:p text:style-name="P1">25124 <text:s text:c="2"/>fangzahn</text:p>
      <text:p text:style-name="P1">25125 <text:s text:c="2"/>fankurve</text:p>
      <text:p text:style-name="P1">25126 <text:s text:c="2"/>fanmeile</text:p>
      <text:p text:style-name="P1">25131 <text:s text:c="2"/>fanpost</text:p>
      <text:p text:style-name="P1">25132 <text:s text:c="2"/>fanshop</text:p>
      <text:p text:style-name="P1">25133 <text:s text:c="2"/>fantasie</text:p>
      <text:p text:style-name="P1">25134 <text:s text:c="2"/>fantasy</text:p>
      <text:p text:style-name="P1">25135 <text:s text:c="2"/>farbe</text:p>
      <text:p text:style-name="P1">25136 <text:s text:c="2"/>farbecht</text:p>
      <text:p text:style-name="P1">25141 <text:s text:c="2"/>farbfoto</text:p>
      <text:p text:style-name="P1">25142 <text:s text:c="2"/>farbig</text:p>
      <text:p text:style-name="P1">25143 <text:s text:c="2"/>farbraum</text:p>
      <text:p text:style-name="P1">25144 <text:s text:c="2"/>farbrest</text:p>
      <text:p text:style-name="P1">25145 <text:s text:c="2"/>farbton</text:p>
      <text:p text:style-name="P1">25146 <text:s text:c="2"/>farbwert</text:p>
      <text:p text:style-name="P1">25151 <text:s text:c="2"/>farm</text:p>
      <text:p text:style-name="P1">25152 <text:s text:c="2"/>farmer</text:p>
      <text:p text:style-name="P1">25153 <text:s text:c="2"/>farn</text:p>
      <text:p text:style-name="P1">25154 <text:s text:c="2"/>fasan</text:p>
      <text:p text:style-name="P1">25155 <text:s text:c="2"/>fasching</text:p>
      <text:p text:style-name="P1">25156 <text:s text:c="2"/>faser</text:p>
      <text:p text:style-name="P1">25161 <text:s text:c="2"/>faserig</text:p>
      <text:p text:style-name="P1">25162 <text:s text:c="2"/>fashion</text:p>
      <text:p text:style-name="P1">25163 <text:s text:c="2"/>fass</text:p>
      <text:p text:style-name="P1">25164 <text:s text:c="2"/>fassade</text:p>
      <text:p text:style-name="P1">25165 <text:s text:c="2"/>fassbier</text:p>
      <text:p text:style-name="P1">25166 <text:s text:c="2"/>fassen</text:p>
      <text:p text:style-name="P1">25211 <text:s text:c="2"/>fassung</text:p>
      <text:p text:style-name="P1">25212 <text:s text:c="2"/>fasten</text:p>
      <text:p text:style-name="P1">25213 <text:s text:c="2"/>fastfood</text:p>
      <text:p text:style-name="P1">25214 <text:s text:c="2"/>faszie</text:p>
      <text:p text:style-name="P1">25215 <text:s text:c="2"/>fauchen</text:p>
      <text:p text:style-name="P1">25216 <text:s text:c="2"/>faultier</text:p>
      <text:p text:style-name="P1">25221 <text:s text:c="2"/>fauna</text:p>
      <text:p text:style-name="P1">25222 <text:s text:c="2"/>faust</text:p>
      <text:p text:style-name="P1">25223 <text:s text:c="2"/>fauxpas</text:p>
      <text:p text:style-name="P1">25224 <text:s text:c="2"/>favorit</text:p>
      <text:p text:style-name="P1">25225 <text:s text:c="2"/>fazit</text:p>
      <text:p text:style-name="P1">25226 <text:s text:c="2"/>feature</text:p>
      <text:p text:style-name="P1">25231 <text:s text:c="2"/>februar</text:p>
      <text:p text:style-name="P1">25232 <text:s text:c="2"/>fechten</text:p>
      <text:p text:style-name="P1">25233 <text:s text:c="2"/>fechter</text:p>
      <text:p text:style-name="P1">25234 <text:s text:c="2"/>feder</text:p>
      <text:p text:style-name="P1">25235 <text:s text:c="2"/>federboa</text:p>
      <text:p text:style-name="P1">25236 <text:s text:c="2"/>federhut</text:p>
      <text:p text:style-name="P1">25241 <text:s text:c="2"/>federung</text:p>
      <text:p text:style-name="P1">25242 <text:s text:c="2"/>feedback</text:p>
      <text:p text:style-name="P1">25243 <text:s text:c="2"/>fegen</text:p>
      <text:p text:style-name="P1">25244 <text:s text:c="2"/>fehde</text:p>
      <text:p text:style-name="P1">25245 <text:s text:c="2"/>fehlen</text:p>
      <text:p text:style-name="P1">25246 <text:s text:c="2"/>fehler</text:p>
      <text:p text:style-name="P1">25251 <text:s text:c="2"/>fehlpass</text:p>
      <text:p text:style-name="P1">25252 <text:s text:c="2"/>fehlzeit</text:p>
      <text:p text:style-name="P1">25253 <text:s text:c="2"/>feier</text:p>
      <text:p text:style-name="P1">25254 <text:s text:c="2"/>feiern</text:p>
      <text:p text:style-name="P1">25255 <text:s text:c="2"/>feiertag</text:p>
      <text:p text:style-name="P1">25256 <text:s text:c="2"/>feile</text:p>
      <text:p text:style-name="P1">25261 <text:s text:c="2"/>feilen</text:p>
      <text:p text:style-name="P1">25262 <text:s text:c="2"/>fein</text:p>
      <text:p text:style-name="P1">25263 <text:s text:c="2"/>feinheit</text:p>
      <text:p text:style-name="P1">25264 <text:s text:c="2"/>feinkost</text:p>
      <text:p text:style-name="P1">25265 <text:s text:c="2"/>feinripp</text:p>
      <text:p text:style-name="P1">25266 <text:s text:c="2"/>feld</text:p>
      <text:p text:style-name="P1">25311 <text:s text:c="2"/>feldbett</text:p>
      <text:p text:style-name="P1">25312 <text:s text:c="2"/>feldhase</text:p>
      <text:p text:style-name="P1">25313 <text:s text:c="2"/>feldmaus</text:p>
      <text:p text:style-name="P1">25314 <text:s text:c="2"/>feldweg</text:p>
      <text:p text:style-name="P1">25315 <text:s text:c="2"/>felge</text:p>
      <text:p text:style-name="P1">25316 <text:s text:c="2"/>fell</text:p>
      <text:p text:style-name="P1">25321 <text:s text:c="2"/>fels</text:p>
      <text:p text:style-name="P1">25322 <text:s text:c="2"/>felsen</text:p>
      <text:p text:style-name="P1">25323 <text:s text:c="2"/>felsig</text:p>
      <text:p text:style-name="P1">25324 <text:s text:c="2"/>felswand</text:p>
      <text:p text:style-name="P1">25325 <text:s text:c="2"/>feminin</text:p>
      <text:p text:style-name="P1">25326 <text:s text:c="2"/>fenchel</text:p>
      <text:p text:style-name="P1">25331 <text:s text:c="2"/>fenster</text:p>
      <text:p text:style-name="P1">25332 <text:s text:c="2"/>ferien</text:p>
      <text:p text:style-name="P1">25333 <text:s text:c="2"/>fern</text:p>
      <text:p text:style-name="P1">25334 <text:s text:c="2"/>ferne</text:p>
      <text:p text:style-name="P1">25335 <text:s text:c="2"/>fernglas</text:p>
      <text:p text:style-name="P1">25336 <text:s text:c="2"/>fernkurs</text:p>
      <text:p text:style-name="P1">25341 <text:s text:c="2"/>fernost</text:p>
      <text:p text:style-name="P1">25342 <text:s text:c="2"/>fernrohr</text:p>
      <text:p text:style-name="P1">25343 <text:s text:c="2"/>fernweh</text:p>
      <text:p text:style-name="P1">25344 <text:s text:c="2"/>fernzug</text:p>
      <text:p text:style-name="P1">25345 <text:s text:c="2"/>ferse</text:p>
      <text:p text:style-name="P1">25346 <text:s text:c="2"/>fertig</text:p>
      <text:p text:style-name="P1">25351 <text:s text:c="2"/>fertigen</text:p>
      <text:p text:style-name="P1">25352 <text:s text:c="2"/>fesch</text:p>
      <text:p text:style-name="P1">25353 <text:s text:c="2"/>fest</text:p>
      <text:p text:style-name="P1">25354 <text:s text:c="2"/>festakt</text:p>
      <text:p text:style-name="P1">25355 <text:s text:c="2"/>festival</text:p>
      <text:p text:style-name="P1">25356 <text:s text:c="2"/>festland</text:p>
      <text:p text:style-name="P1">25361 <text:s text:c="2"/>festlich</text:p>
      <text:p text:style-name="P1">25362 <text:s text:c="2"/>festlohn</text:p>
      <text:p text:style-name="P1">25363 <text:s text:c="2"/>festmahl</text:p>
      <text:p text:style-name="P1">25364 <text:s text:c="2"/>festnetz</text:p>
      <text:p text:style-name="P1">25365 <text:s text:c="2"/>festsaal</text:p>
      <text:p text:style-name="P1">25366 <text:s text:c="2"/>festung</text:p>
      <text:p text:style-name="P1">25411 <text:s text:c="2"/>festzelt</text:p>
      <text:p text:style-name="P1">25412 <text:s text:c="2"/>feta</text:p>
      <text:p text:style-name="P1">25413 <text:s text:c="2"/>fete</text:p>
      <text:p text:style-name="P1">25414 <text:s text:c="2"/>fettarm</text:p>
      <text:p text:style-name="P1">25415 <text:s text:c="2"/>fettnapf</text:p>
      <text:p text:style-name="P1">25416 <text:s text:c="2"/>fetzen</text:p>
      <text:p text:style-name="P1">25421 <text:s text:c="2"/>fetzig</text:p>
      <text:p text:style-name="P1">25422 <text:s text:c="2"/>feuer</text:p>
      <text:p text:style-name="P1">25423 <text:s text:c="2"/>feuerrot</text:p>
      <text:p text:style-name="P1">25424 <text:s text:c="2"/>feurig</text:p>
      <text:p text:style-name="P1">25425 <text:s text:c="2"/>fibel</text:p>
      <text:p text:style-name="P1">25426 <text:s text:c="2"/>fichte</text:p>
      <text:p text:style-name="P1">25431 <text:s text:c="2"/>fidel</text:p>
      <text:p text:style-name="P1">25432 <text:s text:c="2"/>fidschi</text:p>
      <text:p text:style-name="P1">25433 <text:s text:c="2"/>fiedeln</text:p>
      <text:p text:style-name="P1">25434 <text:s text:c="2"/>fiepen</text:p>
      <text:p text:style-name="P1">25435 <text:s text:c="2"/>figur</text:p>
      <text:p text:style-name="P1">25436 <text:s text:c="2"/>fiktiv</text:p>
      <text:p text:style-name="P1">25441 <text:s text:c="2"/>filet</text:p>
      <text:p text:style-name="P1">25442 <text:s text:c="2"/>filiale</text:p>
      <text:p text:style-name="P1">25443 <text:s text:c="2"/>filigran</text:p>
      <text:p text:style-name="P1">25444 <text:s text:c="2"/>film</text:p>
      <text:p text:style-name="P1">25445 <text:s text:c="2"/>filmcrew</text:p>
      <text:p text:style-name="P1">25446 <text:s text:c="2"/>filmen</text:p>
      <text:p text:style-name="P1">25451 <text:s text:c="2"/>filmer</text:p>
      <text:p text:style-name="P1">25452 <text:s text:c="2"/>filmreif</text:p>
      <text:p text:style-name="P1">25453 <text:s text:c="2"/>filmriss</text:p>
      <text:p text:style-name="P1">25454 <text:s text:c="2"/>filmset</text:p>
      <text:p text:style-name="P1">25455 <text:s text:c="2"/>filmstar</text:p>
      <text:p text:style-name="P1">25456 <text:s text:c="2"/>filter</text:p>
      <text:p text:style-name="P1">25461 <text:s text:c="2"/>filtern</text:p>
      <text:p text:style-name="P1">25462 <text:s text:c="2"/>filz</text:p>
      <text:p text:style-name="P1">25463 <text:s text:c="2"/>filzhut</text:p>
      <text:p text:style-name="P1">25464 <text:s text:c="2"/>fimmel</text:p>
      <text:p text:style-name="P1">25465 <text:s text:c="2"/>final</text:p>
      <text:p text:style-name="P1">25466 <text:s text:c="2"/>finale</text:p>
      <text:p text:style-name="P1">25511 <text:s text:c="2"/>finalist</text:p>
      <text:p text:style-name="P1">25512 <text:s text:c="2"/>finden</text:p>
      <text:p text:style-name="P1">25513 <text:s text:c="2"/>finder</text:p>
      <text:p text:style-name="P1">25514 <text:s text:c="2"/>findling</text:p>
      <text:p text:style-name="P1">25515 <text:s text:c="2"/>finger</text:p>
      <text:p text:style-name="P1">25516 <text:s text:c="2"/>finish</text:p>
      <text:p text:style-name="P1">25521 <text:s text:c="2"/>fink</text:p>
      <text:p text:style-name="P1">25522 <text:s text:c="2"/>finte</text:p>
      <text:p text:style-name="P1">25523 <text:s text:c="2"/>fintech</text:p>
      <text:p text:style-name="P1">25524 <text:s text:c="2"/>firewall</text:p>
      <text:p text:style-name="P1">25525 <text:s text:c="2"/>firma</text:p>
      <text:p text:style-name="P1">25526 <text:s text:c="2"/>firmware</text:p>
      <text:p text:style-name="P1">25531 <text:s text:c="2"/>first</text:p>
      <text:p text:style-name="P1">25532 <text:s text:c="2"/>fisch</text:p>
      <text:p text:style-name="P1">25533 <text:s text:c="2"/>fischen</text:p>
      <text:p text:style-name="P1">25534 <text:s text:c="2"/>fischer</text:p>
      <text:p text:style-name="P1">25535 <text:s text:c="2"/>fiskus</text:p>
      <text:p text:style-name="P1">25536 <text:s text:c="2"/>fitness</text:p>
      <text:p text:style-name="P1">25541 <text:s text:c="2"/>fittich</text:p>
      <text:p text:style-name="P1">25542 <text:s text:c="2"/>fixie</text:p>
      <text:p text:style-name="P1">25543 <text:s text:c="2"/>fixieren</text:p>
      <text:p text:style-name="P1">25544 <text:s text:c="2"/>fixpreis</text:p>
      <text:p text:style-name="P1">25545 <text:s text:c="2"/>fjord</text:p>
      <text:p text:style-name="P1">25546 <text:s text:c="2"/>flach</text:p>
      <text:p text:style-name="P1">25551 <text:s text:c="2"/>flachs</text:p>
      <text:p text:style-name="P1">25552 <text:s text:c="2"/>flachsen</text:p>
      <text:p text:style-name="P1">25553 <text:s text:c="2"/>flackern</text:p>
      <text:p text:style-name="P1">25554 <text:s text:c="2"/>flagge</text:p>
      <text:p text:style-name="P1">25555 <text:s text:c="2"/>flair</text:p>
      <text:p text:style-name="P1">25556 <text:s text:c="2"/>flakon</text:p>
      <text:p text:style-name="P1">25561 <text:s text:c="2"/>flamenco</text:p>
      <text:p text:style-name="P1">25562 <text:s text:c="2"/>flamingo</text:p>
      <text:p text:style-name="P1">25563 <text:s text:c="2"/>flamme</text:p>
      <text:p text:style-name="P1">25564 <text:s text:c="2"/>flanell</text:p>
      <text:p text:style-name="P1">25565 <text:s text:c="2"/>flanke</text:p>
      <text:p text:style-name="P1">25566 <text:s text:c="2"/>flanken</text:p>
      <text:p text:style-name="P1">25611 <text:s text:c="2"/>flansch</text:p>
      <text:p text:style-name="P1">25612 <text:s text:c="2"/>flasche</text:p>
      <text:p text:style-name="P1">25613 <text:s text:c="2"/>flashmob</text:p>
      <text:p text:style-name="P1">25614 <text:s text:c="2"/>flatrate</text:p>
      <text:p text:style-name="P1">25615 <text:s text:c="2"/>flattern</text:p>
      <text:p text:style-name="P1">25616 <text:s text:c="2"/>flaum</text:p>
      <text:p text:style-name="P1">25621 <text:s text:c="2"/>flause</text:p>
      <text:p text:style-name="P1">25622 <text:s text:c="2"/>flaute</text:p>
      <text:p text:style-name="P1">25623 <text:s text:c="2"/>flechten</text:p>
      <text:p text:style-name="P1">25624 <text:s text:c="2"/>fleck</text:p>
      <text:p text:style-name="P1">25625 <text:s text:c="2"/>fleisch</text:p>
      <text:p text:style-name="P1">25626 <text:s text:c="2"/>flex</text:p>
      <text:p text:style-name="P1"><text:soft-page-break/>25631 <text:s text:c="2"/>flexen</text:p>
      <text:p text:style-name="P1">25632 <text:s text:c="2"/>flexibel</text:p>
      <text:p text:style-name="P1">25633 <text:s text:c="2"/>flicken</text:p>
      <text:p text:style-name="P1">25634 <text:s text:c="2"/>flieder</text:p>
      <text:p text:style-name="P1">25635 <text:s text:c="2"/>fliege</text:p>
      <text:p text:style-name="P1">25636 <text:s text:c="2"/>fliegen</text:p>
      <text:p text:style-name="P1">25641 <text:s text:c="2"/>flieger</text:p>
      <text:p text:style-name="P1">25642 <text:s text:c="2"/>fliese</text:p>
      <text:p text:style-name="P1">25643 <text:s text:c="2"/>flimmern</text:p>
      <text:p text:style-name="P1">25644 <text:s text:c="2"/>flink</text:p>
      <text:p text:style-name="P1">25645 <text:s text:c="2"/>flipflop</text:p>
      <text:p text:style-name="P1">25646 <text:s text:c="2"/>flipper</text:p>
      <text:p text:style-name="P1">25651 <text:s text:c="2"/>flippern</text:p>
      <text:p text:style-name="P1">25652 <text:s text:c="2"/>flirt</text:p>
      <text:p text:style-name="P1">25653 <text:s text:c="2"/>flirten</text:p>
      <text:p text:style-name="P1">25654 <text:s text:c="2"/>flitsche</text:p>
      <text:p text:style-name="P1">25655 <text:s text:c="2"/>flittern</text:p>
      <text:p text:style-name="P1">25656 <text:s text:c="2"/>flitzen</text:p>
      <text:p text:style-name="P1">25661 <text:s text:c="2"/>flitzer</text:p>
      <text:p text:style-name="P1">25662 <text:s text:c="2"/>flocke</text:p>
      <text:p text:style-name="P1">25663 <text:s text:c="2"/>flockig</text:p>
      <text:p text:style-name="P1">25664 <text:s text:c="2"/>floh</text:p>
      <text:p text:style-name="P1">25665 <text:s text:c="2"/>flop</text:p>
      <text:p text:style-name="P1">25666 <text:s text:c="2"/>flora</text:p>
      <text:p text:style-name="P1">26111 <text:s text:c="2"/>floral</text:p>
      <text:p text:style-name="P1">26112 <text:s text:c="2"/>florist</text:p>
      <text:p text:style-name="P1">26113 <text:s text:c="2"/>floskel</text:p>
      <text:p text:style-name="P1">26114 <text:s text:c="2"/>flosse</text:p>
      <text:p text:style-name="P1">26115 <text:s text:c="2"/>flott</text:p>
      <text:p text:style-name="P1">26116 <text:s text:c="2"/>flow</text:p>
      <text:p text:style-name="P1">26121 <text:s text:c="2"/>fluffig</text:p>
      <text:p text:style-name="P1">26122 <text:s text:c="2"/>flug</text:p>
      <text:p text:style-name="P1">26123 <text:s text:c="2"/>flugbahn</text:p>
      <text:p text:style-name="P1">26124 <text:s text:c="2"/>fluggast</text:p>
      <text:p text:style-name="P1">26125 <text:s text:c="2"/>flugplan</text:p>
      <text:p text:style-name="P1">26126 <text:s text:c="2"/>flugzeit</text:p>
      <text:p text:style-name="P1">26131 <text:s text:c="2"/>flugzeug</text:p>
      <text:p text:style-name="P1">26132 <text:s text:c="2"/>flunder</text:p>
      <text:p text:style-name="P1">26133 <text:s text:c="2"/>flunkern</text:p>
      <text:p text:style-name="P1">26134 <text:s text:c="2"/>fluorid</text:p>
      <text:p text:style-name="P1">26135 <text:s text:c="2"/>fluppe</text:p>
      <text:p text:style-name="P1">26136 <text:s text:c="2"/>flur</text:p>
      <text:p text:style-name="P1">26141 <text:s text:c="2"/>flurfunk</text:p>
      <text:p text:style-name="P1">26142 <text:s text:c="2"/>fluse</text:p>
      <text:p text:style-name="P1">26143 <text:s text:c="2"/>flusig</text:p>
      <text:p text:style-name="P1">26144 <text:s text:c="2"/>fluss</text:p>
      <text:p text:style-name="P1">26145 <text:s text:c="2"/>flussarm</text:p>
      <text:p text:style-name="P1">26146 <text:s text:c="2"/>flut</text:p>
      <text:p text:style-name="P1">26151 <text:s text:c="2"/>fluten</text:p>
      <text:p text:style-name="P1">26152 <text:s text:c="2"/>fluter</text:p>
      <text:p text:style-name="P1">26153 <text:s text:c="2"/>flyer</text:p>
      <text:p text:style-name="P1">26154 <text:s text:c="2"/>fohlen</text:p>
      <text:p text:style-name="P1">26155 <text:s text:c="2"/>fokus</text:p>
      <text:p text:style-name="P1">26156 <text:s text:c="2"/>folge</text:p>
      <text:p text:style-name="P1">26161 <text:s text:c="2"/>folgen</text:p>
      <text:p text:style-name="P1">26162 <text:s text:c="2"/>folgern</text:p>
      <text:p text:style-name="P1">26163 <text:s text:c="2"/>folgetag</text:p>
      <text:p text:style-name="P1">26164 <text:s text:c="2"/>folie</text:p>
      <text:p text:style-name="P1">26165 <text:s text:c="2"/>folklore</text:p>
      <text:p text:style-name="P1">26166 <text:s text:c="2"/>follower</text:p>
      <text:p text:style-name="P1">26211 <text:s text:c="2"/>fond</text:p>
      <text:p text:style-name="P1">26212 <text:s text:c="2"/>fondant</text:p>
      <text:p text:style-name="P1">26213 <text:s text:c="2"/>fondue</text:p>
      <text:p text:style-name="P1">26214 <text:s text:c="2"/>football</text:p>
      <text:p text:style-name="P1">26215 <text:s text:c="2"/>foppen</text:p>
      <text:p text:style-name="P1">26216 <text:s text:c="2"/>fordern</text:p>
      <text:p text:style-name="P1">26221 <text:s text:c="2"/>forelle</text:p>
      <text:p text:style-name="P1">26222 <text:s text:c="2"/>forensik</text:p>
      <text:p text:style-name="P1">26223 <text:s text:c="2"/>forke</text:p>
      <text:p text:style-name="P1">26224 <text:s text:c="2"/>form</text:p>
      <text:p text:style-name="P1">26225 <text:s text:c="2"/>formal</text:p>
      <text:p text:style-name="P1">26226 <text:s text:c="2"/>formalie</text:p>
      <text:p text:style-name="P1">26231 <text:s text:c="2"/>format</text:p>
      <text:p text:style-name="P1">26232 <text:s text:c="2"/>formel</text:p>
      <text:p text:style-name="P1">26233 <text:s text:c="2"/>formell</text:p>
      <text:p text:style-name="P1">26234 <text:s text:c="2"/>formen</text:p>
      <text:p text:style-name="P1">26235 <text:s text:c="2"/>formlos</text:p>
      <text:p text:style-name="P1">26236 <text:s text:c="2"/>formtief</text:p>
      <text:p text:style-name="P1">26241 <text:s text:c="2"/>formular</text:p>
      <text:p text:style-name="P1">26242 <text:s text:c="2"/>forsch</text:p>
      <text:p text:style-name="P1">26243 <text:s text:c="2"/>forschen</text:p>
      <text:p text:style-name="P1">26244 <text:s text:c="2"/>forscher</text:p>
      <text:p text:style-name="P1">26245 <text:s text:c="2"/>forst</text:p>
      <text:p text:style-name="P1">26246 <text:s text:c="2"/>forstweg</text:p>
      <text:p text:style-name="P1">26251 <text:s text:c="2"/>fort</text:p>
      <text:p text:style-name="P1">26252 <text:s text:c="2"/>forum</text:p>
      <text:p text:style-name="P1">26253 <text:s text:c="2"/>fossil</text:p>
      <text:p text:style-name="P1">26254 <text:s text:c="2"/>foto</text:p>
      <text:p text:style-name="P1">26255 <text:s text:c="2"/>fotogen</text:p>
      <text:p text:style-name="P1">26256 <text:s text:c="2"/>fotograf</text:p>
      <text:p text:style-name="P1">26261 <text:s text:c="2"/>foul</text:p>
      <text:p text:style-name="P1">26262 <text:s text:c="2"/>foulen</text:p>
      <text:p text:style-name="P1">26263 <text:s text:c="2"/>foxtrott</text:p>
      <text:p text:style-name="P1">26264 <text:s text:c="2"/>fracht</text:p>
      <text:p text:style-name="P1">26265 <text:s text:c="2"/>frachter</text:p>
      <text:p text:style-name="P1">26266 <text:s text:c="2"/>frack</text:p>
      <text:p text:style-name="P1">26311 <text:s text:c="2"/>fracking</text:p>
      <text:p text:style-name="P1">26312 <text:s text:c="2"/>frage</text:p>
      <text:p text:style-name="P1">26313 <text:s text:c="2"/>fragen</text:p>
      <text:p text:style-name="P1">26314 <text:s text:c="2"/>fragil</text:p>
      <text:p text:style-name="P1">26315 <text:s text:c="2"/>fraglich</text:p>
      <text:p text:style-name="P1">26316 <text:s text:c="2"/>fragment</text:p>
      <text:p text:style-name="P1">26321 <text:s text:c="2"/>fraktion</text:p>
      <text:p text:style-name="P1">26322 <text:s text:c="2"/>fraktur</text:p>
      <text:p text:style-name="P1">26323 <text:s text:c="2"/>franse</text:p>
      <text:p text:style-name="P1">26324 <text:s text:c="2"/>fransig</text:p>
      <text:p text:style-name="P1">26325 <text:s text:c="2"/>fratz</text:p>
      <text:p text:style-name="P1">26326 <text:s text:c="2"/>frau</text:p>
      <text:p text:style-name="P1">26331 <text:s text:c="2"/>frei</text:p>
      <text:p text:style-name="P1">26332 <text:s text:c="2"/>freibad</text:p>
      <text:p text:style-name="P1">26333 <text:s text:c="2"/>freibier</text:p>
      <text:p text:style-name="P1">26334 <text:s text:c="2"/>freigabe</text:p>
      <text:p text:style-name="P1">26335 <text:s text:c="2"/>freiheit</text:p>
      <text:p text:style-name="P1">26336 <text:s text:c="2"/>freilauf</text:p>
      <text:p text:style-name="P1">26341 <text:s text:c="2"/>freiraum</text:p>
      <text:p text:style-name="P1">26342 <text:s text:c="2"/>freisinn</text:p>
      <text:p text:style-name="P1">26343 <text:s text:c="2"/>freitag</text:p>
      <text:p text:style-name="P1">26344 <text:s text:c="2"/>freiwild</text:p>
      <text:p text:style-name="P1">26345 <text:s text:c="2"/>freiwurf</text:p>
      <text:p text:style-name="P1">26346 <text:s text:c="2"/>freizeit</text:p>
      <text:p text:style-name="P1">26351 <text:s text:c="2"/>frequenz</text:p>
      <text:p text:style-name="P1">26352 <text:s text:c="2"/>freude</text:p>
      <text:p text:style-name="P1">26353 <text:s text:c="2"/>freudig</text:p>
      <text:p text:style-name="P1">26354 <text:s text:c="2"/>freuen</text:p>
      <text:p text:style-name="P1">26355 <text:s text:c="2"/>freund</text:p>
      <text:p text:style-name="P1">26356 <text:s text:c="2"/>frickeln</text:p>
      <text:p text:style-name="P1">26361 <text:s text:c="2"/>frieden</text:p>
      <text:p text:style-name="P1">26362 <text:s text:c="2"/>frieren</text:p>
      <text:p text:style-name="P1">26363 <text:s text:c="2"/>friktion</text:p>
      <text:p text:style-name="P1">26364 <text:s text:c="2"/>frisbee</text:p>
      <text:p text:style-name="P1">26365 <text:s text:c="2"/>frisch</text:p>
      <text:p text:style-name="P1">26366 <text:s text:c="2"/>friseur</text:p>
      <text:p text:style-name="P1">26411 <text:s text:c="2"/>frist</text:p>
      <text:p text:style-name="P1">26412 <text:s text:c="2"/>fristlos</text:p>
      <text:p text:style-name="P1">26413 <text:s text:c="2"/>frisur</text:p>
      <text:p text:style-name="P1">26414 <text:s text:c="2"/>friteuse</text:p>
      <text:p text:style-name="P1">26415 <text:s text:c="2"/>fritte</text:p>
      <text:p text:style-name="P1">26416 <text:s text:c="2"/>froh</text:p>
      <text:p text:style-name="P1">26421 <text:s text:c="2"/>frohsinn</text:p>
      <text:p text:style-name="P1">26422 <text:s text:c="2"/>front</text:p>
      <text:p text:style-name="P1">26423 <text:s text:c="2"/>frontal</text:p>
      <text:p text:style-name="P1">26424 <text:s text:c="2"/>frontend</text:p>
      <text:p text:style-name="P1">26425 <text:s text:c="2"/>frosch</text:p>
      <text:p text:style-name="P1">26426 <text:s text:c="2"/>frost</text:p>
      <text:p text:style-name="P1">26431 <text:s text:c="2"/>frostig</text:p>
      <text:p text:style-name="P1">26432 <text:s text:c="2"/>frottee</text:p>
      <text:p text:style-name="P1">26433 <text:s text:c="2"/>frotzeln</text:p>
      <text:p text:style-name="P1">26434 <text:s text:c="2"/>frucht</text:p>
      <text:p text:style-name="P1">26435 <text:s text:c="2"/>fruchten</text:p>
      <text:p text:style-name="P1">26436 <text:s text:c="2"/>fruchtig</text:p>
      <text:p text:style-name="P1">26441 <text:s text:c="2"/>fuchs</text:p>
      <text:p text:style-name="P1">26442 <text:s text:c="2"/>fuchsbau</text:p>
      <text:p text:style-name="P1">26443 <text:s text:c="2"/>fuchsie</text:p>
      <text:p text:style-name="P1">26444 <text:s text:c="2"/>fuchsrot</text:p>
      <text:p text:style-name="P1">26445 <text:s text:c="2"/>fuchteln</text:p>
      <text:p text:style-name="P1">26446 <text:s text:c="2"/>fuder</text:p>
      <text:p text:style-name="P1">26451 <text:s text:c="2"/>fuge</text:p>
      <text:p text:style-name="P1">26452 <text:s text:c="2"/>fuhre</text:p>
      <text:p text:style-name="P1">26453 <text:s text:c="2"/>fuhrpark</text:p>
      <text:p text:style-name="P1">26454 <text:s text:c="2"/>fummel</text:p>
      <text:p text:style-name="P1">26455 <text:s text:c="2"/>fummelig</text:p>
      <text:p text:style-name="P1">26456 <text:s text:c="2"/>fummeln</text:p>
      <text:p text:style-name="P1">26461 <text:s text:c="2"/>fund</text:p>
      <text:p text:style-name="P1">26462 <text:s text:c="2"/>fundort</text:p>
      <text:p text:style-name="P1">26463 <text:s text:c="2"/>fundus</text:p>
      <text:p text:style-name="P1">26464 <text:s text:c="2"/>funk</text:p>
      <text:p text:style-name="P1">26465 <text:s text:c="2"/>funke</text:p>
      <text:p text:style-name="P1">26466 <text:s text:c="2"/>funkeln</text:p>
      <text:p text:style-name="P1">26511 <text:s text:c="2"/>funken</text:p>
      <text:p text:style-name="P1">26512 <text:s text:c="2"/>funker</text:p>
      <text:p text:style-name="P1">26513 <text:s text:c="2"/>funkloch</text:p>
      <text:p text:style-name="P1">26514 <text:s text:c="2"/>funkmast</text:p>
      <text:p text:style-name="P1">26515 <text:s text:c="2"/>funktion</text:p>
      <text:p text:style-name="P1">26516 <text:s text:c="2"/>funkturm</text:p>
      <text:p text:style-name="P1">26521 <text:s text:c="2"/>funkuhr</text:p>
      <text:p text:style-name="P1">26522 <text:s text:c="2"/>funzel</text:p>
      <text:p text:style-name="P1">26523 <text:s text:c="2"/>furche</text:p>
      <text:p text:style-name="P1">26524 <text:s text:c="2"/>furios</text:p>
      <text:p text:style-name="P1">26525 <text:s text:c="2"/>furnier</text:p>
      <text:p text:style-name="P1">26526 <text:s text:c="2"/>furore</text:p>
      <text:p text:style-name="P1">26531 <text:s text:c="2"/>fusel</text:p>
      <text:p text:style-name="P1">26532 <text:s text:c="2"/>fusion</text:p>
      <text:p text:style-name="P1">26533 <text:s text:c="2"/>fussel</text:p>
      <text:p text:style-name="P1">26534 <text:s text:c="2"/>fusselig</text:p>
      <text:p text:style-name="P1">26535 <text:s text:c="2"/>fusseln</text:p>
      <text:p text:style-name="P1">26536 <text:s text:c="2"/>futon</text:p>
      <text:p text:style-name="P1">26541 <text:s text:c="2"/>futsch</text:p>
      <text:p text:style-name="P1">26542 <text:s text:c="2"/>futter</text:p>
      <text:p text:style-name="P1">26543 <text:s text:c="2"/>futtern</text:p>
      <text:p text:style-name="P1">26544 <text:s text:c="2"/>gabe</text:p>
      <text:p text:style-name="P1">26545 <text:s text:c="2"/>gabel</text:p>
      <text:p text:style-name="P1">26546 <text:s text:c="2"/>gabeln</text:p>
      <text:p text:style-name="P1">26551 <text:s text:c="2"/>gabelung</text:p>
      <text:p text:style-name="P1">26552 <text:s text:c="2"/>gackern</text:p>
      <text:p text:style-name="P1">26553 <text:s text:c="2"/>gadget</text:p>
      <text:p text:style-name="P1">26554 <text:s text:c="2"/>gage</text:p>
      <text:p text:style-name="P1">26555 <text:s text:c="2"/>gala</text:p>
      <text:p text:style-name="P1">26556 <text:s text:c="2"/>galant</text:p>
      <text:p text:style-name="P1">26561 <text:s text:c="2"/>galaxie</text:p>
      <text:p text:style-name="P1">26562 <text:s text:c="2"/>galaxis</text:p>
      <text:p text:style-name="P1">26563 <text:s text:c="2"/>galerie</text:p>
      <text:p text:style-name="P1">26564 <text:s text:c="2"/>galopp</text:p>
      <text:p text:style-name="P1">26565 <text:s text:c="2"/>galosche</text:p>
      <text:p text:style-name="P1">26566 <text:s text:c="2"/>game</text:p>
      <text:p text:style-name="P1">26611 <text:s text:c="2"/>gamepad</text:p>
      <text:p text:style-name="P1">26612 <text:s text:c="2"/>gamer</text:p>
      <text:p text:style-name="P1">26613 <text:s text:c="2"/>gameshow</text:p>
      <text:p text:style-name="P1">26614 <text:s text:c="2"/>gaming</text:p>
      <text:p text:style-name="P1">26615 <text:s text:c="2"/>gamma</text:p>
      <text:p text:style-name="P1">26616 <text:s text:c="2"/>gammelig</text:p>
      <text:p text:style-name="P1">26621 <text:s text:c="2"/>gang</text:p>
      <text:p text:style-name="P1">26622 <text:s text:c="2"/>gangster</text:p>
      <text:p text:style-name="P1">26623 <text:s text:c="2"/>ganz</text:p>
      <text:p text:style-name="P1">26624 <text:s text:c="2"/>ganzzahl</text:p>
      <text:p text:style-name="P1">26625 <text:s text:c="2"/>garage</text:p>
      <text:p text:style-name="P1">26626 <text:s text:c="2"/>garantie</text:p>
      <text:p text:style-name="P1">26631 <text:s text:c="2"/>gardine</text:p>
      <text:p text:style-name="P1">26632 <text:s text:c="2"/>garen</text:p>
      <text:p text:style-name="P1">26633 <text:s text:c="2"/>garn</text:p>
      <text:p text:style-name="P1">26634 <text:s text:c="2"/>garnele</text:p>
      <text:p text:style-name="P1">26635 <text:s text:c="2"/>garnitur</text:p>
      <text:p text:style-name="P1">26636 <text:s text:c="2"/>garten</text:p>
      <text:p text:style-name="P1">26641 <text:s text:c="2"/>gasbeton</text:p>
      <text:p text:style-name="P1">26642 <text:s text:c="2"/>gasherd</text:p>
      <text:p text:style-name="P1">26643 <text:s text:c="2"/>gasmaske</text:p>
      <text:p text:style-name="P1">26644 <text:s text:c="2"/>gasofen</text:p>
      <text:p text:style-name="P1">26645 <text:s text:c="2"/>gaspedal</text:p>
      <text:p text:style-name="P1">26646 <text:s text:c="2"/>gaspreis</text:p>
      <text:p text:style-name="P1">26651 <text:s text:c="2"/>gasse</text:p>
      <text:p text:style-name="P1">26652 <text:s text:c="2"/>gast</text:p>
      <text:p text:style-name="P1">26653 <text:s text:c="2"/>gasthaus</text:p>
      <text:p text:style-name="P1">26654 <text:s text:c="2"/>gasthof</text:p>
      <text:p text:style-name="P1">26655 <text:s text:c="2"/>gastlich</text:p>
      <text:p text:style-name="P1">26656 <text:s text:c="2"/>gastwirt</text:p>
      <text:p text:style-name="P1">26661 <text:s text:c="2"/>gasuhr</text:p>
      <text:p text:style-name="P1">26662 <text:s text:c="2"/>gaswerk</text:p>
      <text:p text:style-name="P1">26663 <text:s text:c="2"/>gate</text:p>
      <text:p text:style-name="P1">26664 <text:s text:c="2"/>gatte</text:p>
      <text:p text:style-name="P1">26665 <text:s text:c="2"/>gatter</text:p>
      <text:p text:style-name="P1">26666 <text:s text:c="2"/>gaudi</text:p>
      <text:p text:style-name="P1">31111 <text:s text:c="2"/>gaul</text:p>
      <text:p text:style-name="P1">31112 <text:s text:c="2"/>gaumen</text:p>
      <text:p text:style-name="P1">31113 <text:s text:c="2"/>gazelle</text:p>
      <text:p text:style-name="P1">31114 <text:s text:c="2"/>gazpacho</text:p>
      <text:p text:style-name="P1">31115 <text:s text:c="2"/>geben</text:p>
      <text:p text:style-name="P1">31116 <text:s text:c="2"/>geber</text:p>
      <text:p text:style-name="P1">31121 <text:s text:c="2"/>gebiet</text:p>
      <text:p text:style-name="P1">31122 <text:s text:c="2"/>gebieten</text:p>
      <text:p text:style-name="P1">31123 <text:s text:c="2"/>gebilde</text:p>
      <text:p text:style-name="P1">31124 <text:s text:c="2"/>gebirge</text:p>
      <text:p text:style-name="P1">31125 <text:s text:c="2"/>gebirgig</text:p>
      <text:p text:style-name="P1">31126 <text:s text:c="2"/>gebiss</text:p>
      <text:p text:style-name="P1">31131 <text:s text:c="2"/>gebrauch</text:p>
      <text:p text:style-name="P1">31132 <text:s text:c="2"/>geburt</text:p>
      <text:p text:style-name="P1">31133 <text:s text:c="2"/>gecko</text:p>
      <text:p text:style-name="P1">31134 <text:s text:c="2"/>gedanke</text:p>
      <text:p text:style-name="P1">31135 <text:s text:c="2"/>gedeck</text:p>
      <text:p text:style-name="P1">31136 <text:s text:c="2"/>gedeihen</text:p>
      <text:p text:style-name="P1">31141 <text:s text:c="2"/>gedicht</text:p>
      <text:p text:style-name="P1">31142 <text:s text:c="2"/>gediegen</text:p>
      <text:p text:style-name="P1">31143 <text:s text:c="2"/>geduld</text:p>
      <text:p text:style-name="P1">31144 <text:s text:c="2"/>gedulden</text:p>
      <text:p text:style-name="P1">31145 <text:s text:c="2"/>geduldig</text:p>
      <text:p text:style-name="P1">31146 <text:s text:c="2"/>geek</text:p>
      <text:p text:style-name="P1">31151 <text:s text:c="2"/>gefallen</text:p>
      <text:p text:style-name="P1">31152 <text:s text:c="2"/>gefieder</text:p>
      <text:p text:style-name="P1">31153 <text:s text:c="2"/>geflecht</text:p>
      <text:p text:style-name="P1">31154 <text:s text:c="2"/>gegend</text:p>
      <text:p text:style-name="P1">31155 <text:s text:c="2"/>gegner</text:p>
      <text:p text:style-name="P1">31156 <text:s text:c="2"/>gehalt</text:p>
      <text:p text:style-name="P1">31161 <text:s text:c="2"/>gehege</text:p>
      <text:p text:style-name="P1">31162 <text:s text:c="2"/>geheim</text:p>
      <text:p text:style-name="P1">31163 <text:s text:c="2"/>gehen</text:p>
      <text:p text:style-name="P1">31164 <text:s text:c="2"/>gehhilfe</text:p>
      <text:p text:style-name="P1">31165 <text:s text:c="2"/>gehilfe</text:p>
      <text:p text:style-name="P1">31166 <text:s text:c="2"/>gehirn</text:p>
      <text:p text:style-name="P1">31211 <text:s text:c="2"/>gehorsam</text:p>
      <text:p text:style-name="P1">31212 <text:s text:c="2"/>gehpause</text:p>
      <text:p text:style-name="P1">31213 <text:s text:c="2"/>gehrung</text:p>
      <text:p text:style-name="P1">31214 <text:s text:c="2"/>gehstock</text:p>
      <text:p text:style-name="P1">31215 <text:s text:c="2"/>gehweg</text:p>
      <text:p text:style-name="P1">31216 <text:s text:c="2"/>geiern</text:p>
      <text:p text:style-name="P1">31221 <text:s text:c="2"/>geige</text:p>
      <text:p text:style-name="P1">31222 <text:s text:c="2"/>geigen</text:p>
      <text:p text:style-name="P1">31223 <text:s text:c="2"/>geiger</text:p>
      <text:p text:style-name="P1">31224 <text:s text:c="2"/>geist</text:p>
      <text:p text:style-name="P1">31225 <text:s text:c="2"/>geistern</text:p>
      <text:p text:style-name="P1">31226 <text:s text:c="2"/>gekicher</text:p>
      <text:p text:style-name="P1">31231 <text:s text:c="2"/>gekrakel</text:p>
      <text:p text:style-name="P1">31232 <text:s text:c="2"/>gelangen</text:p>
      <text:p text:style-name="P1">31233 <text:s text:c="2"/>gelassen</text:p>
      <text:p text:style-name="P1">31234 <text:s text:c="2"/>gelatine</text:p>
      <text:p text:style-name="P1">31235 <text:s text:c="2"/>gelb</text:p>
      <text:p text:style-name="P1">31236 <text:s text:c="2"/>geld</text:p>
      <text:p text:style-name="P1">31241 <text:s text:c="2"/>gelee</text:p>
      <text:p text:style-name="P1">31242 <text:s text:c="2"/>geleiten</text:p>
      <text:p text:style-name="P1">31243 <text:s text:c="2"/>gelenk</text:p>
      <text:p text:style-name="P1">31244 <text:s text:c="2"/>gelenkig</text:p>
      <text:p text:style-name="P1">31245 <text:s text:c="2"/>gelieren</text:p>
      <text:p text:style-name="P1">31246 <text:s text:c="2"/>gelingen</text:p>
      <text:p text:style-name="P1">31251 <text:s text:c="2"/>geloben</text:p>
      <text:p text:style-name="P1">31252 <text:s text:c="2"/>gelten</text:p>
      <text:p text:style-name="P1">31253 <text:s text:c="2"/>gemahl</text:p>
      <text:p text:style-name="P1">31254 <text:s text:c="2"/>gemeinde</text:p>
      <text:p text:style-name="P1">31255 <text:s text:c="2"/>gemisch</text:p>
      <text:p text:style-name="P1">31256 <text:s text:c="2"/>gemurmel</text:p>
      <text:p text:style-name="P1">31261 <text:s text:c="2"/>genau</text:p>
      <text:p text:style-name="P1">31262 <text:s text:c="2"/>gendarm</text:p>
      <text:p text:style-name="P1">31263 <text:s text:c="2"/>generell</text:p>
      <text:p text:style-name="P1">31264 <text:s text:c="2"/>genesen</text:p>
      <text:p text:style-name="P1">31265 <text:s text:c="2"/>genesung</text:p>
      <text:p text:style-name="P1">31266 <text:s text:c="2"/>genetik</text:p>
      <text:p text:style-name="P1">31311 <text:s text:c="2"/>genial</text:p>
      <text:p text:style-name="P1">31312 <text:s text:c="2"/>genick</text:p>
      <text:p text:style-name="P1">31313 <text:s text:c="2"/>genie</text:p>
      <text:p text:style-name="P1">31314 <text:s text:c="2"/>genieren</text:p>
      <text:p text:style-name="P1">31315 <text:s text:c="2"/>genitiv</text:p>
      <text:p text:style-name="P1">31316 <text:s text:c="2"/>genom</text:p>
      <text:p text:style-name="P1">31321 <text:s text:c="2"/>genre</text:p>
      <text:p text:style-name="P1">31322 <text:s text:c="2"/>gentest</text:p>
      <text:p text:style-name="P1">31323 <text:s text:c="2"/>genuss</text:p>
      <text:p text:style-name="P1">31324 <text:s text:c="2"/>geologe</text:p>
      <text:p text:style-name="P1">31325 <text:s text:c="2"/>geologie</text:p>
      <text:p text:style-name="P1">31326 <text:s text:c="2"/>gepard</text:p>
      <text:p text:style-name="P1">31331 <text:s text:c="2"/>gerade</text:p>
      <text:p text:style-name="P1">31332 <text:s text:c="2"/>geraffel</text:p>
      <text:p text:style-name="P1">31333 <text:s text:c="2"/>gerangel</text:p>
      <text:p text:style-name="P1">31334 <text:s text:c="2"/>geranie</text:p>
      <text:p text:style-name="P1">31335 <text:s text:c="2"/>gerbera</text:p>
      <text:p text:style-name="P1">31336 <text:s text:c="2"/>gerecht</text:p>
      <text:p text:style-name="P1">31341 <text:s text:c="2"/>gericht</text:p>
      <text:p text:style-name="P1">31342 <text:s text:c="2"/>gering</text:p>
      <text:p text:style-name="P1">31343 <text:s text:c="2"/>gerinnen</text:p>
      <text:p text:style-name="P1">31344 <text:s text:c="2"/>gerste</text:p>
      <text:p text:style-name="P1">31345 <text:s text:c="2"/>gerte</text:p>
      <text:p text:style-name="P1">31346 <text:s text:c="2"/>geruch</text:p>
      <text:p text:style-name="P1">31351 <text:s text:c="2"/>geruhsam</text:p>
      <text:p text:style-name="P1">31352 <text:s text:c="2"/>gesamt</text:p>
      <text:p text:style-name="P1">31353 <text:s text:c="2"/>gesang</text:p>
      <text:p text:style-name="P1">31354 <text:s text:c="2"/>gescheit</text:p>
      <text:p text:style-name="P1">31355 <text:s text:c="2"/>geschenk</text:p>
      <text:p text:style-name="P1">31356 <text:s text:c="2"/>geschick</text:p>
      <text:p text:style-name="P1">31361 <text:s text:c="2"/>geschirr</text:p>
      <text:p text:style-name="P1">31362 <text:s text:c="2"/>geschoss</text:p>
      <text:p text:style-name="P1">31363 <text:s text:c="2"/>geselle</text:p>
      <text:p text:style-name="P1">31364 <text:s text:c="2"/>gesellig</text:p>
      <text:p text:style-name="P1">31365 <text:s text:c="2"/>gesetz</text:p>
      <text:p text:style-name="P1">31366 <text:s text:c="2"/>gesicht</text:p>
      <text:p text:style-name="P1">31411 <text:s text:c="2"/>gespann</text:p>
      <text:p text:style-name="P1">31412 <text:s text:c="2"/>gespenst</text:p>
      <text:p text:style-name="P1">31413 <text:s text:c="2"/>gestalt</text:p>
      <text:p text:style-name="P1">31414 <text:s text:c="2"/>geste</text:p>
      <text:p text:style-name="P1">31415 <text:s text:c="2"/>gesteck</text:p>
      <text:p text:style-name="P1">31416 <text:s text:c="2"/>gestehen</text:p>
      <text:p text:style-name="P1">31421 <text:s text:c="2"/>gestein</text:p>
      <text:p text:style-name="P1">31422 <text:s text:c="2"/>gestell</text:p>
      <text:p text:style-name="P1">31423 <text:s text:c="2"/>gesund</text:p>
      <text:p text:style-name="P1">31424 <text:s text:c="2"/>getreide</text:p>
      <text:p text:style-name="P1">31425 <text:s text:c="2"/>getriebe</text:p>
      <text:p text:style-name="P1">31426 <text:s text:c="2"/>gewaltig</text:p>
      <text:p text:style-name="P1">31431 <text:s text:c="2"/>gewand</text:p>
      <text:p text:style-name="P1">31432 <text:s text:c="2"/>gewebe</text:p>
      <text:p text:style-name="P1">31433 <text:s text:c="2"/>geweih</text:p>
      <text:p text:style-name="P1">31434 <text:s text:c="2"/>gewerbe</text:p>
      <text:p text:style-name="P1">31435 <text:s text:c="2"/>gewerk</text:p>
      <text:p text:style-name="P1">31436 <text:s text:c="2"/>gewinde</text:p>
      <text:p text:style-name="P1">31441 <text:s text:c="2"/>gewinn</text:p>
      <text:p text:style-name="P1">31442 <text:s text:c="2"/>gewinnen</text:p>
      <text:p text:style-name="P1">31443 <text:s text:c="2"/>gewinner</text:p>
      <text:p text:style-name="P1">31444 <text:s text:c="2"/>gewiss</text:p>
      <text:p text:style-name="P1">31445 <text:s text:c="2"/>gewissen</text:p>
      <text:p text:style-name="P1">31446 <text:s text:c="2"/>gewitter</text:p>
      <text:p text:style-name="P1">31451 <text:s text:c="2"/>gewitzt</text:p>
      <text:p text:style-name="P1">31452 <text:s text:c="2"/>geysir</text:p>
      <text:p text:style-name="P1">31453 <text:s text:c="2"/>gezahnt</text:p>
      <text:p text:style-name="P1">31454 <text:s text:c="2"/>giebel</text:p>
      <text:p text:style-name="P1">31455 <text:s text:c="2"/>giftpilz</text:p>
      <text:p text:style-name="P1">31456 <text:s text:c="2"/>giftzahn</text:p>
      <text:p text:style-name="P1">31461 <text:s text:c="2"/>gigabyte</text:p>
      <text:p text:style-name="P1">31462 <text:s text:c="2"/>gigant</text:p>
      <text:p text:style-name="P1">31463 <text:s text:c="2"/>gilde</text:p>
      <text:p text:style-name="P1">31464 <text:s text:c="2"/>gimmick</text:p>
      <text:p text:style-name="P1">31465 <text:s text:c="2"/>gipfel</text:p>
      <text:p text:style-name="P1">31466 <text:s text:c="2"/>gips</text:p>
      <text:p text:style-name="P1">31511 <text:s text:c="2"/>gipsbein</text:p>
      <text:p text:style-name="P1">31512 <text:s text:c="2"/>gipsen</text:p>
      <text:p text:style-name="P1">31513 <text:s text:c="2"/>giraffe</text:p>
      <text:p text:style-name="P1"><text:soft-page-break/>31514 <text:s text:c="2"/>girlande</text:p>
      <text:p text:style-name="P1">31515 <text:s text:c="2"/>gitarre</text:p>
      <text:p text:style-name="P1">31516 <text:s text:c="2"/>gitter</text:p>
      <text:p text:style-name="P1">31521 <text:s text:c="2"/>gladiole</text:p>
      <text:p text:style-name="P1">31522 <text:s text:c="2"/>glamping</text:p>
      <text:p text:style-name="P1">31523 <text:s text:c="2"/>glanz</text:p>
      <text:p text:style-name="P1">31524 <text:s text:c="2"/>glas</text:p>
      <text:p text:style-name="P1">31525 <text:s text:c="2"/>glasauge</text:p>
      <text:p text:style-name="P1">31526 <text:s text:c="2"/>glasdach</text:p>
      <text:p text:style-name="P1">31531 <text:s text:c="2"/>glaser</text:p>
      <text:p text:style-name="P1">31532 <text:s text:c="2"/>glaserei</text:p>
      <text:p text:style-name="P1">31533 <text:s text:c="2"/>glashaus</text:p>
      <text:p text:style-name="P1">31534 <text:s text:c="2"/>glasig</text:p>
      <text:p text:style-name="P1">31535 <text:s text:c="2"/>glasklar</text:p>
      <text:p text:style-name="P1">31536 <text:s text:c="2"/>glasur</text:p>
      <text:p text:style-name="P1">31541 <text:s text:c="2"/>glatt</text:p>
      <text:p text:style-name="P1">31542 <text:s text:c="2"/>glatteis</text:p>
      <text:p text:style-name="P1">31543 <text:s text:c="2"/>gleich</text:p>
      <text:p text:style-name="P1">31544 <text:s text:c="2"/>gleichen</text:p>
      <text:p text:style-name="P1">31545 <text:s text:c="2"/>gleis</text:p>
      <text:p text:style-name="P1">31546 <text:s text:c="2"/>gleiten</text:p>
      <text:p text:style-name="P1">31551 <text:s text:c="2"/>glimmen</text:p>
      <text:p text:style-name="P1">31552 <text:s text:c="2"/>glitter</text:p>
      <text:p text:style-name="P1">31553 <text:s text:c="2"/>glitzer</text:p>
      <text:p text:style-name="P1">31554 <text:s text:c="2"/>glitzern</text:p>
      <text:p text:style-name="P1">31555 <text:s text:c="2"/>global</text:p>
      <text:p text:style-name="P1">31556 <text:s text:c="2"/>globulin</text:p>
      <text:p text:style-name="P1">31561 <text:s text:c="2"/>globus</text:p>
      <text:p text:style-name="P1">31562 <text:s text:c="2"/>glocke</text:p>
      <text:p text:style-name="P1">31563 <text:s text:c="2"/>glossar</text:p>
      <text:p text:style-name="P1">31564 <text:s text:c="2"/>gluckern</text:p>
      <text:p text:style-name="P1">31565 <text:s text:c="2"/>glucksen</text:p>
      <text:p text:style-name="P1">31566 <text:s text:c="2"/>gluckser</text:p>
      <text:p text:style-name="P1">31611 <text:s text:c="2"/>glucose</text:p>
      <text:p text:style-name="P1">31612 <text:s text:c="2"/>glut</text:p>
      <text:p text:style-name="P1">31613 <text:s text:c="2"/>glutamat</text:p>
      <text:p text:style-name="P1">31614 <text:s text:c="2"/>glutnest</text:p>
      <text:p text:style-name="P1">31615 <text:s text:c="2"/>glutrot</text:p>
      <text:p text:style-name="P1">31616 <text:s text:c="2"/>glyzerin</text:p>
      <text:p text:style-name="P1">31621 <text:s text:c="2"/>gockel</text:p>
      <text:p text:style-name="P1">31622 <text:s text:c="2"/>gokart</text:p>
      <text:p text:style-name="P1">31623 <text:s text:c="2"/>gold</text:p>
      <text:p text:style-name="P1">31624 <text:s text:c="2"/>goldesel</text:p>
      <text:p text:style-name="P1">31625 <text:s text:c="2"/>goldgelb</text:p>
      <text:p text:style-name="P1">31626 <text:s text:c="2"/>goldig</text:p>
      <text:p text:style-name="P1">31631 <text:s text:c="2"/>goldmine</text:p>
      <text:p text:style-name="P1">31632 <text:s text:c="2"/>goldring</text:p>
      <text:p text:style-name="P1">31633 <text:s text:c="2"/>goldzahn</text:p>
      <text:p text:style-name="P1">31634 <text:s text:c="2"/>golf</text:p>
      <text:p text:style-name="P1">31635 <text:s text:c="2"/>golfball</text:p>
      <text:p text:style-name="P1">31636 <text:s text:c="2"/>golfer</text:p>
      <text:p text:style-name="P1">31641 <text:s text:c="2"/>golfklub</text:p>
      <text:p text:style-name="P1">31642 <text:s text:c="2"/>gondel</text:p>
      <text:p text:style-name="P1">31643 <text:s text:c="2"/>gong</text:p>
      <text:p text:style-name="P1">31644 <text:s text:c="2"/>googeln</text:p>
      <text:p text:style-name="P1">31645 <text:s text:c="2"/>gorilla</text:p>
      <text:p text:style-name="P1">31646 <text:s text:c="2"/>gouda</text:p>
      <text:p text:style-name="P1">31651 <text:s text:c="2"/>gourmet</text:p>
      <text:p text:style-name="P1">31652 <text:s text:c="2"/>graben</text:p>
      <text:p text:style-name="P1">31653 <text:s text:c="2"/>grabung</text:p>
      <text:p text:style-name="P1">31654 <text:s text:c="2"/>gracht</text:p>
      <text:p text:style-name="P1">31655 <text:s text:c="2"/>grad</text:p>
      <text:p text:style-name="P1">31656 <text:s text:c="2"/>gradient</text:p>
      <text:p text:style-name="P1">31661 <text:s text:c="2"/>graf</text:p>
      <text:p text:style-name="P1">31662 <text:s text:c="2"/>graffiti</text:p>
      <text:p text:style-name="P1">31663 <text:s text:c="2"/>grafik</text:p>
      <text:p text:style-name="P1">31664 <text:s text:c="2"/>grafiker</text:p>
      <text:p text:style-name="P1">31665 <text:s text:c="2"/>grafisch</text:p>
      <text:p text:style-name="P1">31666 <text:s text:c="2"/>grafit</text:p>
      <text:p text:style-name="P1">32111 <text:s text:c="2"/>gramm</text:p>
      <text:p text:style-name="P1">32112 <text:s text:c="2"/>grammy</text:p>
      <text:p text:style-name="P1">32113 <text:s text:c="2"/>grandios</text:p>
      <text:p text:style-name="P1">32114 <text:s text:c="2"/>granit</text:p>
      <text:p text:style-name="P1">32115 <text:s text:c="2"/>granular</text:p>
      <text:p text:style-name="P1">32116 <text:s text:c="2"/>granulat</text:p>
      <text:p text:style-name="P1">32121 <text:s text:c="2"/>grappa</text:p>
      <text:p text:style-name="P1">32122 <text:s text:c="2"/>gras</text:p>
      <text:p text:style-name="P1">32123 <text:s text:c="2"/>grasen</text:p>
      <text:p text:style-name="P1">32124 <text:s text:c="2"/>grashalm</text:p>
      <text:p text:style-name="P1">32125 <text:s text:c="2"/>gratin</text:p>
      <text:p text:style-name="P1">32126 <text:s text:c="2"/>grau</text:p>
      <text:p text:style-name="P1">32131 <text:s text:c="2"/>graublau</text:p>
      <text:p text:style-name="P1">32132 <text:s text:c="2"/>graubrot</text:p>
      <text:p text:style-name="P1">32133 <text:s text:c="2"/>graugelb</text:p>
      <text:p text:style-name="P1">32134 <text:s text:c="2"/>graupel</text:p>
      <text:p text:style-name="P1">32135 <text:s text:c="2"/>grauwal</text:p>
      <text:p text:style-name="P1">32136 <text:s text:c="2"/>grauzone</text:p>
      <text:p text:style-name="P1">32141 <text:s text:c="2"/>gravur</text:p>
      <text:p text:style-name="P1">32142 <text:s text:c="2"/>greifbar</text:p>
      <text:p text:style-name="P1">32143 <text:s text:c="2"/>greifen</text:p>
      <text:p text:style-name="P1">32144 <text:s text:c="2"/>grell</text:p>
      <text:p text:style-name="P1">32145 <text:s text:c="2"/>gremium</text:p>
      <text:p text:style-name="P1">32146 <text:s text:c="2"/>grenze</text:p>
      <text:p text:style-name="P1">32151 <text:s text:c="2"/>griff</text:p>
      <text:p text:style-name="P1">32152 <text:s text:c="2"/>griffig</text:p>
      <text:p text:style-name="P1">32153 <text:s text:c="2"/>grille</text:p>
      <text:p text:style-name="P1">32154 <text:s text:c="2"/>grillen</text:p>
      <text:p text:style-name="P1">32155 <text:s text:c="2"/>grillgut</text:p>
      <text:p text:style-name="P1">32156 <text:s text:c="2"/>grimasse</text:p>
      <text:p text:style-name="P1">32161 <text:s text:c="2"/>grinsen</text:p>
      <text:p text:style-name="P1">32162 <text:s text:c="2"/>grips</text:p>
      <text:p text:style-name="P1">32163 <text:s text:c="2"/>grog</text:p>
      <text:p text:style-name="P1">32164 <text:s text:c="2"/>groggy</text:p>
      <text:p text:style-name="P1">32165 <text:s text:c="2"/>groschen</text:p>
      <text:p text:style-name="P1">32166 <text:s text:c="2"/>groteske</text:p>
      <text:p text:style-name="P1">32211 <text:s text:c="2"/>grotte</text:p>
      <text:p text:style-name="P1">32212 <text:s text:c="2"/>grube</text:p>
      <text:p text:style-name="P1">32213 <text:s text:c="2"/>grummeln</text:p>
      <text:p text:style-name="P1">32214 <text:s text:c="2"/>grund</text:p>
      <text:p text:style-name="P1">32215 <text:s text:c="2"/>grundlos</text:p>
      <text:p text:style-name="P1">32216 <text:s text:c="2"/>grunge</text:p>
      <text:p text:style-name="P1">32221 <text:s text:c="2"/>grunzen</text:p>
      <text:p text:style-name="P1">32222 <text:s text:c="2"/>gruppe</text:p>
      <text:p text:style-name="P1">32223 <text:s text:c="2"/>grusel</text:p>
      <text:p text:style-name="P1">32224 <text:s text:c="2"/>gruselig</text:p>
      <text:p text:style-name="P1">32225 <text:s text:c="2"/>gruseln</text:p>
      <text:p text:style-name="P1">32226 <text:s text:c="2"/>gucken</text:p>
      <text:p text:style-name="P1">32231 <text:s text:c="2"/>guckloch</text:p>
      <text:p text:style-name="P1">32232 <text:s text:c="2"/>guitarre</text:p>
      <text:p text:style-name="P1">32233 <text:s text:c="2"/>gulasch</text:p>
      <text:p text:style-name="P1">32234 <text:s text:c="2"/>gulden</text:p>
      <text:p text:style-name="P1">32235 <text:s text:c="2"/>gully</text:p>
      <text:p text:style-name="P1">32236 <text:s text:c="2"/>gummi</text:p>
      <text:p text:style-name="P1">32241 <text:s text:c="2"/>gummizug</text:p>
      <text:p text:style-name="P1">32242 <text:s text:c="2"/>gurgeln</text:p>
      <text:p text:style-name="P1">32243 <text:s text:c="2"/>gurke</text:p>
      <text:p text:style-name="P1">32244 <text:s text:c="2"/>gurt</text:p>
      <text:p text:style-name="P1">32245 <text:s text:c="2"/>gurtband</text:p>
      <text:p text:style-name="P1">32246 <text:s text:c="2"/>guru</text:p>
      <text:p text:style-name="P1">32251 <text:s text:c="2"/>gussform</text:p>
      <text:p text:style-name="P1">32252 <text:s text:c="2"/>gutartig</text:p>
      <text:p text:style-name="P1">32253 <text:s text:c="2"/>guthaben</text:p>
      <text:p text:style-name="P1">32254 <text:s text:c="2"/>gutshaus</text:p>
      <text:p text:style-name="P1">32255 <text:s text:c="2"/>gutsherr</text:p>
      <text:p text:style-name="P1">32256 <text:s text:c="2"/>gutshof</text:p>
      <text:p text:style-name="P1">32261 <text:s text:c="2"/>gyros</text:p>
      <text:p text:style-name="P1">32262 <text:s text:c="2"/>gyroskop</text:p>
      <text:p text:style-name="P1">32263 <text:s text:c="2"/>haar</text:p>
      <text:p text:style-name="P1">32264 <text:s text:c="2"/>haarband</text:p>
      <text:p text:style-name="P1">32265 <text:s text:c="2"/>haarclip</text:p>
      <text:p text:style-name="P1">32266 <text:s text:c="2"/>haarfein</text:p>
      <text:p text:style-name="P1">32311 <text:s text:c="2"/>haargel</text:p>
      <text:p text:style-name="P1">32312 <text:s text:c="2"/>haarlack</text:p>
      <text:p text:style-name="P1">32313 <text:s text:c="2"/>haarnetz</text:p>
      <text:p text:style-name="P1">32314 <text:s text:c="2"/>haarreif</text:p>
      <text:p text:style-name="P1">32315 <text:s text:c="2"/>haarriss</text:p>
      <text:p text:style-name="P1">32316 <text:s text:c="2"/>haben</text:p>
      <text:p text:style-name="P1">32321 <text:s text:c="2"/>habicht</text:p>
      <text:p text:style-name="P1">32322 <text:s text:c="2"/>hack</text:p>
      <text:p text:style-name="P1">32323 <text:s text:c="2"/>hackbeil</text:p>
      <text:p text:style-name="P1">32324 <text:s text:c="2"/>hacke</text:p>
      <text:p text:style-name="P1">32325 <text:s text:c="2"/>hacken</text:p>
      <text:p text:style-name="P1">32326 <text:s text:c="2"/>hacker</text:p>
      <text:p text:style-name="P1">32331 <text:s text:c="2"/>hafen</text:p>
      <text:p text:style-name="P1">32332 <text:s text:c="2"/>hafer</text:p>
      <text:p text:style-name="P1">32333 <text:s text:c="2"/>haften</text:p>
      <text:p text:style-name="P1">32334 <text:s text:c="2"/>haftzeit</text:p>
      <text:p text:style-name="P1">32335 <text:s text:c="2"/>hagel</text:p>
      <text:p text:style-name="P1">32336 <text:s text:c="2"/>hageln</text:p>
      <text:p text:style-name="P1">32341 <text:s text:c="2"/>hahn</text:p>
      <text:p text:style-name="P1">32342 <text:s text:c="2"/>haia</text:p>
      <text:p text:style-name="P1">32343 <text:s text:c="2"/>haifisch</text:p>
      <text:p text:style-name="P1">32344 <text:s text:c="2"/>haiku</text:p>
      <text:p text:style-name="P1">32345 <text:s text:c="2"/>haken</text:p>
      <text:p text:style-name="P1">32346 <text:s text:c="2"/>halb</text:p>
      <text:p text:style-name="P1">32351 <text:s text:c="2"/>halbgar</text:p>
      <text:p text:style-name="P1">32352 <text:s text:c="2"/>halbjahr</text:p>
      <text:p text:style-name="P1">32353 <text:s text:c="2"/>halblang</text:p>
      <text:p text:style-name="P1">32354 <text:s text:c="2"/>halbleer</text:p>
      <text:p text:style-name="P1">32355 <text:s text:c="2"/>halbmond</text:p>
      <text:p text:style-name="P1">32356 <text:s text:c="2"/>halbrund</text:p>
      <text:p text:style-name="P1">32361 <text:s text:c="2"/>halbvoll</text:p>
      <text:p text:style-name="P1">32362 <text:s text:c="2"/>halbwach</text:p>
      <text:p text:style-name="P1">32363 <text:s text:c="2"/>halbzeit</text:p>
      <text:p text:style-name="P1">32364 <text:s text:c="2"/>halfpipe</text:p>
      <text:p text:style-name="P1">32365 <text:s text:c="2"/>halfter</text:p>
      <text:p text:style-name="P1">32366 <text:s text:c="2"/>halftern</text:p>
      <text:p text:style-name="P1">32411 <text:s text:c="2"/>hall</text:p>
      <text:p text:style-name="P1">32412 <text:s text:c="2"/>halle</text:p>
      <text:p text:style-name="P1">32413 <text:s text:c="2"/>hallen</text:p>
      <text:p text:style-name="P1">32414 <text:s text:c="2"/>hallo</text:p>
      <text:p text:style-name="P1">32415 <text:s text:c="2"/>halm</text:p>
      <text:p text:style-name="P1">32416 <text:s text:c="2"/>halma</text:p>
      <text:p text:style-name="P1">32421 <text:s text:c="2"/>halogen</text:p>
      <text:p text:style-name="P1">32422 <text:s text:c="2"/>hals</text:p>
      <text:p text:style-name="P1">32423 <text:s text:c="2"/>halsband</text:p>
      <text:p text:style-name="P1">32424 <text:s text:c="2"/>halstuch</text:p>
      <text:p text:style-name="P1">32425 <text:s text:c="2"/>halt</text:p>
      <text:p text:style-name="P1">32426 <text:s text:c="2"/>haltbar</text:p>
      <text:p text:style-name="P1">32431 <text:s text:c="2"/>halten</text:p>
      <text:p text:style-name="P1">32432 <text:s text:c="2"/>halter</text:p>
      <text:p text:style-name="P1">32433 <text:s text:c="2"/>haltung</text:p>
      <text:p text:style-name="P1">32434 <text:s text:c="2"/>hammer</text:p>
      <text:p text:style-name="P1">32435 <text:s text:c="2"/>hampeln</text:p>
      <text:p text:style-name="P1">32436 <text:s text:c="2"/>hamster</text:p>
      <text:p text:style-name="P1">32441 <text:s text:c="2"/>hamstern</text:p>
      <text:p text:style-name="P1">32442 <text:s text:c="2"/>hand</text:p>
      <text:p text:style-name="P1">32443 <text:s text:c="2"/>handball</text:p>
      <text:p text:style-name="P1">32444 <text:s text:c="2"/>handbeil</text:p>
      <text:p text:style-name="P1">32445 <text:s text:c="2"/>handbuch</text:p>
      <text:p text:style-name="P1">32446 <text:s text:c="2"/>handel</text:p>
      <text:p text:style-name="P1">32451 <text:s text:c="2"/>handeln</text:p>
      <text:p text:style-name="P1">32452 <text:s text:c="2"/>handfest</text:p>
      <text:p text:style-name="P1">32453 <text:s text:c="2"/>handgeld</text:p>
      <text:p text:style-name="P1">32454 <text:s text:c="2"/>handicap</text:p>
      <text:p text:style-name="P1">32455 <text:s text:c="2"/>handkuss</text:p>
      <text:p text:style-name="P1">32456 <text:s text:c="2"/>handlauf</text:p>
      <text:p text:style-name="P1">32461 <text:s text:c="2"/>handlich</text:p>
      <text:p text:style-name="P1">32462 <text:s text:c="2"/>handling</text:p>
      <text:p text:style-name="P1">32463 <text:s text:c="2"/>handlung</text:p>
      <text:p text:style-name="P1">32464 <text:s text:c="2"/>handtuch</text:p>
      <text:p text:style-name="P1">32465 <text:s text:c="2"/>handwerk</text:p>
      <text:p text:style-name="P1">32466 <text:s text:c="2"/>handy</text:p>
      <text:p text:style-name="P1">32511 <text:s text:c="2"/>hanfseil</text:p>
      <text:p text:style-name="P1">32512 <text:s text:c="2"/>hang</text:p>
      <text:p text:style-name="P1">32513 <text:s text:c="2"/>hangar</text:p>
      <text:p text:style-name="P1">32514 <text:s text:c="2"/>hangeln</text:p>
      <text:p text:style-name="P1">32515 <text:s text:c="2"/>hanglage</text:p>
      <text:p text:style-name="P1">32516 <text:s text:c="2"/>hantel</text:p>
      <text:p text:style-name="P1">32521 <text:s text:c="2"/>happen</text:p>
      <text:p text:style-name="P1">32522 <text:s text:c="2"/>happig</text:p>
      <text:p text:style-name="P1">32523 <text:s text:c="2"/>happy</text:p>
      <text:p text:style-name="P1">32524 <text:s text:c="2"/>happyend</text:p>
      <text:p text:style-name="P1">32525 <text:s text:c="2"/>haptik</text:p>
      <text:p text:style-name="P1">32526 <text:s text:c="2"/>haptisch</text:p>
      <text:p text:style-name="P1">32531 <text:s text:c="2"/>hardcopy</text:p>
      <text:p text:style-name="P1">32532 <text:s text:c="2"/>hardrock</text:p>
      <text:p text:style-name="P1">32533 <text:s text:c="2"/>hardware</text:p>
      <text:p text:style-name="P1">32534 <text:s text:c="2"/>harfe</text:p>
      <text:p text:style-name="P1">32535 <text:s text:c="2"/>harke</text:p>
      <text:p text:style-name="P1">32536 <text:s text:c="2"/>harken</text:p>
      <text:p text:style-name="P1">32541 <text:s text:c="2"/>harmlos</text:p>
      <text:p text:style-name="P1">32542 <text:s text:c="2"/>harmonie</text:p>
      <text:p text:style-name="P1">32543 <text:s text:c="2"/>harnisch</text:p>
      <text:p text:style-name="P1">32544 <text:s text:c="2"/>harpune</text:p>
      <text:p text:style-name="P1">32545 <text:s text:c="2"/>hart</text:p>
      <text:p text:style-name="P1">32546 <text:s text:c="2"/>hartgeld</text:p>
      <text:p text:style-name="P1">32551 <text:s text:c="2"/>hartholz</text:p>
      <text:p text:style-name="P1">32552 <text:s text:c="2"/>harz</text:p>
      <text:p text:style-name="P1">32553 <text:s text:c="2"/>harzer</text:p>
      <text:p text:style-name="P1">32554 <text:s text:c="2"/>hase</text:p>
      <text:p text:style-name="P1">32555 <text:s text:c="2"/>hasel</text:p>
      <text:p text:style-name="P1">32556 <text:s text:c="2"/>hasenohr</text:p>
      <text:p text:style-name="P1">32561 <text:s text:c="2"/>hashtag</text:p>
      <text:p text:style-name="P1">32562 <text:s text:c="2"/>hastig</text:p>
      <text:p text:style-name="P1">32563 <text:s text:c="2"/>hattrick</text:p>
      <text:p text:style-name="P1">32564 <text:s text:c="2"/>haube</text:p>
      <text:p text:style-name="P1">32565 <text:s text:c="2"/>hauch</text:p>
      <text:p text:style-name="P1">32566 <text:s text:c="2"/>hauchen</text:p>
      <text:p text:style-name="P1">32611 <text:s text:c="2"/>haupt</text:p>
      <text:p text:style-name="P1">32612 <text:s text:c="2"/>hauruck</text:p>
      <text:p text:style-name="P1">32613 <text:s text:c="2"/>haus</text:p>
      <text:p text:style-name="P1">32614 <text:s text:c="2"/>hausarzt</text:p>
      <text:p text:style-name="P1">32615 <text:s text:c="2"/>hausboot</text:p>
      <text:p text:style-name="P1">32616 <text:s text:c="2"/>hausdach</text:p>
      <text:p text:style-name="P1">32621 <text:s text:c="2"/>hausecke</text:p>
      <text:p text:style-name="P1">32622 <text:s text:c="2"/>hausflur</text:p>
      <text:p text:style-name="P1">32623 <text:s text:c="2"/>haushalt</text:p>
      <text:p text:style-name="P1">32624 <text:s text:c="2"/>haushoch</text:p>
      <text:p text:style-name="P1">32625 <text:s text:c="2"/>hauskauf</text:p>
      <text:p text:style-name="P1">32626 <text:s text:c="2"/>hausputz</text:p>
      <text:p text:style-name="P1">32631 <text:s text:c="2"/>hausrat</text:p>
      <text:p text:style-name="P1">32632 <text:s text:c="2"/>haustier</text:p>
      <text:p text:style-name="P1">32633 <text:s text:c="2"/>hauswand</text:p>
      <text:p text:style-name="P1">32634 <text:s text:c="2"/>haut</text:p>
      <text:p text:style-name="P1">32635 <text:s text:c="2"/>hautarzt</text:p>
      <text:p text:style-name="P1">32636 <text:s text:c="2"/>hauteng</text:p>
      <text:p text:style-name="P1">32641 <text:s text:c="2"/>havarie</text:p>
      <text:p text:style-name="P1">32642 <text:s text:c="2"/>haxe</text:p>
      <text:p text:style-name="P1">32643 <text:s text:c="2"/>headline</text:p>
      <text:p text:style-name="P1">32644 <text:s text:c="2"/>headset</text:p>
      <text:p text:style-name="P1"><text:soft-page-break/>32645 <text:s text:c="2"/>hebamme</text:p>
      <text:p text:style-name="P1">32646 <text:s text:c="2"/>hebel</text:p>
      <text:p text:style-name="P1">32651 <text:s text:c="2"/>heben</text:p>
      <text:p text:style-name="P1">32652 <text:s text:c="2"/>hecheln</text:p>
      <text:p text:style-name="P1">32653 <text:s text:c="2"/>hecht</text:p>
      <text:p text:style-name="P1">32654 <text:s text:c="2"/>hechten</text:p>
      <text:p text:style-name="P1">32655 <text:s text:c="2"/>hecke</text:p>
      <text:p text:style-name="P1">32656 <text:s text:c="2"/>heckmeck</text:p>
      <text:p text:style-name="P1">32661 <text:s text:c="2"/>hefe</text:p>
      <text:p text:style-name="P1">32662 <text:s text:c="2"/>hefepilz</text:p>
      <text:p text:style-name="P1">32663 <text:s text:c="2"/>hefeteig</text:p>
      <text:p text:style-name="P1">32664 <text:s text:c="2"/>hefezopf</text:p>
      <text:p text:style-name="P1">32665 <text:s text:c="2"/>heft</text:p>
      <text:p text:style-name="P1">32666 <text:s text:c="2"/>heften</text:p>
      <text:p text:style-name="P1">33111 <text:s text:c="2"/>hefter</text:p>
      <text:p text:style-name="P1">33112 <text:s text:c="2"/>heftig</text:p>
      <text:p text:style-name="P1">33113 <text:s text:c="2"/>hegen</text:p>
      <text:p text:style-name="P1">33114 <text:s text:c="2"/>heia</text:p>
      <text:p text:style-name="P1">33115 <text:s text:c="2"/>heiabett</text:p>
      <text:p text:style-name="P1">33116 <text:s text:c="2"/>heide</text:p>
      <text:p text:style-name="P1">33121 <text:s text:c="2"/>heikel</text:p>
      <text:p text:style-name="P1">33122 <text:s text:c="2"/>heilbar</text:p>
      <text:p text:style-name="P1">33123 <text:s text:c="2"/>heilbutt</text:p>
      <text:p text:style-name="P1">33124 <text:s text:c="2"/>heilen</text:p>
      <text:p text:style-name="P1">33125 <text:s text:c="2"/>heiler</text:p>
      <text:p text:style-name="P1">33126 <text:s text:c="2"/>heilfroh</text:p>
      <text:p text:style-name="P1">33131 <text:s text:c="2"/>heillos</text:p>
      <text:p text:style-name="P1">33132 <text:s text:c="2"/>heilung</text:p>
      <text:p text:style-name="P1">33133 <text:s text:c="2"/>heim</text:p>
      <text:p text:style-name="P1">33134 <text:s text:c="2"/>heimat</text:p>
      <text:p text:style-name="P1">33135 <text:s text:c="2"/>heimisch</text:p>
      <text:p text:style-name="P1">33136 <text:s text:c="2"/>heimkehr</text:p>
      <text:p text:style-name="P1">33141 <text:s text:c="2"/>heimkino</text:p>
      <text:p text:style-name="P1">33142 <text:s text:c="2"/>heimlich</text:p>
      <text:p text:style-name="P1">33143 <text:s text:c="2"/>heimweg</text:p>
      <text:p text:style-name="P1">33144 <text:s text:c="2"/>heimweh</text:p>
      <text:p text:style-name="P1">33145 <text:s text:c="2"/>heirat</text:p>
      <text:p text:style-name="P1">33146 <text:s text:c="2"/>heiraten</text:p>
      <text:p text:style-name="P1">33151 <text:s text:c="2"/>heiser</text:p>
      <text:p text:style-name="P1">33152 <text:s text:c="2"/>heiter</text:p>
      <text:p text:style-name="P1">33153 <text:s text:c="2"/>heizen</text:p>
      <text:p text:style-name="P1">33154 <text:s text:c="2"/>heizung</text:p>
      <text:p text:style-name="P1">33155 <text:s text:c="2"/>hektar</text:p>
      <text:p text:style-name="P1">33156 <text:s text:c="2"/>hektisch</text:p>
      <text:p text:style-name="P1">33161 <text:s text:c="2"/>held</text:p>
      <text:p text:style-name="P1">33162 <text:s text:c="2"/>helfen</text:p>
      <text:p text:style-name="P1">33163 <text:s text:c="2"/>helfer</text:p>
      <text:p text:style-name="P1">33164 <text:s text:c="2"/>heli</text:p>
      <text:p text:style-name="P1">33165 <text:s text:c="2"/>helium</text:p>
      <text:p text:style-name="P1">33166 <text:s text:c="2"/>hell</text:p>
      <text:p text:style-name="P1">33211 <text:s text:c="2"/>hellblau</text:p>
      <text:p text:style-name="P1">33212 <text:s text:c="2"/>hellgelb</text:p>
      <text:p text:style-name="P1">33213 <text:s text:c="2"/>hellgrau</text:p>
      <text:p text:style-name="P1">33214 <text:s text:c="2"/>hellrosa</text:p>
      <text:p text:style-name="P1">33215 <text:s text:c="2"/>hellrot</text:p>
      <text:p text:style-name="P1">33216 <text:s text:c="2"/>hellwach</text:p>
      <text:p text:style-name="P1">33221 <text:s text:c="2"/>helm</text:p>
      <text:p text:style-name="P1">33222 <text:s text:c="2"/>hemd</text:p>
      <text:p text:style-name="P1">33223 <text:s text:c="2"/>hengst</text:p>
      <text:p text:style-name="P1">33224 <text:s text:c="2"/>henkel</text:p>
      <text:p text:style-name="P1">33225 <text:s text:c="2"/>henne</text:p>
      <text:p text:style-name="P1">33226 <text:s text:c="2"/>herb</text:p>
      <text:p text:style-name="P1">33231 <text:s text:c="2"/>herberge</text:p>
      <text:p text:style-name="P1">33232 <text:s text:c="2"/>herbeten</text:p>
      <text:p text:style-name="P1">33233 <text:s text:c="2"/>herbizid</text:p>
      <text:p text:style-name="P1">33234 <text:s text:c="2"/>herbst</text:p>
      <text:p text:style-name="P1">33235 <text:s text:c="2"/>herd</text:p>
      <text:p text:style-name="P1">33236 <text:s text:c="2"/>herde</text:p>
      <text:p text:style-name="P1">33241 <text:s text:c="2"/>hergeben</text:p>
      <text:p text:style-name="P1">33242 <text:s text:c="2"/>herholen</text:p>
      <text:p text:style-name="P1">33243 <text:s text:c="2"/>hering</text:p>
      <text:p text:style-name="P1">33244 <text:s text:c="2"/>herkunft</text:p>
      <text:p text:style-name="P1">33245 <text:s text:c="2"/>heroisch</text:p>
      <text:p text:style-name="P1">33246 <text:s text:c="2"/>herr</text:p>
      <text:p text:style-name="P1">33251 <text:s text:c="2"/>herrchen</text:p>
      <text:p text:style-name="P1">33252 <text:s text:c="2"/>herrlich</text:p>
      <text:p text:style-name="P1">33253 <text:s text:c="2"/>herz</text:p>
      <text:p text:style-name="P1">33254 <text:s text:c="2"/>herzacht</text:p>
      <text:p text:style-name="P1">33255 <text:s text:c="2"/>herzass</text:p>
      <text:p text:style-name="P1">33256 <text:s text:c="2"/>herzblut</text:p>
      <text:p text:style-name="P1">33261 <text:s text:c="2"/>herzbube</text:p>
      <text:p text:style-name="P1">33262 <text:s text:c="2"/>herzdame</text:p>
      <text:p text:style-name="P1">33263 <text:s text:c="2"/>herzhaft</text:p>
      <text:p text:style-name="P1">33264 <text:s text:c="2"/>herzlich</text:p>
      <text:p text:style-name="P1">33265 <text:s text:c="2"/>herzneun</text:p>
      <text:p text:style-name="P1">33266 <text:s text:c="2"/>herzog</text:p>
      <text:p text:style-name="P1">33311 <text:s text:c="2"/>hetzen</text:p>
      <text:p text:style-name="P1">33312 <text:s text:c="2"/>heublume</text:p>
      <text:p text:style-name="P1">33313 <text:s text:c="2"/>heuboden</text:p>
      <text:p text:style-name="P1">33314 <text:s text:c="2"/>heuernte</text:p>
      <text:p text:style-name="P1">33315 <text:s text:c="2"/>heugabel</text:p>
      <text:p text:style-name="P1">33316 <text:s text:c="2"/>heulen</text:p>
      <text:p text:style-name="P1">33321 <text:s text:c="2"/>hexagon</text:p>
      <text:p text:style-name="P1">33322 <text:s text:c="2"/>hexen</text:p>
      <text:p text:style-name="P1">33323 <text:s text:c="2"/>hexerei</text:p>
      <text:p text:style-name="P1">33324 <text:s text:c="2"/>hibbelig</text:p>
      <text:p text:style-name="P1">33325 <text:s text:c="2"/>hibiskus</text:p>
      <text:p text:style-name="P1">33326 <text:s text:c="2"/>hickhack</text:p>
      <text:p text:style-name="P1">33331 <text:s text:c="2"/>hieb</text:p>
      <text:p text:style-name="P1">33332 <text:s text:c="2"/>hieven</text:p>
      <text:p text:style-name="P1">33333 <text:s text:c="2"/>hightech</text:p>
      <text:p text:style-name="P1">33334 <text:s text:c="2"/>hilfe</text:p>
      <text:p text:style-name="P1">33335 <text:s text:c="2"/>hilferuf</text:p>
      <text:p text:style-name="P1">33336 <text:s text:c="2"/>hilflos</text:p>
      <text:p text:style-name="P1">33341 <text:s text:c="2"/>himbeere</text:p>
      <text:p text:style-name="P1">33342 <text:s text:c="2"/>himmel</text:p>
      <text:p text:style-name="P1">33343 <text:s text:c="2"/>hinblick</text:p>
      <text:p text:style-name="P1">33344 <text:s text:c="2"/>hindern</text:p>
      <text:p text:style-name="P1">33345 <text:s text:c="2"/>hinfahrt</text:p>
      <text:p text:style-name="P1">33346 <text:s text:c="2"/>hinflug</text:p>
      <text:p text:style-name="P1">33351 <text:s text:c="2"/>hingabe</text:p>
      <text:p text:style-name="P1">33352 <text:s text:c="2"/>hinhauen</text:p>
      <text:p text:style-name="P1">33353 <text:s text:c="2"/>hinken</text:p>
      <text:p text:style-name="P1">33354 <text:s text:c="2"/>hinknien</text:p>
      <text:p text:style-name="P1">33355 <text:s text:c="2"/>hinlegen</text:p>
      <text:p text:style-name="P1">33356 <text:s text:c="2"/>hinreise</text:p>
      <text:p text:style-name="P1">33361 <text:s text:c="2"/>hinsehen</text:p>
      <text:p text:style-name="P1">33362 <text:s text:c="2"/>hinsicht</text:p>
      <text:p text:style-name="P1">33363 <text:s text:c="2"/>hinter</text:p>
      <text:p text:style-name="P1">33364 <text:s text:c="2"/>hinweg</text:p>
      <text:p text:style-name="P1">33365 <text:s text:c="2"/>hinweis</text:p>
      <text:p text:style-name="P1">33366 <text:s text:c="2"/>hinzutun</text:p>
      <text:p text:style-name="P1">33411 <text:s text:c="2"/>hippie</text:p>
      <text:p text:style-name="P1">33412 <text:s text:c="2"/>hippo</text:p>
      <text:p text:style-name="P1">33413 <text:s text:c="2"/>hipster</text:p>
      <text:p text:style-name="P1">33414 <text:s text:c="2"/>hirn</text:p>
      <text:p text:style-name="P1">33415 <text:s text:c="2"/>hirsch</text:p>
      <text:p text:style-name="P1">33416 <text:s text:c="2"/>hirse</text:p>
      <text:p text:style-name="P1">33421 <text:s text:c="2"/>hirte</text:p>
      <text:p text:style-name="P1">33422 <text:s text:c="2"/>hissen</text:p>
      <text:p text:style-name="P1">33423 <text:s text:c="2"/>histamin</text:p>
      <text:p text:style-name="P1">33424 <text:s text:c="2"/>historie</text:p>
      <text:p text:style-name="P1">33425 <text:s text:c="2"/>hitliste</text:p>
      <text:p text:style-name="P1">33426 <text:s text:c="2"/>hitze</text:p>
      <text:p text:style-name="P1">33431 <text:s text:c="2"/>hitzig</text:p>
      <text:p text:style-name="P1">33432 <text:s text:c="2"/>hiwi</text:p>
      <text:p text:style-name="P1">33433 <text:s text:c="2"/>hobbit</text:p>
      <text:p text:style-name="P1">33434 <text:s text:c="2"/>hobby</text:p>
      <text:p text:style-name="P1">33435 <text:s text:c="2"/>hobel</text:p>
      <text:p text:style-name="P1">33436 <text:s text:c="2"/>hobeln</text:p>
      <text:p text:style-name="P1">33441 <text:s text:c="2"/>hoch</text:p>
      <text:p text:style-name="P1">33442 <text:s text:c="2"/>hochform</text:p>
      <text:p text:style-name="P1">33443 <text:s text:c="2"/>hochhaus</text:p>
      <text:p text:style-name="P1">33444 <text:s text:c="2"/>hochland</text:p>
      <text:p text:style-name="P1">33445 <text:s text:c="2"/>hochofen</text:p>
      <text:p text:style-name="P1">33446 <text:s text:c="2"/>hochsee</text:p>
      <text:p text:style-name="P1">33451 <text:s text:c="2"/>hochsitz</text:p>
      <text:p text:style-name="P1">33452 <text:s text:c="2"/>hochzeit</text:p>
      <text:p text:style-name="P1">33453 <text:s text:c="2"/>hocke</text:p>
      <text:p text:style-name="P1">33454 <text:s text:c="2"/>hocken</text:p>
      <text:p text:style-name="P1">33455 <text:s text:c="2"/>hocker</text:p>
      <text:p text:style-name="P1">33456 <text:s text:c="2"/>hockey</text:p>
      <text:p text:style-name="P1">33461 <text:s text:c="2"/>hoffen</text:p>
      <text:p text:style-name="P1">33462 <text:s text:c="2"/>hoffnung</text:p>
      <text:p text:style-name="P1">33463 <text:s text:c="2"/>hofstaat</text:p>
      <text:p text:style-name="P1">33464 <text:s text:c="2"/>hoftor</text:p>
      <text:p text:style-name="P1">33465 <text:s text:c="2"/>hoheit</text:p>
      <text:p text:style-name="P1">33466 <text:s text:c="2"/>hohlraum</text:p>
      <text:p text:style-name="P1">33511 <text:s text:c="2"/>holding</text:p>
      <text:p text:style-name="P1">33512 <text:s text:c="2"/>holen</text:p>
      <text:p text:style-name="P1">33513 <text:s text:c="2"/>holperig</text:p>
      <text:p text:style-name="P1">33514 <text:s text:c="2"/>holprig</text:p>
      <text:p text:style-name="P1">33515 <text:s text:c="2"/>holster</text:p>
      <text:p text:style-name="P1">33516 <text:s text:c="2"/>holunder</text:p>
      <text:p text:style-name="P1">33521 <text:s text:c="2"/>holz</text:p>
      <text:p text:style-name="P1">33522 <text:s text:c="2"/>holzbank</text:p>
      <text:p text:style-name="P1">33523 <text:s text:c="2"/>holzbein</text:p>
      <text:p text:style-name="P1">33524 <text:s text:c="2"/>holzdach</text:p>
      <text:p text:style-name="P1">33525 <text:s text:c="2"/>holzfass</text:p>
      <text:p text:style-name="P1">33526 <text:s text:c="2"/>holzhaus</text:p>
      <text:p text:style-name="P1">33531 <text:s text:c="2"/>holzig</text:p>
      <text:p text:style-name="P1">33532 <text:s text:c="2"/>holzweg</text:p>
      <text:p text:style-name="P1">33533 <text:s text:c="2"/>holzwurm</text:p>
      <text:p text:style-name="P1">33534 <text:s text:c="2"/>holzzaun</text:p>
      <text:p text:style-name="P1">33535 <text:s text:c="2"/>homepage</text:p>
      <text:p text:style-name="P1">33536 <text:s text:c="2"/>hommage</text:p>
      <text:p text:style-name="P1">33541 <text:s text:c="2"/>homogen</text:p>
      <text:p text:style-name="P1">33542 <text:s text:c="2"/>honig</text:p>
      <text:p text:style-name="P1">33543 <text:s text:c="2"/>honorar</text:p>
      <text:p text:style-name="P1">33544 <text:s text:c="2"/>hoodie</text:p>
      <text:p text:style-name="P1">33545 <text:s text:c="2"/>hopfen</text:p>
      <text:p text:style-name="P1">33546 <text:s text:c="2"/>hoppeln</text:p>
      <text:p text:style-name="P1">33551 <text:s text:c="2"/>hops</text:p>
      <text:p text:style-name="P1">33552 <text:s text:c="2"/>hopsen</text:p>
      <text:p text:style-name="P1">33553 <text:s text:c="2"/>horchen</text:p>
      <text:p text:style-name="P1">33554 <text:s text:c="2"/>horcher</text:p>
      <text:p text:style-name="P1">33555 <text:s text:c="2"/>horde</text:p>
      <text:p text:style-name="P1">33556 <text:s text:c="2"/>horizont</text:p>
      <text:p text:style-name="P1">33561 <text:s text:c="2"/>hormon</text:p>
      <text:p text:style-name="P1">33562 <text:s text:c="2"/>horn</text:p>
      <text:p text:style-name="P1">33563 <text:s text:c="2"/>hornhaut</text:p>
      <text:p text:style-name="P1">33564 <text:s text:c="2"/>hornisse</text:p>
      <text:p text:style-name="P1">33565 <text:s text:c="2"/>horoskop</text:p>
      <text:p text:style-name="P1">33566 <text:s text:c="2"/>horror</text:p>
      <text:p text:style-name="P1">33611 <text:s text:c="2"/>horten</text:p>
      <text:p text:style-name="P1">33612 <text:s text:c="2"/>hose</text:p>
      <text:p text:style-name="P1">33613 <text:s text:c="2"/>hospital</text:p>
      <text:p text:style-name="P1">33614 <text:s text:c="2"/>host</text:p>
      <text:p text:style-name="P1">33615 <text:s text:c="2"/>hostel</text:p>
      <text:p text:style-name="P1">33616 <text:s text:c="2"/>hosten</text:p>
      <text:p text:style-name="P1">33621 <text:s text:c="2"/>hoster</text:p>
      <text:p text:style-name="P1">33622 <text:s text:c="2"/>hosting</text:p>
      <text:p text:style-name="P1">33623 <text:s text:c="2"/>hotdog</text:p>
      <text:p text:style-name="P1">33624 <text:s text:c="2"/>hotel</text:p>
      <text:p text:style-name="P1">33625 <text:s text:c="2"/>hotelbar</text:p>
      <text:p text:style-name="P1">33626 <text:s text:c="2"/>hotline</text:p>
      <text:p text:style-name="P1">33631 <text:s text:c="2"/>hotspot</text:p>
      <text:p text:style-name="P1">33632 <text:s text:c="2"/>hubraum</text:p>
      <text:p text:style-name="P1">33633 <text:s text:c="2"/>hubwagen</text:p>
      <text:p text:style-name="P1">33634 <text:s text:c="2"/>huckel</text:p>
      <text:p text:style-name="P1">33635 <text:s text:c="2"/>hucklig</text:p>
      <text:p text:style-name="P1">33636 <text:s text:c="2"/>hufeisen</text:p>
      <text:p text:style-name="P1">33641 <text:s text:c="2"/>huftritt</text:p>
      <text:p text:style-name="P1">33642 <text:s text:c="2"/>huhn</text:p>
      <text:p text:style-name="P1">33643 <text:s text:c="2"/>hulk</text:p>
      <text:p text:style-name="P1">33644 <text:s text:c="2"/>human</text:p>
      <text:p text:style-name="P1">33645 <text:s text:c="2"/>humbug</text:p>
      <text:p text:style-name="P1">33646 <text:s text:c="2"/>hummel</text:p>
      <text:p text:style-name="P1">33651 <text:s text:c="2"/>hummer</text:p>
      <text:p text:style-name="P1">33652 <text:s text:c="2"/>hummus</text:p>
      <text:p text:style-name="P1">33653 <text:s text:c="2"/>humor</text:p>
      <text:p text:style-name="P1">33654 <text:s text:c="2"/>humpeln</text:p>
      <text:p text:style-name="P1">33655 <text:s text:c="2"/>humus</text:p>
      <text:p text:style-name="P1">33656 <text:s text:c="2"/>hund</text:p>
      <text:p text:style-name="P1">33661 <text:s text:c="2"/>hunger</text:p>
      <text:p text:style-name="P1">33662 <text:s text:c="2"/>hungrig</text:p>
      <text:p text:style-name="P1">33663 <text:s text:c="2"/>hunni</text:p>
      <text:p text:style-name="P1">33664 <text:s text:c="2"/>hupe</text:p>
      <text:p text:style-name="P1">33665 <text:s text:c="2"/>hupen</text:p>
      <text:p text:style-name="P1">33666 <text:s text:c="2"/>hurra</text:p>
      <text:p text:style-name="P1">34111 <text:s text:c="2"/>hurtig</text:p>
      <text:p text:style-name="P1">34112 <text:s text:c="2"/>huschen</text:p>
      <text:p text:style-name="P1">34113 <text:s text:c="2"/>husky</text:p>
      <text:p text:style-name="P1">34114 <text:s text:c="2"/>husten</text:p>
      <text:p text:style-name="P1">34115 <text:s text:c="2"/>hybrid</text:p>
      <text:p text:style-name="P1">34116 <text:s text:c="2"/>hydrant</text:p>
      <text:p text:style-name="P1">34121 <text:s text:c="2"/>hygiene</text:p>
      <text:p text:style-name="P1">34122 <text:s text:c="2"/>hymne</text:p>
      <text:p text:style-name="P1">34123 <text:s text:c="2"/>hype</text:p>
      <text:p text:style-name="P1">34124 <text:s text:c="2"/>hypen</text:p>
      <text:p text:style-name="P1">34125 <text:s text:c="2"/>hypnose</text:p>
      <text:p text:style-name="P1">34126 <text:s text:c="2"/>hypothek</text:p>
      <text:p text:style-name="P1">34131 <text:s text:c="2"/>hysterie</text:p>
      <text:p text:style-name="P1">34132 <text:s text:c="2"/>icon</text:p>
      <text:p text:style-name="P1">34133 <text:s text:c="2"/>ideal</text:p>
      <text:p text:style-name="P1">34134 <text:s text:c="2"/>idealist</text:p>
      <text:p text:style-name="P1">34135 <text:s text:c="2"/>idee</text:p>
      <text:p text:style-name="P1">34136 <text:s text:c="2"/>idol</text:p>
      <text:p text:style-name="P1">34141 <text:s text:c="2"/>idylle</text:p>
      <text:p text:style-name="P1">34142 <text:s text:c="2"/>igel</text:p>
      <text:p text:style-name="P1">34143 <text:s text:c="2"/>iglu</text:p>
      <text:p text:style-name="P1">34144 <text:s text:c="2"/>ignoranz</text:p>
      <text:p text:style-name="P1">34145 <text:s text:c="2"/>ikone</text:p>
      <text:p text:style-name="P1">34146 <text:s text:c="2"/>illegal</text:p>
      <text:p text:style-name="P1">34151 <text:s text:c="2"/>illusion</text:p>
      <text:p text:style-name="P1">34152 <text:s text:c="2"/>iltis</text:p>
      <text:p text:style-name="P1">34153 <text:s text:c="2"/>image</text:p>
      <text:p text:style-name="P1">34154 <text:s text:c="2"/>imbiss</text:p>
      <text:p text:style-name="P1">34155 <text:s text:c="2"/>imitat</text:p>
      <text:p text:style-name="P1">34156 <text:s text:c="2"/>imker</text:p>
      <text:p text:style-name="P1">34161 <text:s text:c="2"/>imkerei</text:p>
      <text:p text:style-name="P1">34162 <text:s text:c="2"/>imkern</text:p>
      <text:p text:style-name="P1">34163 <text:s text:c="2"/>immens</text:p>
      <text:p text:style-name="P1">34164 <text:s text:c="2"/>immun</text:p>
      <text:p text:style-name="P1">34165 <text:s text:c="2"/>impedanz</text:p>
      <text:p text:style-name="P1">34166 <text:s text:c="2"/>imperium</text:p>
      <text:p text:style-name="P1">34211 <text:s text:c="2"/>impetus</text:p>
      <text:p text:style-name="P1">34212 <text:s text:c="2"/>impfen</text:p>
      <text:p text:style-name="P1">34213 <text:s text:c="2"/>impfpass</text:p>
      <text:p text:style-name="P1">34214 <text:s text:c="2"/>impfung</text:p>
      <text:p text:style-name="P1">34215 <text:s text:c="2"/>implizit</text:p>
      <text:p text:style-name="P1">34216 <text:s text:c="2"/>import</text:p>
      <text:p text:style-name="P1">34221 <text:s text:c="2"/>imposant</text:p>
      <text:p text:style-name="P1">34222 <text:s text:c="2"/>impuls</text:p>
      <text:p text:style-name="P1">34223 <text:s text:c="2"/>impulsiv</text:p>
      <text:p text:style-name="P1">34224 <text:s text:c="2"/>inaktiv</text:p>
      <text:p text:style-name="P1">34225 <text:s text:c="2"/>inbrunst</text:p>
      <text:p text:style-name="P1">34226 <text:s text:c="2"/>inbus</text:p>
      <text:p text:style-name="P1">34231 <text:s text:c="2"/>inch</text:p>
      <text:p text:style-name="P1">34232 <text:s text:c="2"/>index</text:p>
      <text:p text:style-name="P1">34233 <text:s text:c="2"/>indie</text:p>
      <text:p text:style-name="P1">34234 <text:s text:c="2"/>indirekt</text:p>
      <text:p text:style-name="P1">34235 <text:s text:c="2"/>indiz</text:p>
      <text:p text:style-name="P1">34236 <text:s text:c="2"/>induktiv</text:p>
      <text:p text:style-name="P1">34241 <text:s text:c="2"/>infekt</text:p>
      <text:p text:style-name="P1">34242 <text:s text:c="2"/>inferno</text:p>
      <text:p text:style-name="P1">34243 <text:s text:c="2"/>infinit</text:p>
      <text:p text:style-name="P1">34244 <text:s text:c="2"/>info</text:p>
      <text:p text:style-name="P1">34245 <text:s text:c="2"/>infobox</text:p>
      <text:p text:style-name="P1">34246 <text:s text:c="2"/>infrarot</text:p>
      <text:p text:style-name="P1">34251 <text:s text:c="2"/>infusion</text:p>
      <text:p text:style-name="P1">34252 <text:s text:c="2"/>ingwer</text:p>
      <text:p text:style-name="P1">34253 <text:s text:c="2"/>inhaber</text:p>
      <text:p text:style-name="P1">34254 <text:s text:c="2"/>inhalt</text:p>
      <text:p text:style-name="P1">34255 <text:s text:c="2"/>initial</text:p>
      <text:p text:style-name="P1">34256 <text:s text:c="2"/>inkasso</text:p>
      <text:p text:style-name="P1">34261 <text:s text:c="2"/>inland</text:p>
      <text:p text:style-name="P1">34262 <text:s text:c="2"/>inlay</text:p>
      <text:p text:style-name="P1">34263 <text:s text:c="2"/>inliner</text:p>
      <text:p text:style-name="P1">34264 <text:s text:c="2"/>innenhof</text:p>
      <text:p text:style-name="P1">34265 <text:s text:c="2"/>innenohr</text:p>
      <text:p text:style-name="P1">34266 <text:s text:c="2"/>innig</text:p>
      <text:p text:style-name="P1">34311 <text:s text:c="2"/>innung</text:p>
      <text:p text:style-name="P1">34312 <text:s text:c="2"/>input</text:p>
      <text:p text:style-name="P1">34313 <text:s text:c="2"/>insekt</text:p>
      <text:p text:style-name="P1">34314 <text:s text:c="2"/>insel</text:p>
      <text:p text:style-name="P1">34315 <text:s text:c="2"/>inserat</text:p>
      <text:p text:style-name="P1">34316 <text:s text:c="2"/>inserent</text:p>
      <text:p text:style-name="P1">34321 <text:s text:c="2"/>insider</text:p>
      <text:p text:style-name="P1">34322 <text:s text:c="2"/>instabil</text:p>
      <text:p text:style-name="P1">34323 <text:s text:c="2"/>instanz</text:p>
      <text:p text:style-name="P1">34324 <text:s text:c="2"/>instinkt</text:p>
      <text:p text:style-name="P1">34325 <text:s text:c="2"/>institut</text:p>
      <text:p text:style-name="P1">34326 <text:s text:c="2"/>insulin</text:p>
      <text:p text:style-name="P1">34331 <text:s text:c="2"/>intakt</text:p>
      <text:p text:style-name="P1">34332 <text:s text:c="2"/>integral</text:p>
      <text:p text:style-name="P1">34333 <text:s text:c="2"/>intensiv</text:p>
      <text:p text:style-name="P1">34334 <text:s text:c="2"/>intern</text:p>
      <text:p text:style-name="P1">34335 <text:s text:c="2"/>internat</text:p>
      <text:p text:style-name="P1">34336 <text:s text:c="2"/>internet</text:p>
      <text:p text:style-name="P1">34341 <text:s text:c="2"/>intranet</text:p>
      <text:p text:style-name="P1">34342 <text:s text:c="2"/>intrige</text:p>
      <text:p text:style-name="P1">34343 <text:s text:c="2"/>intro</text:p>
      <text:p text:style-name="P1">34344 <text:s text:c="2"/>intuitiv</text:p>
      <text:p text:style-name="P1">34345 <text:s text:c="2"/>invasiv</text:p>
      <text:p text:style-name="P1">34346 <text:s text:c="2"/>inventar</text:p>
      <text:p text:style-name="P1">34351 <text:s text:c="2"/>inventur</text:p>
      <text:p text:style-name="P1">34352 <text:s text:c="2"/>invers</text:p>
      <text:p text:style-name="P1">34353 <text:s text:c="2"/>investor</text:p>
      <text:p text:style-name="P1">34354 <text:s text:c="2"/>ionisch</text:p>
      <text:p text:style-name="P1">34355 <text:s text:c="2"/>irdisch</text:p>
      <text:p text:style-name="P1">34356 <text:s text:c="2"/>iridium</text:p>
      <text:p text:style-name="P1">34361 <text:s text:c="2"/>iris</text:p>
      <text:p text:style-name="P1">34362 <text:s text:c="2"/>irisscan</text:p>
      <text:p text:style-name="P1">34363 <text:s text:c="2"/>irokese</text:p>
      <text:p text:style-name="P1">34364 <text:s text:c="2"/>ironie</text:p>
      <text:p text:style-name="P1">34365 <text:s text:c="2"/>ironisch</text:p>
      <text:p text:style-name="P1">34366 <text:s text:c="2"/>ironman</text:p>
      <text:p text:style-name="P1">34411 <text:s text:c="2"/>irren</text:p>
      <text:p text:style-name="P1">34412 <text:s text:c="2"/>irrtum</text:p>
      <text:p text:style-name="P1">34413 <text:s text:c="2"/>irrweg</text:p>
      <text:p text:style-name="P1">34414 <text:s text:c="2"/>ischias</text:p>
      <text:p text:style-name="P1">34415 <text:s text:c="2"/>isolator</text:p>
      <text:p text:style-name="P1">34416 <text:s text:c="2"/>isomatte</text:p>
      <text:p text:style-name="P1">34421 <text:s text:c="2"/>issue</text:p>
      <text:p text:style-name="P1">34422 <text:s text:c="2"/>istwert</text:p>
      <text:p text:style-name="P1">34423 <text:s text:c="2"/>iterativ</text:p>
      <text:p text:style-name="P1">34424 <text:s text:c="2"/>jacht</text:p>
      <text:p text:style-name="P1">34425 <text:s text:c="2"/>jacke</text:p>
      <text:p text:style-name="P1">34426 <text:s text:c="2"/>jackett</text:p>
      <text:p text:style-name="P1">34431 <text:s text:c="2"/>jackpot</text:p>
      <text:p text:style-name="P1">34432 <text:s text:c="2"/>jade</text:p>
      <text:p text:style-name="P1">34433 <text:s text:c="2"/>jagd</text:p>
      <text:p text:style-name="P1">34434 <text:s text:c="2"/>jagdhund</text:p>
      <text:p text:style-name="P1">34435 <text:s text:c="2"/>jagdzeit</text:p>
      <text:p text:style-name="P1">34436 <text:s text:c="2"/>jagen</text:p>
      <text:p text:style-name="P1">34441 <text:s text:c="2"/>jaguar</text:p>
      <text:p text:style-name="P1">34442 <text:s text:c="2"/>jahr</text:p>
      <text:p text:style-name="P1">34443 <text:s text:c="2"/>jahrgang</text:p>
      <text:p text:style-name="P1">34444 <text:s text:c="2"/>jalousie</text:p>
      <text:p text:style-name="P1">34445 <text:s text:c="2"/>januar</text:p>
      <text:p text:style-name="P1">34446 <text:s text:c="2"/>jargon</text:p>
      <text:p text:style-name="P1">34451 <text:s text:c="2"/>jasmin</text:p>
      <text:p text:style-name="P1">34452 <text:s text:c="2"/>jaulen</text:p>
      <text:p text:style-name="P1">34453 <text:s text:c="2"/>jawort</text:p>
      <text:p text:style-name="P1">34454 <text:s text:c="2"/>jazz</text:p>
      <text:p text:style-name="P1">34455 <text:s text:c="2"/>jazzband</text:p>
      <text:p text:style-name="P1">34456 <text:s text:c="2"/>jazzen</text:p>
      <text:p text:style-name="P1">34461 <text:s text:c="2"/>jazzer</text:p>
      <text:p text:style-name="P1">34462 <text:s text:c="2"/>jazzklub</text:p>
      <text:p text:style-name="P1">34463 <text:s text:c="2"/>jeans</text:p>
      <text:p text:style-name="P1">34464 <text:s text:c="2"/>jeck</text:p>
      <text:p text:style-name="P1">34465 <text:s text:c="2"/>jeep</text:p>
      <text:p text:style-name="P1">34466 <text:s text:c="2"/>jersey</text:p>
      <text:p text:style-name="P1">34511 <text:s text:c="2"/>jetboot</text:p>
      <text:p text:style-name="P1">34512 <text:s text:c="2"/>jetlag</text:p>
      <text:p text:style-name="P1">34513 <text:s text:c="2"/>jeton</text:p>
      <text:p text:style-name="P1">34514 <text:s text:c="2"/>jetpack</text:p>
      <text:p text:style-name="P1">34515 <text:s text:c="2"/>jetset</text:p>
      <text:p text:style-name="P1">34516 <text:s text:c="2"/>jetski</text:p>
      <text:p text:style-name="P1">34521 <text:s text:c="2"/>jobben</text:p>
      <text:p text:style-name="P1">34522 <text:s text:c="2"/>jockey</text:p>
      <text:p text:style-name="P1">34523 <text:s text:c="2"/>jodeln</text:p>
      <text:p text:style-name="P1">34524 <text:s text:c="2"/>jodler</text:p>
      <text:p text:style-name="P1">34525 <text:s text:c="2"/>jodsalz</text:p>
      <text:p text:style-name="P1">34526 <text:s text:c="2"/>joggen</text:p>
      <text:p text:style-name="P1">34531 <text:s text:c="2"/>jogger</text:p>
      <text:p text:style-name="P1">34532 <text:s text:c="2"/>jogging</text:p>
      <text:p text:style-name="P1">34533 <text:s text:c="2"/>joghurt</text:p>
      <text:p text:style-name="P1">34534 <text:s text:c="2"/>jojo</text:p>
      <text:p text:style-name="P1">34535 <text:s text:c="2"/>joke</text:p>
      <text:p text:style-name="P1">34536 <text:s text:c="2"/>joker</text:p>
      <text:p text:style-name="P1"><text:soft-page-break/>34541 <text:s text:c="2"/>jolle</text:p>
      <text:p text:style-name="P1">34542 <text:s text:c="2"/>jongleur</text:p>
      <text:p text:style-name="P1">34543 <text:s text:c="2"/>joule</text:p>
      <text:p text:style-name="P1">34544 <text:s text:c="2"/>journal</text:p>
      <text:p text:style-name="P1">34545 <text:s text:c="2"/>joystick</text:p>
      <text:p text:style-name="P1">34546 <text:s text:c="2"/>jubel</text:p>
      <text:p text:style-name="P1">34551 <text:s text:c="2"/>jubeln</text:p>
      <text:p text:style-name="P1">34552 <text:s text:c="2"/>jubilar</text:p>
      <text:p text:style-name="P1">34553 <text:s text:c="2"/>juchzen</text:p>
      <text:p text:style-name="P1">34554 <text:s text:c="2"/>juchzer</text:p>
      <text:p text:style-name="P1">34555 <text:s text:c="2"/>juckeln</text:p>
      <text:p text:style-name="P1">34556 <text:s text:c="2"/>jucken</text:p>
      <text:p text:style-name="P1">34561 <text:s text:c="2"/>juckreiz</text:p>
      <text:p text:style-name="P1">34562 <text:s text:c="2"/>judo</text:p>
      <text:p text:style-name="P1">34563 <text:s text:c="2"/>jugend</text:p>
      <text:p text:style-name="P1">34564 <text:s text:c="2"/>jukebox</text:p>
      <text:p text:style-name="P1">34565 <text:s text:c="2"/>juli</text:p>
      <text:p text:style-name="P1">34566 <text:s text:c="2"/>jumbo</text:p>
      <text:p text:style-name="P1">34611 <text:s text:c="2"/>jumbojet</text:p>
      <text:p text:style-name="P1">34612 <text:s text:c="2"/>jumpsuit</text:p>
      <text:p text:style-name="P1">34613 <text:s text:c="2"/>jung</text:p>
      <text:p text:style-name="P1">34614 <text:s text:c="2"/>junge</text:p>
      <text:p text:style-name="P1">34615 <text:s text:c="2"/>jungtier</text:p>
      <text:p text:style-name="P1">34616 <text:s text:c="2"/>jungvolk</text:p>
      <text:p text:style-name="P1">34621 <text:s text:c="2"/>juni</text:p>
      <text:p text:style-name="P1">34622 <text:s text:c="2"/>junior</text:p>
      <text:p text:style-name="P1">34623 <text:s text:c="2"/>junkfood</text:p>
      <text:p text:style-name="P1">34624 <text:s text:c="2"/>jura</text:p>
      <text:p text:style-name="P1">34625 <text:s text:c="2"/>jurist</text:p>
      <text:p text:style-name="P1">34626 <text:s text:c="2"/>juror</text:p>
      <text:p text:style-name="P1">34631 <text:s text:c="2"/>jurte</text:p>
      <text:p text:style-name="P1">34632 <text:s text:c="2"/>jury</text:p>
      <text:p text:style-name="P1">34633 <text:s text:c="2"/>justiz</text:p>
      <text:p text:style-name="P1">34634 <text:s text:c="2"/>jute</text:p>
      <text:p text:style-name="P1">34635 <text:s text:c="2"/>juvenil</text:p>
      <text:p text:style-name="P1">34636 <text:s text:c="2"/>juwel</text:p>
      <text:p text:style-name="P1">34641 <text:s text:c="2"/>juwelier</text:p>
      <text:p text:style-name="P1">34642 <text:s text:c="2"/>juxen</text:p>
      <text:p text:style-name="P1">34643 <text:s text:c="2"/>kabarett</text:p>
      <text:p text:style-name="P1">34644 <text:s text:c="2"/>kabel</text:p>
      <text:p text:style-name="P1">34645 <text:s text:c="2"/>kabeljau</text:p>
      <text:p text:style-name="P1">34646 <text:s text:c="2"/>kabellos</text:p>
      <text:p text:style-name="P1">34651 <text:s text:c="2"/>kabine</text:p>
      <text:p text:style-name="P1">34652 <text:s text:c="2"/>kabinett</text:p>
      <text:p text:style-name="P1">34653 <text:s text:c="2"/>kabuff</text:p>
      <text:p text:style-name="P1">34654 <text:s text:c="2"/>kachel</text:p>
      <text:p text:style-name="P1">34655 <text:s text:c="2"/>kacheln</text:p>
      <text:p text:style-name="P1">34656 <text:s text:c="2"/>kader</text:p>
      <text:p text:style-name="P1">34661 <text:s text:c="2"/>kadett</text:p>
      <text:p text:style-name="P1">34662 <text:s text:c="2"/>kadmium</text:p>
      <text:p text:style-name="P1">34663 <text:s text:c="2"/>kaffee</text:p>
      <text:p text:style-name="P1">34664 <text:s text:c="2"/>kahl</text:p>
      <text:p text:style-name="P1">34665 <text:s text:c="2"/>kahn</text:p>
      <text:p text:style-name="P1">34666 <text:s text:c="2"/>kaiser</text:p>
      <text:p text:style-name="P1">35111 <text:s text:c="2"/>kaizen</text:p>
      <text:p text:style-name="P1">35112 <text:s text:c="2"/>kajak</text:p>
      <text:p text:style-name="P1">35113 <text:s text:c="2"/>kakadu</text:p>
      <text:p text:style-name="P1">35114 <text:s text:c="2"/>kakao</text:p>
      <text:p text:style-name="P1">35115 <text:s text:c="2"/>kaki</text:p>
      <text:p text:style-name="P1">35116 <text:s text:c="2"/>kaktus</text:p>
      <text:p text:style-name="P1">35121 <text:s text:c="2"/>kalauer</text:p>
      <text:p text:style-name="P1">35122 <text:s text:c="2"/>kalb</text:p>
      <text:p text:style-name="P1">35123 <text:s text:c="2"/>kalender</text:p>
      <text:p text:style-name="P1">35124 <text:s text:c="2"/>kalium</text:p>
      <text:p text:style-name="P1">35125 <text:s text:c="2"/>kalk</text:p>
      <text:p text:style-name="P1">35126 <text:s text:c="2"/>kalkig</text:p>
      <text:p text:style-name="P1">35131 <text:s text:c="2"/>kalorie</text:p>
      <text:p text:style-name="P1">35132 <text:s text:c="2"/>kalt</text:p>
      <text:p text:style-name="P1">35133 <text:s text:c="2"/>kaltluft</text:p>
      <text:p text:style-name="P1">35134 <text:s text:c="2"/>kalzium</text:p>
      <text:p text:style-name="P1">35135 <text:s text:c="2"/>kamelle</text:p>
      <text:p text:style-name="P1">35136 <text:s text:c="2"/>kamera</text:p>
      <text:p text:style-name="P1">35141 <text:s text:c="2"/>kamille</text:p>
      <text:p text:style-name="P1">35142 <text:s text:c="2"/>kamin</text:p>
      <text:p text:style-name="P1">35143 <text:s text:c="2"/>kamm</text:p>
      <text:p text:style-name="P1">35144 <text:s text:c="2"/>kammer</text:p>
      <text:p text:style-name="P1">35145 <text:s text:c="2"/>kampagne</text:p>
      <text:p text:style-name="P1">35146 <text:s text:c="2"/>kanadier</text:p>
      <text:p text:style-name="P1">35151 <text:s text:c="2"/>kanal</text:p>
      <text:p text:style-name="P1">35152 <text:s text:c="2"/>kanapee</text:p>
      <text:p text:style-name="P1">35153 <text:s text:c="2"/>kandidat</text:p>
      <text:p text:style-name="P1">35154 <text:s text:c="2"/>kandis</text:p>
      <text:p text:style-name="P1">35155 <text:s text:c="2"/>kanister</text:p>
      <text:p text:style-name="P1">35156 <text:s text:c="2"/>kanne</text:p>
      <text:p text:style-name="P1">35161 <text:s text:c="2"/>kanon</text:p>
      <text:p text:style-name="P1">35162 <text:s text:c="2"/>kante</text:p>
      <text:p text:style-name="P1">35163 <text:s text:c="2"/>kantholz</text:p>
      <text:p text:style-name="P1">35164 <text:s text:c="2"/>kantig</text:p>
      <text:p text:style-name="P1">35165 <text:s text:c="2"/>kantine</text:p>
      <text:p text:style-name="P1">35166 <text:s text:c="2"/>kanton</text:p>
      <text:p text:style-name="P1">35211 <text:s text:c="2"/>kanu</text:p>
      <text:p text:style-name="P1">35212 <text:s text:c="2"/>kanzlei</text:p>
      <text:p text:style-name="P1">35213 <text:s text:c="2"/>kanzler</text:p>
      <text:p text:style-name="P1">35214 <text:s text:c="2"/>kaper</text:p>
      <text:p text:style-name="P1">35215 <text:s text:c="2"/>kapieren</text:p>
      <text:p text:style-name="P1">35216 <text:s text:c="2"/>kapital</text:p>
      <text:p text:style-name="P1">35221 <text:s text:c="2"/>kapitel</text:p>
      <text:p text:style-name="P1">35222 <text:s text:c="2"/>kappe</text:p>
      <text:p text:style-name="P1">35223 <text:s text:c="2"/>kappen</text:p>
      <text:p text:style-name="P1">35224 <text:s text:c="2"/>kappes</text:p>
      <text:p text:style-name="P1">35225 <text:s text:c="2"/>kapsel</text:p>
      <text:p text:style-name="P1">35226 <text:s text:c="2"/>kaputt</text:p>
      <text:p text:style-name="P1">35231 <text:s text:c="2"/>kapuze</text:p>
      <text:p text:style-name="P1">35232 <text:s text:c="2"/>karacho</text:p>
      <text:p text:style-name="P1">35233 <text:s text:c="2"/>karaffe</text:p>
      <text:p text:style-name="P1">35234 <text:s text:c="2"/>karamell</text:p>
      <text:p text:style-name="P1">35235 <text:s text:c="2"/>karaoke</text:p>
      <text:p text:style-name="P1">35236 <text:s text:c="2"/>karat</text:p>
      <text:p text:style-name="P1">35241 <text:s text:c="2"/>karate</text:p>
      <text:p text:style-name="P1">35242 <text:s text:c="2"/>karawane</text:p>
      <text:p text:style-name="P1">35243 <text:s text:c="2"/>kardamom</text:p>
      <text:p text:style-name="P1">35244 <text:s text:c="2"/>karg</text:p>
      <text:p text:style-name="P1">35245 <text:s text:c="2"/>karies</text:p>
      <text:p text:style-name="P1">35246 <text:s text:c="2"/>karma</text:p>
      <text:p text:style-name="P1">35251 <text:s text:c="2"/>karneval</text:p>
      <text:p text:style-name="P1">35252 <text:s text:c="2"/>karo</text:p>
      <text:p text:style-name="P1">35253 <text:s text:c="2"/>karoacht</text:p>
      <text:p text:style-name="P1">35254 <text:s text:c="2"/>karoass</text:p>
      <text:p text:style-name="P1">35255 <text:s text:c="2"/>karodame</text:p>
      <text:p text:style-name="P1">35256 <text:s text:c="2"/>karoneun</text:p>
      <text:p text:style-name="P1">35261 <text:s text:c="2"/>karosse</text:p>
      <text:p text:style-name="P1">35262 <text:s text:c="2"/>karotte</text:p>
      <text:p text:style-name="P1">35263 <text:s text:c="2"/>karozehn</text:p>
      <text:p text:style-name="P1">35264 <text:s text:c="2"/>karpfen</text:p>
      <text:p text:style-name="P1">35265 <text:s text:c="2"/>karre</text:p>
      <text:p text:style-name="P1">35266 <text:s text:c="2"/>karree</text:p>
      <text:p text:style-name="P1">35311 <text:s text:c="2"/>karren</text:p>
      <text:p text:style-name="P1">35312 <text:s text:c="2"/>karriere</text:p>
      <text:p text:style-name="P1">35313 <text:s text:c="2"/>kart</text:p>
      <text:p text:style-name="P1">35314 <text:s text:c="2"/>kartbahn</text:p>
      <text:p text:style-name="P1">35315 <text:s text:c="2"/>karte</text:p>
      <text:p text:style-name="P1">35316 <text:s text:c="2"/>kartei</text:p>
      <text:p text:style-name="P1">35321 <text:s text:c="2"/>kartell</text:p>
      <text:p text:style-name="P1">35322 <text:s text:c="2"/>karton</text:p>
      <text:p text:style-name="P1">35323 <text:s text:c="2"/>kaskade</text:p>
      <text:p text:style-name="P1">35324 <text:s text:c="2"/>kasko</text:p>
      <text:p text:style-name="P1">35325 <text:s text:c="2"/>kasperle</text:p>
      <text:p text:style-name="P1">35326 <text:s text:c="2"/>kaspern</text:p>
      <text:p text:style-name="P1">35331 <text:s text:c="2"/>kasse</text:p>
      <text:p text:style-name="P1">35332 <text:s text:c="2"/>kasseler</text:p>
      <text:p text:style-name="P1">35333 <text:s text:c="2"/>kassette</text:p>
      <text:p text:style-name="P1">35334 <text:s text:c="2"/>kassler</text:p>
      <text:p text:style-name="P1">35335 <text:s text:c="2"/>kastanie</text:p>
      <text:p text:style-name="P1">35336 <text:s text:c="2"/>kasten</text:p>
      <text:p text:style-name="P1">35341 <text:s text:c="2"/>katalog</text:p>
      <text:p text:style-name="P1">35342 <text:s text:c="2"/>katapult</text:p>
      <text:p text:style-name="P1">35343 <text:s text:c="2"/>kater</text:p>
      <text:p text:style-name="P1">35344 <text:s text:c="2"/>kathete</text:p>
      <text:p text:style-name="P1">35345 <text:s text:c="2"/>kathode</text:p>
      <text:p text:style-name="P1">35346 <text:s text:c="2"/>katze</text:p>
      <text:p text:style-name="P1">35351 <text:s text:c="2"/>kauen</text:p>
      <text:p text:style-name="P1">35352 <text:s text:c="2"/>kauern</text:p>
      <text:p text:style-name="P1">35353 <text:s text:c="2"/>kaufen</text:p>
      <text:p text:style-name="P1">35354 <text:s text:c="2"/>kaufhaus</text:p>
      <text:p text:style-name="P1">35355 <text:s text:c="2"/>kaufmann</text:p>
      <text:p text:style-name="P1">35356 <text:s text:c="2"/>kaugummi</text:p>
      <text:p text:style-name="P1">35361 <text:s text:c="2"/>kausal</text:p>
      <text:p text:style-name="P1">35362 <text:s text:c="2"/>kautabak</text:p>
      <text:p text:style-name="P1">35363 <text:s text:c="2"/>kaution</text:p>
      <text:p text:style-name="P1">35364 <text:s text:c="2"/>kavalier</text:p>
      <text:p text:style-name="P1">35365 <text:s text:c="2"/>kaviar</text:p>
      <text:p text:style-name="P1">35366 <text:s text:c="2"/>kebab</text:p>
      <text:p text:style-name="P1">35411 <text:s text:c="2"/>keck</text:p>
      <text:p text:style-name="P1">35412 <text:s text:c="2"/>keeper</text:p>
      <text:p text:style-name="P1">35413 <text:s text:c="2"/>kefir</text:p>
      <text:p text:style-name="P1">35414 <text:s text:c="2"/>kegel</text:p>
      <text:p text:style-name="P1">35415 <text:s text:c="2"/>kegeln</text:p>
      <text:p text:style-name="P1">35416 <text:s text:c="2"/>kegler</text:p>
      <text:p text:style-name="P1">35421 <text:s text:c="2"/>kehlkopf</text:p>
      <text:p text:style-name="P1">35422 <text:s text:c="2"/>kehren</text:p>
      <text:p text:style-name="P1">35423 <text:s text:c="2"/>keil</text:p>
      <text:p text:style-name="P1">35424 <text:s text:c="2"/>keiler</text:p>
      <text:p text:style-name="P1">35425 <text:s text:c="2"/>keim</text:p>
      <text:p text:style-name="P1">35426 <text:s text:c="2"/>keimen</text:p>
      <text:p text:style-name="P1">35431 <text:s text:c="2"/>keimfrei</text:p>
      <text:p text:style-name="P1">35432 <text:s text:c="2"/>keks</text:p>
      <text:p text:style-name="P1">35433 <text:s text:c="2"/>keksdose</text:p>
      <text:p text:style-name="P1">35434 <text:s text:c="2"/>kelle</text:p>
      <text:p text:style-name="P1">35435 <text:s text:c="2"/>keller</text:p>
      <text:p text:style-name="P1">35436 <text:s text:c="2"/>kellner</text:p>
      <text:p text:style-name="P1">35441 <text:s text:c="2"/>kellnern</text:p>
      <text:p text:style-name="P1">35442 <text:s text:c="2"/>kelvin</text:p>
      <text:p text:style-name="P1">35443 <text:s text:c="2"/>kennen</text:p>
      <text:p text:style-name="P1">35444 <text:s text:c="2"/>kenner</text:p>
      <text:p text:style-name="P1">35445 <text:s text:c="2"/>kenntnis</text:p>
      <text:p text:style-name="P1">35446 <text:s text:c="2"/>kennwert</text:p>
      <text:p text:style-name="P1">35451 <text:s text:c="2"/>kennwort</text:p>
      <text:p text:style-name="P1">35452 <text:s text:c="2"/>kennzahl</text:p>
      <text:p text:style-name="P1">35453 <text:s text:c="2"/>keramik</text:p>
      <text:p text:style-name="P1">35454 <text:s text:c="2"/>kerbe</text:p>
      <text:p text:style-name="P1">35455 <text:s text:c="2"/>kerbel</text:p>
      <text:p text:style-name="P1">35456 <text:s text:c="2"/>kern</text:p>
      <text:p text:style-name="P1">35461 <text:s text:c="2"/>kernel</text:p>
      <text:p text:style-name="P1">35462 <text:s text:c="2"/>kernhaus</text:p>
      <text:p text:style-name="P1">35463 <text:s text:c="2"/>kernig</text:p>
      <text:p text:style-name="P1">35464 <text:s text:c="2"/>kernlos</text:p>
      <text:p text:style-name="P1">35465 <text:s text:c="2"/>kernobst</text:p>
      <text:p text:style-name="P1">35466 <text:s text:c="2"/>kernspin</text:p>
      <text:p text:style-name="P1">35511 <text:s text:c="2"/>kernzeit</text:p>
      <text:p text:style-name="P1">35512 <text:s text:c="2"/>kerosin</text:p>
      <text:p text:style-name="P1">35513 <text:s text:c="2"/>kerze</text:p>
      <text:p text:style-name="P1">35514 <text:s text:c="2"/>kescher</text:p>
      <text:p text:style-name="P1">35515 <text:s text:c="2"/>keschern</text:p>
      <text:p text:style-name="P1">35516 <text:s text:c="2"/>kessel</text:p>
      <text:p text:style-name="P1">35521 <text:s text:c="2"/>ketchup</text:p>
      <text:p text:style-name="P1">35522 <text:s text:c="2"/>kette</text:p>
      <text:p text:style-name="P1">35523 <text:s text:c="2"/>keuchen</text:p>
      <text:p text:style-name="P1">35524 <text:s text:c="2"/>keule</text:p>
      <text:p text:style-name="P1">35525 <text:s text:c="2"/>keyboard</text:p>
      <text:p text:style-name="P1">35526 <text:s text:c="2"/>keyword</text:p>
      <text:p text:style-name="P1">35531 <text:s text:c="2"/>kichern</text:p>
      <text:p text:style-name="P1">35532 <text:s text:c="2"/>kick</text:p>
      <text:p text:style-name="P1">35533 <text:s text:c="2"/>kicken</text:p>
      <text:p text:style-name="P1">35534 <text:s text:c="2"/>kicker</text:p>
      <text:p text:style-name="P1">35535 <text:s text:c="2"/>kickern</text:p>
      <text:p text:style-name="P1">35536 <text:s text:c="2"/>kiebitz</text:p>
      <text:p text:style-name="P1">35541 <text:s text:c="2"/>kiefer</text:p>
      <text:p text:style-name="P1">35542 <text:s text:c="2"/>kiel</text:p>
      <text:p text:style-name="P1">35543 <text:s text:c="2"/>kieme</text:p>
      <text:p text:style-name="P1">35544 <text:s text:c="2"/>kienspan</text:p>
      <text:p text:style-name="P1">35545 <text:s text:c="2"/>kies</text:p>
      <text:p text:style-name="P1">35546 <text:s text:c="2"/>kiesbett</text:p>
      <text:p text:style-name="P1">35551 <text:s text:c="2"/>kiesel</text:p>
      <text:p text:style-name="P1">35552 <text:s text:c="2"/>kiesweg</text:p>
      <text:p text:style-name="P1">35553 <text:s text:c="2"/>kiez</text:p>
      <text:p text:style-name="P1">35554 <text:s text:c="2"/>kilo</text:p>
      <text:p text:style-name="P1">35555 <text:s text:c="2"/>kilobyte</text:p>
      <text:p text:style-name="P1">35556 <text:s text:c="2"/>kilovolt</text:p>
      <text:p text:style-name="P1">35561 <text:s text:c="2"/>kilowatt</text:p>
      <text:p text:style-name="P1">35562 <text:s text:c="2"/>kilt</text:p>
      <text:p text:style-name="P1">35563 <text:s text:c="2"/>kimchi</text:p>
      <text:p text:style-name="P1">35564 <text:s text:c="2"/>kimono</text:p>
      <text:p text:style-name="P1">35565 <text:s text:c="2"/>kind</text:p>
      <text:p text:style-name="P1">35566 <text:s text:c="2"/>kindheit</text:p>
      <text:p text:style-name="P1">35611 <text:s text:c="2"/>kinetik</text:p>
      <text:p text:style-name="P1">35612 <text:s text:c="2"/>kinn</text:p>
      <text:p text:style-name="P1">35613 <text:s text:c="2"/>kinnbart</text:p>
      <text:p text:style-name="P1">35614 <text:s text:c="2"/>kinnlade</text:p>
      <text:p text:style-name="P1">35615 <text:s text:c="2"/>kino</text:p>
      <text:p text:style-name="P1">35616 <text:s text:c="2"/>kinofilm</text:p>
      <text:p text:style-name="P1">35621 <text:s text:c="2"/>kinosaal</text:p>
      <text:p text:style-name="P1">35622 <text:s text:c="2"/>kiosk</text:p>
      <text:p text:style-name="P1">35623 <text:s text:c="2"/>kipferl</text:p>
      <text:p text:style-name="P1">35624 <text:s text:c="2"/>kippe</text:p>
      <text:p text:style-name="P1">35625 <text:s text:c="2"/>kippeln</text:p>
      <text:p text:style-name="P1">35626 <text:s text:c="2"/>kippen</text:p>
      <text:p text:style-name="P1">35631 <text:s text:c="2"/>kirmes</text:p>
      <text:p text:style-name="P1">35632 <text:s text:c="2"/>kirre</text:p>
      <text:p text:style-name="P1">35633 <text:s text:c="2"/>kirsche</text:p>
      <text:p text:style-name="P1">35634 <text:s text:c="2"/>kissen</text:p>
      <text:p text:style-name="P1">35635 <text:s text:c="2"/>kiste</text:p>
      <text:p text:style-name="P1">35636 <text:s text:c="2"/>kita</text:p>
      <text:p text:style-name="P1">35641 <text:s text:c="2"/>kite</text:p>
      <text:p text:style-name="P1">35642 <text:s text:c="2"/>kitsch</text:p>
      <text:p text:style-name="P1">35643 <text:s text:c="2"/>kitschig</text:p>
      <text:p text:style-name="P1">35644 <text:s text:c="2"/>kitt</text:p>
      <text:p text:style-name="P1">35645 <text:s text:c="2"/>kittel</text:p>
      <text:p text:style-name="P1">35646 <text:s text:c="2"/>kitten</text:p>
      <text:p text:style-name="P1">35651 <text:s text:c="2"/>kitzelig</text:p>
      <text:p text:style-name="P1">35652 <text:s text:c="2"/>kitzeln</text:p>
      <text:p text:style-name="P1">35653 <text:s text:c="2"/>kitzlig</text:p>
      <text:p text:style-name="P1">35654 <text:s text:c="2"/>kiwi</text:p>
      <text:p text:style-name="P1">35655 <text:s text:c="2"/>klacks</text:p>
      <text:p text:style-name="P1">35656 <text:s text:c="2"/>kladde</text:p>
      <text:p text:style-name="P1">35661 <text:s text:c="2"/>klagen</text:p>
      <text:p text:style-name="P1">35662 <text:s text:c="2"/>klamauk</text:p>
      <text:p text:style-name="P1">35663 <text:s text:c="2"/>klamm</text:p>
      <text:p text:style-name="P1">35664 <text:s text:c="2"/>klammer</text:p>
      <text:p text:style-name="P1">35665 <text:s text:c="2"/>klammern</text:p>
      <text:p text:style-name="P1">35666 <text:s text:c="2"/>klamotte</text:p>
      <text:p text:style-name="P1">36111 <text:s text:c="2"/>klampfe</text:p>
      <text:p text:style-name="P1">36112 <text:s text:c="2"/>klang</text:p>
      <text:p text:style-name="P1">36113 <text:s text:c="2"/>klappbar</text:p>
      <text:p text:style-name="P1">36114 <text:s text:c="2"/>klappe</text:p>
      <text:p text:style-name="P1">36115 <text:s text:c="2"/>klappen</text:p>
      <text:p text:style-name="P1">36116 <text:s text:c="2"/>klappern</text:p>
      <text:p text:style-name="P1">36121 <text:s text:c="2"/>klapprad</text:p>
      <text:p text:style-name="P1">36122 <text:s text:c="2"/>klar</text:p>
      <text:p text:style-name="P1">36123 <text:s text:c="2"/>klarheit</text:p>
      <text:p text:style-name="P1">36124 <text:s text:c="2"/>klartext</text:p>
      <text:p text:style-name="P1">36125 <text:s text:c="2"/>klasse</text:p>
      <text:p text:style-name="P1">36126 <text:s text:c="2"/>klassik</text:p>
      <text:p text:style-name="P1">36131 <text:s text:c="2"/>klatsch</text:p>
      <text:p text:style-name="P1">36132 <text:s text:c="2"/>klatsche</text:p>
      <text:p text:style-name="P1">36133 <text:s text:c="2"/>klaue</text:p>
      <text:p text:style-name="P1">36134 <text:s text:c="2"/>klauen</text:p>
      <text:p text:style-name="P1">36135 <text:s text:c="2"/>klausel</text:p>
      <text:p text:style-name="P1">36136 <text:s text:c="2"/>klausur</text:p>
      <text:p text:style-name="P1">36141 <text:s text:c="2"/>klavier</text:p>
      <text:p text:style-name="P1">36142 <text:s text:c="2"/>kleben</text:p>
      <text:p text:style-name="P1">36143 <text:s text:c="2"/>kleber</text:p>
      <text:p text:style-name="P1">36144 <text:s text:c="2"/>klebrig</text:p>
      <text:p text:style-name="P1">36145 <text:s text:c="2"/>kleckern</text:p>
      <text:p text:style-name="P1">36146 <text:s text:c="2"/>klecks</text:p>
      <text:p text:style-name="P1">36151 <text:s text:c="2"/>klecksen</text:p>
      <text:p text:style-name="P1">36152 <text:s text:c="2"/>klee</text:p>
      <text:p text:style-name="P1">36153 <text:s text:c="2"/>kleid</text:p>
      <text:p text:style-name="P1">36154 <text:s text:c="2"/>kleiden</text:p>
      <text:p text:style-name="P1">36155 <text:s text:c="2"/>kleidsam</text:p>
      <text:p text:style-name="P1">36156 <text:s text:c="2"/>kleidung</text:p>
      <text:p text:style-name="P1">36161 <text:s text:c="2"/>kleie</text:p>
      <text:p text:style-name="P1">36162 <text:s text:c="2"/>klein</text:p>
      <text:p text:style-name="P1">36163 <text:s text:c="2"/>kleinbus</text:p>
      <text:p text:style-name="P1">36164 <text:s text:c="2"/>kleister</text:p>
      <text:p text:style-name="P1">36165 <text:s text:c="2"/>klemme</text:p>
      <text:p text:style-name="P1">36166 <text:s text:c="2"/>klemmen</text:p>
      <text:p text:style-name="P1">36211 <text:s text:c="2"/>klempner</text:p>
      <text:p text:style-name="P1">36212 <text:s text:c="2"/>klette</text:p>
      <text:p text:style-name="P1">36213 <text:s text:c="2"/>klettern</text:p>
      <text:p text:style-name="P1">36214 <text:s text:c="2"/>klick</text:p>
      <text:p text:style-name="P1">36215 <text:s text:c="2"/>klicken</text:p>
      <text:p text:style-name="P1">36216 <text:s text:c="2"/>klient</text:p>
      <text:p text:style-name="P1">36221 <text:s text:c="2"/>klientel</text:p>
      <text:p text:style-name="P1">36222 <text:s text:c="2"/>klima</text:p>
      <text:p text:style-name="P1">36223 <text:s text:c="2"/>klimbim</text:p>
      <text:p text:style-name="P1">36224 <text:s text:c="2"/>klimmzug</text:p>
      <text:p text:style-name="P1">36225 <text:s text:c="2"/>klimpern</text:p>
      <text:p text:style-name="P1">36226 <text:s text:c="2"/>klingel</text:p>
      <text:p text:style-name="P1">36231 <text:s text:c="2"/>klingeln</text:p>
      <text:p text:style-name="P1">36232 <text:s text:c="2"/>klingen</text:p>
      <text:p text:style-name="P1">36233 <text:s text:c="2"/>klinik</text:p>
      <text:p text:style-name="P1">36234 <text:s text:c="2"/>klinikum</text:p>
      <text:p text:style-name="P1">36235 <text:s text:c="2"/>klinisch</text:p>
      <text:p text:style-name="P1">36236 <text:s text:c="2"/>klinke</text:p>
      <text:p text:style-name="P1">36241 <text:s text:c="2"/>klinker</text:p>
      <text:p text:style-name="P1">36242 <text:s text:c="2"/>klippe</text:p>
      <text:p text:style-name="P1">36243 <text:s text:c="2"/>klischee</text:p>
      <text:p text:style-name="P1">36244 <text:s text:c="2"/>klitsche</text:p>
      <text:p text:style-name="P1">36245 <text:s text:c="2"/>klobig</text:p>
      <text:p text:style-name="P1">36246 <text:s text:c="2"/>klonen</text:p>
      <text:p text:style-name="P1">36251 <text:s text:c="2"/>klopfen</text:p>
      <text:p text:style-name="P1">36252 <text:s text:c="2"/>klotz</text:p>
      <text:p text:style-name="P1">36253 <text:s text:c="2"/>klotzen</text:p>
      <text:p text:style-name="P1">36254 <text:s text:c="2"/>kluft</text:p>
      <text:p text:style-name="P1">36255 <text:s text:c="2"/>klug</text:p>
      <text:p text:style-name="P1">36256 <text:s text:c="2"/>klugheit</text:p>
      <text:p text:style-name="P1">36261 <text:s text:c="2"/>klumpen</text:p>
      <text:p text:style-name="P1">36262 <text:s text:c="2"/>klumpig</text:p>
      <text:p text:style-name="P1">36263 <text:s text:c="2"/>klunker</text:p>
      <text:p text:style-name="P1">36264 <text:s text:c="2"/>knabbern</text:p>
      <text:p text:style-name="P1">36265 <text:s text:c="2"/>knabe</text:p>
      <text:p text:style-name="P1">36266 <text:s text:c="2"/>knacken</text:p>
      <text:p text:style-name="P1">36311 <text:s text:c="2"/>knackig</text:p>
      <text:p text:style-name="P1">36312 <text:s text:c="2"/>knacks</text:p>
      <text:p text:style-name="P1">36313 <text:s text:c="2"/>knall</text:p>
      <text:p text:style-name="P1">36314 <text:s text:c="2"/>knallen</text:p>
      <text:p text:style-name="P1">36315 <text:s text:c="2"/>knalleng</text:p>
      <text:p text:style-name="P1">36316 <text:s text:c="2"/>knaller</text:p>
      <text:p text:style-name="P1">36321 <text:s text:c="2"/>knallig</text:p>
      <text:p text:style-name="P1">36322 <text:s text:c="2"/>knallrot</text:p>
      <text:p text:style-name="P1">36323 <text:s text:c="2"/>knapp</text:p>
      <text:p text:style-name="P1">36324 <text:s text:c="2"/>knarren</text:p>
      <text:p text:style-name="P1">36325 <text:s text:c="2"/>knauf</text:p>
      <text:p text:style-name="P1">36326 <text:s text:c="2"/>knausern</text:p>
      <text:p text:style-name="P1">36331 <text:s text:c="2"/>kneifen</text:p>
      <text:p text:style-name="P1">36332 <text:s text:c="2"/>kneifer</text:p>
      <text:p text:style-name="P1">36333 <text:s text:c="2"/>kneipe</text:p>
      <text:p text:style-name="P1">36334 <text:s text:c="2"/>kneippen</text:p>
      <text:p text:style-name="P1">36335 <text:s text:c="2"/>knete</text:p>
      <text:p text:style-name="P1">36336 <text:s text:c="2"/>kneten</text:p>
      <text:p text:style-name="P1">36341 <text:s text:c="2"/>knick</text:p>
      <text:p text:style-name="P1">36342 <text:s text:c="2"/>knicken</text:p>
      <text:p text:style-name="P1">36343 <text:s text:c="2"/>knicks</text:p>
      <text:p text:style-name="P1">36344 <text:s text:c="2"/>knie</text:p>
      <text:p text:style-name="P1">36345 <text:s text:c="2"/>kniefrei</text:p>
      <text:p text:style-name="P1">36346 <text:s text:c="2"/>kniehoch</text:p>
      <text:p text:style-name="P1">36351 <text:s text:c="2"/>knielang</text:p>
      <text:p text:style-name="P1">36352 <text:s text:c="2"/>knien</text:p>
      <text:p text:style-name="P1">36353 <text:s text:c="2"/>knietief</text:p>
      <text:p text:style-name="P1">36354 <text:s text:c="2"/>kniff</text:p>
      <text:p text:style-name="P1">36355 <text:s text:c="2"/>knifflig</text:p>
      <text:p text:style-name="P1">36356 <text:s text:c="2"/>knigge</text:p>
      <text:p text:style-name="P1">36361 <text:s text:c="2"/>knipsen</text:p>
      <text:p text:style-name="P1">36362 <text:s text:c="2"/>knistern</text:p>
      <text:p text:style-name="P1">36363 <text:s text:c="2"/>knittern</text:p>
      <text:p text:style-name="P1">36364 <text:s text:c="2"/>knobeln</text:p>
      <text:p text:style-name="P1">36365 <text:s text:c="2"/>knobi</text:p>
      <text:p text:style-name="P1">36366 <text:s text:c="2"/>knochen</text:p>
      <text:p text:style-name="P1">36411 <text:s text:c="2"/>knolle</text:p>
      <text:p text:style-name="P1">36412 <text:s text:c="2"/>knopf</text:p>
      <text:p text:style-name="P1">36413 <text:s text:c="2"/>knorpel</text:p>
      <text:p text:style-name="P1">36414 <text:s text:c="2"/>knospe</text:p>
      <text:p text:style-name="P1">36415 <text:s text:c="2"/>knoten</text:p>
      <text:p text:style-name="P1">36416 <text:s text:c="2"/>knowhow</text:p>
      <text:p text:style-name="P1">36421 <text:s text:c="2"/>knubbel</text:p>
      <text:p text:style-name="P1">36422 <text:s text:c="2"/>knuddeln</text:p>
      <text:p text:style-name="P1">36423 <text:s text:c="2"/>knuffig</text:p>
      <text:p text:style-name="P1">36424 <text:s text:c="2"/>knurren</text:p>
      <text:p text:style-name="P1">36425 <text:s text:c="2"/>knuspern</text:p>
      <text:p text:style-name="P1">36426 <text:s text:c="2"/>knusprig</text:p>
      <text:p text:style-name="P1">36431 <text:s text:c="2"/>koautor</text:p>
      <text:p text:style-name="P1">36432 <text:s text:c="2"/>koaxial</text:p>
      <text:p text:style-name="P1"><text:soft-page-break/>36433 <text:s text:c="2"/>kobalt</text:p>
      <text:p text:style-name="P1">36434 <text:s text:c="2"/>kobold</text:p>
      <text:p text:style-name="P1">36435 <text:s text:c="2"/>kobra</text:p>
      <text:p text:style-name="P1">36436 <text:s text:c="2"/>koch</text:p>
      <text:p text:style-name="P1">36441 <text:s text:c="2"/>kochbuch</text:p>
      <text:p text:style-name="P1">36442 <text:s text:c="2"/>kochen</text:p>
      <text:p text:style-name="P1">36443 <text:s text:c="2"/>kocher</text:p>
      <text:p text:style-name="P1">36444 <text:s text:c="2"/>kochkurs</text:p>
      <text:p text:style-name="P1">36445 <text:s text:c="2"/>kochsalz</text:p>
      <text:p text:style-name="P1">36446 <text:s text:c="2"/>kochshow</text:p>
      <text:p text:style-name="P1">36451 <text:s text:c="2"/>kochtopf</text:p>
      <text:p text:style-name="P1">36452 <text:s text:c="2"/>kodex</text:p>
      <text:p text:style-name="P1">36453 <text:s text:c="2"/>koffein</text:p>
      <text:p text:style-name="P1">36454 <text:s text:c="2"/>koffer</text:p>
      <text:p text:style-name="P1">36455 <text:s text:c="2"/>kognitiv</text:p>
      <text:p text:style-name="P1">36456 <text:s text:c="2"/>kohl</text:p>
      <text:p text:style-name="P1">36461 <text:s text:c="2"/>kohle</text:p>
      <text:p text:style-name="P1">36462 <text:s text:c="2"/>kohlkopf</text:p>
      <text:p text:style-name="P1">36463 <text:s text:c="2"/>kohlrabi</text:p>
      <text:p text:style-name="P1">36464 <text:s text:c="2"/>koje</text:p>
      <text:p text:style-name="P1">36465 <text:s text:c="2"/>kojote</text:p>
      <text:p text:style-name="P1">36466 <text:s text:c="2"/>kokeln</text:p>
      <text:p text:style-name="P1">36511 <text:s text:c="2"/>kokon</text:p>
      <text:p text:style-name="P1">36512 <text:s text:c="2"/>kolben</text:p>
      <text:p text:style-name="P1">36513 <text:s text:c="2"/>kolibri</text:p>
      <text:p text:style-name="P1">36514 <text:s text:c="2"/>kollege</text:p>
      <text:p text:style-name="P1">36515 <text:s text:c="2"/>kolonie</text:p>
      <text:p text:style-name="P1">36516 <text:s text:c="2"/>kolonne</text:p>
      <text:p text:style-name="P1">36521 <text:s text:c="2"/>koloss</text:p>
      <text:p text:style-name="P1">36522 <text:s text:c="2"/>kolossal</text:p>
      <text:p text:style-name="P1">36523 <text:s text:c="2"/>kolumne</text:p>
      <text:p text:style-name="P1">36524 <text:s text:c="2"/>kombi</text:p>
      <text:p text:style-name="P1">36525 <text:s text:c="2"/>kombucha</text:p>
      <text:p text:style-name="P1">36526 <text:s text:c="2"/>komet</text:p>
      <text:p text:style-name="P1">36531 <text:s text:c="2"/>komfort</text:p>
      <text:p text:style-name="P1">36532 <text:s text:c="2"/>komik</text:p>
      <text:p text:style-name="P1">36533 <text:s text:c="2"/>komitee</text:p>
      <text:p text:style-name="P1">36534 <text:s text:c="2"/>komma</text:p>
      <text:p text:style-name="P1">36535 <text:s text:c="2"/>kommando</text:p>
      <text:p text:style-name="P1">36536 <text:s text:c="2"/>kommen</text:p>
      <text:p text:style-name="P1">36541 <text:s text:c="2"/>kommerz</text:p>
      <text:p text:style-name="P1">36542 <text:s text:c="2"/>kommode</text:p>
      <text:p text:style-name="P1">36543 <text:s text:c="2"/>kommunal</text:p>
      <text:p text:style-name="P1">36544 <text:s text:c="2"/>kommune</text:p>
      <text:p text:style-name="P1">36545 <text:s text:c="2"/>kompakt</text:p>
      <text:p text:style-name="P1">36546 <text:s text:c="2"/>kompass</text:p>
      <text:p text:style-name="P1">36551 <text:s text:c="2"/>komplett</text:p>
      <text:p text:style-name="P1">36552 <text:s text:c="2"/>komplex</text:p>
      <text:p text:style-name="P1">36553 <text:s text:c="2"/>komplize</text:p>
      <text:p text:style-name="P1">36554 <text:s text:c="2"/>komplott</text:p>
      <text:p text:style-name="P1">36555 <text:s text:c="2"/>kompost</text:p>
      <text:p text:style-name="P1">36556 <text:s text:c="2"/>kompott</text:p>
      <text:p text:style-name="P1">36561 <text:s text:c="2"/>konditor</text:p>
      <text:p text:style-name="P1">36562 <text:s text:c="2"/>kondor</text:p>
      <text:p text:style-name="P1">36563 <text:s text:c="2"/>konfekt</text:p>
      <text:p text:style-name="P1">36564 <text:s text:c="2"/>konfetti</text:p>
      <text:p text:style-name="P1">36565 <text:s text:c="2"/>konflikt</text:p>
      <text:p text:style-name="P1">36566 <text:s text:c="2"/>konform</text:p>
      <text:p text:style-name="P1">36611 <text:s text:c="2"/>konfus</text:p>
      <text:p text:style-name="P1">36612 <text:s text:c="2"/>kongress</text:p>
      <text:p text:style-name="P1">36613 <text:s text:c="2"/>konisch</text:p>
      <text:p text:style-name="P1">36614 <text:s text:c="2"/>konkav</text:p>
      <text:p text:style-name="P1">36615 <text:s text:c="2"/>konkret</text:p>
      <text:p text:style-name="P1">36616 <text:s text:c="2"/>konkurs</text:p>
      <text:p text:style-name="P1">36621 <text:s text:c="2"/>konsens</text:p>
      <text:p text:style-name="P1">36622 <text:s text:c="2"/>konserve</text:p>
      <text:p text:style-name="P1">36623 <text:s text:c="2"/>konsole</text:p>
      <text:p text:style-name="P1">36624 <text:s text:c="2"/>konstant</text:p>
      <text:p text:style-name="P1">36625 <text:s text:c="2"/>konsul</text:p>
      <text:p text:style-name="P1">36626 <text:s text:c="2"/>konsum</text:p>
      <text:p text:style-name="P1">36631 <text:s text:c="2"/>kontakt</text:p>
      <text:p text:style-name="P1">36632 <text:s text:c="2"/>konter</text:p>
      <text:p text:style-name="P1">36633 <text:s text:c="2"/>kontern</text:p>
      <text:p text:style-name="P1">36634 <text:s text:c="2"/>kontext</text:p>
      <text:p text:style-name="P1">36635 <text:s text:c="2"/>konto</text:p>
      <text:p text:style-name="P1">36636 <text:s text:c="2"/>kontra</text:p>
      <text:p text:style-name="P1">36641 <text:s text:c="2"/>kontrast</text:p>
      <text:p text:style-name="P1">36642 <text:s text:c="2"/>kontur</text:p>
      <text:p text:style-name="P1">36643 <text:s text:c="2"/>konus</text:p>
      <text:p text:style-name="P1">36644 <text:s text:c="2"/>konvex</text:p>
      <text:p text:style-name="P1">36645 <text:s text:c="2"/>konvoi</text:p>
      <text:p text:style-name="P1">36646 <text:s text:c="2"/>konzept</text:p>
      <text:p text:style-name="P1">36651 <text:s text:c="2"/>konzern</text:p>
      <text:p text:style-name="P1">36652 <text:s text:c="2"/>konzert</text:p>
      <text:p text:style-name="P1">36653 <text:s text:c="2"/>kopf</text:p>
      <text:p text:style-name="P1">36654 <text:s text:c="2"/>kopfball</text:p>
      <text:p text:style-name="P1">36655 <text:s text:c="2"/>kopfende</text:p>
      <text:p text:style-name="P1">36656 <text:s text:c="2"/>kopfhaut</text:p>
      <text:p text:style-name="P1">36661 <text:s text:c="2"/>kopfkino</text:p>
      <text:p text:style-name="P1">36662 <text:s text:c="2"/>kopftuch</text:p>
      <text:p text:style-name="P1">36663 <text:s text:c="2"/>kopie</text:p>
      <text:p text:style-name="P1">36664 <text:s text:c="2"/>kopieren</text:p>
      <text:p text:style-name="P1">36665 <text:s text:c="2"/>kopierer</text:p>
      <text:p text:style-name="P1">36666 <text:s text:c="2"/>kopilot</text:p>
      <text:p text:style-name="P1">41111 <text:s text:c="2"/>koppel</text:p>
      <text:p text:style-name="P1">41112 <text:s text:c="2"/>koppeln</text:p>
      <text:p text:style-name="P1">41113 <text:s text:c="2"/>kopplung</text:p>
      <text:p text:style-name="P1">41114 <text:s text:c="2"/>koralle</text:p>
      <text:p text:style-name="P1">41115 <text:s text:c="2"/>korb</text:p>
      <text:p text:style-name="P1">41116 <text:s text:c="2"/>kord</text:p>
      <text:p text:style-name="P1">41121 <text:s text:c="2"/>kordel</text:p>
      <text:p text:style-name="P1">41122 <text:s text:c="2"/>kork</text:p>
      <text:p text:style-name="P1">41123 <text:s text:c="2"/>korken</text:p>
      <text:p text:style-name="P1">41124 <text:s text:c="2"/>kormoran</text:p>
      <text:p text:style-name="P1">41125 <text:s text:c="2"/>korn</text:p>
      <text:p text:style-name="P1">41126 <text:s text:c="2"/>kornfeld</text:p>
      <text:p text:style-name="P1">41131 <text:s text:c="2"/>korpus</text:p>
      <text:p text:style-name="P1">41132 <text:s text:c="2"/>korrekt</text:p>
      <text:p text:style-name="P1">41133 <text:s text:c="2"/>korridor</text:p>
      <text:p text:style-name="P1">41134 <text:s text:c="2"/>korso</text:p>
      <text:p text:style-name="P1">41135 <text:s text:c="2"/>kosename</text:p>
      <text:p text:style-name="P1">41136 <text:s text:c="2"/>kosinus</text:p>
      <text:p text:style-name="P1">41141 <text:s text:c="2"/>kosmetik</text:p>
      <text:p text:style-name="P1">41142 <text:s text:c="2"/>kosmisch</text:p>
      <text:p text:style-name="P1">41143 <text:s text:c="2"/>kosmos</text:p>
      <text:p text:style-name="P1">41144 <text:s text:c="2"/>kost</text:p>
      <text:p text:style-name="P1">41145 <text:s text:c="2"/>kostbar</text:p>
      <text:p text:style-name="P1">41146 <text:s text:c="2"/>kosten</text:p>
      <text:p text:style-name="P1">41151 <text:s text:c="2"/>kotelett</text:p>
      <text:p text:style-name="P1">41152 <text:s text:c="2"/>krabbe</text:p>
      <text:p text:style-name="P1">41153 <text:s text:c="2"/>krabbeln</text:p>
      <text:p text:style-name="P1">41154 <text:s text:c="2"/>krach</text:p>
      <text:p text:style-name="P1">41155 <text:s text:c="2"/>krachen</text:p>
      <text:p text:style-name="P1">41156 <text:s text:c="2"/>kracher</text:p>
      <text:p text:style-name="P1">41161 <text:s text:c="2"/>kraft</text:p>
      <text:p text:style-name="P1">41162 <text:s text:c="2"/>kraftakt</text:p>
      <text:p text:style-name="P1">41163 <text:s text:c="2"/>kraftlos</text:p>
      <text:p text:style-name="P1">41164 <text:s text:c="2"/>kraftrad</text:p>
      <text:p text:style-name="P1">41165 <text:s text:c="2"/>kragen</text:p>
      <text:p text:style-name="P1">41166 <text:s text:c="2"/>krake</text:p>
      <text:p text:style-name="P1">41211 <text:s text:c="2"/>krakelig</text:p>
      <text:p text:style-name="P1">41212 <text:s text:c="2"/>krakeln</text:p>
      <text:p text:style-name="P1">41213 <text:s text:c="2"/>kralle</text:p>
      <text:p text:style-name="P1">41214 <text:s text:c="2"/>krallen</text:p>
      <text:p text:style-name="P1">41215 <text:s text:c="2"/>kram</text:p>
      <text:p text:style-name="P1">41216 <text:s text:c="2"/>kramen</text:p>
      <text:p text:style-name="P1">41221 <text:s text:c="2"/>kran</text:p>
      <text:p text:style-name="P1">41222 <text:s text:c="2"/>kranich</text:p>
      <text:p text:style-name="P1">41223 <text:s text:c="2"/>kranz</text:p>
      <text:p text:style-name="P1">41224 <text:s text:c="2"/>krapfen</text:p>
      <text:p text:style-name="P1">41225 <text:s text:c="2"/>krass</text:p>
      <text:p text:style-name="P1">41226 <text:s text:c="2"/>krater</text:p>
      <text:p text:style-name="P1">41231 <text:s text:c="2"/>kratzen</text:p>
      <text:p text:style-name="P1">41232 <text:s text:c="2"/>kratzer</text:p>
      <text:p text:style-name="P1">41233 <text:s text:c="2"/>kratzig</text:p>
      <text:p text:style-name="P1">41234 <text:s text:c="2"/>kraulen</text:p>
      <text:p text:style-name="P1">41235 <text:s text:c="2"/>kraus</text:p>
      <text:p text:style-name="P1">41236 <text:s text:c="2"/>kraut</text:p>
      <text:p text:style-name="P1">41241 <text:s text:c="2"/>krawall</text:p>
      <text:p text:style-name="P1">41242 <text:s text:c="2"/>krawatte</text:p>
      <text:p text:style-name="P1">41243 <text:s text:c="2"/>kraxeln</text:p>
      <text:p text:style-name="P1">41244 <text:s text:c="2"/>kreation</text:p>
      <text:p text:style-name="P1">41245 <text:s text:c="2"/>kreativ</text:p>
      <text:p text:style-name="P1">41246 <text:s text:c="2"/>krebsrot</text:p>
      <text:p text:style-name="P1">41251 <text:s text:c="2"/>kredit</text:p>
      <text:p text:style-name="P1">41252 <text:s text:c="2"/>kreide</text:p>
      <text:p text:style-name="P1">41253 <text:s text:c="2"/>kreieren</text:p>
      <text:p text:style-name="P1">41254 <text:s text:c="2"/>kreis</text:p>
      <text:p text:style-name="P1">41255 <text:s text:c="2"/>kreisel</text:p>
      <text:p text:style-name="P1">41256 <text:s text:c="2"/>kreisen</text:p>
      <text:p text:style-name="P1">41261 <text:s text:c="2"/>krempel</text:p>
      <text:p text:style-name="P1">41262 <text:s text:c="2"/>krempeln</text:p>
      <text:p text:style-name="P1">41263 <text:s text:c="2"/>kreole</text:p>
      <text:p text:style-name="P1">41264 <text:s text:c="2"/>krepp</text:p>
      <text:p text:style-name="P1">41265 <text:s text:c="2"/>kresse</text:p>
      <text:p text:style-name="P1">41266 <text:s text:c="2"/>kreuzass</text:p>
      <text:p text:style-name="P1">41311 <text:s text:c="2"/>kreuzen</text:p>
      <text:p text:style-name="P1">41312 <text:s text:c="2"/>kreuzer</text:p>
      <text:p text:style-name="P1">41313 <text:s text:c="2"/>kreuzung</text:p>
      <text:p text:style-name="P1">41314 <text:s text:c="2"/>kribbeln</text:p>
      <text:p text:style-name="P1">41315 <text:s text:c="2"/>krickeln</text:p>
      <text:p text:style-name="P1">41316 <text:s text:c="2"/>kricket</text:p>
      <text:p text:style-name="P1">41321 <text:s text:c="2"/>kriechen</text:p>
      <text:p text:style-name="P1">41322 <text:s text:c="2"/>kriegen</text:p>
      <text:p text:style-name="P1">41323 <text:s text:c="2"/>krimi</text:p>
      <text:p text:style-name="P1">41324 <text:s text:c="2"/>kringel</text:p>
      <text:p text:style-name="P1">41325 <text:s text:c="2"/>kringeln</text:p>
      <text:p text:style-name="P1">41326 <text:s text:c="2"/>kripo</text:p>
      <text:p text:style-name="P1">41331 <text:s text:c="2"/>krippe</text:p>
      <text:p text:style-name="P1">41332 <text:s text:c="2"/>krise</text:p>
      <text:p text:style-name="P1">41333 <text:s text:c="2"/>kristall</text:p>
      <text:p text:style-name="P1">41334 <text:s text:c="2"/>kritik</text:p>
      <text:p text:style-name="P1">41335 <text:s text:c="2"/>kritiker</text:p>
      <text:p text:style-name="P1">41336 <text:s text:c="2"/>kritisch</text:p>
      <text:p text:style-name="P1">41341 <text:s text:c="2"/>kritzeln</text:p>
      <text:p text:style-name="P1">41342 <text:s text:c="2"/>krokant</text:p>
      <text:p text:style-name="P1">41343 <text:s text:c="2"/>krokette</text:p>
      <text:p text:style-name="P1">41344 <text:s text:c="2"/>krokodil</text:p>
      <text:p text:style-name="P1">41345 <text:s text:c="2"/>krokus</text:p>
      <text:p text:style-name="P1">41346 <text:s text:c="2"/>krone</text:p>
      <text:p text:style-name="P1">41351 <text:s text:c="2"/>kross</text:p>
      <text:p text:style-name="P1">41352 <text:s text:c="2"/>krug</text:p>
      <text:p text:style-name="P1">41353 <text:s text:c="2"/>krumm</text:p>
      <text:p text:style-name="P1">41354 <text:s text:c="2"/>kruste</text:p>
      <text:p text:style-name="P1">41355 <text:s text:c="2"/>krypton</text:p>
      <text:p text:style-name="P1">41356 <text:s text:c="2"/>kubus</text:p>
      <text:p text:style-name="P1">41361 <text:s text:c="2"/>kuchen</text:p>
      <text:p text:style-name="P1">41362 <text:s text:c="2"/>kuckuck</text:p>
      <text:p text:style-name="P1">41363 <text:s text:c="2"/>kufe</text:p>
      <text:p text:style-name="P1">41364 <text:s text:c="2"/>kugel</text:p>
      <text:p text:style-name="P1">41365 <text:s text:c="2"/>kugeln</text:p>
      <text:p text:style-name="P1">41366 <text:s text:c="2"/>kuhherde</text:p>
      <text:p text:style-name="P1">41411 <text:s text:c="2"/>kuhle</text:p>
      <text:p text:style-name="P1">41412 <text:s text:c="2"/>kuhmilch</text:p>
      <text:p text:style-name="P1">41413 <text:s text:c="2"/>kuhstall</text:p>
      <text:p text:style-name="P1">41414 <text:s text:c="2"/>kuhweide</text:p>
      <text:p text:style-name="P1">41415 <text:s text:c="2"/>kulant</text:p>
      <text:p text:style-name="P1">41416 <text:s text:c="2"/>kulanz</text:p>
      <text:p text:style-name="P1">41421 <text:s text:c="2"/>kuli</text:p>
      <text:p text:style-name="P1">41422 <text:s text:c="2"/>kulisse</text:p>
      <text:p text:style-name="P1">41423 <text:s text:c="2"/>kullern</text:p>
      <text:p text:style-name="P1">41424 <text:s text:c="2"/>kult</text:p>
      <text:p text:style-name="P1">41425 <text:s text:c="2"/>kultfilm</text:p>
      <text:p text:style-name="P1">41426 <text:s text:c="2"/>kultig</text:p>
      <text:p text:style-name="P1">41431 <text:s text:c="2"/>kultur</text:p>
      <text:p text:style-name="P1">41432 <text:s text:c="2"/>kumpel</text:p>
      <text:p text:style-name="P1">41433 <text:s text:c="2"/>kunde</text:p>
      <text:p text:style-name="P1">41434 <text:s text:c="2"/>kunst</text:p>
      <text:p text:style-name="P1">41435 <text:s text:c="2"/>kupfer</text:p>
      <text:p text:style-name="P1">41436 <text:s text:c="2"/>kuppe</text:p>
      <text:p text:style-name="P1">41441 <text:s text:c="2"/>kuppel</text:p>
      <text:p text:style-name="P1">41442 <text:s text:c="2"/>kupplung</text:p>
      <text:p text:style-name="P1">41443 <text:s text:c="2"/>kurbel</text:p>
      <text:p text:style-name="P1">41444 <text:s text:c="2"/>kurbeln</text:p>
      <text:p text:style-name="P1">41445 <text:s text:c="2"/>kurhotel</text:p>
      <text:p text:style-name="P1">41446 <text:s text:c="2"/>kurier</text:p>
      <text:p text:style-name="P1">41451 <text:s text:c="2"/>kurios</text:p>
      <text:p text:style-name="P1">41452 <text:s text:c="2"/>kurort</text:p>
      <text:p text:style-name="P1">41453 <text:s text:c="2"/>kurpark</text:p>
      <text:p text:style-name="P1">41454 <text:s text:c="2"/>kurs</text:p>
      <text:p text:style-name="P1">41455 <text:s text:c="2"/>kursiv</text:p>
      <text:p text:style-name="P1">41456 <text:s text:c="2"/>kurtaxe</text:p>
      <text:p text:style-name="P1">41461 <text:s text:c="2"/>kurve</text:p>
      <text:p text:style-name="P1">41462 <text:s text:c="2"/>kurvig</text:p>
      <text:p text:style-name="P1">41463 <text:s text:c="2"/>kurz</text:p>
      <text:p text:style-name="P1">41464 <text:s text:c="2"/>kurzfilm</text:p>
      <text:p text:style-name="P1">41465 <text:s text:c="2"/>kurzwahl</text:p>
      <text:p text:style-name="P1">41466 <text:s text:c="2"/>kuscheln</text:p>
      <text:p text:style-name="P1">41511 <text:s text:c="2"/>kuss</text:p>
      <text:p text:style-name="P1">41512 <text:s text:c="2"/>kussfest</text:p>
      <text:p text:style-name="P1">41513 <text:s text:c="2"/>kussmund</text:p>
      <text:p text:style-name="P1">41514 <text:s text:c="2"/>kutsche</text:p>
      <text:p text:style-name="P1">41515 <text:s text:c="2"/>kutscher</text:p>
      <text:p text:style-name="P1">41516 <text:s text:c="2"/>kutter</text:p>
      <text:p text:style-name="P1">41521 <text:s text:c="2"/>kuvert</text:p>
      <text:p text:style-name="P1">41522 <text:s text:c="2"/>labberig</text:p>
      <text:p text:style-name="P1">41523 <text:s text:c="2"/>labbrig</text:p>
      <text:p text:style-name="P1">41524 <text:s text:c="2"/>label</text:p>
      <text:p text:style-name="P1">41525 <text:s text:c="2"/>labern</text:p>
      <text:p text:style-name="P1">41526 <text:s text:c="2"/>labor</text:p>
      <text:p text:style-name="P1">41531 <text:s text:c="2"/>laborant</text:p>
      <text:p text:style-name="P1">41532 <text:s text:c="2"/>labrador</text:p>
      <text:p text:style-name="P1">41533 <text:s text:c="2"/>lachen</text:p>
      <text:p text:style-name="P1">41534 <text:s text:c="2"/>lacher</text:p>
      <text:p text:style-name="P1">41535 <text:s text:c="2"/>lachgas</text:p>
      <text:p text:style-name="P1">41536 <text:s text:c="2"/>lachhaft</text:p>
      <text:p text:style-name="P1">41541 <text:s text:c="2"/>lachs</text:p>
      <text:p text:style-name="P1">41542 <text:s text:c="2"/>lack</text:p>
      <text:p text:style-name="P1">41543 <text:s text:c="2"/>lactat</text:p>
      <text:p text:style-name="P1">41544 <text:s text:c="2"/>lade</text:p>
      <text:p text:style-name="P1">41545 <text:s text:c="2"/>laden</text:p>
      <text:p text:style-name="P1">41546 <text:s text:c="2"/>laderaum</text:p>
      <text:p text:style-name="P1">41551 <text:s text:c="2"/>ladezeit</text:p>
      <text:p text:style-name="P1">41552 <text:s text:c="2"/>ladung</text:p>
      <text:p text:style-name="P1">41553 <text:s text:c="2"/>lage</text:p>
      <text:p text:style-name="P1">41554 <text:s text:c="2"/>lageplan</text:p>
      <text:p text:style-name="P1">41555 <text:s text:c="2"/>lager</text:p>
      <text:p text:style-name="P1">41556 <text:s text:c="2"/>lagerist</text:p>
      <text:p text:style-name="P1">41561 <text:s text:c="2"/>lagern</text:p>
      <text:p text:style-name="P1">41562 <text:s text:c="2"/>lagerung</text:p>
      <text:p text:style-name="P1">41563 <text:s text:c="2"/>lagune</text:p>
      <text:p text:style-name="P1">41564 <text:s text:c="2"/>laib</text:p>
      <text:p text:style-name="P1">41565 <text:s text:c="2"/>laichen</text:p>
      <text:p text:style-name="P1">41566 <text:s text:c="2"/>laie</text:p>
      <text:p text:style-name="P1">41611 <text:s text:c="2"/>laken</text:p>
      <text:p text:style-name="P1">41612 <text:s text:c="2"/>lakritz</text:p>
      <text:p text:style-name="P1">41613 <text:s text:c="2"/>lakritze</text:p>
      <text:p text:style-name="P1">41614 <text:s text:c="2"/>laktose</text:p>
      <text:p text:style-name="P1">41615 <text:s text:c="2"/>lallen</text:p>
      <text:p text:style-name="P1">41616 <text:s text:c="2"/>lama</text:p>
      <text:p text:style-name="P1">41621 <text:s text:c="2"/>lambda</text:p>
      <text:p text:style-name="P1">41622 <text:s text:c="2"/>lamelle</text:p>
      <text:p text:style-name="P1">41623 <text:s text:c="2"/>lametta</text:p>
      <text:p text:style-name="P1">41624 <text:s text:c="2"/>laminat</text:p>
      <text:p text:style-name="P1">41625 <text:s text:c="2"/>lamm</text:p>
      <text:p text:style-name="P1">41626 <text:s text:c="2"/>lammfell</text:p>
      <text:p text:style-name="P1">41631 <text:s text:c="2"/>lampe</text:p>
      <text:p text:style-name="P1">41632 <text:s text:c="2"/>lampion</text:p>
      <text:p text:style-name="P1">41633 <text:s text:c="2"/>land</text:p>
      <text:p text:style-name="P1">41634 <text:s text:c="2"/>landen</text:p>
      <text:p text:style-name="P1">41635 <text:s text:c="2"/>landhaus</text:p>
      <text:p text:style-name="P1">41636 <text:s text:c="2"/>landluft</text:p>
      <text:p text:style-name="P1">41641 <text:s text:c="2"/>landung</text:p>
      <text:p text:style-name="P1">41642 <text:s text:c="2"/>landwirt</text:p>
      <text:p text:style-name="P1">41643 <text:s text:c="2"/>lang</text:p>
      <text:p text:style-name="P1">41644 <text:s text:c="2"/>langen</text:p>
      <text:p text:style-name="P1">41645 <text:s text:c="2"/>langlauf</text:p>
      <text:p text:style-name="P1">41646 <text:s text:c="2"/>langos</text:p>
      <text:p text:style-name="P1">41651 <text:s text:c="2"/>langsam</text:p>
      <text:p text:style-name="P1">41652 <text:s text:c="2"/>languste</text:p>
      <text:p text:style-name="P1">41653 <text:s text:c="2"/>lanze</text:p>
      <text:p text:style-name="P1">41654 <text:s text:c="2"/>lapidar</text:p>
      <text:p text:style-name="P1">41655 <text:s text:c="2"/>lappalie</text:p>
      <text:p text:style-name="P1">41656 <text:s text:c="2"/>laptop</text:p>
      <text:p text:style-name="P1">41661 <text:s text:c="2"/>larifari</text:p>
      <text:p text:style-name="P1">41662 <text:s text:c="2"/>larve</text:p>
      <text:p text:style-name="P1">41663 <text:s text:c="2"/>lasagne</text:p>
      <text:p text:style-name="P1">41664 <text:s text:c="2"/>lasche</text:p>
      <text:p text:style-name="P1">41665 <text:s text:c="2"/>laser</text:p>
      <text:p text:style-name="P1">41666 <text:s text:c="2"/>lasieren</text:p>
      <text:p text:style-name="P1">42111 <text:s text:c="2"/>lassi</text:p>
      <text:p text:style-name="P1">42112 <text:s text:c="2"/>lasso</text:p>
      <text:p text:style-name="P1">42113 <text:s text:c="2"/>last</text:p>
      <text:p text:style-name="P1">42114 <text:s text:c="2"/>laster</text:p>
      <text:p text:style-name="P1">42115 <text:s text:c="2"/>lasttier</text:p>
      <text:p text:style-name="P1">42116 <text:s text:c="2"/>lasur</text:p>
      <text:p text:style-name="P1">42121 <text:s text:c="2"/>latein</text:p>
      <text:p text:style-name="P1">42122 <text:s text:c="2"/>latenz</text:p>
      <text:p text:style-name="P1">42123 <text:s text:c="2"/>laterne</text:p>
      <text:p text:style-name="P1">42124 <text:s text:c="2"/>latex</text:p>
      <text:p text:style-name="P1">42125 <text:s text:c="2"/>latschen</text:p>
      <text:p text:style-name="P1">42126 <text:s text:c="2"/>latz</text:p>
      <text:p text:style-name="P1">42131 <text:s text:c="2"/>latzen</text:p>
      <text:p text:style-name="P1">42132 <text:s text:c="2"/>latzhose</text:p>
      <text:p text:style-name="P1">42133 <text:s text:c="2"/>laub</text:p>
      <text:p text:style-name="P1">42134 <text:s text:c="2"/>laubbaum</text:p>
      <text:p text:style-name="P1">42135 <text:s text:c="2"/>laube</text:p>
      <text:p text:style-name="P1">42136 <text:s text:c="2"/>laubholz</text:p>
      <text:p text:style-name="P1">42141 <text:s text:c="2"/>laubwald</text:p>
      <text:p text:style-name="P1">42142 <text:s text:c="2"/>lauern</text:p>
      <text:p text:style-name="P1">42143 <text:s text:c="2"/>lauf</text:p>
      <text:p text:style-name="P1">42144 <text:s text:c="2"/>laufbahn</text:p>
      <text:p text:style-name="P1">42145 <text:s text:c="2"/>laufband</text:p>
      <text:p text:style-name="P1">42146 <text:s text:c="2"/>laufen</text:p>
      <text:p text:style-name="P1">42151 <text:s text:c="2"/>laufhose</text:p>
      <text:p text:style-name="P1">42152 <text:s text:c="2"/>laufrad</text:p>
      <text:p text:style-name="P1">42153 <text:s text:c="2"/>laufsteg</text:p>
      <text:p text:style-name="P1">42154 <text:s text:c="2"/>laufstil</text:p>
      <text:p text:style-name="P1">42155 <text:s text:c="2"/>laufwerk</text:p>
      <text:p text:style-name="P1">42156 <text:s text:c="2"/>laufzeit</text:p>
      <text:p text:style-name="P1">42161 <text:s text:c="2"/>lauge</text:p>
      <text:p text:style-name="P1">42162 <text:s text:c="2"/>laune</text:p>
      <text:p text:style-name="P1">42163 <text:s text:c="2"/>launisch</text:p>
      <text:p text:style-name="P1">42164 <text:s text:c="2"/>laus</text:p>
      <text:p text:style-name="P1">42165 <text:s text:c="2"/>lauschen</text:p>
      <text:p text:style-name="P1">42166 <text:s text:c="2"/>lauscher</text:p>
      <text:p text:style-name="P1">42211 <text:s text:c="2"/>lauschig</text:p>
      <text:p text:style-name="P1">42212 <text:s text:c="2"/>laut</text:p>
      <text:p text:style-name="P1">42213 <text:s text:c="2"/>lautlos</text:p>
      <text:p text:style-name="P1">42214 <text:s text:c="2"/>lauwarm</text:p>
      <text:p text:style-name="P1">42215 <text:s text:c="2"/>lava</text:p>
      <text:p text:style-name="P1">42216 <text:s text:c="2"/>lavendel</text:p>
      <text:p text:style-name="P1">42221 <text:s text:c="2"/>lawine</text:p>
      <text:p text:style-name="P1">42222 <text:s text:c="2"/>layout</text:p>
      <text:p text:style-name="P1">42223 <text:s text:c="2"/>leaken</text:p>
      <text:p text:style-name="P1">42224 <text:s text:c="2"/>leasen</text:p>
      <text:p text:style-name="P1">42225 <text:s text:c="2"/>leasing</text:p>
      <text:p text:style-name="P1">42226 <text:s text:c="2"/>lebemann</text:p>
      <text:p text:style-name="P1">42231 <text:s text:c="2"/>leben</text:p>
      <text:p text:style-name="P1">42232 <text:s text:c="2"/>lebendig</text:p>
      <text:p text:style-name="P1">42233 <text:s text:c="2"/>leber</text:p>
      <text:p text:style-name="P1">42234 <text:s text:c="2"/>lebhaft</text:p>
      <text:p text:style-name="P1">42235 <text:s text:c="2"/>leck</text:p>
      <text:p text:style-name="P1">42236 <text:s text:c="2"/>lecker</text:p>
      <text:p text:style-name="P1">42241 <text:s text:c="2"/>leckerei</text:p>
      <text:p text:style-name="P1">42242 <text:s text:c="2"/>leckerli</text:p>
      <text:p text:style-name="P1">42243 <text:s text:c="2"/>leder</text:p>
      <text:p text:style-name="P1">42244 <text:s text:c="2"/>ledig</text:p>
      <text:p text:style-name="P1">42245 <text:s text:c="2"/>leer</text:p>
      <text:p text:style-name="P1">42246 <text:s text:c="2"/>leere</text:p>
      <text:p text:style-name="P1">42251 <text:s text:c="2"/>leeren</text:p>
      <text:p text:style-name="P1">42252 <text:s text:c="2"/>leergut</text:p>
      <text:p text:style-name="P1">42253 <text:s text:c="2"/>leerlauf</text:p>
      <text:p text:style-name="P1">42254 <text:s text:c="2"/>leerraum</text:p>
      <text:p text:style-name="P1">42255 <text:s text:c="2"/>leerung</text:p>
      <text:p text:style-name="P1">42256 <text:s text:c="2"/>legal</text:p>
      <text:p text:style-name="P1">42261 <text:s text:c="2"/>legen</text:p>
      <text:p text:style-name="P1">42262 <text:s text:c="2"/>legende</text:p>
      <text:p text:style-name="P1">42263 <text:s text:c="2"/>leger</text:p>
      <text:p text:style-name="P1">42264 <text:s text:c="2"/>leggings</text:p>
      <text:p text:style-name="P1">42265 <text:s text:c="2"/>leggins</text:p>
      <text:p text:style-name="P1">42266 <text:s text:c="2"/>leguan</text:p>
      <text:p text:style-name="P1">42311 <text:s text:c="2"/>lehm</text:p>
      <text:p text:style-name="P1">42312 <text:s text:c="2"/>lehmig</text:p>
      <text:p text:style-name="P1">42313 <text:s text:c="2"/>lehne</text:p>
      <text:p text:style-name="P1">42314 <text:s text:c="2"/>lehnen</text:p>
      <text:p text:style-name="P1">42315 <text:s text:c="2"/>lehramt</text:p>
      <text:p text:style-name="P1">42316 <text:s text:c="2"/>lehrbuch</text:p>
      <text:p text:style-name="P1">42321 <text:s text:c="2"/>lehre</text:p>
      <text:p text:style-name="P1">42322 <text:s text:c="2"/>lehren</text:p>
      <text:p text:style-name="P1">42323 <text:s text:c="2"/>lehrer</text:p>
      <text:p text:style-name="P1">42324 <text:s text:c="2"/>lehrfach</text:p>
      <text:p text:style-name="P1"><text:soft-page-break/>42325 <text:s text:c="2"/>lehrfilm</text:p>
      <text:p text:style-name="P1">42326 <text:s text:c="2"/>lehrgang</text:p>
      <text:p text:style-name="P1">42331 <text:s text:c="2"/>lehrgeld</text:p>
      <text:p text:style-name="P1">42332 <text:s text:c="2"/>lehrjahr</text:p>
      <text:p text:style-name="P1">42333 <text:s text:c="2"/>lehrling</text:p>
      <text:p text:style-name="P1">42334 <text:s text:c="2"/>lehrplan</text:p>
      <text:p text:style-name="P1">42335 <text:s text:c="2"/>lehrsaal</text:p>
      <text:p text:style-name="P1">42336 <text:s text:c="2"/>lehrsatz</text:p>
      <text:p text:style-name="P1">42341 <text:s text:c="2"/>lehrwerk</text:p>
      <text:p text:style-name="P1">42342 <text:s text:c="2"/>leib</text:p>
      <text:p text:style-name="P1">42343 <text:s text:c="2"/>leiblich</text:p>
      <text:p text:style-name="P1">42344 <text:s text:c="2"/>leicht</text:p>
      <text:p text:style-name="P1">42345 <text:s text:c="2"/>leidlich</text:p>
      <text:p text:style-name="P1">42346 <text:s text:c="2"/>leiern</text:p>
      <text:p text:style-name="P1">42351 <text:s text:c="2"/>leihen</text:p>
      <text:p text:style-name="P1">42352 <text:s text:c="2"/>leihgabe</text:p>
      <text:p text:style-name="P1">42353 <text:s text:c="2"/>leim</text:p>
      <text:p text:style-name="P1">42354 <text:s text:c="2"/>leimen</text:p>
      <text:p text:style-name="P1">42355 <text:s text:c="2"/>leine</text:p>
      <text:p text:style-name="P1">42356 <text:s text:c="2"/>leinwand</text:p>
      <text:p text:style-name="P1">42361 <text:s text:c="2"/>leise</text:p>
      <text:p text:style-name="P1">42362 <text:s text:c="2"/>leistbar</text:p>
      <text:p text:style-name="P1">42363 <text:s text:c="2"/>leiste</text:p>
      <text:p text:style-name="P1">42364 <text:s text:c="2"/>leisten</text:p>
      <text:p text:style-name="P1">42365 <text:s text:c="2"/>leistung</text:p>
      <text:p text:style-name="P1">42366 <text:s text:c="2"/>leitbild</text:p>
      <text:p text:style-name="P1">42411 <text:s text:c="2"/>leiten</text:p>
      <text:p text:style-name="P1">42412 <text:s text:c="2"/>leiter</text:p>
      <text:p text:style-name="P1">42413 <text:s text:c="2"/>leitsatz</text:p>
      <text:p text:style-name="P1">42414 <text:s text:c="2"/>leitung</text:p>
      <text:p text:style-name="P1">42415 <text:s text:c="2"/>leitzins</text:p>
      <text:p text:style-name="P1">42416 <text:s text:c="2"/>lektion</text:p>
      <text:p text:style-name="P1">42421 <text:s text:c="2"/>lektor</text:p>
      <text:p text:style-name="P1">42422 <text:s text:c="2"/>lemming</text:p>
      <text:p text:style-name="P1">42423 <text:s text:c="2"/>lenken</text:p>
      <text:p text:style-name="P1">42424 <text:s text:c="2"/>lenker</text:p>
      <text:p text:style-name="P1">42425 <text:s text:c="2"/>lenkrad</text:p>
      <text:p text:style-name="P1">42426 <text:s text:c="2"/>lenkung</text:p>
      <text:p text:style-name="P1">42431 <text:s text:c="2"/>leopard</text:p>
      <text:p text:style-name="P1">42432 <text:s text:c="2"/>lerche</text:p>
      <text:p text:style-name="P1">42433 <text:s text:c="2"/>lernen</text:p>
      <text:p text:style-name="P1">42434 <text:s text:c="2"/>lernziel</text:p>
      <text:p text:style-name="P1">42435 <text:s text:c="2"/>lesen</text:p>
      <text:p text:style-name="P1">42436 <text:s text:c="2"/>leser</text:p>
      <text:p text:style-name="P1">42441 <text:s text:c="2"/>lesung</text:p>
      <text:p text:style-name="P1">42442 <text:s text:c="2"/>leuchte</text:p>
      <text:p text:style-name="P1">42443 <text:s text:c="2"/>leuchten</text:p>
      <text:p text:style-name="P1">42444 <text:s text:c="2"/>leuchter</text:p>
      <text:p text:style-name="P1">42445 <text:s text:c="2"/>leugnen</text:p>
      <text:p text:style-name="P1">42446 <text:s text:c="2"/>leute</text:p>
      <text:p text:style-name="P1">42451 <text:s text:c="2"/>level</text:p>
      <text:p text:style-name="P1">42452 <text:s text:c="2"/>lexikon</text:p>
      <text:p text:style-name="P1">42453 <text:s text:c="2"/>liane</text:p>
      <text:p text:style-name="P1">42454 <text:s text:c="2"/>libelle</text:p>
      <text:p text:style-name="P1">42455 <text:s text:c="2"/>liberal</text:p>
      <text:p text:style-name="P1">42456 <text:s text:c="2"/>libero</text:p>
      <text:p text:style-name="P1">42461 <text:s text:c="2"/>licht</text:p>
      <text:p text:style-name="P1">42462 <text:s text:c="2"/>lichtung</text:p>
      <text:p text:style-name="P1">42463 <text:s text:c="2"/>lieb</text:p>
      <text:p text:style-name="P1">42464 <text:s text:c="2"/>liebe</text:p>
      <text:p text:style-name="P1">42465 <text:s text:c="2"/>lieben</text:p>
      <text:p text:style-name="P1">42466 <text:s text:c="2"/>lieblich</text:p>
      <text:p text:style-name="P1">42511 <text:s text:c="2"/>liebling</text:p>
      <text:p text:style-name="P1">42512 <text:s text:c="2"/>lied</text:p>
      <text:p text:style-name="P1">42513 <text:s text:c="2"/>liedtext</text:p>
      <text:p text:style-name="P1">42514 <text:s text:c="2"/>liefern</text:p>
      <text:p text:style-name="P1">42515 <text:s text:c="2"/>liege</text:p>
      <text:p text:style-name="P1">42516 <text:s text:c="2"/>liegen</text:p>
      <text:p text:style-name="P1">42521 <text:s text:c="2"/>liegerad</text:p>
      <text:p text:style-name="P1">42522 <text:s text:c="2"/>lift</text:p>
      <text:p text:style-name="P1">42523 <text:s text:c="2"/>liga</text:p>
      <text:p text:style-name="P1">42524 <text:s text:c="2"/>liieren</text:p>
      <text:p text:style-name="P1">42525 <text:s text:c="2"/>liiert</text:p>
      <text:p text:style-name="P1">42526 <text:s text:c="2"/>liierung</text:p>
      <text:p text:style-name="P1">42531 <text:s text:c="2"/>like</text:p>
      <text:p text:style-name="P1">42532 <text:s text:c="2"/>liken</text:p>
      <text:p text:style-name="P1">42533 <text:s text:c="2"/>lila</text:p>
      <text:p text:style-name="P1">42534 <text:s text:c="2"/>lilie</text:p>
      <text:p text:style-name="P1">42535 <text:s text:c="2"/>limette</text:p>
      <text:p text:style-name="P1">42536 <text:s text:c="2"/>limit</text:p>
      <text:p text:style-name="P1">42541 <text:s text:c="2"/>limo</text:p>
      <text:p text:style-name="P1">42542 <text:s text:c="2"/>limonade</text:p>
      <text:p text:style-name="P1">42543 <text:s text:c="2"/>linde</text:p>
      <text:p text:style-name="P1">42544 <text:s text:c="2"/>lindern</text:p>
      <text:p text:style-name="P1">42545 <text:s text:c="2"/>lineal</text:p>
      <text:p text:style-name="P1">42546 <text:s text:c="2"/>linear</text:p>
      <text:p text:style-name="P1">42551 <text:s text:c="2"/>linie</text:p>
      <text:p text:style-name="P1">42552 <text:s text:c="2"/>link</text:p>
      <text:p text:style-name="P1">42553 <text:s text:c="2"/>linoleum</text:p>
      <text:p text:style-name="P1">42554 <text:s text:c="2"/>linse</text:p>
      <text:p text:style-name="P1">42555 <text:s text:c="2"/>lippe</text:p>
      <text:p text:style-name="P1">42556 <text:s text:c="2"/>liquide</text:p>
      <text:p text:style-name="P1">42561 <text:s text:c="2"/>liste</text:p>
      <text:p text:style-name="P1">42562 <text:s text:c="2"/>listig</text:p>
      <text:p text:style-name="P1">42563 <text:s text:c="2"/>liter</text:p>
      <text:p text:style-name="P1">42564 <text:s text:c="2"/>lithium</text:p>
      <text:p text:style-name="P1">42565 <text:s text:c="2"/>litschi</text:p>
      <text:p text:style-name="P1">42566 <text:s text:c="2"/>litze</text:p>
      <text:p text:style-name="P1">42611 <text:s text:c="2"/>liveshow</text:p>
      <text:p text:style-name="P1">42612 <text:s text:c="2"/>lizenz</text:p>
      <text:p text:style-name="P1">42613 <text:s text:c="2"/>lobby</text:p>
      <text:p text:style-name="P1">42614 <text:s text:c="2"/>loben</text:p>
      <text:p text:style-name="P1">42615 <text:s text:c="2"/>location</text:p>
      <text:p text:style-name="P1">42616 <text:s text:c="2"/>lochen</text:p>
      <text:p text:style-name="P1">42621 <text:s text:c="2"/>locher</text:p>
      <text:p text:style-name="P1">42622 <text:s text:c="2"/>lockdown</text:p>
      <text:p text:style-name="P1">42623 <text:s text:c="2"/>locke</text:p>
      <text:p text:style-name="P1">42624 <text:s text:c="2"/>locker</text:p>
      <text:p text:style-name="P1">42625 <text:s text:c="2"/>lockern</text:p>
      <text:p text:style-name="P1">42626 <text:s text:c="2"/>lockig</text:p>
      <text:p text:style-name="P1">42631 <text:s text:c="2"/>lodern</text:p>
      <text:p text:style-name="P1">42632 <text:s text:c="2"/>loft</text:p>
      <text:p text:style-name="P1">42633 <text:s text:c="2"/>logbuch</text:p>
      <text:p text:style-name="P1">42634 <text:s text:c="2"/>loge</text:p>
      <text:p text:style-name="P1">42635 <text:s text:c="2"/>logfile</text:p>
      <text:p text:style-name="P1">42636 <text:s text:c="2"/>loggia</text:p>
      <text:p text:style-name="P1">42641 <text:s text:c="2"/>logik</text:p>
      <text:p text:style-name="P1">42642 <text:s text:c="2"/>login</text:p>
      <text:p text:style-name="P1">42643 <text:s text:c="2"/>logisch</text:p>
      <text:p text:style-name="P1">42644 <text:s text:c="2"/>logistik</text:p>
      <text:p text:style-name="P1">42645 <text:s text:c="2"/>logo</text:p>
      <text:p text:style-name="P1">42646 <text:s text:c="2"/>lohn</text:p>
      <text:p text:style-name="P1">42651 <text:s text:c="2"/>lohnen</text:p>
      <text:p text:style-name="P1">42652 <text:s text:c="2"/>loipe</text:p>
      <text:p text:style-name="P1">42653 <text:s text:c="2"/>lokal</text:p>
      <text:p text:style-name="P1">42654 <text:s text:c="2"/>lolli</text:p>
      <text:p text:style-name="P1">42655 <text:s text:c="2"/>look</text:p>
      <text:p text:style-name="P1">42656 <text:s text:c="2"/>looping</text:p>
      <text:p text:style-name="P1">42661 <text:s text:c="2"/>lorbeer</text:p>
      <text:p text:style-name="P1">42662 <text:s text:c="2"/>lorbeere</text:p>
      <text:p text:style-name="P1">42663 <text:s text:c="2"/>lord</text:p>
      <text:p text:style-name="P1">42664 <text:s text:c="2"/>lore</text:p>
      <text:p text:style-name="P1">42665 <text:s text:c="2"/>lose</text:p>
      <text:p text:style-name="P1">42666 <text:s text:c="2"/>losen</text:p>
      <text:p text:style-name="P1">43111 <text:s text:c="2"/>loslegen</text:p>
      <text:p text:style-name="P1">43112 <text:s text:c="2"/>losung</text:p>
      <text:p text:style-name="P1">43113 <text:s text:c="2"/>lotion</text:p>
      <text:p text:style-name="P1">43114 <text:s text:c="2"/>lotrecht</text:p>
      <text:p text:style-name="P1">43115 <text:s text:c="2"/>lotse</text:p>
      <text:p text:style-name="P1">43116 <text:s text:c="2"/>lotsen</text:p>
      <text:p text:style-name="P1">43121 <text:s text:c="2"/>lotterie</text:p>
      <text:p text:style-name="P1">43122 <text:s text:c="2"/>lotto</text:p>
      <text:p text:style-name="P1">43123 <text:s text:c="2"/>lottofee</text:p>
      <text:p text:style-name="P1">43124 <text:s text:c="2"/>lotus</text:p>
      <text:p text:style-name="P1">43125 <text:s text:c="2"/>lounge</text:p>
      <text:p text:style-name="P1">43126 <text:s text:c="2"/>loyal</text:p>
      <text:p text:style-name="P1">43131 <text:s text:c="2"/>luchs</text:p>
      <text:p text:style-name="P1">43132 <text:s text:c="2"/>luft</text:p>
      <text:p text:style-name="P1">43133 <text:s text:c="2"/>luftbild</text:p>
      <text:p text:style-name="P1">43134 <text:s text:c="2"/>luftig</text:p>
      <text:p text:style-name="P1">43135 <text:s text:c="2"/>luftleer</text:p>
      <text:p text:style-name="P1">43136 <text:s text:c="2"/>luftloch</text:p>
      <text:p text:style-name="P1">43141 <text:s text:c="2"/>luftpost</text:p>
      <text:p text:style-name="P1">43142 <text:s text:c="2"/>luftraum</text:p>
      <text:p text:style-name="P1">43143 <text:s text:c="2"/>luke</text:p>
      <text:p text:style-name="P1">43144 <text:s text:c="2"/>lukrativ</text:p>
      <text:p text:style-name="P1">43145 <text:s text:c="2"/>lumen</text:p>
      <text:p text:style-name="P1">43146 <text:s text:c="2"/>lunch</text:p>
      <text:p text:style-name="P1">43151 <text:s text:c="2"/>lunge</text:p>
      <text:p text:style-name="P1">43152 <text:s text:c="2"/>lungern</text:p>
      <text:p text:style-name="P1">43153 <text:s text:c="2"/>lunte</text:p>
      <text:p text:style-name="P1">43154 <text:s text:c="2"/>lupe</text:p>
      <text:p text:style-name="P1">43155 <text:s text:c="2"/>lupfen</text:p>
      <text:p text:style-name="P1">43156 <text:s text:c="2"/>lupine</text:p>
      <text:p text:style-name="P1">43161 <text:s text:c="2"/>lurch</text:p>
      <text:p text:style-name="P1">43162 <text:s text:c="2"/>lust</text:p>
      <text:p text:style-name="P1">43163 <text:s text:c="2"/>lustig</text:p>
      <text:p text:style-name="P1">43164 <text:s text:c="2"/>lustvoll</text:p>
      <text:p text:style-name="P1">43165 <text:s text:c="2"/>lutscher</text:p>
      <text:p text:style-name="P1">43166 <text:s text:c="2"/>luxusgut</text:p>
      <text:p text:style-name="P1">43211 <text:s text:c="2"/>lyrik</text:p>
      <text:p text:style-name="P1">43212 <text:s text:c="2"/>lyrisch</text:p>
      <text:p text:style-name="P1">43213 <text:s text:c="2"/>macaron</text:p>
      <text:p text:style-name="P1">43214 <text:s text:c="2"/>machbar</text:p>
      <text:p text:style-name="P1">43215 <text:s text:c="2"/>machen</text:p>
      <text:p text:style-name="P1">43216 <text:s text:c="2"/>macher</text:p>
      <text:p text:style-name="P1">43221 <text:s text:c="2"/>machete</text:p>
      <text:p text:style-name="P1">43222 <text:s text:c="2"/>macht</text:p>
      <text:p text:style-name="P1">43223 <text:s text:c="2"/>machtlos</text:p>
      <text:p text:style-name="P1">43224 <text:s text:c="2"/>madam</text:p>
      <text:p text:style-name="P1">43225 <text:s text:c="2"/>maestro</text:p>
      <text:p text:style-name="P1">43226 <text:s text:c="2"/>magazin</text:p>
      <text:p text:style-name="P1">43231 <text:s text:c="2"/>magen</text:p>
      <text:p text:style-name="P1">43232 <text:s text:c="2"/>magentee</text:p>
      <text:p text:style-name="P1">43233 <text:s text:c="2"/>magenweh</text:p>
      <text:p text:style-name="P1">43234 <text:s text:c="2"/>maggi</text:p>
      <text:p text:style-name="P1">43235 <text:s text:c="2"/>magie</text:p>
      <text:p text:style-name="P1">43236 <text:s text:c="2"/>magier</text:p>
      <text:p text:style-name="P1">43241 <text:s text:c="2"/>magisch</text:p>
      <text:p text:style-name="P1">43242 <text:s text:c="2"/>magma</text:p>
      <text:p text:style-name="P1">43243 <text:s text:c="2"/>magnet</text:p>
      <text:p text:style-name="P1">43244 <text:s text:c="2"/>magnolie</text:p>
      <text:p text:style-name="P1">43245 <text:s text:c="2"/>mahagoni</text:p>
      <text:p text:style-name="P1">43246 <text:s text:c="2"/>mahlen</text:p>
      <text:p text:style-name="P1">43251 <text:s text:c="2"/>mahlwerk</text:p>
      <text:p text:style-name="P1">43252 <text:s text:c="2"/>mahlzahn</text:p>
      <text:p text:style-name="P1">43253 <text:s text:c="2"/>mahlzeit</text:p>
      <text:p text:style-name="P1">43254 <text:s text:c="2"/>mail</text:p>
      <text:p text:style-name="P1">43255 <text:s text:c="2"/>mailbox</text:p>
      <text:p text:style-name="P1">43256 <text:s text:c="2"/>mailen</text:p>
      <text:p text:style-name="P1">43261 <text:s text:c="2"/>mailing</text:p>
      <text:p text:style-name="P1">43262 <text:s text:c="2"/>mais</text:p>
      <text:p text:style-name="P1">43263 <text:s text:c="2"/>maisbrei</text:p>
      <text:p text:style-name="P1">43264 <text:s text:c="2"/>maisbrot</text:p>
      <text:p text:style-name="P1">43265 <text:s text:c="2"/>maisfeld</text:p>
      <text:p text:style-name="P1">43266 <text:s text:c="2"/>maisgelb</text:p>
      <text:p text:style-name="P1">43311 <text:s text:c="2"/>maiskorn</text:p>
      <text:p text:style-name="P1">43312 <text:s text:c="2"/>maismehl</text:p>
      <text:p text:style-name="P1">43313 <text:s text:c="2"/>majoran</text:p>
      <text:p text:style-name="P1">43314 <text:s text:c="2"/>makellos</text:p>
      <text:p text:style-name="P1">43315 <text:s text:c="2"/>makeln</text:p>
      <text:p text:style-name="P1">43316 <text:s text:c="2"/>makler</text:p>
      <text:p text:style-name="P1">43321 <text:s text:c="2"/>makrele</text:p>
      <text:p text:style-name="P1">43322 <text:s text:c="2"/>makrone</text:p>
      <text:p text:style-name="P1">43323 <text:s text:c="2"/>malbuch</text:p>
      <text:p text:style-name="P1">43324 <text:s text:c="2"/>malen</text:p>
      <text:p text:style-name="P1">43325 <text:s text:c="2"/>maler</text:p>
      <text:p text:style-name="P1">43326 <text:s text:c="2"/>malochen</text:p>
      <text:p text:style-name="P1">43331 <text:s text:c="2"/>malstift</text:p>
      <text:p text:style-name="P1">43332 <text:s text:c="2"/>malteser</text:p>
      <text:p text:style-name="P1">43333 <text:s text:c="2"/>malware</text:p>
      <text:p text:style-name="P1">43334 <text:s text:c="2"/>malz</text:p>
      <text:p text:style-name="P1">43335 <text:s text:c="2"/>malzbier</text:p>
      <text:p text:style-name="P1">43336 <text:s text:c="2"/>mama</text:p>
      <text:p text:style-name="P1">43341 <text:s text:c="2"/>mamba</text:p>
      <text:p text:style-name="P1">43342 <text:s text:c="2"/>mambo</text:p>
      <text:p text:style-name="P1">43343 <text:s text:c="2"/>mami</text:p>
      <text:p text:style-name="P1">43344 <text:s text:c="2"/>mammut</text:p>
      <text:p text:style-name="P1">43345 <text:s text:c="2"/>mampfen</text:p>
      <text:p text:style-name="P1">43346 <text:s text:c="2"/>managen</text:p>
      <text:p text:style-name="P1">43351 <text:s text:c="2"/>manager</text:p>
      <text:p text:style-name="P1">43352 <text:s text:c="2"/>mandant</text:p>
      <text:p text:style-name="P1">43353 <text:s text:c="2"/>mandel</text:p>
      <text:p text:style-name="P1">43354 <text:s text:c="2"/>manege</text:p>
      <text:p text:style-name="P1">43355 <text:s text:c="2"/>manga</text:p>
      <text:p text:style-name="P1">43356 <text:s text:c="2"/>mango</text:p>
      <text:p text:style-name="P1">43361 <text:s text:c="2"/>mangold</text:p>
      <text:p text:style-name="P1">43362 <text:s text:c="2"/>mangrove</text:p>
      <text:p text:style-name="P1">43363 <text:s text:c="2"/>manifest</text:p>
      <text:p text:style-name="P1">43364 <text:s text:c="2"/>mann</text:p>
      <text:p text:style-name="P1">43365 <text:s text:c="2"/>manpower</text:p>
      <text:p text:style-name="P1">43366 <text:s text:c="2"/>mansarde</text:p>
      <text:p text:style-name="P1">43411 <text:s text:c="2"/>manschen</text:p>
      <text:p text:style-name="P1">43412 <text:s text:c="2"/>mantel</text:p>
      <text:p text:style-name="P1">43413 <text:s text:c="2"/>manuell</text:p>
      <text:p text:style-name="P1">43414 <text:s text:c="2"/>mappe</text:p>
      <text:p text:style-name="P1">43415 <text:s text:c="2"/>maracuja</text:p>
      <text:p text:style-name="P1">43416 <text:s text:c="2"/>marathon</text:p>
      <text:p text:style-name="P1">43421 <text:s text:c="2"/>marder</text:p>
      <text:p text:style-name="P1">43422 <text:s text:c="2"/>marge</text:p>
      <text:p text:style-name="P1">43423 <text:s text:c="2"/>marginal</text:p>
      <text:p text:style-name="P1">43424 <text:s text:c="2"/>marille</text:p>
      <text:p text:style-name="P1">43425 <text:s text:c="2"/>marimba</text:p>
      <text:p text:style-name="P1">43426 <text:s text:c="2"/>markant</text:p>
      <text:p text:style-name="P1">43431 <text:s text:c="2"/>marke</text:p>
      <text:p text:style-name="P1">43432 <text:s text:c="2"/>marker</text:p>
      <text:p text:style-name="P1">43433 <text:s text:c="2"/>markise</text:p>
      <text:p text:style-name="P1">43434 <text:s text:c="2"/>markt</text:p>
      <text:p text:style-name="P1">43435 <text:s text:c="2"/>marmor</text:p>
      <text:p text:style-name="P1">43436 <text:s text:c="2"/>marode</text:p>
      <text:p text:style-name="P1">43441 <text:s text:c="2"/>marone</text:p>
      <text:p text:style-name="P1">43442 <text:s text:c="2"/>marquise</text:p>
      <text:p text:style-name="P1">43443 <text:s text:c="2"/>mars</text:p>
      <text:p text:style-name="P1">43444 <text:s text:c="2"/>marsch</text:p>
      <text:p text:style-name="P1">43445 <text:s text:c="2"/>marzipan</text:p>
      <text:p text:style-name="P1">43446 <text:s text:c="2"/>mascara</text:p>
      <text:p text:style-name="P1">43451 <text:s text:c="2"/>masche</text:p>
      <text:p text:style-name="P1">43452 <text:s text:c="2"/>maschine</text:p>
      <text:p text:style-name="P1">43453 <text:s text:c="2"/>maserung</text:p>
      <text:p text:style-name="P1">43454 <text:s text:c="2"/>maske</text:p>
      <text:p text:style-name="P1">43455 <text:s text:c="2"/>maskulin</text:p>
      <text:p text:style-name="P1">43456 <text:s text:c="2"/>massage</text:p>
      <text:p text:style-name="P1">43461 <text:s text:c="2"/>masse</text:p>
      <text:p text:style-name="P1">43462 <text:s text:c="2"/>masseur</text:p>
      <text:p text:style-name="P1">43463 <text:s text:c="2"/>massiv</text:p>
      <text:p text:style-name="P1">43464 <text:s text:c="2"/>mast</text:p>
      <text:p text:style-name="P1">43465 <text:s text:c="2"/>match</text:p>
      <text:p text:style-name="P1">43466 <text:s text:c="2"/>matcha</text:p>
      <text:p text:style-name="P1">43511 <text:s text:c="2"/>mate</text:p>
      <text:p text:style-name="P1">43512 <text:s text:c="2"/>material</text:p>
      <text:p text:style-name="P1">43513 <text:s text:c="2"/>materie</text:p>
      <text:p text:style-name="P1">43514 <text:s text:c="2"/>matetee</text:p>
      <text:p text:style-name="P1">43515 <text:s text:c="2"/>mathe</text:p>
      <text:p text:style-name="P1">43516 <text:s text:c="2"/>matjes</text:p>
      <text:p text:style-name="P1">43521 <text:s text:c="2"/>matratze</text:p>
      <text:p text:style-name="P1">43522 <text:s text:c="2"/>matrikel</text:p>
      <text:p text:style-name="P1">43523 <text:s text:c="2"/>matrix</text:p>
      <text:p text:style-name="P1">43524 <text:s text:c="2"/>matrose</text:p>
      <text:p text:style-name="P1">43525 <text:s text:c="2"/>matsch</text:p>
      <text:p text:style-name="P1">43526 <text:s text:c="2"/>matschen</text:p>
      <text:p text:style-name="P1">43531 <text:s text:c="2"/>matschig</text:p>
      <text:p text:style-name="P1">43532 <text:s text:c="2"/>matt</text:p>
      <text:p text:style-name="P1">43533 <text:s text:c="2"/>matte</text:p>
      <text:p text:style-name="P1">43534 <text:s text:c="2"/>mauer</text:p>
      <text:p text:style-name="P1">43535 <text:s text:c="2"/>mauern</text:p>
      <text:p text:style-name="P1">43536 <text:s text:c="2"/>maul</text:p>
      <text:p text:style-name="P1">43541 <text:s text:c="2"/>maulkorb</text:p>
      <text:p text:style-name="P1">43542 <text:s text:c="2"/>maultier</text:p>
      <text:p text:style-name="P1">43543 <text:s text:c="2"/>maulwurf</text:p>
      <text:p text:style-name="P1">43544 <text:s text:c="2"/>maurer</text:p>
      <text:p text:style-name="P1">43545 <text:s text:c="2"/>maus</text:p>
      <text:p text:style-name="P1">43546 <text:s text:c="2"/>mausi</text:p>
      <text:p text:style-name="P1">43551 <text:s text:c="2"/>mauspad</text:p>
      <text:p text:style-name="P1">43552 <text:s text:c="2"/>maut</text:p>
      <text:p text:style-name="P1">43553 <text:s text:c="2"/>mautfrei</text:p>
      <text:p text:style-name="P1">43554 <text:s text:c="2"/>maximal</text:p>
      <text:p text:style-name="P1">43555 <text:s text:c="2"/>maximum</text:p>
      <text:p text:style-name="P1">43556 <text:s text:c="2"/>mayo</text:p>
      <text:p text:style-name="P1">43561 <text:s text:c="2"/>mbit</text:p>
      <text:p text:style-name="P1">43562 <text:s text:c="2"/>mechanik</text:p>
      <text:p text:style-name="P1">43563 <text:s text:c="2"/>medaille</text:p>
      <text:p text:style-name="P1">43564 <text:s text:c="2"/>media</text:p>
      <text:p text:style-name="P1">43565 <text:s text:c="2"/>mediator</text:p>
      <text:p text:style-name="P1">43566 <text:s text:c="2"/>medium</text:p>
      <text:p text:style-name="P1">43611 <text:s text:c="2"/>medizin</text:p>
      <text:p text:style-name="P1">43612 <text:s text:c="2"/>meer</text:p>
      <text:p text:style-name="P1">43613 <text:s text:c="2"/>meerblau</text:p>
      <text:p text:style-name="P1">43614 <text:s text:c="2"/>meerenge</text:p>
      <text:p text:style-name="P1">43615 <text:s text:c="2"/>meersalz</text:p>
      <text:p text:style-name="P1">43616 <text:s text:c="2"/>meeting</text:p>
      <text:p text:style-name="P1">43621 <text:s text:c="2"/>megabit</text:p>
      <text:p text:style-name="P1">43622 <text:s text:c="2"/>megabyte</text:p>
      <text:p text:style-name="P1">43623 <text:s text:c="2"/>megafon</text:p>
      <text:p text:style-name="P1">43624 <text:s text:c="2"/>megahit</text:p>
      <text:p text:style-name="P1">43625 <text:s text:c="2"/>megaphon</text:p>
      <text:p text:style-name="P1">43626 <text:s text:c="2"/>megawatt</text:p>
      <text:p text:style-name="P1">43631 <text:s text:c="2"/>mehl</text:p>
      <text:p text:style-name="P1">43632 <text:s text:c="2"/>mehlig</text:p>
      <text:p text:style-name="P1">43633 <text:s text:c="2"/>mehlwurm</text:p>
      <text:p text:style-name="P1">43634 <text:s text:c="2"/>mehrfach</text:p>
      <text:p text:style-name="P1">43635 <text:s text:c="2"/>mehrheit</text:p>
      <text:p text:style-name="P1">43636 <text:s text:c="2"/>mehrweg</text:p>
      <text:p text:style-name="P1">43641 <text:s text:c="2"/>mehrwert</text:p>
      <text:p text:style-name="P1">43642 <text:s text:c="2"/>mehrzahl</text:p>
      <text:p text:style-name="P1">43643 <text:s text:c="2"/>meiden</text:p>
      <text:p text:style-name="P1">43644 <text:s text:c="2"/>meile</text:p>
      <text:p text:style-name="P1">43645 <text:s text:c="2"/>meineid</text:p>
      <text:p text:style-name="P1">43646 <text:s text:c="2"/>meinen</text:p>
      <text:p text:style-name="P1">43651 <text:s text:c="2"/>meinung</text:p>
      <text:p text:style-name="P1">43652 <text:s text:c="2"/>meise</text:p>
      <text:p text:style-name="P1">43653 <text:s text:c="2"/>meister</text:p>
      <text:p text:style-name="P1">43654 <text:s text:c="2"/>meistern</text:p>
      <text:p text:style-name="P1">43655 <text:s text:c="2"/>melange</text:p>
      <text:p text:style-name="P1">43656 <text:s text:c="2"/>melden</text:p>
      <text:p text:style-name="P1">43661 <text:s text:c="2"/>melder</text:p>
      <text:p text:style-name="P1">43662 <text:s text:c="2"/>meldung</text:p>
      <text:p text:style-name="P1">43663 <text:s text:c="2"/>melisse</text:p>
      <text:p text:style-name="P1">43664 <text:s text:c="2"/>melken</text:p>
      <text:p text:style-name="P1">43665 <text:s text:c="2"/>melodie</text:p>
      <text:p text:style-name="P1">43666 <text:s text:c="2"/>melodram</text:p>
      <text:p text:style-name="P1">44111 <text:s text:c="2"/>melone</text:p>
      <text:p text:style-name="P1">44112 <text:s text:c="2"/>membran</text:p>
      <text:p text:style-name="P1">44113 <text:s text:c="2"/>membrane</text:p>
      <text:p text:style-name="P1">44114 <text:s text:c="2"/>meme</text:p>
      <text:p text:style-name="P1">44115 <text:s text:c="2"/>memoire</text:p>
      <text:p text:style-name="P1">44116 <text:s text:c="2"/>memory</text:p>
      <text:p text:style-name="P1">44121 <text:s text:c="2"/>menge</text:p>
      <text:p text:style-name="P1">44122 <text:s text:c="2"/>meniskus</text:p>
      <text:p text:style-name="P1">44123 <text:s text:c="2"/>mensa</text:p>
      <text:p text:style-name="P1">44124 <text:s text:c="2"/>mensch</text:p>
      <text:p text:style-name="P1">44125 <text:s text:c="2"/>mental</text:p>
      <text:p text:style-name="P1">44126 <text:s text:c="2"/>menthol</text:p>
      <text:p text:style-name="P1">44131 <text:s text:c="2"/>mentor</text:p>
      <text:p text:style-name="P1">44132 <text:s text:c="2"/>merken</text:p>
      <text:p text:style-name="P1">44133 <text:s text:c="2"/>merkheft</text:p>
      <text:p text:style-name="P1">44134 <text:s text:c="2"/>merkmal</text:p>
      <text:p text:style-name="P1">44135 <text:s text:c="2"/>merksatz</text:p>
      <text:p text:style-name="P1">44136 <text:s text:c="2"/>messbar</text:p>
      <text:p text:style-name="P1">44141 <text:s text:c="2"/>messe</text:p>
      <text:p text:style-name="P1">44142 <text:s text:c="2"/>messen</text:p>
      <text:p text:style-name="P1">44143 <text:s text:c="2"/>messer</text:p>
      <text:p text:style-name="P1">44144 <text:s text:c="2"/>messing</text:p>
      <text:p text:style-name="P1">44145 <text:s text:c="2"/>messung</text:p>
      <text:p text:style-name="P1">44146 <text:s text:c="2"/>messwert</text:p>
      <text:p text:style-name="P1">44151 <text:s text:c="2"/>metall</text:p>
      <text:p text:style-name="P1">44152 <text:s text:c="2"/>metapher</text:p>
      <text:p text:style-name="P1">44153 <text:s text:c="2"/>metaxa</text:p>
      <text:p text:style-name="P1">44154 <text:s text:c="2"/>meteorit</text:p>
      <text:p text:style-name="P1">44155 <text:s text:c="2"/>meter</text:p>
      <text:p text:style-name="P1">44156 <text:s text:c="2"/>methan</text:p>
      <text:p text:style-name="P1">44161 <text:s text:c="2"/>methode</text:p>
      <text:p text:style-name="P1">44162 <text:s text:c="2"/>metier</text:p>
      <text:p text:style-name="P1">44163 <text:s text:c="2"/>metrik</text:p>
      <text:p text:style-name="P1">44164 <text:s text:c="2"/>metrisch</text:p>
      <text:p text:style-name="P1">44165 <text:s text:c="2"/>metro</text:p>
      <text:p text:style-name="P1">44166 <text:s text:c="2"/>metronom</text:p>
      <text:p text:style-name="P1">44211 <text:s text:c="2"/>mett</text:p>
      <text:p text:style-name="P1">44212 <text:s text:c="2"/>mettigel</text:p>
      <text:p text:style-name="P1">44213 <text:s text:c="2"/>metzger</text:p>
      <text:p text:style-name="P1">44214 <text:s text:c="2"/>meute</text:p>
      <text:p text:style-name="P1">44215 <text:s text:c="2"/>meuterei</text:p>
      <text:p text:style-name="P1">44216 <text:s text:c="2"/>meutern</text:p>
      <text:p text:style-name="P1"><text:soft-page-break/>44221 <text:s text:c="2"/>miauen</text:p>
      <text:p text:style-name="P1">44222 <text:s text:c="2"/>miene</text:p>
      <text:p text:style-name="P1">44223 <text:s text:c="2"/>miete</text:p>
      <text:p text:style-name="P1">44224 <text:s text:c="2"/>mieten</text:p>
      <text:p text:style-name="P1">44225 <text:s text:c="2"/>mieter</text:p>
      <text:p text:style-name="P1">44226 <text:s text:c="2"/>mietfrei</text:p>
      <text:p text:style-name="P1">44231 <text:s text:c="2"/>mikado</text:p>
      <text:p text:style-name="P1">44232 <text:s text:c="2"/>mikro</text:p>
      <text:p text:style-name="P1">44233 <text:s text:c="2"/>mikrofon</text:p>
      <text:p text:style-name="P1">44234 <text:s text:c="2"/>milbe</text:p>
      <text:p text:style-name="P1">44235 <text:s text:c="2"/>milch</text:p>
      <text:p text:style-name="P1">44236 <text:s text:c="2"/>milchig</text:p>
      <text:p text:style-name="P1">44241 <text:s text:c="2"/>milchkuh</text:p>
      <text:p text:style-name="P1">44242 <text:s text:c="2"/>mild</text:p>
      <text:p text:style-name="P1">44243 <text:s text:c="2"/>mildern</text:p>
      <text:p text:style-name="P1">44244 <text:s text:c="2"/>milieu</text:p>
      <text:p text:style-name="P1">44245 <text:s text:c="2"/>mille</text:p>
      <text:p text:style-name="P1">44246 <text:s text:c="2"/>million</text:p>
      <text:p text:style-name="P1">44251 <text:s text:c="2"/>milz</text:p>
      <text:p text:style-name="P1">44252 <text:s text:c="2"/>mimik</text:p>
      <text:p text:style-name="P1">44253 <text:s text:c="2"/>mindern</text:p>
      <text:p text:style-name="P1">44254 <text:s text:c="2"/>mindmap</text:p>
      <text:p text:style-name="P1">44255 <text:s text:c="2"/>mineral</text:p>
      <text:p text:style-name="P1">44256 <text:s text:c="2"/>mini</text:p>
      <text:p text:style-name="P1">44261 <text:s text:c="2"/>miniatur</text:p>
      <text:p text:style-name="P1">44262 <text:s text:c="2"/>minibar</text:p>
      <text:p text:style-name="P1">44263 <text:s text:c="2"/>minibus</text:p>
      <text:p text:style-name="P1">44264 <text:s text:c="2"/>minigolf</text:p>
      <text:p text:style-name="P1">44265 <text:s text:c="2"/>minijob</text:p>
      <text:p text:style-name="P1">44266 <text:s text:c="2"/>minimal</text:p>
      <text:p text:style-name="P1">44311 <text:s text:c="2"/>minimum</text:p>
      <text:p text:style-name="P1">44312 <text:s text:c="2"/>minipli</text:p>
      <text:p text:style-name="P1">44313 <text:s text:c="2"/>minirock</text:p>
      <text:p text:style-name="P1">44314 <text:s text:c="2"/>minister</text:p>
      <text:p text:style-name="P1">44315 <text:s text:c="2"/>minivan</text:p>
      <text:p text:style-name="P1">44316 <text:s text:c="2"/>minus</text:p>
      <text:p text:style-name="P1">44321 <text:s text:c="2"/>minuspol</text:p>
      <text:p text:style-name="P1">44322 <text:s text:c="2"/>minute</text:p>
      <text:p text:style-name="P1">44323 <text:s text:c="2"/>minze</text:p>
      <text:p text:style-name="P1">44324 <text:s text:c="2"/>mischen</text:p>
      <text:p text:style-name="P1">44325 <text:s text:c="2"/>mischer</text:p>
      <text:p text:style-name="P1">44326 <text:s text:c="2"/>mischung</text:p>
      <text:p text:style-name="P1">44331 <text:s text:c="2"/>miserere</text:p>
      <text:p text:style-name="P1">44332 <text:s text:c="2"/>mispel</text:p>
      <text:p text:style-name="P1">44333 <text:s text:c="2"/>missen</text:p>
      <text:p text:style-name="P1">44334 <text:s text:c="2"/>mission</text:p>
      <text:p text:style-name="P1">44335 <text:s text:c="2"/>misslich</text:p>
      <text:p text:style-name="P1">44336 <text:s text:c="2"/>mistel</text:p>
      <text:p text:style-name="P1">44341 <text:s text:c="2"/>mistral</text:p>
      <text:p text:style-name="P1">44342 <text:s text:c="2"/>mitautor</text:p>
      <text:p text:style-name="P1">44343 <text:s text:c="2"/>mitgift</text:p>
      <text:p text:style-name="P1">44344 <text:s text:c="2"/>mitglied</text:p>
      <text:p text:style-name="P1">44345 <text:s text:c="2"/>mithilfe</text:p>
      <text:p text:style-name="P1">44346 <text:s text:c="2"/>mitlaut</text:p>
      <text:p text:style-name="P1">44351 <text:s text:c="2"/>mitreden</text:p>
      <text:p text:style-name="P1">44352 <text:s text:c="2"/>mittag</text:p>
      <text:p text:style-name="P1">44353 <text:s text:c="2"/>mitte</text:p>
      <text:p text:style-name="P1">44354 <text:s text:c="2"/>mittel</text:p>
      <text:p text:style-name="P1">44355 <text:s text:c="2"/>mittig</text:p>
      <text:p text:style-name="P1">44356 <text:s text:c="2"/>mittwoch</text:p>
      <text:p text:style-name="P1">44361 <text:s text:c="2"/>mixen</text:p>
      <text:p text:style-name="P1">44362 <text:s text:c="2"/>mixer</text:p>
      <text:p text:style-name="P1">44363 <text:s text:c="2"/>mixtur</text:p>
      <text:p text:style-name="P1">44364 <text:s text:c="2"/>mizelle</text:p>
      <text:p text:style-name="P1">44365 <text:s text:c="2"/>mobil</text:p>
      <text:p text:style-name="P1">44366 <text:s text:c="2"/>mobile</text:p>
      <text:p text:style-name="P1">44411 <text:s text:c="2"/>mobiliar</text:p>
      <text:p text:style-name="P1">44412 <text:s text:c="2"/>mode</text:p>
      <text:p text:style-name="P1">44413 <text:s text:c="2"/>modehaus</text:p>
      <text:p text:style-name="P1">44414 <text:s text:c="2"/>model</text:p>
      <text:p text:style-name="P1">44415 <text:s text:c="2"/>modell</text:p>
      <text:p text:style-name="P1">44416 <text:s text:c="2"/>modeln</text:p>
      <text:p text:style-name="P1">44421 <text:s text:c="2"/>modem</text:p>
      <text:p text:style-name="P1">44422 <text:s text:c="2"/>moderat</text:p>
      <text:p text:style-name="P1">44423 <text:s text:c="2"/>modern</text:p>
      <text:p text:style-name="P1">44424 <text:s text:c="2"/>modewort</text:p>
      <text:p text:style-name="P1">44425 <text:s text:c="2"/>modisch</text:p>
      <text:p text:style-name="P1">44426 <text:s text:c="2"/>modul</text:p>
      <text:p text:style-name="P1">44431 <text:s text:c="2"/>modular</text:p>
      <text:p text:style-name="P1">44432 <text:s text:c="2"/>modus</text:p>
      <text:p text:style-name="P1">44433 <text:s text:c="2"/>mofa</text:p>
      <text:p text:style-name="P1">44434 <text:s text:c="2"/>mogeln</text:p>
      <text:p text:style-name="P1">44435 <text:s text:c="2"/>mohn</text:p>
      <text:p text:style-name="P1">44436 <text:s text:c="2"/>mohnrot</text:p>
      <text:p text:style-name="P1">44441 <text:s text:c="2"/>mokassin</text:p>
      <text:p text:style-name="P1">44442 <text:s text:c="2"/>mokick</text:p>
      <text:p text:style-name="P1">44443 <text:s text:c="2"/>molch</text:p>
      <text:p text:style-name="P1">44444 <text:s text:c="2"/>molke</text:p>
      <text:p text:style-name="P1">44445 <text:s text:c="2"/>molkerei</text:p>
      <text:p text:style-name="P1">44446 <text:s text:c="2"/>moll</text:p>
      <text:p text:style-name="P1">44451 <text:s text:c="2"/>molton</text:p>
      <text:p text:style-name="P1">44452 <text:s text:c="2"/>moment</text:p>
      <text:p text:style-name="P1">44453 <text:s text:c="2"/>momentan</text:p>
      <text:p text:style-name="P1">44454 <text:s text:c="2"/>monarch</text:p>
      <text:p text:style-name="P1">44455 <text:s text:c="2"/>monat</text:p>
      <text:p text:style-name="P1">44456 <text:s text:c="2"/>mond</text:p>
      <text:p text:style-name="P1">44461 <text:s text:c="2"/>moneten</text:p>
      <text:p text:style-name="P1">44462 <text:s text:c="2"/>monieren</text:p>
      <text:p text:style-name="P1">44463 <text:s text:c="2"/>monitor</text:p>
      <text:p text:style-name="P1">44464 <text:s text:c="2"/>monokel</text:p>
      <text:p text:style-name="P1">44465 <text:s text:c="2"/>monolith</text:p>
      <text:p text:style-name="P1">44466 <text:s text:c="2"/>monolog</text:p>
      <text:p text:style-name="P1">44511 <text:s text:c="2"/>monopol</text:p>
      <text:p text:style-name="P1">44512 <text:s text:c="2"/>monoton</text:p>
      <text:p text:style-name="P1">44513 <text:s text:c="2"/>monsun</text:p>
      <text:p text:style-name="P1">44514 <text:s text:c="2"/>montag</text:p>
      <text:p text:style-name="P1">44515 <text:s text:c="2"/>montage</text:p>
      <text:p text:style-name="P1">44516 <text:s text:c="2"/>monteur</text:p>
      <text:p text:style-name="P1">44521 <text:s text:c="2"/>montur</text:p>
      <text:p text:style-name="P1">44522 <text:s text:c="2"/>monument</text:p>
      <text:p text:style-name="P1">44523 <text:s text:c="2"/>moor</text:p>
      <text:p text:style-name="P1">44524 <text:s text:c="2"/>moorbad</text:p>
      <text:p text:style-name="P1">44525 <text:s text:c="2"/>moos</text:p>
      <text:p text:style-name="P1">44526 <text:s text:c="2"/>moped</text:p>
      <text:p text:style-name="P1">44531 <text:s text:c="2"/>mopp</text:p>
      <text:p text:style-name="P1">44532 <text:s text:c="2"/>moral</text:p>
      <text:p text:style-name="P1">44533 <text:s text:c="2"/>morchel</text:p>
      <text:p text:style-name="P1">44534 <text:s text:c="2"/>morelle</text:p>
      <text:p text:style-name="P1">44535 <text:s text:c="2"/>morgen</text:p>
      <text:p text:style-name="P1">44536 <text:s text:c="2"/>morphium</text:p>
      <text:p text:style-name="P1">44541 <text:s text:c="2"/>morsch</text:p>
      <text:p text:style-name="P1">44542 <text:s text:c="2"/>morsen</text:p>
      <text:p text:style-name="P1">44543 <text:s text:c="2"/>mosaik</text:p>
      <text:p text:style-name="P1">44544 <text:s text:c="2"/>moschus</text:p>
      <text:p text:style-name="P1">44545 <text:s text:c="2"/>moskito</text:p>
      <text:p text:style-name="P1">44546 <text:s text:c="2"/>most</text:p>
      <text:p text:style-name="P1">44551 <text:s text:c="2"/>motel</text:p>
      <text:p text:style-name="P1">44552 <text:s text:c="2"/>motiv</text:p>
      <text:p text:style-name="P1">44553 <text:s text:c="2"/>motor</text:p>
      <text:p text:style-name="P1">44554 <text:s text:c="2"/>motorik</text:p>
      <text:p text:style-name="P1">44555 <text:s text:c="2"/>motorrad</text:p>
      <text:p text:style-name="P1">44556 <text:s text:c="2"/>motte</text:p>
      <text:p text:style-name="P1">44561 <text:s text:c="2"/>motto</text:p>
      <text:p text:style-name="P1">44562 <text:s text:c="2"/>mousepad</text:p>
      <text:p text:style-name="P1">44563 <text:s text:c="2"/>mousse</text:p>
      <text:p text:style-name="P1">44564 <text:s text:c="2"/>mucke</text:p>
      <text:p text:style-name="P1">44565 <text:s text:c="2"/>muckelig</text:p>
      <text:p text:style-name="P1">44566 <text:s text:c="2"/>mucks</text:p>
      <text:p text:style-name="P1">44611 <text:s text:c="2"/>muffin</text:p>
      <text:p text:style-name="P1">44612 <text:s text:c="2"/>mufflon</text:p>
      <text:p text:style-name="P1">44613 <text:s text:c="2"/>muggel</text:p>
      <text:p text:style-name="P1">44614 <text:s text:c="2"/>muhen</text:p>
      <text:p text:style-name="P1">44615 <text:s text:c="2"/>mulch</text:p>
      <text:p text:style-name="P1">44616 <text:s text:c="2"/>mulde</text:p>
      <text:p text:style-name="P1">44621 <text:s text:c="2"/>mulmig</text:p>
      <text:p text:style-name="P1">44622 <text:s text:c="2"/>mumie</text:p>
      <text:p text:style-name="P1">44623 <text:s text:c="2"/>mumm</text:p>
      <text:p text:style-name="P1">44624 <text:s text:c="2"/>mummelig</text:p>
      <text:p text:style-name="P1">44625 <text:s text:c="2"/>mummeln</text:p>
      <text:p text:style-name="P1">44626 <text:s text:c="2"/>mumpitz</text:p>
      <text:p text:style-name="P1">44631 <text:s text:c="2"/>mumps</text:p>
      <text:p text:style-name="P1">44632 <text:s text:c="2"/>mund</text:p>
      <text:p text:style-name="P1">44633 <text:s text:c="2"/>munden</text:p>
      <text:p text:style-name="P1">44634 <text:s text:c="2"/>munkeln</text:p>
      <text:p text:style-name="P1">44635 <text:s text:c="2"/>munter</text:p>
      <text:p text:style-name="P1">44636 <text:s text:c="2"/>murks</text:p>
      <text:p text:style-name="P1">44641 <text:s text:c="2"/>murksen</text:p>
      <text:p text:style-name="P1">44642 <text:s text:c="2"/>murmel</text:p>
      <text:p text:style-name="P1">44643 <text:s text:c="2"/>murmeln</text:p>
      <text:p text:style-name="P1">44644 <text:s text:c="2"/>muschel</text:p>
      <text:p text:style-name="P1">44645 <text:s text:c="2"/>muse</text:p>
      <text:p text:style-name="P1">44646 <text:s text:c="2"/>museum</text:p>
      <text:p text:style-name="P1">44651 <text:s text:c="2"/>musical</text:p>
      <text:p text:style-name="P1">44652 <text:s text:c="2"/>musik</text:p>
      <text:p text:style-name="P1">44653 <text:s text:c="2"/>musikant</text:p>
      <text:p text:style-name="P1">44654 <text:s text:c="2"/>musiker</text:p>
      <text:p text:style-name="P1">44655 <text:s text:c="2"/>muskat</text:p>
      <text:p text:style-name="P1">44656 <text:s text:c="2"/>muskel</text:p>
      <text:p text:style-name="P1">44661 <text:s text:c="2"/>muskete</text:p>
      <text:p text:style-name="P1">44662 <text:s text:c="2"/>mustang</text:p>
      <text:p text:style-name="P1">44663 <text:s text:c="2"/>muster</text:p>
      <text:p text:style-name="P1">44664 <text:s text:c="2"/>mustern</text:p>
      <text:p text:style-name="P1">44665 <text:s text:c="2"/>mutation</text:p>
      <text:p text:style-name="P1">44666 <text:s text:c="2"/>mutieren</text:p>
      <text:p text:style-name="P1">45111 <text:s text:c="2"/>mutig</text:p>
      <text:p text:style-name="P1">45112 <text:s text:c="2"/>mutprobe</text:p>
      <text:p text:style-name="P1">45113 <text:s text:c="2"/>mutter</text:p>
      <text:p text:style-name="P1">45114 <text:s text:c="2"/>mutti</text:p>
      <text:p text:style-name="P1">45115 <text:s text:c="2"/>mystisch</text:p>
      <text:p text:style-name="P1">45116 <text:s text:c="2"/>mythos</text:p>
      <text:p text:style-name="P1">45121 <text:s text:c="2"/>nabel</text:p>
      <text:p text:style-name="P1">45122 <text:s text:c="2"/>nachbar</text:p>
      <text:p text:style-name="P1">45123 <text:s text:c="2"/>nachgang</text:p>
      <text:p text:style-name="P1">45124 <text:s text:c="2"/>nachlass</text:p>
      <text:p text:style-name="P1">45125 <text:s text:c="2"/>nachname</text:p>
      <text:p text:style-name="P1">45126 <text:s text:c="2"/>nacho</text:p>
      <text:p text:style-name="P1">45131 <text:s text:c="2"/>nacht</text:p>
      <text:p text:style-name="P1">45132 <text:s text:c="2"/>nachtbar</text:p>
      <text:p text:style-name="P1">45133 <text:s text:c="2"/>nachtbus</text:p>
      <text:p text:style-name="P1">45134 <text:s text:c="2"/>nachteil</text:p>
      <text:p text:style-name="P1">45135 <text:s text:c="2"/>nachtrag</text:p>
      <text:p text:style-name="P1">45136 <text:s text:c="2"/>nachtzug</text:p>
      <text:p text:style-name="P1">45141 <text:s text:c="2"/>nachweis</text:p>
      <text:p text:style-name="P1">45142 <text:s text:c="2"/>nackedei</text:p>
      <text:p text:style-name="P1">45143 <text:s text:c="2"/>nacken</text:p>
      <text:p text:style-name="P1">45144 <text:s text:c="2"/>nackt</text:p>
      <text:p text:style-name="P1">45145 <text:s text:c="2"/>nadel</text:p>
      <text:p text:style-name="P1">45146 <text:s text:c="2"/>nagel</text:p>
      <text:p text:style-name="P1">45151 <text:s text:c="2"/>nagelneu</text:p>
      <text:p text:style-name="P1">45152 <text:s text:c="2"/>nagen</text:p>
      <text:p text:style-name="P1">45153 <text:s text:c="2"/>nager</text:p>
      <text:p text:style-name="P1">45154 <text:s text:c="2"/>nagetier</text:p>
      <text:p text:style-name="P1">45155 <text:s text:c="2"/>nahen</text:p>
      <text:p text:style-name="P1">45156 <text:s text:c="2"/>nahrhaft</text:p>
      <text:p text:style-name="P1">45161 <text:s text:c="2"/>nahrung</text:p>
      <text:p text:style-name="P1">45162 <text:s text:c="2"/>naht</text:p>
      <text:p text:style-name="P1">45163 <text:s text:c="2"/>nahtlos</text:p>
      <text:p text:style-name="P1">45164 <text:s text:c="2"/>naiv</text:p>
      <text:p text:style-name="P1">45165 <text:s text:c="2"/>name</text:p>
      <text:p text:style-name="P1">45166 <text:s text:c="2"/>namenlos</text:p>
      <text:p text:style-name="P1">45211 <text:s text:c="2"/>nanny</text:p>
      <text:p text:style-name="P1">45212 <text:s text:c="2"/>napf</text:p>
      <text:p text:style-name="P1">45213 <text:s text:c="2"/>narkose</text:p>
      <text:p text:style-name="P1">45214 <text:s text:c="2"/>narzisse</text:p>
      <text:p text:style-name="P1">45215 <text:s text:c="2"/>naschen</text:p>
      <text:p text:style-name="P1">45216 <text:s text:c="2"/>nase</text:p>
      <text:p text:style-name="P1">45221 <text:s text:c="2"/>nashorn</text:p>
      <text:p text:style-name="P1">45222 <text:s text:c="2"/>nass</text:p>
      <text:p text:style-name="P1">45223 <text:s text:c="2"/>nasskalt</text:p>
      <text:p text:style-name="P1">45224 <text:s text:c="2"/>nation</text:p>
      <text:p text:style-name="P1">45225 <text:s text:c="2"/>national</text:p>
      <text:p text:style-name="P1">45226 <text:s text:c="2"/>nativ</text:p>
      <text:p text:style-name="P1">45231 <text:s text:c="2"/>natrium</text:p>
      <text:p text:style-name="P1">45232 <text:s text:c="2"/>natron</text:p>
      <text:p text:style-name="P1">45233 <text:s text:c="2"/>natter</text:p>
      <text:p text:style-name="P1">45234 <text:s text:c="2"/>natur</text:p>
      <text:p text:style-name="P1">45235 <text:s text:c="2"/>naturell</text:p>
      <text:p text:style-name="P1">45236 <text:s text:c="2"/>naturnah</text:p>
      <text:p text:style-name="P1">45241 <text:s text:c="2"/>nautisch</text:p>
      <text:p text:style-name="P1">45242 <text:s text:c="2"/>navi</text:p>
      <text:p text:style-name="P1">45243 <text:s text:c="2"/>nebel</text:p>
      <text:p text:style-name="P1">45244 <text:s text:c="2"/>nebelig</text:p>
      <text:p text:style-name="P1">45245 <text:s text:c="2"/>nebenjob</text:p>
      <text:p text:style-name="P1">45246 <text:s text:c="2"/>necken</text:p>
      <text:p text:style-name="P1">45251 <text:s text:c="2"/>neckisch</text:p>
      <text:p text:style-name="P1">45252 <text:s text:c="2"/>neffe</text:p>
      <text:p text:style-name="P1">45253 <text:s text:c="2"/>negation</text:p>
      <text:p text:style-name="P1">45254 <text:s text:c="2"/>negativ</text:p>
      <text:p text:style-name="P1">45255 <text:s text:c="2"/>negieren</text:p>
      <text:p text:style-name="P1">45256 <text:s text:c="2"/>negligee</text:p>
      <text:p text:style-name="P1">45261 <text:s text:c="2"/>nehmen</text:p>
      <text:p text:style-name="P1">45262 <text:s text:c="2"/>neidisch</text:p>
      <text:p text:style-name="P1">45263 <text:s text:c="2"/>neigen</text:p>
      <text:p text:style-name="P1">45264 <text:s text:c="2"/>neigung</text:p>
      <text:p text:style-name="P1">45265 <text:s text:c="2"/>nein</text:p>
      <text:p text:style-name="P1">45266 <text:s text:c="2"/>nektar</text:p>
      <text:p text:style-name="P1">45311 <text:s text:c="2"/>nelke</text:p>
      <text:p text:style-name="P1">45312 <text:s text:c="2"/>nemesis</text:p>
      <text:p text:style-name="P1">45313 <text:s text:c="2"/>nennen</text:p>
      <text:p text:style-name="P1">45314 <text:s text:c="2"/>nenner</text:p>
      <text:p text:style-name="P1">45315 <text:s text:c="2"/>nennwert</text:p>
      <text:p text:style-name="P1">45316 <text:s text:c="2"/>neon</text:p>
      <text:p text:style-name="P1">45321 <text:s text:c="2"/>neopren</text:p>
      <text:p text:style-name="P1">45322 <text:s text:c="2"/>nerd</text:p>
      <text:p text:style-name="P1">45323 <text:s text:c="2"/>nerdig</text:p>
      <text:p text:style-name="P1">45324 <text:s text:c="2"/>nerv</text:p>
      <text:p text:style-name="P1">45325 <text:s text:c="2"/>nerven</text:p>
      <text:p text:style-name="P1">45326 <text:s text:c="2"/>nervig</text:p>
      <text:p text:style-name="P1">45331 <text:s text:c="2"/>nerz</text:p>
      <text:p text:style-name="P1">45332 <text:s text:c="2"/>nerzfell</text:p>
      <text:p text:style-name="P1">45333 <text:s text:c="2"/>nessel</text:p>
      <text:p text:style-name="P1">45334 <text:s text:c="2"/>nest</text:p>
      <text:p text:style-name="P1">45335 <text:s text:c="2"/>nett</text:p>
      <text:p text:style-name="P1">45336 <text:s text:c="2"/>netto</text:p>
      <text:p text:style-name="P1">45341 <text:s text:c="2"/>network</text:p>
      <text:p text:style-name="P1">45342 <text:s text:c="2"/>netz</text:p>
      <text:p text:style-name="P1">45343 <text:s text:c="2"/>netzball</text:p>
      <text:p text:style-name="P1">45344 <text:s text:c="2"/>netzhaut</text:p>
      <text:p text:style-name="P1">45345 <text:s text:c="2"/>netzhemd</text:p>
      <text:p text:style-name="P1">45346 <text:s text:c="2"/>netzwerk</text:p>
      <text:p text:style-name="P1">45351 <text:s text:c="2"/>neuartig</text:p>
      <text:p text:style-name="P1">45352 <text:s text:c="2"/>neuerung</text:p>
      <text:p text:style-name="P1">45353 <text:s text:c="2"/>neugier</text:p>
      <text:p text:style-name="P1">45354 <text:s text:c="2"/>neuheit</text:p>
      <text:p text:style-name="P1">45355 <text:s text:c="2"/>neujahr</text:p>
      <text:p text:style-name="P1">45356 <text:s text:c="2"/>neuland</text:p>
      <text:p text:style-name="P1">45361 <text:s text:c="2"/>neuling</text:p>
      <text:p text:style-name="P1">45362 <text:s text:c="2"/>neuntel</text:p>
      <text:p text:style-name="P1">45363 <text:s text:c="2"/>neupreis</text:p>
      <text:p text:style-name="P1">45364 <text:s text:c="2"/>neureich</text:p>
      <text:p text:style-name="P1">45365 <text:s text:c="2"/>neuronal</text:p>
      <text:p text:style-name="P1">45366 <text:s text:c="2"/>neustart</text:p>
      <text:p text:style-name="P1">45411 <text:s text:c="2"/>neutral</text:p>
      <text:p text:style-name="P1">45412 <text:s text:c="2"/>neutron</text:p>
      <text:p text:style-name="P1">45413 <text:s text:c="2"/>neuwagen</text:p>
      <text:p text:style-name="P1">45414 <text:s text:c="2"/>newbie</text:p>
      <text:p text:style-name="P1">45415 <text:s text:c="2"/>newcomer</text:p>
      <text:p text:style-name="P1">45416 <text:s text:c="2"/>news</text:p>
      <text:p text:style-name="P1">45421 <text:s text:c="2"/>newsfeed</text:p>
      <text:p text:style-name="P1">45422 <text:s text:c="2"/>newton</text:p>
      <text:p text:style-name="P1">45423 <text:s text:c="2"/>nice</text:p>
      <text:p text:style-name="P1">45424 <text:s text:c="2"/>nichte</text:p>
      <text:p text:style-name="P1">45425 <text:s text:c="2"/>nichtig</text:p>
      <text:p text:style-name="P1">45426 <text:s text:c="2"/>nichts</text:p>
      <text:p text:style-name="P1">45431 <text:s text:c="2"/>nickel</text:p>
      <text:p text:style-name="P1">45432 <text:s text:c="2"/>nicken</text:p>
      <text:p text:style-name="P1">45433 <text:s text:c="2"/>nickname</text:p>
      <text:p text:style-name="P1">45434 <text:s text:c="2"/>niedlich</text:p>
      <text:p text:style-name="P1">45435 <text:s text:c="2"/>niedrig</text:p>
      <text:p text:style-name="P1">45436 <text:s text:c="2"/>niere</text:p>
      <text:p text:style-name="P1">45441 <text:s text:c="2"/>nieseln</text:p>
      <text:p text:style-name="P1">45442 <text:s text:c="2"/>niesen</text:p>
      <text:p text:style-name="P1">45443 <text:s text:c="2"/>nieser</text:p>
      <text:p text:style-name="P1">45444 <text:s text:c="2"/>niesreiz</text:p>
      <text:p text:style-name="P1">45445 <text:s text:c="2"/>nieten</text:p>
      <text:p text:style-name="P1">45446 <text:s text:c="2"/>nikotin</text:p>
      <text:p text:style-name="P1">45451 <text:s text:c="2"/>ninja</text:p>
      <text:p text:style-name="P1">45452 <text:s text:c="2"/>nippen</text:p>
      <text:p text:style-name="P1">45453 <text:s text:c="2"/>nippes</text:p>
      <text:p text:style-name="P1">45454 <text:s text:c="2"/>nirwana</text:p>
      <text:p text:style-name="P1">45455 <text:s text:c="2"/>nische</text:p>
      <text:p text:style-name="P1">45456 <text:s text:c="2"/>nisten</text:p>
      <text:p text:style-name="P1">45461 <text:s text:c="2"/>nistzeit</text:p>
      <text:p text:style-name="P1">45462 <text:s text:c="2"/>nitrat</text:p>
      <text:p text:style-name="P1">45463 <text:s text:c="2"/>niveau</text:p>
      <text:p text:style-name="P1">45464 <text:s text:c="2"/>nixe</text:p>
      <text:p text:style-name="P1">45465 <text:s text:c="2"/>nobel</text:p>
      <text:p text:style-name="P1">45466 <text:s text:c="2"/>nobody</text:p>
      <text:p text:style-name="P1">45511 <text:s text:c="2"/>nockerl</text:p>
      <text:p text:style-name="P1">45512 <text:s text:c="2"/>nomade</text:p>
      <text:p text:style-name="P1">45513 <text:s text:c="2"/>nomen</text:p>
      <text:p text:style-name="P1">45514 <text:s text:c="2"/>nonsens</text:p>
      <text:p text:style-name="P1">45515 <text:s text:c="2"/>noppe</text:p>
      <text:p text:style-name="P1">45516 <text:s text:c="2"/>nord</text:p>
      <text:p text:style-name="P1">45521 <text:s text:c="2"/>norden</text:p>
      <text:p text:style-name="P1">45522 <text:s text:c="2"/>nordisch</text:p>
      <text:p text:style-name="P1">45523 <text:s text:c="2"/>nordost</text:p>
      <text:p text:style-name="P1">45524 <text:s text:c="2"/>nordpol</text:p>
      <text:p text:style-name="P1">45525 <text:s text:c="2"/>nordwest</text:p>
      <text:p text:style-name="P1">45526 <text:s text:c="2"/>nordwind</text:p>
      <text:p text:style-name="P1">45531 <text:s text:c="2"/>norm</text:p>
      <text:p text:style-name="P1">45532 <text:s text:c="2"/>normal</text:p>
      <text:p text:style-name="P1">45533 <text:s text:c="2"/>normung</text:p>
      <text:p text:style-name="P1">45534 <text:s text:c="2"/>normwert</text:p>
      <text:p text:style-name="P1">45535 <text:s text:c="2"/>notar</text:p>
      <text:p text:style-name="P1">45536 <text:s text:c="2"/>notarzt</text:p>
      <text:p text:style-name="P1">45541 <text:s text:c="2"/>note</text:p>
      <text:p text:style-name="P1">45542 <text:s text:c="2"/>notebook</text:p>
      <text:p text:style-name="P1">45543 <text:s text:c="2"/>notieren</text:p>
      <text:p text:style-name="P1">45544 <text:s text:c="2"/>notiz</text:p>
      <text:p text:style-name="P1">45545 <text:s text:c="2"/>notnagel</text:p>
      <text:p text:style-name="P1">45546 <text:s text:c="2"/>notrad</text:p>
      <text:p text:style-name="P1">45551 <text:s text:c="2"/>notruf</text:p>
      <text:p text:style-name="P1">45552 <text:s text:c="2"/>notstrom</text:p>
      <text:p text:style-name="P1">45553 <text:s text:c="2"/>notwehr</text:p>
      <text:p text:style-name="P1">45554 <text:s text:c="2"/>novelle</text:p>
      <text:p text:style-name="P1">45555 <text:s text:c="2"/>november</text:p>
      <text:p text:style-name="P1">45556 <text:s text:c="2"/>novize</text:p>
      <text:p text:style-name="P1">45561 <text:s text:c="2"/>novum</text:p>
      <text:p text:style-name="P1">45562 <text:s text:c="2"/>nuance</text:p>
      <text:p text:style-name="P1">45563 <text:s text:c="2"/>nuckel</text:p>
      <text:p text:style-name="P1">45564 <text:s text:c="2"/>nuckeln</text:p>
      <text:p text:style-name="P1">45565 <text:s text:c="2"/>nudel</text:p>
      <text:p text:style-name="P1">45566 <text:s text:c="2"/>nugat</text:p>
      <text:p text:style-name="P1">45611 <text:s text:c="2"/>nugget</text:p>
      <text:p text:style-name="P1">45612 <text:s text:c="2"/>nuklear</text:p>
      <text:p text:style-name="P1">45613 <text:s text:c="2"/>nummer</text:p>
      <text:p text:style-name="P1">45614 <text:s text:c="2"/>nuscheln</text:p>
      <text:p text:style-name="P1">45615 <text:s text:c="2"/>nuss</text:p>
      <text:p text:style-name="P1">45616 <text:s text:c="2"/>nussbaum</text:p>
      <text:p text:style-name="P1">45621 <text:s text:c="2"/>nussig</text:p>
      <text:p text:style-name="P1">45622 <text:s text:c="2"/>nusskern</text:p>
      <text:p text:style-name="P1">45623 <text:s text:c="2"/>nutria</text:p>
      <text:p text:style-name="P1">45624 <text:s text:c="2"/>nutzbar</text:p>
      <text:p text:style-name="P1">45625 <text:s text:c="2"/>nutzen</text:p>
      <text:p text:style-name="P1">45626 <text:s text:c="2"/>nutzer</text:p>
      <text:p text:style-name="P1">45631 <text:s text:c="2"/>nutzlast</text:p>
      <text:p text:style-name="P1">45632 <text:s text:c="2"/>nutztier</text:p>
      <text:p text:style-name="P1">45633 <text:s text:c="2"/>nylon</text:p>
      <text:p text:style-name="P1">45634 <text:s text:c="2"/>oase</text:p>
      <text:p text:style-name="P1">45635 <text:s text:c="2"/>obacht</text:p>
      <text:p text:style-name="P1">45636 <text:s text:c="2"/>obelisk</text:p>
      <text:p text:style-name="P1">45641 <text:s text:c="2"/>ober</text:p>
      <text:p text:style-name="P1">45642 <text:s text:c="2"/>oberarm</text:p>
      <text:p text:style-name="P1">45643 <text:s text:c="2"/>oberarzt</text:p>
      <text:p text:style-name="P1">45644 <text:s text:c="2"/>oberbett</text:p>
      <text:p text:style-name="P1">45645 <text:s text:c="2"/>oberhand</text:p>
      <text:p text:style-name="P1">45646 <text:s text:c="2"/>oberhemd</text:p>
      <text:p text:style-name="P1">45651 <text:s text:c="2"/>oberliga</text:p>
      <text:p text:style-name="P1">45652 <text:s text:c="2"/>oberteil</text:p>
      <text:p text:style-name="P1">45653 <text:s text:c="2"/>obhut</text:p>
      <text:p text:style-name="P1">45654 <text:s text:c="2"/>objekt</text:p>
      <text:p text:style-name="P1">45655 <text:s text:c="2"/>objektiv</text:p>
      <text:p text:style-name="P1">45656 <text:s text:c="2"/>oboe</text:p>
      <text:p text:style-name="P1">45661 <text:s text:c="2"/>obolus</text:p>
      <text:p text:style-name="P1">45662 <text:s text:c="2"/>obskur</text:p>
      <text:p text:style-name="P1">45663 <text:s text:c="2"/>obsolet</text:p>
      <text:p text:style-name="P1">45664 <text:s text:c="2"/>obst</text:p>
      <text:p text:style-name="P1">45665 <text:s text:c="2"/>obstbaum</text:p>
      <text:p text:style-name="P1">45666 <text:s text:c="2"/>obstkorb</text:p>
      <text:p text:style-name="P1">46111 <text:s text:c="2"/>obstler</text:p>
      <text:p text:style-name="P1">46112 <text:s text:c="2"/>ochse</text:p>
      <text:p text:style-name="P1"><text:soft-page-break/>46113 <text:s text:c="2"/>ocker</text:p>
      <text:p text:style-name="P1">46114 <text:s text:c="2"/>odyssee</text:p>
      <text:p text:style-name="P1">46115 <text:s text:c="2"/>ofen</text:p>
      <text:p text:style-name="P1">46116 <text:s text:c="2"/>ofenrohr</text:p>
      <text:p text:style-name="P1">46121 <text:s text:c="2"/>offen</text:p>
      <text:p text:style-name="P1">46122 <text:s text:c="2"/>offenbar</text:p>
      <text:p text:style-name="P1">46123 <text:s text:c="2"/>offensiv</text:p>
      <text:p text:style-name="P1">46124 <text:s text:c="2"/>offerte</text:p>
      <text:p text:style-name="P1">46125 <text:s text:c="2"/>offset</text:p>
      <text:p text:style-name="P1">46126 <text:s text:c="2"/>ohnmacht</text:p>
      <text:p text:style-name="P1">46131 <text:s text:c="2"/>ohrclip</text:p>
      <text:p text:style-name="P1">46132 <text:s text:c="2"/>ohrring</text:p>
      <text:p text:style-name="P1">46133 <text:s text:c="2"/>ohrwurm</text:p>
      <text:p text:style-name="P1">46134 <text:s text:c="2"/>okay</text:p>
      <text:p text:style-name="P1">46135 <text:s text:c="2"/>oktagon</text:p>
      <text:p text:style-name="P1">46136 <text:s text:c="2"/>oktan</text:p>
      <text:p text:style-name="P1">46141 <text:s text:c="2"/>oktave</text:p>
      <text:p text:style-name="P1">46142 <text:s text:c="2"/>oktett</text:p>
      <text:p text:style-name="P1">46143 <text:s text:c="2"/>oktober</text:p>
      <text:p text:style-name="P1">46144 <text:s text:c="2"/>oldie</text:p>
      <text:p text:style-name="P1">46145 <text:s text:c="2"/>oldtimer</text:p>
      <text:p text:style-name="P1">46146 <text:s text:c="2"/>oligarch</text:p>
      <text:p text:style-name="P1">46151 <text:s text:c="2"/>oliv</text:p>
      <text:p text:style-name="P1">46152 <text:s text:c="2"/>olive</text:p>
      <text:p text:style-name="P1">46153 <text:s text:c="2"/>olymp</text:p>
      <text:p text:style-name="P1">46154 <text:s text:c="2"/>olympia</text:p>
      <text:p text:style-name="P1">46155 <text:s text:c="2"/>omega</text:p>
      <text:p text:style-name="P1">46156 <text:s text:c="2"/>omelett</text:p>
      <text:p text:style-name="P1">46161 <text:s text:c="2"/>omelette</text:p>
      <text:p text:style-name="P1">46162 <text:s text:c="2"/>omen</text:p>
      <text:p text:style-name="P1">46163 <text:s text:c="2"/>omikron</text:p>
      <text:p text:style-name="P1">46164 <text:s text:c="2"/>omnibus</text:p>
      <text:p text:style-name="P1">46165 <text:s text:c="2"/>onkel</text:p>
      <text:p text:style-name="P1">46166 <text:s text:c="2"/>onkologe</text:p>
      <text:p text:style-name="P1">46211 <text:s text:c="2"/>onyx</text:p>
      <text:p text:style-name="P1">46212 <text:s text:c="2"/>opal</text:p>
      <text:p text:style-name="P1">46213 <text:s text:c="2"/>oper</text:p>
      <text:p text:style-name="P1">46214 <text:s text:c="2"/>operabel</text:p>
      <text:p text:style-name="P1">46215 <text:s text:c="2"/>operand</text:p>
      <text:p text:style-name="P1">46216 <text:s text:c="2"/>operativ</text:p>
      <text:p text:style-name="P1">46221 <text:s text:c="2"/>operator</text:p>
      <text:p text:style-name="P1">46222 <text:s text:c="2"/>operette</text:p>
      <text:p text:style-name="P1">46223 <text:s text:c="2"/>opium</text:p>
      <text:p text:style-name="P1">46224 <text:s text:c="2"/>opossum</text:p>
      <text:p text:style-name="P1">46225 <text:s text:c="2"/>optik</text:p>
      <text:p text:style-name="P1">46226 <text:s text:c="2"/>optiker</text:p>
      <text:p text:style-name="P1">46231 <text:s text:c="2"/>optimal</text:p>
      <text:p text:style-name="P1">46232 <text:s text:c="2"/>optimist</text:p>
      <text:p text:style-name="P1">46233 <text:s text:c="2"/>optimum</text:p>
      <text:p text:style-name="P1">46234 <text:s text:c="2"/>option</text:p>
      <text:p text:style-name="P1">46235 <text:s text:c="2"/>optional</text:p>
      <text:p text:style-name="P1">46236 <text:s text:c="2"/>optisch</text:p>
      <text:p text:style-name="P1">46241 <text:s text:c="2"/>opulent</text:p>
      <text:p text:style-name="P1">46242 <text:s text:c="2"/>orakel</text:p>
      <text:p text:style-name="P1">46243 <text:s text:c="2"/>orange</text:p>
      <text:p text:style-name="P1">46244 <text:s text:c="2"/>orbit</text:p>
      <text:p text:style-name="P1">46245 <text:s text:c="2"/>orchidee</text:p>
      <text:p text:style-name="P1">46246 <text:s text:c="2"/>orden</text:p>
      <text:p text:style-name="P1">46251 <text:s text:c="2"/>order</text:p>
      <text:p text:style-name="P1">46252 <text:s text:c="2"/>ordern</text:p>
      <text:p text:style-name="P1">46253 <text:s text:c="2"/>ordnen</text:p>
      <text:p text:style-name="P1">46254 <text:s text:c="2"/>ordner</text:p>
      <text:p text:style-name="P1">46255 <text:s text:c="2"/>ordnung</text:p>
      <text:p text:style-name="P1">46256 <text:s text:c="2"/>oregano</text:p>
      <text:p text:style-name="P1">46261 <text:s text:c="2"/>organ</text:p>
      <text:p text:style-name="P1">46262 <text:s text:c="2"/>orgel</text:p>
      <text:p text:style-name="P1">46263 <text:s text:c="2"/>orient</text:p>
      <text:p text:style-name="P1">46264 <text:s text:c="2"/>origami</text:p>
      <text:p text:style-name="P1">46265 <text:s text:c="2"/>original</text:p>
      <text:p text:style-name="P1">46266 <text:s text:c="2"/>orkan</text:p>
      <text:p text:style-name="P1">46311 <text:s text:c="2"/>ornament</text:p>
      <text:p text:style-name="P1">46312 <text:s text:c="2"/>orten</text:p>
      <text:p text:style-name="P1">46313 <text:s text:c="2"/>orthese</text:p>
      <text:p text:style-name="P1">46314 <text:s text:c="2"/>ortsnah</text:p>
      <text:p text:style-name="P1">46315 <text:s text:c="2"/>ortszeit</text:p>
      <text:p text:style-name="P1">46316 <text:s text:c="2"/>ortung</text:p>
      <text:p text:style-name="P1">46321 <text:s text:c="2"/>osten</text:p>
      <text:p text:style-name="P1">46322 <text:s text:c="2"/>osteria</text:p>
      <text:p text:style-name="P1">46323 <text:s text:c="2"/>ostseite</text:p>
      <text:p text:style-name="P1">46324 <text:s text:c="2"/>ostwind</text:p>
      <text:p text:style-name="P1">46325 <text:s text:c="2"/>otter</text:p>
      <text:p text:style-name="P1">46326 <text:s text:c="2"/>ottomane</text:p>
      <text:p text:style-name="P1">46331 <text:s text:c="2"/>outback</text:p>
      <text:p text:style-name="P1">46332 <text:s text:c="2"/>outdoor</text:p>
      <text:p text:style-name="P1">46333 <text:s text:c="2"/>outfit</text:p>
      <text:p text:style-name="P1">46334 <text:s text:c="2"/>outlet</text:p>
      <text:p text:style-name="P1">46335 <text:s text:c="2"/>output</text:p>
      <text:p text:style-name="P1">46336 <text:s text:c="2"/>ouzo</text:p>
      <text:p text:style-name="P1">46341 <text:s text:c="2"/>oval</text:p>
      <text:p text:style-name="P1">46342 <text:s text:c="2"/>overall</text:p>
      <text:p text:style-name="P1">46343 <text:s text:c="2"/>overhead</text:p>
      <text:p text:style-name="P1">46344 <text:s text:c="2"/>oxymoron</text:p>
      <text:p text:style-name="P1">46345 <text:s text:c="2"/>ozean</text:p>
      <text:p text:style-name="P1">46346 <text:s text:c="2"/>ozon</text:p>
      <text:p text:style-name="P1">46351 <text:s text:c="2"/>ozonloch</text:p>
      <text:p text:style-name="P1">46352 <text:s text:c="2"/>paar</text:p>
      <text:p text:style-name="P1">46353 <text:s text:c="2"/>paaren</text:p>
      <text:p text:style-name="P1">46354 <text:s text:c="2"/>paartanz</text:p>
      <text:p text:style-name="P1">46355 <text:s text:c="2"/>paarung</text:p>
      <text:p text:style-name="P1">46356 <text:s text:c="2"/>pacer</text:p>
      <text:p text:style-name="P1">46361 <text:s text:c="2"/>pacht</text:p>
      <text:p text:style-name="P1">46362 <text:s text:c="2"/>pachten</text:p>
      <text:p text:style-name="P1">46363 <text:s text:c="2"/>packeis</text:p>
      <text:p text:style-name="P1">46364 <text:s text:c="2"/>packen</text:p>
      <text:p text:style-name="P1">46365 <text:s text:c="2"/>packesel</text:p>
      <text:p text:style-name="P1">46366 <text:s text:c="2"/>packung</text:p>
      <text:p text:style-name="P1">46411 <text:s text:c="2"/>paddel</text:p>
      <text:p text:style-name="P1">46412 <text:s text:c="2"/>paddeln</text:p>
      <text:p text:style-name="P1">46413 <text:s text:c="2"/>paddler</text:p>
      <text:p text:style-name="P1">46414 <text:s text:c="2"/>paffen</text:p>
      <text:p text:style-name="P1">46415 <text:s text:c="2"/>page</text:p>
      <text:p text:style-name="P1">46416 <text:s text:c="2"/>pager</text:p>
      <text:p text:style-name="P1">46421 <text:s text:c="2"/>paket</text:p>
      <text:p text:style-name="P1">46422 <text:s text:c="2"/>pakt</text:p>
      <text:p text:style-name="P1">46423 <text:s text:c="2"/>palast</text:p>
      <text:p text:style-name="P1">46424 <text:s text:c="2"/>palaver</text:p>
      <text:p text:style-name="P1">46425 <text:s text:c="2"/>palette</text:p>
      <text:p text:style-name="P1">46426 <text:s text:c="2"/>paletti</text:p>
      <text:p text:style-name="P1">46431 <text:s text:c="2"/>palme</text:p>
      <text:p text:style-name="P1">46432 <text:s text:c="2"/>pampa</text:p>
      <text:p text:style-name="P1">46433 <text:s text:c="2"/>pampe</text:p>
      <text:p text:style-name="P1">46434 <text:s text:c="2"/>pampig</text:p>
      <text:p text:style-name="P1">46435 <text:s text:c="2"/>panieren</text:p>
      <text:p text:style-name="P1">46436 <text:s text:c="2"/>panik</text:p>
      <text:p text:style-name="P1">46441 <text:s text:c="2"/>panisch</text:p>
      <text:p text:style-name="P1">46442 <text:s text:c="2"/>pankreas</text:p>
      <text:p text:style-name="P1">46443 <text:s text:c="2"/>panne</text:p>
      <text:p text:style-name="P1">46444 <text:s text:c="2"/>panorama</text:p>
      <text:p text:style-name="P1">46445 <text:s text:c="2"/>panschen</text:p>
      <text:p text:style-name="P1">46446 <text:s text:c="2"/>pansen</text:p>
      <text:p text:style-name="P1">46451 <text:s text:c="2"/>panther</text:p>
      <text:p text:style-name="P1">46452 <text:s text:c="2"/>papa</text:p>
      <text:p text:style-name="P1">46453 <text:s text:c="2"/>papagei</text:p>
      <text:p text:style-name="P1">46454 <text:s text:c="2"/>papaya</text:p>
      <text:p text:style-name="P1">46455 <text:s text:c="2"/>paper</text:p>
      <text:p text:style-name="P1">46456 <text:s text:c="2"/>papi</text:p>
      <text:p text:style-name="P1">46461 <text:s text:c="2"/>papier</text:p>
      <text:p text:style-name="P1">46462 <text:s text:c="2"/>pappe</text:p>
      <text:p text:style-name="P1">46463 <text:s text:c="2"/>pappel</text:p>
      <text:p text:style-name="P1">46464 <text:s text:c="2"/>pappsatt</text:p>
      <text:p text:style-name="P1">46465 <text:s text:c="2"/>paprika</text:p>
      <text:p text:style-name="P1">46466 <text:s text:c="2"/>papyrus</text:p>
      <text:p text:style-name="P1">46511 <text:s text:c="2"/>parabel</text:p>
      <text:p text:style-name="P1">46512 <text:s text:c="2"/>parade</text:p>
      <text:p text:style-name="P1">46513 <text:s text:c="2"/>paradies</text:p>
      <text:p text:style-name="P1">46514 <text:s text:c="2"/>paradox</text:p>
      <text:p text:style-name="P1">46515 <text:s text:c="2"/>paraffin</text:p>
      <text:p text:style-name="P1">46516 <text:s text:c="2"/>paragraf</text:p>
      <text:p text:style-name="P1">46521 <text:s text:c="2"/>parallel</text:p>
      <text:p text:style-name="P1">46522 <text:s text:c="2"/>paranuss</text:p>
      <text:p text:style-name="P1">46523 <text:s text:c="2"/>parat</text:p>
      <text:p text:style-name="P1">46524 <text:s text:c="2"/>paravent</text:p>
      <text:p text:style-name="P1">46525 <text:s text:c="2"/>parcours</text:p>
      <text:p text:style-name="P1">46526 <text:s text:c="2"/>pardon</text:p>
      <text:p text:style-name="P1">46531 <text:s text:c="2"/>parieren</text:p>
      <text:p text:style-name="P1">46532 <text:s text:c="2"/>park</text:p>
      <text:p text:style-name="P1">46533 <text:s text:c="2"/>parkbank</text:p>
      <text:p text:style-name="P1">46534 <text:s text:c="2"/>parken</text:p>
      <text:p text:style-name="P1">46535 <text:s text:c="2"/>parker</text:p>
      <text:p text:style-name="P1">46536 <text:s text:c="2"/>parkett</text:p>
      <text:p text:style-name="P1">46541 <text:s text:c="2"/>parkhaus</text:p>
      <text:p text:style-name="P1">46542 <text:s text:c="2"/>parkuhr</text:p>
      <text:p text:style-name="P1">46543 <text:s text:c="2"/>parmesan</text:p>
      <text:p text:style-name="P1">46544 <text:s text:c="2"/>parodie</text:p>
      <text:p text:style-name="P1">46545 <text:s text:c="2"/>parole</text:p>
      <text:p text:style-name="P1">46546 <text:s text:c="2"/>paroli</text:p>
      <text:p text:style-name="P1">46551 <text:s text:c="2"/>part</text:p>
      <text:p text:style-name="P1">46552 <text:s text:c="2"/>partei</text:p>
      <text:p text:style-name="P1">46553 <text:s text:c="2"/>partial</text:p>
      <text:p text:style-name="P1">46554 <text:s text:c="2"/>partie</text:p>
      <text:p text:style-name="P1">46555 <text:s text:c="2"/>partiell</text:p>
      <text:p text:style-name="P1">46556 <text:s text:c="2"/>partikel</text:p>
      <text:p text:style-name="P1">46561 <text:s text:c="2"/>partner</text:p>
      <text:p text:style-name="P1">46562 <text:s text:c="2"/>party</text:p>
      <text:p text:style-name="P1">46563 <text:s text:c="2"/>parzelle</text:p>
      <text:p text:style-name="P1">46564 <text:s text:c="2"/>pass</text:p>
      <text:p text:style-name="P1">46565 <text:s text:c="2"/>passabel</text:p>
      <text:p text:style-name="P1">46566 <text:s text:c="2"/>passage</text:p>
      <text:p text:style-name="P1">46611 <text:s text:c="2"/>passant</text:p>
      <text:p text:style-name="P1">46612 <text:s text:c="2"/>passat</text:p>
      <text:p text:style-name="P1">46613 <text:s text:c="2"/>passee</text:p>
      <text:p text:style-name="P1">46614 <text:s text:c="2"/>passen</text:p>
      <text:p text:style-name="P1">46615 <text:s text:c="2"/>passform</text:p>
      <text:p text:style-name="P1">46616 <text:s text:c="2"/>passfoto</text:p>
      <text:p text:style-name="P1">46621 <text:s text:c="2"/>passion</text:p>
      <text:p text:style-name="P1">46622 <text:s text:c="2"/>passiv</text:p>
      <text:p text:style-name="P1">46623 <text:s text:c="2"/>passus</text:p>
      <text:p text:style-name="P1">46624 <text:s text:c="2"/>passwort</text:p>
      <text:p text:style-name="P1">46625 <text:s text:c="2"/>pasta</text:p>
      <text:p text:style-name="P1">46626 <text:s text:c="2"/>paste</text:p>
      <text:p text:style-name="P1">46631 <text:s text:c="2"/>pastell</text:p>
      <text:p text:style-name="P1">46632 <text:s text:c="2"/>pastete</text:p>
      <text:p text:style-name="P1">46633 <text:s text:c="2"/>pastille</text:p>
      <text:p text:style-name="P1">46634 <text:s text:c="2"/>patch</text:p>
      <text:p text:style-name="P1">46635 <text:s text:c="2"/>patchen</text:p>
      <text:p text:style-name="P1">46636 <text:s text:c="2"/>pate</text:p>
      <text:p text:style-name="P1">46641 <text:s text:c="2"/>patent</text:p>
      <text:p text:style-name="P1">46642 <text:s text:c="2"/>patient</text:p>
      <text:p text:style-name="P1">46643 <text:s text:c="2"/>patina</text:p>
      <text:p text:style-name="P1">46644 <text:s text:c="2"/>patriot</text:p>
      <text:p text:style-name="P1">46645 <text:s text:c="2"/>patrone</text:p>
      <text:p text:style-name="P1">46646 <text:s text:c="2"/>patsche</text:p>
      <text:p text:style-name="P1">46651 <text:s text:c="2"/>patschen</text:p>
      <text:p text:style-name="P1">46652 <text:s text:c="2"/>patt</text:p>
      <text:p text:style-name="P1">46653 <text:s text:c="2"/>patzer</text:p>
      <text:p text:style-name="P1">46654 <text:s text:c="2"/>pauke</text:p>
      <text:p text:style-name="P1">46655 <text:s text:c="2"/>pauken</text:p>
      <text:p text:style-name="P1">46656 <text:s text:c="2"/>pauker</text:p>
      <text:p text:style-name="P1">46661 <text:s text:c="2"/>pauschal</text:p>
      <text:p text:style-name="P1">46662 <text:s text:c="2"/>pause</text:p>
      <text:p text:style-name="P1">46663 <text:s text:c="2"/>pavian</text:p>
      <text:p text:style-name="P1">46664 <text:s text:c="2"/>pavillon</text:p>
      <text:p text:style-name="P1">46665 <text:s text:c="2"/>paywall</text:p>
      <text:p text:style-name="P1">46666 <text:s text:c="2"/>peanuts</text:p>
      <text:p text:style-name="P1">51111 <text:s text:c="2"/>pech</text:p>
      <text:p text:style-name="P1">51112 <text:s text:c="2"/>pedal</text:p>
      <text:p text:style-name="P1">51113 <text:s text:c="2"/>pedelec</text:p>
      <text:p text:style-name="P1">51114 <text:s text:c="2"/>peeling</text:p>
      <text:p text:style-name="P1">51115 <text:s text:c="2"/>pegasus</text:p>
      <text:p text:style-name="P1">51116 <text:s text:c="2"/>pegel</text:p>
      <text:p text:style-name="P1">51121 <text:s text:c="2"/>peilen</text:p>
      <text:p text:style-name="P1">51122 <text:s text:c="2"/>peilstab</text:p>
      <text:p text:style-name="P1">51123 <text:s text:c="2"/>peilung</text:p>
      <text:p text:style-name="P1">51124 <text:s text:c="2"/>peinlich</text:p>
      <text:p text:style-name="P1">51125 <text:s text:c="2"/>peitsche</text:p>
      <text:p text:style-name="P1">51126 <text:s text:c="2"/>pelikan</text:p>
      <text:p text:style-name="P1">51131 <text:s text:c="2"/>pelle</text:p>
      <text:p text:style-name="P1">51132 <text:s text:c="2"/>pellen</text:p>
      <text:p text:style-name="P1">51133 <text:s text:c="2"/>pellet</text:p>
      <text:p text:style-name="P1">51134 <text:s text:c="2"/>pelz</text:p>
      <text:p text:style-name="P1">51135 <text:s text:c="2"/>pelzig</text:p>
      <text:p text:style-name="P1">51136 <text:s text:c="2"/>pendant</text:p>
      <text:p text:style-name="P1">51141 <text:s text:c="2"/>pendel</text:p>
      <text:p text:style-name="P1">51142 <text:s text:c="2"/>pendeln</text:p>
      <text:p text:style-name="P1">51143 <text:s text:c="2"/>pendler</text:p>
      <text:p text:style-name="P1">51144 <text:s text:c="2"/>penibel</text:p>
      <text:p text:style-name="P1">51145 <text:s text:c="2"/>pennen</text:p>
      <text:p text:style-name="P1">51146 <text:s text:c="2"/>pension</text:p>
      <text:p text:style-name="P1">51151 <text:s text:c="2"/>pensum</text:p>
      <text:p text:style-name="P1">51152 <text:s text:c="2"/>penthaus</text:p>
      <text:p text:style-name="P1">51153 <text:s text:c="2"/>perdu</text:p>
      <text:p text:style-name="P1">51154 <text:s text:c="2"/>perfekt</text:p>
      <text:p text:style-name="P1">51155 <text:s text:c="2"/>pergola</text:p>
      <text:p text:style-name="P1">51156 <text:s text:c="2"/>periskop</text:p>
      <text:p text:style-name="P1">51161 <text:s text:c="2"/>perle</text:p>
      <text:p text:style-name="P1">51162 <text:s text:c="2"/>perlmutt</text:p>
      <text:p text:style-name="P1">51163 <text:s text:c="2"/>perplex</text:p>
      <text:p text:style-name="P1">51164 <text:s text:c="2"/>perso</text:p>
      <text:p text:style-name="P1">51165 <text:s text:c="2"/>person</text:p>
      <text:p text:style-name="P1">51166 <text:s text:c="2"/>personal</text:p>
      <text:p text:style-name="P1">51211 <text:s text:c="2"/>pesel</text:p>
      <text:p text:style-name="P1">51212 <text:s text:c="2"/>pesen</text:p>
      <text:p text:style-name="P1">51213 <text:s text:c="2"/>pestizid</text:p>
      <text:p text:style-name="P1">51214 <text:s text:c="2"/>petition</text:p>
      <text:p text:style-name="P1">51215 <text:s text:c="2"/>petrol</text:p>
      <text:p text:style-name="P1">51216 <text:s text:c="2"/>petzen</text:p>
      <text:p text:style-name="P1">51221 <text:s text:c="2"/>pfad</text:p>
      <text:p text:style-name="P1">51222 <text:s text:c="2"/>pfahl</text:p>
      <text:p text:style-name="P1">51223 <text:s text:c="2"/>pfalz</text:p>
      <text:p text:style-name="P1">51224 <text:s text:c="2"/>pfand</text:p>
      <text:p text:style-name="P1">51225 <text:s text:c="2"/>pfandbon</text:p>
      <text:p text:style-name="P1">51226 <text:s text:c="2"/>pfanne</text:p>
      <text:p text:style-name="P1">51231 <text:s text:c="2"/>pfau</text:p>
      <text:p text:style-name="P1">51232 <text:s text:c="2"/>pfeffer</text:p>
      <text:p text:style-name="P1">51233 <text:s text:c="2"/>pfeife</text:p>
      <text:p text:style-name="P1">51234 <text:s text:c="2"/>pfeifen</text:p>
      <text:p text:style-name="P1">51235 <text:s text:c="2"/>pfeifton</text:p>
      <text:p text:style-name="P1">51236 <text:s text:c="2"/>pfeil</text:p>
      <text:p text:style-name="P1">51241 <text:s text:c="2"/>pfeiler</text:p>
      <text:p text:style-name="P1">51242 <text:s text:c="2"/>pfennig</text:p>
      <text:p text:style-name="P1">51243 <text:s text:c="2"/>pferchen</text:p>
      <text:p text:style-name="P1">51244 <text:s text:c="2"/>pferd</text:p>
      <text:p text:style-name="P1">51245 <text:s text:c="2"/>pfiff</text:p>
      <text:p text:style-name="P1">51246 <text:s text:c="2"/>pfiffig</text:p>
      <text:p text:style-name="P1">51251 <text:s text:c="2"/>pfirsich</text:p>
      <text:p text:style-name="P1">51252 <text:s text:c="2"/>pflanze</text:p>
      <text:p text:style-name="P1">51253 <text:s text:c="2"/>pflanzen</text:p>
      <text:p text:style-name="P1">51254 <text:s text:c="2"/>pflaster</text:p>
      <text:p text:style-name="P1">51255 <text:s text:c="2"/>pflaume</text:p>
      <text:p text:style-name="P1">51256 <text:s text:c="2"/>pflege</text:p>
      <text:p text:style-name="P1">51261 <text:s text:c="2"/>pflegen</text:p>
      <text:p text:style-name="P1">51262 <text:s text:c="2"/>pfleger</text:p>
      <text:p text:style-name="P1">51263 <text:s text:c="2"/>pflicht</text:p>
      <text:p text:style-name="P1">51264 <text:s text:c="2"/>pflock</text:p>
      <text:p text:style-name="P1">51265 <text:s text:c="2"/>pflug</text:p>
      <text:p text:style-name="P1">51266 <text:s text:c="2"/>pforte</text:p>
      <text:p text:style-name="P1">51311 <text:s text:c="2"/>pfosten</text:p>
      <text:p text:style-name="P1">51312 <text:s text:c="2"/>pfote</text:p>
      <text:p text:style-name="P1">51313 <text:s text:c="2"/>pfund</text:p>
      <text:p text:style-name="P1">51314 <text:s text:c="2"/>pfusch</text:p>
      <text:p text:style-name="P1">51315 <text:s text:c="2"/>phantom</text:p>
      <text:p text:style-name="P1">51316 <text:s text:c="2"/>pharao</text:p>
      <text:p text:style-name="P1">51321 <text:s text:c="2"/>phase</text:p>
      <text:p text:style-name="P1">51322 <text:s text:c="2"/>phishing</text:p>
      <text:p text:style-name="P1">51323 <text:s text:c="2"/>phobie</text:p>
      <text:p text:style-name="P1">51324 <text:s text:c="2"/>phosphat</text:p>
      <text:p text:style-name="P1">51325 <text:s text:c="2"/>phosphor</text:p>
      <text:p text:style-name="P1">51326 <text:s text:c="2"/>photon</text:p>
      <text:p text:style-name="P1">51331 <text:s text:c="2"/>phrase</text:p>
      <text:p text:style-name="P1">51332 <text:s text:c="2"/>physik</text:p>
      <text:p text:style-name="P1">51333 <text:s text:c="2"/>physiker</text:p>
      <text:p text:style-name="P1">51334 <text:s text:c="2"/>physio</text:p>
      <text:p text:style-name="P1">51335 <text:s text:c="2"/>physisch</text:p>
      <text:p text:style-name="P1">51336 <text:s text:c="2"/>pianist</text:p>
      <text:p text:style-name="P1">51341 <text:s text:c="2"/>piano</text:p>
      <text:p text:style-name="P1">51342 <text:s text:c="2"/>picheln</text:p>
      <text:p text:style-name="P1">51343 <text:s text:c="2"/>picke</text:p>
      <text:p text:style-name="P1">51344 <text:s text:c="2"/>pickel</text:p>
      <text:p text:style-name="P1">51345 <text:s text:c="2"/>picken</text:p>
      <text:p text:style-name="P1">51346 <text:s text:c="2"/>picknick</text:p>
      <text:p text:style-name="P1">51351 <text:s text:c="2"/>pickup</text:p>
      <text:p text:style-name="P1">51352 <text:s text:c="2"/>pide</text:p>
      <text:p text:style-name="P1">51353 <text:s text:c="2"/>pieke</text:p>
      <text:p text:style-name="P1">51354 <text:s text:c="2"/>piekfein</text:p>
      <text:p text:style-name="P1">51355 <text:s text:c="2"/>piep</text:p>
      <text:p text:style-name="P1">51356 <text:s text:c="2"/>piepen</text:p>
      <text:p text:style-name="P1">51361 <text:s text:c="2"/>pieper</text:p>
      <text:p text:style-name="P1">51362 <text:s text:c="2"/>piepmatz</text:p>
      <text:p text:style-name="P1">51363 <text:s text:c="2"/>pieps</text:p>
      <text:p text:style-name="P1">51364 <text:s text:c="2"/>piepsen</text:p>
      <text:p text:style-name="P1">51365 <text:s text:c="2"/>piepser</text:p>
      <text:p text:style-name="P1">51366 <text:s text:c="2"/>piercing</text:p>
      <text:p text:style-name="P1">51411 <text:s text:c="2"/>pigment</text:p>
      <text:p text:style-name="P1">51412 <text:s text:c="2"/>pikacht</text:p>
      <text:p text:style-name="P1">51413 <text:s text:c="2"/>pikant</text:p>
      <text:p text:style-name="P1">51414 <text:s text:c="2"/>pikass</text:p>
      <text:p text:style-name="P1">51415 <text:s text:c="2"/>pikbube</text:p>
      <text:p text:style-name="P1">51416 <text:s text:c="2"/>pikdame</text:p>
      <text:p text:style-name="P1">51421 <text:s text:c="2"/>pikieren</text:p>
      <text:p text:style-name="P1">51422 <text:s text:c="2"/>pikkolo</text:p>
      <text:p text:style-name="P1">51423 <text:s text:c="2"/>pikneun</text:p>
      <text:p text:style-name="P1">51424 <text:s text:c="2"/>piksen</text:p>
      <text:p text:style-name="P1">51425 <text:s text:c="2"/>pikzehn</text:p>
      <text:p text:style-name="P1">51426 <text:s text:c="2"/>pilates</text:p>
      <text:p text:style-name="P1">51431 <text:s text:c="2"/>pilger</text:p>
      <text:p text:style-name="P1">51432 <text:s text:c="2"/>pilgern</text:p>
      <text:p text:style-name="P1">51433 <text:s text:c="2"/>pille</text:p>
      <text:p text:style-name="P1">51434 <text:s text:c="2"/>pilot</text:p>
      <text:p text:style-name="P1">51435 <text:s text:c="2"/>pils</text:p>
      <text:p text:style-name="P1">51436 <text:s text:c="2"/>pilsener</text:p>
      <text:p text:style-name="P1">51441 <text:s text:c="2"/>pilz</text:p>
      <text:p text:style-name="P1">51442 <text:s text:c="2"/>pilzhut</text:p>
      <text:p text:style-name="P1">51443 <text:s text:c="2"/>pimpen</text:p>
      <text:p text:style-name="P1">51444 <text:s text:c="2"/>pingpong</text:p>
      <text:p text:style-name="P1">51445 <text:s text:c="2"/>pinguin</text:p>
      <text:p text:style-name="P1">51446 <text:s text:c="2"/>pinie</text:p>
      <text:p text:style-name="P1">51451 <text:s text:c="2"/>pink</text:p>
      <text:p text:style-name="P1">51452 <text:s text:c="2"/>pinnen</text:p>
      <text:p text:style-name="P1">51453 <text:s text:c="2"/>pinnwand</text:p>
      <text:p text:style-name="P1">51454 <text:s text:c="2"/>pinsel</text:p>
      <text:p text:style-name="P1">51455 <text:s text:c="2"/>pinseln</text:p>
      <text:p text:style-name="P1">51456 <text:s text:c="2"/>pinte</text:p>
      <text:p text:style-name="P1">51461 <text:s text:c="2"/>pinzette</text:p>
      <text:p text:style-name="P1">51462 <text:s text:c="2"/>pionier</text:p>
      <text:p text:style-name="P1">51463 <text:s text:c="2"/>pipapo</text:p>
      <text:p text:style-name="P1">51464 <text:s text:c="2"/>pipe</text:p>
      <text:p text:style-name="P1">51465 <text:s text:c="2"/>pipeline</text:p>
      <text:p text:style-name="P1">51466 <text:s text:c="2"/>pipette</text:p>
      <text:p text:style-name="P1">51511 <text:s text:c="2"/>pirat</text:p>
      <text:p text:style-name="P1">51512 <text:s text:c="2"/>pirogge</text:p>
      <text:p text:style-name="P1">51513 <text:s text:c="2"/>pirsch</text:p>
      <text:p text:style-name="P1">51514 <text:s text:c="2"/>pistazie</text:p>
      <text:p text:style-name="P1">51515 <text:s text:c="2"/>piste</text:p>
      <text:p text:style-name="P1">51516 <text:s text:c="2"/>pita</text:p>
      <text:p text:style-name="P1">51521 <text:s text:c="2"/>pitbull</text:p>
      <text:p text:style-name="P1">51522 <text:s text:c="2"/>pitch</text:p>
      <text:p text:style-name="P1">51523 <text:s text:c="2"/>pitchen</text:p>
      <text:p text:style-name="P1">51524 <text:s text:c="2"/>pixel</text:p>
      <text:p text:style-name="P1">51525 <text:s text:c="2"/>pixelig</text:p>
      <text:p text:style-name="P1">51526 <text:s text:c="2"/>pizza</text:p>
      <text:p text:style-name="P1">51531 <text:s text:c="2"/>pizzeria</text:p>
      <text:p text:style-name="P1">51532 <text:s text:c="2"/>placebo</text:p>
      <text:p text:style-name="P1">51533 <text:s text:c="2"/>plagen</text:p>
      <text:p text:style-name="P1">51534 <text:s text:c="2"/>plagiat</text:p>
      <text:p text:style-name="P1">51535 <text:s text:c="2"/>plakat</text:p>
      <text:p text:style-name="P1">51536 <text:s text:c="2"/>plakette</text:p>
      <text:p text:style-name="P1">51541 <text:s text:c="2"/>plan</text:p>
      <text:p text:style-name="P1">51542 <text:s text:c="2"/>plane</text:p>
      <text:p text:style-name="P1">51543 <text:s text:c="2"/>planen</text:p>
      <text:p text:style-name="P1">51544 <text:s text:c="2"/>planer</text:p>
      <text:p text:style-name="P1">51545 <text:s text:c="2"/>planet</text:p>
      <text:p text:style-name="P1">51546 <text:s text:c="2"/>planke</text:p>
      <text:p text:style-name="P1">51551 <text:s text:c="2"/>plankton</text:p>
      <text:p text:style-name="P1">51552 <text:s text:c="2"/>plantage</text:p>
      <text:p text:style-name="P1">51553 <text:s text:c="2"/>planung</text:p>
      <text:p text:style-name="P1">51554 <text:s text:c="2"/>plaque</text:p>
      <text:p text:style-name="P1">51555 <text:s text:c="2"/>plasma</text:p>
      <text:p text:style-name="P1"><text:soft-page-break/>51556 <text:s text:c="2"/>plastik</text:p>
      <text:p text:style-name="P1">51561 <text:s text:c="2"/>plateau</text:p>
      <text:p text:style-name="P1">51562 <text:s text:c="2"/>platin</text:p>
      <text:p text:style-name="P1">51563 <text:s text:c="2"/>platine</text:p>
      <text:p text:style-name="P1">51564 <text:s text:c="2"/>platt</text:p>
      <text:p text:style-name="P1">51565 <text:s text:c="2"/>platte</text:p>
      <text:p text:style-name="P1">51566 <text:s text:c="2"/>platz</text:p>
      <text:p text:style-name="P1">51611 <text:s text:c="2"/>platzen</text:p>
      <text:p text:style-name="P1">51612 <text:s text:c="2"/>plaudern</text:p>
      <text:p text:style-name="P1">51613 <text:s text:c="2"/>plausch</text:p>
      <text:p text:style-name="P1">51614 <text:s text:c="2"/>plauze</text:p>
      <text:p text:style-name="P1">51615 <text:s text:c="2"/>playback</text:p>
      <text:p text:style-name="P1">51616 <text:s text:c="2"/>player</text:p>
      <text:p text:style-name="P1">51621 <text:s text:c="2"/>playlist</text:p>
      <text:p text:style-name="P1">51622 <text:s text:c="2"/>playoff</text:p>
      <text:p text:style-name="P1">51623 <text:s text:c="2"/>plazenta</text:p>
      <text:p text:style-name="P1">51624 <text:s text:c="2"/>pleite</text:p>
      <text:p text:style-name="P1">51625 <text:s text:c="2"/>plektron</text:p>
      <text:p text:style-name="P1">51626 <text:s text:c="2"/>plempern</text:p>
      <text:p text:style-name="P1">51631 <text:s text:c="2"/>plenum</text:p>
      <text:p text:style-name="P1">51632 <text:s text:c="2"/>plinse</text:p>
      <text:p text:style-name="P1">51633 <text:s text:c="2"/>plombe</text:p>
      <text:p text:style-name="P1">51634 <text:s text:c="2"/>plot</text:p>
      <text:p text:style-name="P1">51635 <text:s text:c="2"/>plugin</text:p>
      <text:p text:style-name="P1">51636 <text:s text:c="2"/>plumps</text:p>
      <text:p text:style-name="P1">51641 <text:s text:c="2"/>plumpsen</text:p>
      <text:p text:style-name="P1">51642 <text:s text:c="2"/>plunder</text:p>
      <text:p text:style-name="P1">51643 <text:s text:c="2"/>plural</text:p>
      <text:p text:style-name="P1">51644 <text:s text:c="2"/>plus</text:p>
      <text:p text:style-name="P1">51645 <text:s text:c="2"/>pluspol</text:p>
      <text:p text:style-name="P1">51646 <text:s text:c="2"/>pochen</text:p>
      <text:p text:style-name="P1">51651 <text:s text:c="2"/>podcast</text:p>
      <text:p text:style-name="P1">51652 <text:s text:c="2"/>podest</text:p>
      <text:p text:style-name="P1">51653 <text:s text:c="2"/>podium</text:p>
      <text:p text:style-name="P1">51654 <text:s text:c="2"/>poesie</text:p>
      <text:p text:style-name="P1">51655 <text:s text:c="2"/>poet</text:p>
      <text:p text:style-name="P1">51656 <text:s text:c="2"/>poetisch</text:p>
      <text:p text:style-name="P1">51661 <text:s text:c="2"/>pofen</text:p>
      <text:p text:style-name="P1">51662 <text:s text:c="2"/>pogen</text:p>
      <text:p text:style-name="P1">51663 <text:s text:c="2"/>pogo</text:p>
      <text:p text:style-name="P1">51664 <text:s text:c="2"/>pointe</text:p>
      <text:p text:style-name="P1">51665 <text:s text:c="2"/>pointer</text:p>
      <text:p text:style-name="P1">51666 <text:s text:c="2"/>pokal</text:p>
      <text:p text:style-name="P1">52111 <text:s text:c="2"/>poker</text:p>
      <text:p text:style-name="P1">52112 <text:s text:c="2"/>pokern</text:p>
      <text:p text:style-name="P1">52113 <text:s text:c="2"/>polaroid</text:p>
      <text:p text:style-name="P1">52114 <text:s text:c="2"/>polenta</text:p>
      <text:p text:style-name="P1">52115 <text:s text:c="2"/>polente</text:p>
      <text:p text:style-name="P1">52116 <text:s text:c="2"/>police</text:p>
      <text:p text:style-name="P1">52121 <text:s text:c="2"/>polier</text:p>
      <text:p text:style-name="P1">52122 <text:s text:c="2"/>polieren</text:p>
      <text:p text:style-name="P1">52123 <text:s text:c="2"/>politik</text:p>
      <text:p text:style-name="P1">52124 <text:s text:c="2"/>politur</text:p>
      <text:p text:style-name="P1">52125 <text:s text:c="2"/>polizei</text:p>
      <text:p text:style-name="P1">52126 <text:s text:c="2"/>polizist</text:p>
      <text:p text:style-name="P1">52131 <text:s text:c="2"/>polka</text:p>
      <text:p text:style-name="P1">52132 <text:s text:c="2"/>pollen</text:p>
      <text:p text:style-name="P1">52133 <text:s text:c="2"/>poller</text:p>
      <text:p text:style-name="P1">52134 <text:s text:c="2"/>polo</text:p>
      <text:p text:style-name="P1">52135 <text:s text:c="2"/>polohemd</text:p>
      <text:p text:style-name="P1">52136 <text:s text:c="2"/>polster</text:p>
      <text:p text:style-name="P1">52141 <text:s text:c="2"/>polstern</text:p>
      <text:p text:style-name="P1">52142 <text:s text:c="2"/>poltern</text:p>
      <text:p text:style-name="P1">52143 <text:s text:c="2"/>polygon</text:p>
      <text:p text:style-name="P1">52144 <text:s text:c="2"/>polymer</text:p>
      <text:p text:style-name="P1">52145 <text:s text:c="2"/>polynom</text:p>
      <text:p text:style-name="P1">52146 <text:s text:c="2"/>polyp</text:p>
      <text:p text:style-name="P1">52151 <text:s text:c="2"/>pomade</text:p>
      <text:p text:style-name="P1">52152 <text:s text:c="2"/>pommes</text:p>
      <text:p text:style-name="P1">52153 <text:s text:c="2"/>poncho</text:p>
      <text:p text:style-name="P1">52154 <text:s text:c="2"/>pony</text:p>
      <text:p text:style-name="P1">52155 <text:s text:c="2"/>ponyhof</text:p>
      <text:p text:style-name="P1">52156 <text:s text:c="2"/>pool</text:p>
      <text:p text:style-name="P1">52161 <text:s text:c="2"/>popcorn</text:p>
      <text:p text:style-name="P1">52162 <text:s text:c="2"/>popmusik</text:p>
      <text:p text:style-name="P1">52163 <text:s text:c="2"/>poppig</text:p>
      <text:p text:style-name="P1">52164 <text:s text:c="2"/>popstar</text:p>
      <text:p text:style-name="P1">52165 <text:s text:c="2"/>pore</text:p>
      <text:p text:style-name="P1">52166 <text:s text:c="2"/>porree</text:p>
      <text:p text:style-name="P1">52211 <text:s text:c="2"/>porridge</text:p>
      <text:p text:style-name="P1">52212 <text:s text:c="2"/>port</text:p>
      <text:p text:style-name="P1">52213 <text:s text:c="2"/>portabel</text:p>
      <text:p text:style-name="P1">52214 <text:s text:c="2"/>portal</text:p>
      <text:p text:style-name="P1">52215 <text:s text:c="2"/>portier</text:p>
      <text:p text:style-name="P1">52216 <text:s text:c="2"/>portion</text:p>
      <text:p text:style-name="P1">52221 <text:s text:c="2"/>porto</text:p>
      <text:p text:style-name="P1">52222 <text:s text:c="2"/>portrait</text:p>
      <text:p text:style-name="P1">52223 <text:s text:c="2"/>portwein</text:p>
      <text:p text:style-name="P1">52224 <text:s text:c="2"/>posaune</text:p>
      <text:p text:style-name="P1">52225 <text:s text:c="2"/>posaunen</text:p>
      <text:p text:style-name="P1">52226 <text:s text:c="2"/>pose</text:p>
      <text:p text:style-name="P1">52231 <text:s text:c="2"/>posen</text:p>
      <text:p text:style-name="P1">52232 <text:s text:c="2"/>posieren</text:p>
      <text:p text:style-name="P1">52233 <text:s text:c="2"/>position</text:p>
      <text:p text:style-name="P1">52234 <text:s text:c="2"/>positiv</text:p>
      <text:p text:style-name="P1">52235 <text:s text:c="2"/>post</text:p>
      <text:p text:style-name="P1">52236 <text:s text:c="2"/>postbote</text:p>
      <text:p text:style-name="P1">52241 <text:s text:c="2"/>posten</text:p>
      <text:p text:style-name="P1">52242 <text:s text:c="2"/>poster</text:p>
      <text:p text:style-name="P1">52243 <text:s text:c="2"/>postfach</text:p>
      <text:p text:style-name="P1">52244 <text:s text:c="2"/>posting</text:p>
      <text:p text:style-name="P1">52245 <text:s text:c="2"/>pott</text:p>
      <text:p text:style-name="P1">52246 <text:s text:c="2"/>power</text:p>
      <text:p text:style-name="P1">52251 <text:s text:c="2"/>pracht</text:p>
      <text:p text:style-name="P1">52252 <text:s text:c="2"/>prahlen</text:p>
      <text:p text:style-name="P1">52253 <text:s text:c="2"/>praktik</text:p>
      <text:p text:style-name="P1">52254 <text:s text:c="2"/>praline</text:p>
      <text:p text:style-name="P1">52255 <text:s text:c="2"/>prall</text:p>
      <text:p text:style-name="P1">52256 <text:s text:c="2"/>prallen</text:p>
      <text:p text:style-name="P1">52261 <text:s text:c="2"/>pranke</text:p>
      <text:p text:style-name="P1">52262 <text:s text:c="2"/>prasseln</text:p>
      <text:p text:style-name="P1">52263 <text:s text:c="2"/>praxis</text:p>
      <text:p text:style-name="P1">52264 <text:s text:c="2"/>preis</text:p>
      <text:p text:style-name="P1">52265 <text:s text:c="2"/>prellen</text:p>
      <text:p text:style-name="P1">52266 <text:s text:c="2"/>prellung</text:p>
      <text:p text:style-name="P1">52311 <text:s text:c="2"/>premiere</text:p>
      <text:p text:style-name="P1">52312 <text:s text:c="2"/>premium</text:p>
      <text:p text:style-name="P1">52313 <text:s text:c="2"/>prepper</text:p>
      <text:p text:style-name="P1">52314 <text:s text:c="2"/>prequel</text:p>
      <text:p text:style-name="P1">52315 <text:s text:c="2"/>preschen</text:p>
      <text:p text:style-name="P1">52316 <text:s text:c="2"/>presse</text:p>
      <text:p text:style-name="P1">52321 <text:s text:c="2"/>pressen</text:p>
      <text:p text:style-name="P1">52322 <text:s text:c="2"/>prestige</text:p>
      <text:p text:style-name="P1">52323 <text:s text:c="2"/>preview</text:p>
      <text:p text:style-name="P1">52324 <text:s text:c="2"/>prickeln</text:p>
      <text:p text:style-name="P1">52325 <text:s text:c="2"/>prima</text:p>
      <text:p text:style-name="P1">52326 <text:s text:c="2"/>prime</text:p>
      <text:p text:style-name="P1">52331 <text:s text:c="2"/>primel</text:p>
      <text:p text:style-name="P1">52332 <text:s text:c="2"/>primus</text:p>
      <text:p text:style-name="P1">52333 <text:s text:c="2"/>primzahl</text:p>
      <text:p text:style-name="P1">52334 <text:s text:c="2"/>printe</text:p>
      <text:p text:style-name="P1">52335 <text:s text:c="2"/>printer</text:p>
      <text:p text:style-name="P1">52336 <text:s text:c="2"/>prinz</text:p>
      <text:p text:style-name="P1">52341 <text:s text:c="2"/>prinzip</text:p>
      <text:p text:style-name="P1">52342 <text:s text:c="2"/>prise</text:p>
      <text:p text:style-name="P1">52343 <text:s text:c="2"/>prisma</text:p>
      <text:p text:style-name="P1">52344 <text:s text:c="2"/>pritsche</text:p>
      <text:p text:style-name="P1">52345 <text:s text:c="2"/>privat</text:p>
      <text:p text:style-name="P1">52346 <text:s text:c="2"/>privileg</text:p>
      <text:p text:style-name="P1">52351 <text:s text:c="2"/>proaktiv</text:p>
      <text:p text:style-name="P1">52352 <text:s text:c="2"/>probe</text:p>
      <text:p text:style-name="P1">52353 <text:s text:c="2"/>proben</text:p>
      <text:p text:style-name="P1">52354 <text:s text:c="2"/>problem</text:p>
      <text:p text:style-name="P1">52355 <text:s text:c="2"/>produkt</text:p>
      <text:p text:style-name="P1">52356 <text:s text:c="2"/>prof</text:p>
      <text:p text:style-name="P1">52361 <text:s text:c="2"/>profan</text:p>
      <text:p text:style-name="P1">52362 <text:s text:c="2"/>profi</text:p>
      <text:p text:style-name="P1">52363 <text:s text:c="2"/>profil</text:p>
      <text:p text:style-name="P1">52364 <text:s text:c="2"/>profit</text:p>
      <text:p text:style-name="P1">52365 <text:s text:c="2"/>prognose</text:p>
      <text:p text:style-name="P1">52366 <text:s text:c="2"/>programm</text:p>
      <text:p text:style-name="P1">52411 <text:s text:c="2"/>projekt</text:p>
      <text:p text:style-name="P1">52412 <text:s text:c="2"/>prokura</text:p>
      <text:p text:style-name="P1">52413 <text:s text:c="2"/>prolog</text:p>
      <text:p text:style-name="P1">52414 <text:s text:c="2"/>promi</text:p>
      <text:p text:style-name="P1">52415 <text:s text:c="2"/>promille</text:p>
      <text:p text:style-name="P1">52416 <text:s text:c="2"/>promoten</text:p>
      <text:p text:style-name="P1">52421 <text:s text:c="2"/>prompt</text:p>
      <text:p text:style-name="P1">52422 <text:s text:c="2"/>prosa</text:p>
      <text:p text:style-name="P1">52423 <text:s text:c="2"/>prosecco</text:p>
      <text:p text:style-name="P1">52424 <text:s text:c="2"/>prosit</text:p>
      <text:p text:style-name="P1">52425 <text:s text:c="2"/>prospekt</text:p>
      <text:p text:style-name="P1">52426 <text:s text:c="2"/>prosten</text:p>
      <text:p text:style-name="P1">52431 <text:s text:c="2"/>protein</text:p>
      <text:p text:style-name="P1">52432 <text:s text:c="2"/>protest</text:p>
      <text:p text:style-name="P1">52433 <text:s text:c="2"/>prothese</text:p>
      <text:p text:style-name="P1">52434 <text:s text:c="2"/>proton</text:p>
      <text:p text:style-name="P1">52435 <text:s text:c="2"/>prototyp</text:p>
      <text:p text:style-name="P1">52436 <text:s text:c="2"/>proviant</text:p>
      <text:p text:style-name="P1">52441 <text:s text:c="2"/>provider</text:p>
      <text:p text:style-name="P1">52442 <text:s text:c="2"/>provinz</text:p>
      <text:p text:style-name="P1">52443 <text:s text:c="2"/>prozedur</text:p>
      <text:p text:style-name="P1">52444 <text:s text:c="2"/>prozent</text:p>
      <text:p text:style-name="P1">52445 <text:s text:c="2"/>prozess</text:p>
      <text:p text:style-name="P1">52446 <text:s text:c="2"/>prusten</text:p>
      <text:p text:style-name="P1">52451 <text:s text:c="2"/>psyche</text:p>
      <text:p text:style-name="P1">52452 <text:s text:c="2"/>publik</text:p>
      <text:p text:style-name="P1">52453 <text:s text:c="2"/>publikum</text:p>
      <text:p text:style-name="P1">52454 <text:s text:c="2"/>puck</text:p>
      <text:p text:style-name="P1">52455 <text:s text:c="2"/>pudding</text:p>
      <text:p text:style-name="P1">52456 <text:s text:c="2"/>pudel</text:p>
      <text:p text:style-name="P1">52461 <text:s text:c="2"/>puder</text:p>
      <text:p text:style-name="P1">52462 <text:s text:c="2"/>pudern</text:p>
      <text:p text:style-name="P1">52463 <text:s text:c="2"/>puffer</text:p>
      <text:p text:style-name="P1">52464 <text:s text:c="2"/>puffern</text:p>
      <text:p text:style-name="P1">52465 <text:s text:c="2"/>puffmais</text:p>
      <text:p text:style-name="P1">52466 <text:s text:c="2"/>puffreis</text:p>
      <text:p text:style-name="P1">52511 <text:s text:c="2"/>pulen</text:p>
      <text:p text:style-name="P1">52512 <text:s text:c="2"/>pulle</text:p>
      <text:p text:style-name="P1">52513 <text:s text:c="2"/>pulli</text:p>
      <text:p text:style-name="P1">52514 <text:s text:c="2"/>pullover</text:p>
      <text:p text:style-name="P1">52515 <text:s text:c="2"/>puls</text:p>
      <text:p text:style-name="P1">52516 <text:s text:c="2"/>pult</text:p>
      <text:p text:style-name="P1">52521 <text:s text:c="2"/>pulver</text:p>
      <text:p text:style-name="P1">52522 <text:s text:c="2"/>puma</text:p>
      <text:p text:style-name="P1">52523 <text:s text:c="2"/>pump</text:p>
      <text:p text:style-name="P1">52524 <text:s text:c="2"/>pumpe</text:p>
      <text:p text:style-name="P1">52525 <text:s text:c="2"/>pumpen</text:p>
      <text:p text:style-name="P1">52526 <text:s text:c="2"/>pumps</text:p>
      <text:p text:style-name="P1">52531 <text:s text:c="2"/>punk</text:p>
      <text:p text:style-name="P1">52532 <text:s text:c="2"/>punkband</text:p>
      <text:p text:style-name="P1">52533 <text:s text:c="2"/>punker</text:p>
      <text:p text:style-name="P1">52534 <text:s text:c="2"/>punkrock</text:p>
      <text:p text:style-name="P1">52535 <text:s text:c="2"/>punkt</text:p>
      <text:p text:style-name="P1">52536 <text:s text:c="2"/>punsch</text:p>
      <text:p text:style-name="P1">52541 <text:s text:c="2"/>pupille</text:p>
      <text:p text:style-name="P1">52542 <text:s text:c="2"/>puppe</text:p>
      <text:p text:style-name="P1">52543 <text:s text:c="2"/>purpur</text:p>
      <text:p text:style-name="P1">52544 <text:s text:c="2"/>purzeln</text:p>
      <text:p text:style-name="P1">52545 <text:s text:c="2"/>puschel</text:p>
      <text:p text:style-name="P1">52546 <text:s text:c="2"/>puschen</text:p>
      <text:p text:style-name="P1">52551 <text:s text:c="2"/>puste</text:p>
      <text:p text:style-name="P1">52552 <text:s text:c="2"/>pustel</text:p>
      <text:p text:style-name="P1">52553 <text:s text:c="2"/>pusten</text:p>
      <text:p text:style-name="P1">52554 <text:s text:c="2"/>pute</text:p>
      <text:p text:style-name="P1">52555 <text:s text:c="2"/>putsch</text:p>
      <text:p text:style-name="P1">52556 <text:s text:c="2"/>putten</text:p>
      <text:p text:style-name="P1">52561 <text:s text:c="2"/>putter</text:p>
      <text:p text:style-name="P1">52562 <text:s text:c="2"/>putz</text:p>
      <text:p text:style-name="P1">52563 <text:s text:c="2"/>putzen</text:p>
      <text:p text:style-name="P1">52564 <text:s text:c="2"/>putzig</text:p>
      <text:p text:style-name="P1">52565 <text:s text:c="2"/>putztuch</text:p>
      <text:p text:style-name="P1">52566 <text:s text:c="2"/>puzzeln</text:p>
      <text:p text:style-name="P1">52611 <text:s text:c="2"/>puzzle</text:p>
      <text:p text:style-name="P1">52612 <text:s text:c="2"/>pyjama</text:p>
      <text:p text:style-name="P1">52613 <text:s text:c="2"/>pylone</text:p>
      <text:p text:style-name="P1">52614 <text:s text:c="2"/>pyramide</text:p>
      <text:p text:style-name="P1">52615 <text:s text:c="2"/>pyrolyse</text:p>
      <text:p text:style-name="P1">52616 <text:s text:c="2"/>python</text:p>
      <text:p text:style-name="P1">52621 <text:s text:c="2"/>quad</text:p>
      <text:p text:style-name="P1">52622 <text:s text:c="2"/>quader</text:p>
      <text:p text:style-name="P1">52623 <text:s text:c="2"/>quadrant</text:p>
      <text:p text:style-name="P1">52624 <text:s text:c="2"/>quadrat</text:p>
      <text:p text:style-name="P1">52625 <text:s text:c="2"/>quaken</text:p>
      <text:p text:style-name="P1">52626 <text:s text:c="2"/>qualle</text:p>
      <text:p text:style-name="P1">52631 <text:s text:c="2"/>qualm</text:p>
      <text:p text:style-name="P1">52632 <text:s text:c="2"/>qualmen</text:p>
      <text:p text:style-name="P1">52633 <text:s text:c="2"/>quantum</text:p>
      <text:p text:style-name="P1">52634 <text:s text:c="2"/>quark</text:p>
      <text:p text:style-name="P1">52635 <text:s text:c="2"/>quartal</text:p>
      <text:p text:style-name="P1">52636 <text:s text:c="2"/>quartett</text:p>
      <text:p text:style-name="P1">52641 <text:s text:c="2"/>quartier</text:p>
      <text:p text:style-name="P1">52642 <text:s text:c="2"/>quarz</text:p>
      <text:p text:style-name="P1">52643 <text:s text:c="2"/>quast</text:p>
      <text:p text:style-name="P1">52644 <text:s text:c="2"/>quatsch</text:p>
      <text:p text:style-name="P1">52645 <text:s text:c="2"/>quechua</text:p>
      <text:p text:style-name="P1">52646 <text:s text:c="2"/>queen</text:p>
      <text:p text:style-name="P1">52651 <text:s text:c="2"/>quelle</text:p>
      <text:p text:style-name="P1">52652 <text:s text:c="2"/>quellen</text:p>
      <text:p text:style-name="P1">52653 <text:s text:c="2"/>quengeln</text:p>
      <text:p text:style-name="P1">52654 <text:s text:c="2"/>quere</text:p>
      <text:p text:style-name="P1">52655 <text:s text:c="2"/>queren</text:p>
      <text:p text:style-name="P1">52656 <text:s text:c="2"/>querung</text:p>
      <text:p text:style-name="P1">52661 <text:s text:c="2"/>queue</text:p>
      <text:p text:style-name="P1">52662 <text:s text:c="2"/>quiche</text:p>
      <text:p text:style-name="P1">52663 <text:s text:c="2"/>quieken</text:p>
      <text:p text:style-name="P1">52664 <text:s text:c="2"/>quilt</text:p>
      <text:p text:style-name="P1">52665 <text:s text:c="2"/>quirl</text:p>
      <text:p text:style-name="P1">52666 <text:s text:c="2"/>quirlen</text:p>
      <text:p text:style-name="P1">53111 <text:s text:c="2"/>quirlig</text:p>
      <text:p text:style-name="P1">53112 <text:s text:c="2"/>quitte</text:p>
      <text:p text:style-name="P1">53113 <text:s text:c="2"/>quittung</text:p>
      <text:p text:style-name="P1">53114 <text:s text:c="2"/>quiz</text:p>
      <text:p text:style-name="P1">53115 <text:s text:c="2"/>quizshow</text:p>
      <text:p text:style-name="P1">53116 <text:s text:c="2"/>quote</text:p>
      <text:p text:style-name="P1">53121 <text:s text:c="2"/>quotient</text:p>
      <text:p text:style-name="P1">53122 <text:s text:c="2"/>rabatt</text:p>
      <text:p text:style-name="P1">53123 <text:s text:c="2"/>rabauke</text:p>
      <text:p text:style-name="P1">53124 <text:s text:c="2"/>rabe</text:p>
      <text:p text:style-name="P1">53125 <text:s text:c="2"/>rabiat</text:p>
      <text:p text:style-name="P1">53126 <text:s text:c="2"/>rache</text:p>
      <text:p text:style-name="P1"><text:soft-page-break/>53131 <text:s text:c="2"/>rachen</text:p>
      <text:p text:style-name="P1">53132 <text:s text:c="2"/>rack</text:p>
      <text:p text:style-name="P1">53133 <text:s text:c="2"/>racker</text:p>
      <text:p text:style-name="P1">53134 <text:s text:c="2"/>rackern</text:p>
      <text:p text:style-name="P1">53135 <text:s text:c="2"/>raclette</text:p>
      <text:p text:style-name="P1">53136 <text:s text:c="2"/>radar</text:p>
      <text:p text:style-name="P1">53141 <text:s text:c="2"/>radau</text:p>
      <text:p text:style-name="P1">53142 <text:s text:c="2"/>radeln</text:p>
      <text:p text:style-name="P1">53143 <text:s text:c="2"/>radfahrt</text:p>
      <text:p text:style-name="P1">53144 <text:s text:c="2"/>radhaus</text:p>
      <text:p text:style-name="P1">53145 <text:s text:c="2"/>radi</text:p>
      <text:p text:style-name="P1">53146 <text:s text:c="2"/>radial</text:p>
      <text:p text:style-name="P1">53151 <text:s text:c="2"/>radieren</text:p>
      <text:p text:style-name="P1">53152 <text:s text:c="2"/>radierer</text:p>
      <text:p text:style-name="P1">53153 <text:s text:c="2"/>radikal</text:p>
      <text:p text:style-name="P1">53154 <text:s text:c="2"/>radio</text:p>
      <text:p text:style-name="P1">53155 <text:s text:c="2"/>radium</text:p>
      <text:p text:style-name="P1">53156 <text:s text:c="2"/>radius</text:p>
      <text:p text:style-name="P1">53161 <text:s text:c="2"/>radkappe</text:p>
      <text:p text:style-name="P1">53162 <text:s text:c="2"/>radler</text:p>
      <text:p text:style-name="P1">53163 <text:s text:c="2"/>radnabe</text:p>
      <text:p text:style-name="P1">53164 <text:s text:c="2"/>radsport</text:p>
      <text:p text:style-name="P1">53165 <text:s text:c="2"/>radtour</text:p>
      <text:p text:style-name="P1">53166 <text:s text:c="2"/>radweg</text:p>
      <text:p text:style-name="P1">53211 <text:s text:c="2"/>raffen</text:p>
      <text:p text:style-name="P1">53212 <text:s text:c="2"/>rafting</text:p>
      <text:p text:style-name="P1">53213 <text:s text:c="2"/>rage</text:p>
      <text:p text:style-name="P1">53214 <text:s text:c="2"/>ragout</text:p>
      <text:p text:style-name="P1">53215 <text:s text:c="2"/>rahm</text:p>
      <text:p text:style-name="P1">53216 <text:s text:c="2"/>rahmen</text:p>
      <text:p text:style-name="P1">53221 <text:s text:c="2"/>rakete</text:p>
      <text:p text:style-name="P1">53222 <text:s text:c="2"/>raki</text:p>
      <text:p text:style-name="P1">53223 <text:s text:c="2"/>rallye</text:p>
      <text:p text:style-name="P1">53224 <text:s text:c="2"/>rammen</text:p>
      <text:p text:style-name="P1">53225 <text:s text:c="2"/>rampe</text:p>
      <text:p text:style-name="P1">53226 <text:s text:c="2"/>ramsch</text:p>
      <text:p text:style-name="P1">53231 <text:s text:c="2"/>rand</text:p>
      <text:p text:style-name="P1">53232 <text:s text:c="2"/>randale</text:p>
      <text:p text:style-name="P1">53233 <text:s text:c="2"/>randvoll</text:p>
      <text:p text:style-name="P1">53234 <text:s text:c="2"/>rang</text:p>
      <text:p text:style-name="P1">53235 <text:s text:c="2"/>rangeln</text:p>
      <text:p text:style-name="P1">53236 <text:s text:c="2"/>ranke</text:p>
      <text:p text:style-name="P1">53241 <text:s text:c="2"/>ranken</text:p>
      <text:p text:style-name="P1">53242 <text:s text:c="2"/>ranking</text:p>
      <text:p text:style-name="P1">53243 <text:s text:c="2"/>ranzen</text:p>
      <text:p text:style-name="P1">53244 <text:s text:c="2"/>ranzig</text:p>
      <text:p text:style-name="P1">53245 <text:s text:c="2"/>rapide</text:p>
      <text:p text:style-name="P1">53246 <text:s text:c="2"/>rappe</text:p>
      <text:p text:style-name="P1">53251 <text:s text:c="2"/>rappeln</text:p>
      <text:p text:style-name="P1">53252 <text:s text:c="2"/>rappen</text:p>
      <text:p text:style-name="P1">53253 <text:s text:c="2"/>rapper</text:p>
      <text:p text:style-name="P1">53254 <text:s text:c="2"/>raps</text:p>
      <text:p text:style-name="P1">53255 <text:s text:c="2"/>rapsfeld</text:p>
      <text:p text:style-name="P1">53256 <text:s text:c="2"/>rasant</text:p>
      <text:p text:style-name="P1">53261 <text:s text:c="2"/>rasch</text:p>
      <text:p text:style-name="P1">53262 <text:s text:c="2"/>rascheln</text:p>
      <text:p text:style-name="P1">53263 <text:s text:c="2"/>rasen</text:p>
      <text:p text:style-name="P1">53264 <text:s text:c="2"/>rasieren</text:p>
      <text:p text:style-name="P1">53265 <text:s text:c="2"/>rasierer</text:p>
      <text:p text:style-name="P1">53266 <text:s text:c="2"/>raspel</text:p>
      <text:p text:style-name="P1">53311 <text:s text:c="2"/>raspeln</text:p>
      <text:p text:style-name="P1">53312 <text:s text:c="2"/>rasse</text:p>
      <text:p text:style-name="P1">53313 <text:s text:c="2"/>rassel</text:p>
      <text:p text:style-name="P1">53314 <text:s text:c="2"/>rasseln</text:p>
      <text:p text:style-name="P1">53315 <text:s text:c="2"/>rast</text:p>
      <text:p text:style-name="P1">53316 <text:s text:c="2"/>rasten</text:p>
      <text:p text:style-name="P1">53321 <text:s text:c="2"/>raster</text:p>
      <text:p text:style-name="P1">53322 <text:s text:c="2"/>rasthof</text:p>
      <text:p text:style-name="P1">53323 <text:s text:c="2"/>rasur</text:p>
      <text:p text:style-name="P1">53324 <text:s text:c="2"/>raten</text:p>
      <text:p text:style-name="P1">53325 <text:s text:c="2"/>ratgeber</text:p>
      <text:p text:style-name="P1">53326 <text:s text:c="2"/>rathaus</text:p>
      <text:p text:style-name="P1">53331 <text:s text:c="2"/>rating</text:p>
      <text:p text:style-name="P1">53332 <text:s text:c="2"/>ration</text:p>
      <text:p text:style-name="P1">53333 <text:s text:c="2"/>rational</text:p>
      <text:p text:style-name="P1">53334 <text:s text:c="2"/>ratlos</text:p>
      <text:p text:style-name="P1">53335 <text:s text:c="2"/>ratsam</text:p>
      <text:p text:style-name="P1">53336 <text:s text:c="2"/>ratsche</text:p>
      <text:p text:style-name="P1">53341 <text:s text:c="2"/>rattern</text:p>
      <text:p text:style-name="P1">53342 <text:s text:c="2"/>ratzen</text:p>
      <text:p text:style-name="P1">53343 <text:s text:c="2"/>raub</text:p>
      <text:p text:style-name="P1">53344 <text:s text:c="2"/>rauben</text:p>
      <text:p text:style-name="P1">53345 <text:s text:c="2"/>raubtier</text:p>
      <text:p text:style-name="P1">53346 <text:s text:c="2"/>rauch</text:p>
      <text:p text:style-name="P1">53351 <text:s text:c="2"/>rauchen</text:p>
      <text:p text:style-name="P1">53352 <text:s text:c="2"/>raucher</text:p>
      <text:p text:style-name="P1">53353 <text:s text:c="2"/>rauchig</text:p>
      <text:p text:style-name="P1">53354 <text:s text:c="2"/>raufaser</text:p>
      <text:p text:style-name="P1">53355 <text:s text:c="2"/>raufen</text:p>
      <text:p text:style-name="P1">53356 <text:s text:c="2"/>rauke</text:p>
      <text:p text:style-name="P1">53361 <text:s text:c="2"/>raum</text:p>
      <text:p text:style-name="P1">53362 <text:s text:c="2"/>raunen</text:p>
      <text:p text:style-name="P1">53363 <text:s text:c="2"/>raunzen</text:p>
      <text:p text:style-name="P1">53364 <text:s text:c="2"/>raunzer</text:p>
      <text:p text:style-name="P1">53365 <text:s text:c="2"/>raupe</text:p>
      <text:p text:style-name="P1">53366 <text:s text:c="2"/>raureif</text:p>
      <text:p text:style-name="P1">53411 <text:s text:c="2"/>rausch</text:p>
      <text:p text:style-name="P1">53412 <text:s text:c="2"/>rauschen</text:p>
      <text:p text:style-name="P1">53413 <text:s text:c="2"/>raute</text:p>
      <text:p text:style-name="P1">53414 <text:s text:c="2"/>rave</text:p>
      <text:p text:style-name="P1">53415 <text:s text:c="2"/>raver</text:p>
      <text:p text:style-name="P1">53416 <text:s text:c="2"/>ravioli</text:p>
      <text:p text:style-name="P1">53421 <text:s text:c="2"/>razzia</text:p>
      <text:p text:style-name="P1">53422 <text:s text:c="2"/>reader</text:p>
      <text:p text:style-name="P1">53423 <text:s text:c="2"/>reaktion</text:p>
      <text:p text:style-name="P1">53424 <text:s text:c="2"/>reaktor</text:p>
      <text:p text:style-name="P1">53425 <text:s text:c="2"/>real</text:p>
      <text:p text:style-name="P1">53426 <text:s text:c="2"/>realist</text:p>
      <text:p text:style-name="P1">53431 <text:s text:c="2"/>rebe</text:p>
      <text:p text:style-name="P1">53432 <text:s text:c="2"/>rebell</text:p>
      <text:p text:style-name="P1">53433 <text:s text:c="2"/>rebhuhn</text:p>
      <text:p text:style-name="P1">53434 <text:s text:c="2"/>rebsorte</text:p>
      <text:p text:style-name="P1">53435 <text:s text:c="2"/>rebstock</text:p>
      <text:p text:style-name="P1">53436 <text:s text:c="2"/>receiver</text:p>
      <text:p text:style-name="P1">53441 <text:s text:c="2"/>rechnen</text:p>
      <text:p text:style-name="P1">53442 <text:s text:c="2"/>rechner</text:p>
      <text:p text:style-name="P1">53443 <text:s text:c="2"/>rechnung</text:p>
      <text:p text:style-name="P1">53444 <text:s text:c="2"/>recht</text:p>
      <text:p text:style-name="P1">53445 <text:s text:c="2"/>rechteck</text:p>
      <text:p text:style-name="P1">53446 <text:s text:c="2"/>reck</text:p>
      <text:p text:style-name="P1">53451 <text:s text:c="2"/>recyceln</text:p>
      <text:p text:style-name="P1">53452 <text:s text:c="2"/>rede</text:p>
      <text:p text:style-name="P1">53453 <text:s text:c="2"/>reden</text:p>
      <text:p text:style-name="P1">53454 <text:s text:c="2"/>rederei</text:p>
      <text:p text:style-name="P1">53455 <text:s text:c="2"/>redesign</text:p>
      <text:p text:style-name="P1">53456 <text:s text:c="2"/>redlich</text:p>
      <text:p text:style-name="P1">53461 <text:s text:c="2"/>redner</text:p>
      <text:p text:style-name="P1">53462 <text:s text:c="2"/>redselig</text:p>
      <text:p text:style-name="P1">53463 <text:s text:c="2"/>reederei</text:p>
      <text:p text:style-name="P1">53464 <text:s text:c="2"/>reetdach</text:p>
      <text:p text:style-name="P1">53465 <text:s text:c="2"/>referat</text:p>
      <text:p text:style-name="P1">53466 <text:s text:c="2"/>referent</text:p>
      <text:p text:style-name="P1">53511 <text:s text:c="2"/>referenz</text:p>
      <text:p text:style-name="P1">53512 <text:s text:c="2"/>reflex</text:p>
      <text:p text:style-name="P1">53513 <text:s text:c="2"/>reform</text:p>
      <text:p text:style-name="P1">53514 <text:s text:c="2"/>refrain</text:p>
      <text:p text:style-name="P1">53515 <text:s text:c="2"/>refugium</text:p>
      <text:p text:style-name="P1">53516 <text:s text:c="2"/>regal</text:p>
      <text:p text:style-name="P1">53521 <text:s text:c="2"/>regatta</text:p>
      <text:p text:style-name="P1">53522 <text:s text:c="2"/>regel</text:p>
      <text:p text:style-name="P1">53523 <text:s text:c="2"/>regelbar</text:p>
      <text:p text:style-name="P1">53524 <text:s text:c="2"/>regeln</text:p>
      <text:p text:style-name="P1">53525 <text:s text:c="2"/>regelung</text:p>
      <text:p text:style-name="P1">53526 <text:s text:c="2"/>regen</text:p>
      <text:p text:style-name="P1">53531 <text:s text:c="2"/>regie</text:p>
      <text:p text:style-name="P1">53532 <text:s text:c="2"/>regieren</text:p>
      <text:p text:style-name="P1">53533 <text:s text:c="2"/>regime</text:p>
      <text:p text:style-name="P1">53534 <text:s text:c="2"/>regiment</text:p>
      <text:p text:style-name="P1">53535 <text:s text:c="2"/>region</text:p>
      <text:p text:style-name="P1">53536 <text:s text:c="2"/>regional</text:p>
      <text:p text:style-name="P1">53541 <text:s text:c="2"/>register</text:p>
      <text:p text:style-name="P1">53542 <text:s text:c="2"/>regler</text:p>
      <text:p text:style-name="P1">53543 <text:s text:c="2"/>regnen</text:p>
      <text:p text:style-name="P1">53544 <text:s text:c="2"/>regress</text:p>
      <text:p text:style-name="P1">53545 <text:s text:c="2"/>regung</text:p>
      <text:p text:style-name="P1">53546 <text:s text:c="2"/>reha</text:p>
      <text:p text:style-name="P1">53551 <text:s text:c="2"/>rehbraun</text:p>
      <text:p text:style-name="P1">53552 <text:s text:c="2"/>rehkeule</text:p>
      <text:p text:style-name="P1">53553 <text:s text:c="2"/>rehkitz</text:p>
      <text:p text:style-name="P1">53554 <text:s text:c="2"/>reibach</text:p>
      <text:p text:style-name="P1">53555 <text:s text:c="2"/>reibe</text:p>
      <text:p text:style-name="P1">53556 <text:s text:c="2"/>reiben</text:p>
      <text:p text:style-name="P1">53561 <text:s text:c="2"/>reich</text:p>
      <text:p text:style-name="P1">53562 <text:s text:c="2"/>reichen</text:p>
      <text:p text:style-name="P1">53563 <text:s text:c="2"/>reichtum</text:p>
      <text:p text:style-name="P1">53564 <text:s text:c="2"/>reif</text:p>
      <text:p text:style-name="P1">53565 <text:s text:c="2"/>reife</text:p>
      <text:p text:style-name="P1">53566 <text:s text:c="2"/>reifen</text:p>
      <text:p text:style-name="P1">53611 <text:s text:c="2"/>reiflich</text:p>
      <text:p text:style-name="P1">53612 <text:s text:c="2"/>reifrock</text:p>
      <text:p text:style-name="P1">53613 <text:s text:c="2"/>reihe</text:p>
      <text:p text:style-name="P1">53614 <text:s text:c="2"/>reihen</text:p>
      <text:p text:style-name="P1">53615 <text:s text:c="2"/>reiher</text:p>
      <text:p text:style-name="P1">53616 <text:s text:c="2"/>reim</text:p>
      <text:p text:style-name="P1">53621 <text:s text:c="2"/>reimen</text:p>
      <text:p text:style-name="P1">53622 <text:s text:c="2"/>rein</text:p>
      <text:p text:style-name="P1">53623 <text:s text:c="2"/>reinfall</text:p>
      <text:p text:style-name="P1">53624 <text:s text:c="2"/>reinheit</text:p>
      <text:p text:style-name="P1">53625 <text:s text:c="2"/>reinigen</text:p>
      <text:p text:style-name="P1">53626 <text:s text:c="2"/>reiniger</text:p>
      <text:p text:style-name="P1">53631 <text:s text:c="2"/>reinlich</text:p>
      <text:p text:style-name="P1">53632 <text:s text:c="2"/>reinraum</text:p>
      <text:p text:style-name="P1">53633 <text:s text:c="2"/>reis</text:p>
      <text:p text:style-name="P1">53634 <text:s text:c="2"/>reise</text:p>
      <text:p text:style-name="P1">53635 <text:s text:c="2"/>reisebus</text:p>
      <text:p text:style-name="P1">53636 <text:s text:c="2"/>reisen</text:p>
      <text:p text:style-name="P1">53641 <text:s text:c="2"/>reisfeld</text:p>
      <text:p text:style-name="P1">53642 <text:s text:c="2"/>reisig</text:p>
      <text:p text:style-name="P1">53643 <text:s text:c="2"/>reiskorn</text:p>
      <text:p text:style-name="P1">53644 <text:s text:c="2"/>reiswein</text:p>
      <text:p text:style-name="P1">53645 <text:s text:c="2"/>reitbahn</text:p>
      <text:p text:style-name="P1">53646 <text:s text:c="2"/>reiten</text:p>
      <text:p text:style-name="P1">53651 <text:s text:c="2"/>reiter</text:p>
      <text:p text:style-name="P1">53652 <text:s text:c="2"/>reithose</text:p>
      <text:p text:style-name="P1">53653 <text:s text:c="2"/>reiz</text:p>
      <text:p text:style-name="P1">53654 <text:s text:c="2"/>reizbar</text:p>
      <text:p text:style-name="P1">53655 <text:s text:c="2"/>reizen</text:p>
      <text:p text:style-name="P1">53656 <text:s text:c="2"/>reizung</text:p>
      <text:p text:style-name="P1">53661 <text:s text:c="2"/>reizvoll</text:p>
      <text:p text:style-name="P1">53662 <text:s text:c="2"/>rekeln</text:p>
      <text:p text:style-name="P1">53663 <text:s text:c="2"/>reklame</text:p>
      <text:p text:style-name="P1">53664 <text:s text:c="2"/>rekord</text:p>
      <text:p text:style-name="P1">53665 <text:s text:c="2"/>rekorder</text:p>
      <text:p text:style-name="P1">53666 <text:s text:c="2"/>rektor</text:p>
      <text:p text:style-name="P1">54111 <text:s text:c="2"/>rekursiv</text:p>
      <text:p text:style-name="P1">54112 <text:s text:c="2"/>relais</text:p>
      <text:p text:style-name="P1">54113 <text:s text:c="2"/>relation</text:p>
      <text:p text:style-name="P1">54114 <text:s text:c="2"/>relativ</text:p>
      <text:p text:style-name="P1">54115 <text:s text:c="2"/>relaunch</text:p>
      <text:p text:style-name="P1">54116 <text:s text:c="2"/>relaxen</text:p>
      <text:p text:style-name="P1">54121 <text:s text:c="2"/>release</text:p>
      <text:p text:style-name="P1">54122 <text:s text:c="2"/>relevant</text:p>
      <text:p text:style-name="P1">54123 <text:s text:c="2"/>relevanz</text:p>
      <text:p text:style-name="P1">54124 <text:s text:c="2"/>relief</text:p>
      <text:p text:style-name="P1">54125 <text:s text:c="2"/>relikt</text:p>
      <text:p text:style-name="P1">54126 <text:s text:c="2"/>reling</text:p>
      <text:p text:style-name="P1">54131 <text:s text:c="2"/>reliquie</text:p>
      <text:p text:style-name="P1">54132 <text:s text:c="2"/>remake</text:p>
      <text:p text:style-name="P1">54133 <text:s text:c="2"/>remis</text:p>
      <text:p text:style-name="P1">54134 <text:s text:c="2"/>remix</text:p>
      <text:p text:style-name="P1">54135 <text:s text:c="2"/>rempeln</text:p>
      <text:p text:style-name="P1">54136 <text:s text:c="2"/>rendern</text:p>
      <text:p text:style-name="P1">54141 <text:s text:c="2"/>rendite</text:p>
      <text:p text:style-name="P1">54142 <text:s text:c="2"/>renitent</text:p>
      <text:p text:style-name="P1">54143 <text:s text:c="2"/>rennbahn</text:p>
      <text:p text:style-name="P1">54144 <text:s text:c="2"/>rennboot</text:p>
      <text:p text:style-name="P1">54145 <text:s text:c="2"/>rennen</text:p>
      <text:p text:style-name="P1">54146 <text:s text:c="2"/>rennrad</text:p>
      <text:p text:style-name="P1">54151 <text:s text:c="2"/>rentabel</text:p>
      <text:p text:style-name="P1">54152 <text:s text:c="2"/>rente</text:p>
      <text:p text:style-name="P1">54153 <text:s text:c="2"/>rentier</text:p>
      <text:p text:style-name="P1">54154 <text:s text:c="2"/>rentner</text:p>
      <text:p text:style-name="P1">54155 <text:s text:c="2"/>replika</text:p>
      <text:p text:style-name="P1">54156 <text:s text:c="2"/>report</text:p>
      <text:p text:style-name="P1">54161 <text:s text:c="2"/>reporter</text:p>
      <text:p text:style-name="P1">54162 <text:s text:c="2"/>reptil</text:p>
      <text:p text:style-name="P1">54163 <text:s text:c="2"/>republik</text:p>
      <text:p text:style-name="P1">54164 <text:s text:c="2"/>reservat</text:p>
      <text:p text:style-name="P1">54165 <text:s text:c="2"/>reserve</text:p>
      <text:p text:style-name="P1">54166 <text:s text:c="2"/>reset</text:p>
      <text:p text:style-name="P1">54211 <text:s text:c="2"/>residenz</text:p>
      <text:p text:style-name="P1">54212 <text:s text:c="2"/>resolut</text:p>
      <text:p text:style-name="P1">54213 <text:s text:c="2"/>resonanz</text:p>
      <text:p text:style-name="P1">54214 <text:s text:c="2"/>resort</text:p>
      <text:p text:style-name="P1">54215 <text:s text:c="2"/>respekt</text:p>
      <text:p text:style-name="P1">54216 <text:s text:c="2"/>ressort</text:p>
      <text:p text:style-name="P1">54221 <text:s text:c="2"/>rest</text:p>
      <text:p text:style-name="P1">54222 <text:s text:c="2"/>restlos</text:p>
      <text:p text:style-name="P1">54223 <text:s text:c="2"/>resultat</text:p>
      <text:p text:style-name="P1">54224 <text:s text:c="2"/>retina</text:p>
      <text:p text:style-name="P1">54225 <text:s text:c="2"/>retorte</text:p>
      <text:p text:style-name="P1">54226 <text:s text:c="2"/>retour</text:p>
      <text:p text:style-name="P1">54231 <text:s text:c="2"/>retro</text:p>
      <text:p text:style-name="P1">54232 <text:s text:c="2"/>retten</text:p>
      <text:p text:style-name="P1">54233 <text:s text:c="2"/>retter</text:p>
      <text:p text:style-name="P1">54234 <text:s text:c="2"/>rettich</text:p>
      <text:p text:style-name="P1">54235 <text:s text:c="2"/>rettung</text:p>
      <text:p text:style-name="P1">54236 <text:s text:c="2"/>retweet</text:p>
      <text:p text:style-name="P1">54241 <text:s text:c="2"/>reue</text:p>
      <text:p text:style-name="P1">54242 <text:s text:c="2"/>revanche</text:p>
      <text:p text:style-name="P1">54243 <text:s text:c="2"/>revers</text:p>
      <text:p text:style-name="P1">54244 <text:s text:c="2"/>revier</text:p>
      <text:p text:style-name="P1">54245 <text:s text:c="2"/>revision</text:p>
      <text:p text:style-name="P1">54246 <text:s text:c="2"/>revolte</text:p>
      <text:p text:style-name="P1">54251 <text:s text:c="2"/>revue</text:p>
      <text:p text:style-name="P1">54252 <text:s text:c="2"/>rezept</text:p>
      <text:p text:style-name="P1">54253 <text:s text:c="2"/>rezeptor</text:p>
      <text:p text:style-name="P1">54254 <text:s text:c="2"/>rezeptur</text:p>
      <text:p text:style-name="P1">54255 <text:s text:c="2"/>rhetorik</text:p>
      <text:p text:style-name="P1">54256 <text:s text:c="2"/>rheuma</text:p>
      <text:p text:style-name="P1">54261 <text:s text:c="2"/>rhythmus</text:p>
      <text:p text:style-name="P1">54262 <text:s text:c="2"/>richten</text:p>
      <text:p text:style-name="P1">54263 <text:s text:c="2"/>richter</text:p>
      <text:p text:style-name="P1">54264 <text:s text:c="2"/>richtig</text:p>
      <text:p text:style-name="P1">54265 <text:s text:c="2"/>richtung</text:p>
      <text:p text:style-name="P1">54266 <text:s text:c="2"/>ricotta</text:p>
      <text:p text:style-name="P1">54311 <text:s text:c="2"/>riechbar</text:p>
      <text:p text:style-name="P1">54312 <text:s text:c="2"/>riechen</text:p>
      <text:p text:style-name="P1">54313 <text:s text:c="2"/>riecher</text:p>
      <text:p text:style-name="P1">54314 <text:s text:c="2"/>riefe</text:p>
      <text:p text:style-name="P1">54315 <text:s text:c="2"/>riegel</text:p>
      <text:p text:style-name="P1">54316 <text:s text:c="2"/>riemen</text:p>
      <text:p text:style-name="P1">54321 <text:s text:c="2"/>riese</text:p>
      <text:p text:style-name="P1">54322 <text:s text:c="2"/>rieseln</text:p>
      <text:p text:style-name="P1">54323 <text:s text:c="2"/>riesig</text:p>
      <text:p text:style-name="P1">54324 <text:s text:c="2"/>riesling</text:p>
      <text:p text:style-name="P1">54325 <text:s text:c="2"/>riester</text:p>
      <text:p text:style-name="P1">54326 <text:s text:c="2"/>riff</text:p>
      <text:p text:style-name="P1">54331 <text:s text:c="2"/>rigoros</text:p>
      <text:p text:style-name="P1">54332 <text:s text:c="2"/>rikscha</text:p>
      <text:p text:style-name="P1">54333 <text:s text:c="2"/>rille</text:p>
      <text:p text:style-name="P1">54334 <text:s text:c="2"/>rind</text:p>
      <text:p text:style-name="P1">54335 <text:s text:c="2"/>rinde</text:p>
      <text:p text:style-name="P1">54336 <text:s text:c="2"/>ring</text:p>
      <text:p text:style-name="P1">54341 <text:s text:c="2"/>ringel</text:p>
      <text:p text:style-name="P1">54342 <text:s text:c="2"/>ringeln</text:p>
      <text:p text:style-name="P1">54343 <text:s text:c="2"/>ringen</text:p>
      <text:p text:style-name="P1">54344 <text:s text:c="2"/>ringer</text:p>
      <text:p text:style-name="P1">54345 <text:s text:c="2"/>rinne</text:p>
      <text:p text:style-name="P1">54346 <text:s text:c="2"/>rinnen</text:p>
      <text:p text:style-name="P1">54351 <text:s text:c="2"/>rinnsal</text:p>
      <text:p text:style-name="P1">54352 <text:s text:c="2"/>rippe</text:p>
      <text:p text:style-name="P1">54353 <text:s text:c="2"/>risiko</text:p>
      <text:p text:style-name="P1">54354 <text:s text:c="2"/>riskant</text:p>
      <text:p text:style-name="P1">54355 <text:s text:c="2"/>risotto</text:p>
      <text:p text:style-name="P1">54356 <text:s text:c="2"/>rispe</text:p>
      <text:p text:style-name="P1">54361 <text:s text:c="2"/>riss</text:p>
      <text:p text:style-name="P1">54362 <text:s text:c="2"/>rissig</text:p>
      <text:p text:style-name="P1">54363 <text:s text:c="2"/>ritalin</text:p>
      <text:p text:style-name="P1">54364 <text:s text:c="2"/>ritt</text:p>
      <text:p text:style-name="P1">54365 <text:s text:c="2"/>ritter</text:p>
      <text:p text:style-name="P1">54366 <text:s text:c="2"/>ritual</text:p>
      <text:p text:style-name="P1">54411 <text:s text:c="2"/>rivale</text:p>
      <text:p text:style-name="P1">54412 <text:s text:c="2"/>rizinus</text:p>
      <text:p text:style-name="P1">54413 <text:s text:c="2"/>roadmap</text:p>
      <text:p text:style-name="P1">54414 <text:s text:c="2"/>roamen</text:p>
      <text:p text:style-name="P1">54415 <text:s text:c="2"/>roaming</text:p>
      <text:p text:style-name="P1">54416 <text:s text:c="2"/>robbe</text:p>
      <text:p text:style-name="P1">54421 <text:s text:c="2"/>robben</text:p>
      <text:p text:style-name="P1">54422 <text:s text:c="2"/>roboter</text:p>
      <text:p text:style-name="P1">54423 <text:s text:c="2"/>robust</text:p>
      <text:p text:style-name="P1">54424 <text:s text:c="2"/>rochade</text:p>
      <text:p text:style-name="P1">54425 <text:s text:c="2"/>rochen</text:p>
      <text:p text:style-name="P1">54426 <text:s text:c="2"/>rock</text:p>
      <text:p text:style-name="P1">54431 <text:s text:c="2"/>rockband</text:p>
      <text:p text:style-name="P1">54432 <text:s text:c="2"/>rocker</text:p>
      <text:p text:style-name="P1">54433 <text:s text:c="2"/>rockstar</text:p>
      <text:p text:style-name="P1">54434 <text:s text:c="2"/>rodeln</text:p>
      <text:p text:style-name="P1">54435 <text:s text:c="2"/>roden</text:p>
      <text:p text:style-name="P1">54436 <text:s text:c="2"/>rodung</text:p>
      <text:p text:style-name="P1">54441 <text:s text:c="2"/>roggen</text:p>
      <text:p text:style-name="P1">54442 <text:s text:c="2"/>rohkost</text:p>
      <text:p text:style-name="P1">54443 <text:s text:c="2"/>rohling</text:p>
      <text:p text:style-name="P1">54444 <text:s text:c="2"/>rohr</text:p>
      <text:p text:style-name="P1">54445 <text:s text:c="2"/>rohrpost</text:p>
      <text:p text:style-name="P1">54446 <text:s text:c="2"/>rohstoff</text:p>
      <text:p text:style-name="P1">54451 <text:s text:c="2"/>rollator</text:p>
      <text:p text:style-name="P1">54452 <text:s text:c="2"/>rolle</text:p>
      <text:p text:style-name="P1">54453 <text:s text:c="2"/>rollen</text:p>
      <text:p text:style-name="P1">54454 <text:s text:c="2"/>roller</text:p>
      <text:p text:style-name="P1">54455 <text:s text:c="2"/>rollfeld</text:p>
      <text:p text:style-name="P1">54456 <text:s text:c="2"/>rolli</text:p>
      <text:p text:style-name="P1">54461 <text:s text:c="2"/>rollmops</text:p>
      <text:p text:style-name="P1">54462 <text:s text:c="2"/>rollo</text:p>
      <text:p text:style-name="P1">54463 <text:s text:c="2"/>roman</text:p>
      <text:p text:style-name="P1">54464 <text:s text:c="2"/>romanze</text:p>
      <text:p text:style-name="P1">54465 <text:s text:c="2"/>rommee</text:p>
      <text:p text:style-name="P1">54466 <text:s text:c="2"/>rondell</text:p>
      <text:p text:style-name="P1">54511 <text:s text:c="2"/>rooibos</text:p>
      <text:p text:style-name="P1">54512 <text:s text:c="2"/>rosa</text:p>
      <text:p text:style-name="P1">54513 <text:s text:c="2"/>rosarot</text:p>
      <text:p text:style-name="P1">54514 <text:s text:c="2"/>rose</text:p>
      <text:p text:style-name="P1">54515 <text:s text:c="2"/>rosig</text:p>
      <text:p text:style-name="P1">54516 <text:s text:c="2"/>rosine</text:p>
      <text:p text:style-name="P1">54521 <text:s text:c="2"/>rosmarin</text:p>
      <text:p text:style-name="P1">54522 <text:s text:c="2"/>ross</text:p>
      <text:p text:style-name="P1">54523 <text:s text:c="2"/>rosshaar</text:p>
      <text:p text:style-name="P1">54524 <text:s text:c="2"/>rost</text:p>
      <text:p text:style-name="P1">54525 <text:s text:c="2"/>rosten</text:p>
      <text:p text:style-name="P1">54526 <text:s text:c="2"/>rostfrei</text:p>
      <text:p text:style-name="P1">54531 <text:s text:c="2"/>rostig</text:p>
      <text:p text:style-name="P1">54532 <text:s text:c="2"/>rostrot</text:p>
      <text:p text:style-name="P1">54533 <text:s text:c="2"/>rotation</text:p>
      <text:p text:style-name="P1">54534 <text:s text:c="2"/>rotbraun</text:p>
      <text:p text:style-name="P1">54535 <text:s text:c="2"/>rotieren</text:p>
      <text:p text:style-name="P1">54536 <text:s text:c="2"/>rotkohl</text:p>
      <text:p text:style-name="P1">54541 <text:s text:c="2"/>rotlicht</text:p>
      <text:p text:style-name="P1">54542 <text:s text:c="2"/>rotor</text:p>
      <text:p text:style-name="P1">54543 <text:s text:c="2"/>rotphase</text:p>
      <text:p text:style-name="P1">54544 <text:s text:c="2"/>rotstift</text:p>
      <text:p text:style-name="P1">54545 <text:s text:c="2"/>rotwein</text:p>
      <text:p text:style-name="P1">54546 <text:s text:c="2"/>rotwild</text:p>
      <text:p text:style-name="P1">54551 <text:s text:c="2"/>rouge</text:p>
      <text:p text:style-name="P1">54552 <text:s text:c="2"/>roulade</text:p>
      <text:p text:style-name="P1">54553 <text:s text:c="2"/>roulett</text:p>
      <text:p text:style-name="P1">54554 <text:s text:c="2"/>roulette</text:p>
      <text:p text:style-name="P1">54555 <text:s text:c="2"/>route</text:p>
      <text:p text:style-name="P1">54556 <text:s text:c="2"/>router</text:p>
      <text:p text:style-name="P1">54561 <text:s text:c="2"/>routine</text:p>
      <text:p text:style-name="P1">54562 <text:s text:c="2"/>rowdy</text:p>
      <text:p text:style-name="P1">54563 <text:s text:c="2"/>royal</text:p>
      <text:p text:style-name="P1">54564 <text:s text:c="2"/>rubel</text:p>
      <text:p text:style-name="P1">54565 <text:s text:c="2"/>rubin</text:p>
      <text:p text:style-name="P1">54566 <text:s text:c="2"/>rubrik</text:p>
      <text:p text:style-name="P1">54611 <text:s text:c="2"/>ruck</text:p>
      <text:p text:style-name="P1">54612 <text:s text:c="2"/>ruckeln</text:p>
      <text:p text:style-name="P1">54613 <text:s text:c="2"/>rucksack</text:p>
      <text:p text:style-name="P1">54614 <text:s text:c="2"/>rucola</text:p>
      <text:p text:style-name="P1">54615 <text:s text:c="2"/>rudel</text:p>
      <text:p text:style-name="P1">54616 <text:s text:c="2"/>ruder</text:p>
      <text:p text:style-name="P1">54621 <text:s text:c="2"/>ruderer</text:p>
      <text:p text:style-name="P1">54622 <text:s text:c="2"/>rudern</text:p>
      <text:p text:style-name="P1"><text:soft-page-break/>54623 <text:s text:c="2"/>rufen</text:p>
      <text:p text:style-name="P1">54624 <text:s text:c="2"/>rufton</text:p>
      <text:p text:style-name="P1">54625 <text:s text:c="2"/>ruhe</text:p>
      <text:p text:style-name="P1">54626 <text:s text:c="2"/>ruhelos</text:p>
      <text:p text:style-name="P1">54631 <text:s text:c="2"/>ruhen</text:p>
      <text:p text:style-name="P1">54632 <text:s text:c="2"/>ruheort</text:p>
      <text:p text:style-name="P1">54633 <text:s text:c="2"/>ruheraum</text:p>
      <text:p text:style-name="P1">54634 <text:s text:c="2"/>ruhetag</text:p>
      <text:p text:style-name="P1">54635 <text:s text:c="2"/>ruhig</text:p>
      <text:p text:style-name="P1">54636 <text:s text:c="2"/>ruhm</text:p>
      <text:p text:style-name="P1">54641 <text:s text:c="2"/>ruhr</text:p>
      <text:p text:style-name="P1">54642 <text:s text:c="2"/>ruhrpott</text:p>
      <text:p text:style-name="P1">54643 <text:s text:c="2"/>ruin</text:p>
      <text:p text:style-name="P1">54644 <text:s text:c="2"/>ruine</text:p>
      <text:p text:style-name="P1">54645 <text:s text:c="2"/>rumaroma</text:p>
      <text:p text:style-name="P1">54646 <text:s text:c="2"/>rumba</text:p>
      <text:p text:style-name="P1">54651 <text:s text:c="2"/>rumeiern</text:p>
      <text:p text:style-name="P1">54652 <text:s text:c="2"/>rummel</text:p>
      <text:p text:style-name="P1">54653 <text:s text:c="2"/>rumoren</text:p>
      <text:p text:style-name="P1">54654 <text:s text:c="2"/>rumpf</text:p>
      <text:p text:style-name="P1">54655 <text:s text:c="2"/>rums</text:p>
      <text:p text:style-name="P1">54656 <text:s text:c="2"/>rumsen</text:p>
      <text:p text:style-name="P1">54661 <text:s text:c="2"/>rumtoben</text:p>
      <text:p text:style-name="P1">54662 <text:s text:c="2"/>rund</text:p>
      <text:p text:style-name="P1">54663 <text:s text:c="2"/>runde</text:p>
      <text:p text:style-name="P1">54664 <text:s text:c="2"/>runden</text:p>
      <text:p text:style-name="P1">54665 <text:s text:c="2"/>rundflug</text:p>
      <text:p text:style-name="P1">54666 <text:s text:c="2"/>rundfunk</text:p>
      <text:p text:style-name="P1">55111 <text:s text:c="2"/>rundgang</text:p>
      <text:p text:style-name="P1">55112 <text:s text:c="2"/>rundlauf</text:p>
      <text:p text:style-name="P1">55113 <text:s text:c="2"/>rundung</text:p>
      <text:p text:style-name="P1">55114 <text:s text:c="2"/>rundweg</text:p>
      <text:p text:style-name="P1">55115 <text:s text:c="2"/>runzeln</text:p>
      <text:p text:style-name="P1">55116 <text:s text:c="2"/>rupfen</text:p>
      <text:p text:style-name="P1">55121 <text:s text:c="2"/>rupie</text:p>
      <text:p text:style-name="P1">55122 <text:s text:c="2"/>ruppig</text:p>
      <text:p text:style-name="P1">55123 <text:s text:c="2"/>rushhour</text:p>
      <text:p text:style-name="P1">55124 <text:s text:c="2"/>rustikal</text:p>
      <text:p text:style-name="P1">55125 <text:s text:c="2"/>rute</text:p>
      <text:p text:style-name="P1">55126 <text:s text:c="2"/>rutsche</text:p>
      <text:p text:style-name="P1">55131 <text:s text:c="2"/>rutschen</text:p>
      <text:p text:style-name="P1">55132 <text:s text:c="2"/>rutschig</text:p>
      <text:p text:style-name="P1">55133 <text:s text:c="2"/>saal</text:p>
      <text:p text:style-name="P1">55134 <text:s text:c="2"/>saat</text:p>
      <text:p text:style-name="P1">55135 <text:s text:c="2"/>saatgut</text:p>
      <text:p text:style-name="P1">55136 <text:s text:c="2"/>saatkorn</text:p>
      <text:p text:style-name="P1">55141 <text:s text:c="2"/>saatzeit</text:p>
      <text:p text:style-name="P1">55142 <text:s text:c="2"/>sabbeln</text:p>
      <text:p text:style-name="P1">55143 <text:s text:c="2"/>sabbern</text:p>
      <text:p text:style-name="P1">55144 <text:s text:c="2"/>sabotage</text:p>
      <text:p text:style-name="P1">55145 <text:s text:c="2"/>sachbuch</text:p>
      <text:p text:style-name="P1">55146 <text:s text:c="2"/>sache</text:p>
      <text:p text:style-name="P1">55151 <text:s text:c="2"/>sachlage</text:p>
      <text:p text:style-name="P1">55152 <text:s text:c="2"/>sachlich</text:p>
      <text:p text:style-name="P1">55153 <text:s text:c="2"/>sachse</text:p>
      <text:p text:style-name="P1">55154 <text:s text:c="2"/>sachte</text:p>
      <text:p text:style-name="P1">55155 <text:s text:c="2"/>sack</text:p>
      <text:p text:style-name="P1">55156 <text:s text:c="2"/>safari</text:p>
      <text:p text:style-name="P1">55161 <text:s text:c="2"/>safe</text:p>
      <text:p text:style-name="P1">55162 <text:s text:c="2"/>safran</text:p>
      <text:p text:style-name="P1">55163 <text:s text:c="2"/>saft</text:p>
      <text:p text:style-name="P1">55164 <text:s text:c="2"/>saftig</text:p>
      <text:p text:style-name="P1">55165 <text:s text:c="2"/>sage</text:p>
      <text:p text:style-name="P1">55166 <text:s text:c="2"/>sagen</text:p>
      <text:p text:style-name="P1">55211 <text:s text:c="2"/>sahne</text:p>
      <text:p text:style-name="P1">55212 <text:s text:c="2"/>sahnig</text:p>
      <text:p text:style-name="P1">55213 <text:s text:c="2"/>saison</text:p>
      <text:p text:style-name="P1">55214 <text:s text:c="2"/>saisonal</text:p>
      <text:p text:style-name="P1">55215 <text:s text:c="2"/>saite</text:p>
      <text:p text:style-name="P1">55216 <text:s text:c="2"/>sake</text:p>
      <text:p text:style-name="P1">55221 <text:s text:c="2"/>sakko</text:p>
      <text:p text:style-name="P1">55222 <text:s text:c="2"/>salami</text:p>
      <text:p text:style-name="P1">55223 <text:s text:c="2"/>salat</text:p>
      <text:p text:style-name="P1">55224 <text:s text:c="2"/>salatbar</text:p>
      <text:p text:style-name="P1">55225 <text:s text:c="2"/>salbe</text:p>
      <text:p text:style-name="P1">55226 <text:s text:c="2"/>salbei</text:p>
      <text:p text:style-name="P1">55231 <text:s text:c="2"/>saldo</text:p>
      <text:p text:style-name="P1">55232 <text:s text:c="2"/>saline</text:p>
      <text:p text:style-name="P1">55233 <text:s text:c="2"/>salmiak</text:p>
      <text:p text:style-name="P1">55234 <text:s text:c="2"/>salon</text:p>
      <text:p text:style-name="P1">55235 <text:s text:c="2"/>saloon</text:p>
      <text:p text:style-name="P1">55236 <text:s text:c="2"/>salopp</text:p>
      <text:p text:style-name="P1">55241 <text:s text:c="2"/>salpeter</text:p>
      <text:p text:style-name="P1">55242 <text:s text:c="2"/>salsa</text:p>
      <text:p text:style-name="P1">55243 <text:s text:c="2"/>salto</text:p>
      <text:p text:style-name="P1">55244 <text:s text:c="2"/>salz</text:p>
      <text:p text:style-name="P1">55245 <text:s text:c="2"/>salzen</text:p>
      <text:p text:style-name="P1">55246 <text:s text:c="2"/>salzfrei</text:p>
      <text:p text:style-name="P1">55251 <text:s text:c="2"/>salzig</text:p>
      <text:p text:style-name="P1">55252 <text:s text:c="2"/>salzkorn</text:p>
      <text:p text:style-name="P1">55253 <text:s text:c="2"/>salzlake</text:p>
      <text:p text:style-name="P1">55254 <text:s text:c="2"/>samba</text:p>
      <text:p text:style-name="P1">55255 <text:s text:c="2"/>sambuca</text:p>
      <text:p text:style-name="P1">55256 <text:s text:c="2"/>sammeln</text:p>
      <text:p text:style-name="P1">55261 <text:s text:c="2"/>sammler</text:p>
      <text:p text:style-name="P1">55262 <text:s text:c="2"/>sammlung</text:p>
      <text:p text:style-name="P1">55263 <text:s text:c="2"/>sampler</text:p>
      <text:p text:style-name="P1">55264 <text:s text:c="2"/>samstag</text:p>
      <text:p text:style-name="P1">55265 <text:s text:c="2"/>samt</text:p>
      <text:p text:style-name="P1">55266 <text:s text:c="2"/>sand</text:p>
      <text:p text:style-name="P1">55311 <text:s text:c="2"/>sandale</text:p>
      <text:p text:style-name="P1">55312 <text:s text:c="2"/>sandbank</text:p>
      <text:p text:style-name="P1">55313 <text:s text:c="2"/>sandburg</text:p>
      <text:p text:style-name="P1">55314 <text:s text:c="2"/>sanddorn</text:p>
      <text:p text:style-name="P1">55315 <text:s text:c="2"/>sandig</text:p>
      <text:p text:style-name="P1">55316 <text:s text:c="2"/>sandkorn</text:p>
      <text:p text:style-name="P1">55321 <text:s text:c="2"/>sandsack</text:p>
      <text:p text:style-name="P1">55322 <text:s text:c="2"/>sanduhr</text:p>
      <text:p text:style-name="P1">55323 <text:s text:c="2"/>sandwich</text:p>
      <text:p text:style-name="P1">55324 <text:s text:c="2"/>sanft</text:p>
      <text:p text:style-name="P1">55325 <text:s text:c="2"/>sanftmut</text:p>
      <text:p text:style-name="P1">55326 <text:s text:c="2"/>sanieren</text:p>
      <text:p text:style-name="P1">55331 <text:s text:c="2"/>sanktion</text:p>
      <text:p text:style-name="P1">55332 <text:s text:c="2"/>saphir</text:p>
      <text:p text:style-name="P1">55333 <text:s text:c="2"/>sardelle</text:p>
      <text:p text:style-name="P1">55334 <text:s text:c="2"/>sardine</text:p>
      <text:p text:style-name="P1">55335 <text:s text:c="2"/>satellit</text:p>
      <text:p text:style-name="P1">55336 <text:s text:c="2"/>satin</text:p>
      <text:p text:style-name="P1">55341 <text:s text:c="2"/>satire</text:p>
      <text:p text:style-name="P1">55342 <text:s text:c="2"/>satt</text:p>
      <text:p text:style-name="P1">55343 <text:s text:c="2"/>sattel</text:p>
      <text:p text:style-name="P1">55344 <text:s text:c="2"/>satteln</text:p>
      <text:p text:style-name="P1">55345 <text:s text:c="2"/>satz</text:p>
      <text:p text:style-name="P1">55346 <text:s text:c="2"/>satzball</text:p>
      <text:p text:style-name="P1">55351 <text:s text:c="2"/>satzende</text:p>
      <text:p text:style-name="P1">55352 <text:s text:c="2"/>satzteil</text:p>
      <text:p text:style-name="P1">55353 <text:s text:c="2"/>satzung</text:p>
      <text:p text:style-name="P1">55354 <text:s text:c="2"/>sauber</text:p>
      <text:p text:style-name="P1">55355 <text:s text:c="2"/>sauce</text:p>
      <text:p text:style-name="P1">55356 <text:s text:c="2"/>sauciere</text:p>
      <text:p text:style-name="P1">55361 <text:s text:c="2"/>sauer</text:p>
      <text:p text:style-name="P1">55362 <text:s text:c="2"/>sauerei</text:p>
      <text:p text:style-name="P1">55363 <text:s text:c="2"/>saugen</text:p>
      <text:p text:style-name="P1">55364 <text:s text:c="2"/>sauger</text:p>
      <text:p text:style-name="P1">55365 <text:s text:c="2"/>saugnapf</text:p>
      <text:p text:style-name="P1">55366 <text:s text:c="2"/>saugrohr</text:p>
      <text:p text:style-name="P1">55411 <text:s text:c="2"/>saukalt</text:p>
      <text:p text:style-name="P1">55412 <text:s text:c="2"/>saum</text:p>
      <text:p text:style-name="P1">55413 <text:s text:c="2"/>sauna</text:p>
      <text:p text:style-name="P1">55414 <text:s text:c="2"/>saurier</text:p>
      <text:p text:style-name="P1">55415 <text:s text:c="2"/>sause</text:p>
      <text:p text:style-name="P1">55416 <text:s text:c="2"/>sausen</text:p>
      <text:p text:style-name="P1">55421 <text:s text:c="2"/>saustall</text:p>
      <text:p text:style-name="P1">55422 <text:s text:c="2"/>sauteuer</text:p>
      <text:p text:style-name="P1">55423 <text:s text:c="2"/>saxofon</text:p>
      <text:p text:style-name="P1">55424 <text:s text:c="2"/>saxophon</text:p>
      <text:p text:style-name="P1">55425 <text:s text:c="2"/>scan</text:p>
      <text:p text:style-name="P1">55426 <text:s text:c="2"/>scannen</text:p>
      <text:p text:style-name="P1">55431 <text:s text:c="2"/>scanner</text:p>
      <text:p text:style-name="P1">55432 <text:s text:c="2"/>scene</text:p>
      <text:p text:style-name="P1">55433 <text:s text:c="2"/>schabe</text:p>
      <text:p text:style-name="P1">55434 <text:s text:c="2"/>schaben</text:p>
      <text:p text:style-name="P1">55435 <text:s text:c="2"/>schaber</text:p>
      <text:p text:style-name="P1">55436 <text:s text:c="2"/>schach</text:p>
      <text:p text:style-name="P1">55441 <text:s text:c="2"/>schacht</text:p>
      <text:p text:style-name="P1">55442 <text:s text:c="2"/>schade</text:p>
      <text:p text:style-name="P1">55443 <text:s text:c="2"/>schaden</text:p>
      <text:p text:style-name="P1">55444 <text:s text:c="2"/>schadlos</text:p>
      <text:p text:style-name="P1">55445 <text:s text:c="2"/>schaf</text:p>
      <text:p text:style-name="P1">55446 <text:s text:c="2"/>schaffen</text:p>
      <text:p text:style-name="P1">55451 <text:s text:c="2"/>schaft</text:p>
      <text:p text:style-name="P1">55452 <text:s text:c="2"/>schakal</text:p>
      <text:p text:style-name="P1">55453 <text:s text:c="2"/>schal</text:p>
      <text:p text:style-name="P1">55454 <text:s text:c="2"/>schale</text:p>
      <text:p text:style-name="P1">55455 <text:s text:c="2"/>schalk</text:p>
      <text:p text:style-name="P1">55456 <text:s text:c="2"/>schall</text:p>
      <text:p text:style-name="P1">55461 <text:s text:c="2"/>schallen</text:p>
      <text:p text:style-name="P1">55462 <text:s text:c="2"/>schalten</text:p>
      <text:p text:style-name="P1">55463 <text:s text:c="2"/>schalter</text:p>
      <text:p text:style-name="P1">55464 <text:s text:c="2"/>schalung</text:p>
      <text:p text:style-name="P1">55465 <text:s text:c="2"/>schamlos</text:p>
      <text:p text:style-name="P1">55466 <text:s text:c="2"/>schamott</text:p>
      <text:p text:style-name="P1">55511 <text:s text:c="2"/>schampus</text:p>
      <text:p text:style-name="P1">55512 <text:s text:c="2"/>schanze</text:p>
      <text:p text:style-name="P1">55513 <text:s text:c="2"/>scharade</text:p>
      <text:p text:style-name="P1">55514 <text:s text:c="2"/>scharf</text:p>
      <text:p text:style-name="P1">55515 <text:s text:c="2"/>scharren</text:p>
      <text:p text:style-name="P1">55516 <text:s text:c="2"/>schatten</text:p>
      <text:p text:style-name="P1">55521 <text:s text:c="2"/>schattig</text:p>
      <text:p text:style-name="P1">55522 <text:s text:c="2"/>schatz</text:p>
      <text:p text:style-name="P1">55523 <text:s text:c="2"/>schauen</text:p>
      <text:p text:style-name="P1">55524 <text:s text:c="2"/>schauer</text:p>
      <text:p text:style-name="P1">55525 <text:s text:c="2"/>schaufel</text:p>
      <text:p text:style-name="P1">55526 <text:s text:c="2"/>schaukel</text:p>
      <text:p text:style-name="P1">55531 <text:s text:c="2"/>schaum</text:p>
      <text:p text:style-name="P1">55532 <text:s text:c="2"/>schaumig</text:p>
      <text:p text:style-name="P1">55533 <text:s text:c="2"/>schaurig</text:p>
      <text:p text:style-name="P1">55534 <text:s text:c="2"/>scheck</text:p>
      <text:p text:style-name="P1">55535 <text:s text:c="2"/>scheckig</text:p>
      <text:p text:style-name="P1">55536 <text:s text:c="2"/>scheibe</text:p>
      <text:p text:style-name="P1">55541 <text:s text:c="2"/>scheich</text:p>
      <text:p text:style-name="P1">55542 <text:s text:c="2"/>schein</text:p>
      <text:p text:style-name="P1">55543 <text:s text:c="2"/>scheinen</text:p>
      <text:p text:style-name="P1">55544 <text:s text:c="2"/>scheit</text:p>
      <text:p text:style-name="P1">55545 <text:s text:c="2"/>scheitel</text:p>
      <text:p text:style-name="P1">55546 <text:s text:c="2"/>schelle</text:p>
      <text:p text:style-name="P1">55551 <text:s text:c="2"/>schellen</text:p>
      <text:p text:style-name="P1">55552 <text:s text:c="2"/>schelm</text:p>
      <text:p text:style-name="P1">55553 <text:s text:c="2"/>schema</text:p>
      <text:p text:style-name="P1">55554 <text:s text:c="2"/>schemel</text:p>
      <text:p text:style-name="P1">55555 <text:s text:c="2"/>schenkel</text:p>
      <text:p text:style-name="P1">55556 <text:s text:c="2"/>schenken</text:p>
      <text:p text:style-name="P1">55561 <text:s text:c="2"/>scherbe</text:p>
      <text:p text:style-name="P1">55562 <text:s text:c="2"/>schere</text:p>
      <text:p text:style-name="P1">55563 <text:s text:c="2"/>scherz</text:p>
      <text:p text:style-name="P1">55564 <text:s text:c="2"/>scherzen</text:p>
      <text:p text:style-name="P1">55565 <text:s text:c="2"/>scheu</text:p>
      <text:p text:style-name="P1">55566 <text:s text:c="2"/>scheuern</text:p>
      <text:p text:style-name="P1">55611 <text:s text:c="2"/>scheune</text:p>
      <text:p text:style-name="P1">55612 <text:s text:c="2"/>schicht</text:p>
      <text:p text:style-name="P1">55613 <text:s text:c="2"/>schick</text:p>
      <text:p text:style-name="P1">55614 <text:s text:c="2"/>schicken</text:p>
      <text:p text:style-name="P1">55615 <text:s text:c="2"/>schieben</text:p>
      <text:p text:style-name="P1">55616 <text:s text:c="2"/>schieber</text:p>
      <text:p text:style-name="P1">55621 <text:s text:c="2"/>schief</text:p>
      <text:p text:style-name="P1">55622 <text:s text:c="2"/>schiefer</text:p>
      <text:p text:style-name="P1">55623 <text:s text:c="2"/>schiene</text:p>
      <text:p text:style-name="P1">55624 <text:s text:c="2"/>schiff</text:p>
      <text:p text:style-name="P1">55625 <text:s text:c="2"/>schild</text:p>
      <text:p text:style-name="P1">55626 <text:s text:c="2"/>schilf</text:p>
      <text:p text:style-name="P1">55631 <text:s text:c="2"/>schimmel</text:p>
      <text:p text:style-name="P1">55632 <text:s text:c="2"/>schimmer</text:p>
      <text:p text:style-name="P1">55633 <text:s text:c="2"/>schindel</text:p>
      <text:p text:style-name="P1">55634 <text:s text:c="2"/>schinken</text:p>
      <text:p text:style-name="P1">55635 <text:s text:c="2"/>schippe</text:p>
      <text:p text:style-name="P1">55636 <text:s text:c="2"/>schiri</text:p>
      <text:p text:style-name="P1">55641 <text:s text:c="2"/>schirm</text:p>
      <text:p text:style-name="P1">55642 <text:s text:c="2"/>schlaf</text:p>
      <text:p text:style-name="P1">55643 <text:s text:c="2"/>schlafen</text:p>
      <text:p text:style-name="P1">55644 <text:s text:c="2"/>schlag</text:p>
      <text:p text:style-name="P1">55645 <text:s text:c="2"/>schlager</text:p>
      <text:p text:style-name="P1">55646 <text:s text:c="2"/>schlamm</text:p>
      <text:p text:style-name="P1">55651 <text:s text:c="2"/>schlank</text:p>
      <text:p text:style-name="P1">55652 <text:s text:c="2"/>schlapp</text:p>
      <text:p text:style-name="P1">55653 <text:s text:c="2"/>schlau</text:p>
      <text:p text:style-name="P1">55654 <text:s text:c="2"/>schlauch</text:p>
      <text:p text:style-name="P1">55655 <text:s text:c="2"/>schlaufe</text:p>
      <text:p text:style-name="P1">55656 <text:s text:c="2"/>schleier</text:p>
      <text:p text:style-name="P1">55661 <text:s text:c="2"/>schleife</text:p>
      <text:p text:style-name="P1">55662 <text:s text:c="2"/>schleim</text:p>
      <text:p text:style-name="P1">55663 <text:s text:c="2"/>schleppe</text:p>
      <text:p text:style-name="P1">55664 <text:s text:c="2"/>schleuse</text:p>
      <text:p text:style-name="P1">55665 <text:s text:c="2"/>schlicht</text:p>
      <text:p text:style-name="P1">55666 <text:s text:c="2"/>schlick</text:p>
      <text:p text:style-name="P1">56111 <text:s text:c="2"/>schliff</text:p>
      <text:p text:style-name="P1">56112 <text:s text:c="2"/>schlimm</text:p>
      <text:p text:style-name="P1">56113 <text:s text:c="2"/>schlinge</text:p>
      <text:p text:style-name="P1">56114 <text:s text:c="2"/>schlips</text:p>
      <text:p text:style-name="P1">56115 <text:s text:c="2"/>schlitz</text:p>
      <text:p text:style-name="P1">56116 <text:s text:c="2"/>schloss</text:p>
      <text:p text:style-name="P1">56121 <text:s text:c="2"/>schlucht</text:p>
      <text:p text:style-name="P1">56122 <text:s text:c="2"/>schluck</text:p>
      <text:p text:style-name="P1">56123 <text:s text:c="2"/>schlumpf</text:p>
      <text:p text:style-name="P1">56124 <text:s text:c="2"/>schlund</text:p>
      <text:p text:style-name="P1">56125 <text:s text:c="2"/>schluss</text:p>
      <text:p text:style-name="P1">56126 <text:s text:c="2"/>schmal</text:p>
      <text:p text:style-name="P1">56131 <text:s text:c="2"/>schmalz</text:p>
      <text:p text:style-name="P1">56132 <text:s text:c="2"/>schmand</text:p>
      <text:p text:style-name="P1">56133 <text:s text:c="2"/>schmatz</text:p>
      <text:p text:style-name="P1">56134 <text:s text:c="2"/>schmaus</text:p>
      <text:p text:style-name="P1">56135 <text:s text:c="2"/>schmelz</text:p>
      <text:p text:style-name="P1">56136 <text:s text:c="2"/>schmerz</text:p>
      <text:p text:style-name="P1">56141 <text:s text:c="2"/>schmied</text:p>
      <text:p text:style-name="P1">56142 <text:s text:c="2"/>schmiede</text:p>
      <text:p text:style-name="P1">56143 <text:s text:c="2"/>schminke</text:p>
      <text:p text:style-name="P1">56144 <text:s text:c="2"/>schmu</text:p>
      <text:p text:style-name="P1">56145 <text:s text:c="2"/>schmuck</text:p>
      <text:p text:style-name="P1">56146 <text:s text:c="2"/>schmusen</text:p>
      <text:p text:style-name="P1">56151 <text:s text:c="2"/>schmutz</text:p>
      <text:p text:style-name="P1">56152 <text:s text:c="2"/>schnabel</text:p>
      <text:p text:style-name="P1">56153 <text:s text:c="2"/>schnack</text:p>
      <text:p text:style-name="P1">56154 <text:s text:c="2"/>schnake</text:p>
      <text:p text:style-name="P1">56155 <text:s text:c="2"/>schnalle</text:p>
      <text:p text:style-name="P1">56156 <text:s text:c="2"/>schnaps</text:p>
      <text:p text:style-name="P1">56161 <text:s text:c="2"/>schnecke</text:p>
      <text:p text:style-name="P1">56162 <text:s text:c="2"/>schnee</text:p>
      <text:p text:style-name="P1">56163 <text:s text:c="2"/>schneien</text:p>
      <text:p text:style-name="P1">56164 <text:s text:c="2"/>schneise</text:p>
      <text:p text:style-name="P1">56165 <text:s text:c="2"/>schnell</text:p>
      <text:p text:style-name="P1">56166 <text:s text:c="2"/>schnitt</text:p>
      <text:p text:style-name="P1">56211 <text:s text:c="2"/>schnitte</text:p>
      <text:p text:style-name="P1">56212 <text:s text:c="2"/>schnuppe</text:p>
      <text:p text:style-name="P1">56213 <text:s text:c="2"/>schnur</text:p>
      <text:p text:style-name="P1">56214 <text:s text:c="2"/>schnute</text:p>
      <text:p text:style-name="P1">56215 <text:s text:c="2"/>schock</text:p>
      <text:p text:style-name="P1">56216 <text:s text:c="2"/>schocken</text:p>
      <text:p text:style-name="P1">56221 <text:s text:c="2"/>schoko</text:p>
      <text:p text:style-name="P1">56222 <text:s text:c="2"/>scholle</text:p>
      <text:p text:style-name="P1">56223 <text:s text:c="2"/>schonen</text:p>
      <text:p text:style-name="P1">56224 <text:s text:c="2"/>schoner</text:p>
      <text:p text:style-name="P1">56225 <text:s text:c="2"/>schonung</text:p>
      <text:p text:style-name="P1">56226 <text:s text:c="2"/>schopf</text:p>
      <text:p text:style-name="P1">56231 <text:s text:c="2"/>schorle</text:p>
      <text:p text:style-name="P1">56232 <text:s text:c="2"/>schose</text:p>
      <text:p text:style-name="P1">56233 <text:s text:c="2"/>schote</text:p>
      <text:p text:style-name="P1">56234 <text:s text:c="2"/>schotter</text:p>
      <text:p text:style-name="P1">56235 <text:s text:c="2"/>schramme</text:p>
      <text:p text:style-name="P1">56236 <text:s text:c="2"/>schrank</text:p>
      <text:p text:style-name="P1">56241 <text:s text:c="2"/>schranke</text:p>
      <text:p text:style-name="P1">56242 <text:s text:c="2"/>schraube</text:p>
      <text:p text:style-name="P1">56243 <text:s text:c="2"/>schreck</text:p>
      <text:p text:style-name="P1">56244 <text:s text:c="2"/>schrei</text:p>
      <text:p text:style-name="P1">56245 <text:s text:c="2"/>schrift</text:p>
      <text:p text:style-name="P1">56246 <text:s text:c="2"/>schrill</text:p>
      <text:p text:style-name="P1">56251 <text:s text:c="2"/>schritt</text:p>
      <text:p text:style-name="P1">56252 <text:s text:c="2"/>schroff</text:p>
      <text:p text:style-name="P1">56253 <text:s text:c="2"/>schrot</text:p>
      <text:p text:style-name="P1">56254 <text:s text:c="2"/>schrott</text:p>
      <text:p text:style-name="P1">56255 <text:s text:c="2"/>schub</text:p>
      <text:p text:style-name="P1">56256 <text:s text:c="2"/>schubs</text:p>
      <text:p text:style-name="P1">56261 <text:s text:c="2"/>schubsen</text:p>
      <text:p text:style-name="P1">56262 <text:s text:c="2"/>schuften</text:p>
      <text:p text:style-name="P1">56263 <text:s text:c="2"/>schuh</text:p>
      <text:p text:style-name="P1">56264 <text:s text:c="2"/>schulbus</text:p>
      <text:p text:style-name="P1">56265 <text:s text:c="2"/>schule</text:p>
      <text:p text:style-name="P1">56266 <text:s text:c="2"/>schulen</text:p>
      <text:p text:style-name="P1">56311 <text:s text:c="2"/>schulhof</text:p>
      <text:p text:style-name="P1">56312 <text:s text:c="2"/>schulter</text:p>
      <text:p text:style-name="P1">56313 <text:s text:c="2"/>schulung</text:p>
      <text:p text:style-name="P1">56314 <text:s text:c="2"/>schulweg</text:p>
      <text:p text:style-name="P1">56315 <text:s text:c="2"/>schund</text:p>
      <text:p text:style-name="P1">56316 <text:s text:c="2"/>schuppe</text:p>
      <text:p text:style-name="P1">56321 <text:s text:c="2"/>schuppen</text:p>
      <text:p text:style-name="P1">56322 <text:s text:c="2"/>schuss</text:p>
      <text:p text:style-name="P1">56323 <text:s text:c="2"/>schuster</text:p>
      <text:p text:style-name="P1">56324 <text:s text:c="2"/>schutt</text:p>
      <text:p text:style-name="P1">56325 <text:s text:c="2"/>schutz</text:p>
      <text:p text:style-name="P1">56326 <text:s text:c="2"/>schwabe</text:p>
      <text:p text:style-name="P1">56331 <text:s text:c="2"/>schwach</text:p>
      <text:p text:style-name="P1">56332 <text:s text:c="2"/>schwager</text:p>
      <text:p text:style-name="P1">56333 <text:s text:c="2"/>schwalbe</text:p>
      <text:p text:style-name="P1">56334 <text:s text:c="2"/>schwamm</text:p>
      <text:p text:style-name="P1">56335 <text:s text:c="2"/>schwan</text:p>
      <text:p text:style-name="P1">56336 <text:s text:c="2"/>schwarm</text:p>
      <text:p text:style-name="P1">56341 <text:s text:c="2"/>schwarz</text:p>
      <text:p text:style-name="P1">56342 <text:s text:c="2"/>schweben</text:p>
      <text:p text:style-name="P1">56343 <text:s text:c="2"/>schwefel</text:p>
      <text:p text:style-name="P1">56344 <text:s text:c="2"/>schweif</text:p>
      <text:p text:style-name="P1">56345 <text:s text:c="2"/>schwelle</text:p>
      <text:p text:style-name="P1">56346 <text:s text:c="2"/>schwer</text:p>
      <text:p text:style-name="P1">56351 <text:s text:c="2"/>schwert</text:p>
      <text:p text:style-name="P1">56352 <text:s text:c="2"/>schwips</text:p>
      <text:p text:style-name="P1">56353 <text:s text:c="2"/>schwofen</text:p>
      <text:p text:style-name="P1">56354 <text:s text:c="2"/>schwund</text:p>
      <text:p text:style-name="P1">56355 <text:s text:c="2"/>schwung</text:p>
      <text:p text:style-name="P1">56356 <text:s text:c="2"/>schwur</text:p>
      <text:p text:style-name="P1">56361 <text:s text:c="2"/>scooter</text:p>
      <text:p text:style-name="P1">56362 <text:s text:c="2"/>score</text:p>
      <text:p text:style-name="P1">56363 <text:s text:c="2"/>scotch</text:p>
      <text:p text:style-name="P1">56364 <text:s text:c="2"/>scrollen</text:p>
      <text:p text:style-name="P1">56365 <text:s text:c="2"/>sechseck</text:p>
      <text:p text:style-name="P1">56366 <text:s text:c="2"/>sechstel</text:p>
      <text:p text:style-name="P1">56411 <text:s text:c="2"/>security</text:p>
      <text:p text:style-name="P1">56412 <text:s text:c="2"/>seebeben</text:p>
      <text:p text:style-name="P1">56413 <text:s text:c="2"/>seefahrt</text:p>
      <text:p text:style-name="P1">56414 <text:s text:c="2"/>seehund</text:p>
      <text:p text:style-name="P1">56415 <text:s text:c="2"/>seeigel</text:p>
      <text:p text:style-name="P1">56416 <text:s text:c="2"/>seekarte</text:p>
      <text:p text:style-name="P1">56421 <text:s text:c="2"/>seekrank</text:p>
      <text:p text:style-name="P1">56422 <text:s text:c="2"/>seelachs</text:p>
      <text:p text:style-name="P1">56423 <text:s text:c="2"/>seele</text:p>
      <text:p text:style-name="P1">56424 <text:s text:c="2"/>seemann</text:p>
      <text:p text:style-name="P1">56425 <text:s text:c="2"/>seemeile</text:p>
      <text:p text:style-name="P1">56426 <text:s text:c="2"/>seenot</text:p>
      <text:p text:style-name="P1">56431 <text:s text:c="2"/>seerose</text:p>
      <text:p text:style-name="P1">56432 <text:s text:c="2"/>seesack</text:p>
      <text:p text:style-name="P1">56433 <text:s text:c="2"/>seestern</text:p>
      <text:p text:style-name="P1">56434 <text:s text:c="2"/>segel</text:p>
      <text:p text:style-name="P1">56435 <text:s text:c="2"/>segeln</text:p>
      <text:p text:style-name="P1">56436 <text:s text:c="2"/>segler</text:p>
      <text:p text:style-name="P1">56441 <text:s text:c="2"/>segment</text:p>
      <text:p text:style-name="P1">56442 <text:s text:c="2"/>segway</text:p>
      <text:p text:style-name="P1">56443 <text:s text:c="2"/>sehen</text:p>
      <text:p text:style-name="P1">56444 <text:s text:c="2"/>sehhilfe</text:p>
      <text:p text:style-name="P1">56445 <text:s text:c="2"/>sehkraft</text:p>
      <text:p text:style-name="P1">56446 <text:s text:c="2"/>sehne</text:p>
      <text:p text:style-name="P1">56451 <text:s text:c="2"/>sehnen</text:p>
      <text:p text:style-name="P1">56452 <text:s text:c="2"/>sehtest</text:p>
      <text:p text:style-name="P1">56453 <text:s text:c="2"/>seicht</text:p>
      <text:p text:style-name="P1">56454 <text:s text:c="2"/>seide</text:p>
      <text:p text:style-name="P1">56455 <text:s text:c="2"/>seidig</text:p>
      <text:p text:style-name="P1">56456 <text:s text:c="2"/>seife</text:p>
      <text:p text:style-name="P1">56461 <text:s text:c="2"/>seifig</text:p>
      <text:p text:style-name="P1">56462 <text:s text:c="2"/>seil</text:p>
      <text:p text:style-name="P1">56463 <text:s text:c="2"/>seilbahn</text:p>
      <text:p text:style-name="P1">56464 <text:s text:c="2"/>seite</text:p>
      <text:p text:style-name="P1">56465 <text:s text:c="2"/>seitlich</text:p>
      <text:p text:style-name="P1">56466 <text:s text:c="2"/>sekret</text:p>
      <text:p text:style-name="P1">56511 <text:s text:c="2"/>sekt</text:p>
      <text:p text:style-name="P1">56512 <text:s text:c="2"/>sektglas</text:p>
      <text:p text:style-name="P1">56513 <text:s text:c="2"/>sektor</text:p>
      <text:p text:style-name="P1">56514 <text:s text:c="2"/>sekunde</text:p>
      <text:p text:style-name="P1"><text:soft-page-break/>56515 <text:s text:c="2"/>selektiv</text:p>
      <text:p text:style-name="P1">56516 <text:s text:c="2"/>selfie</text:p>
      <text:p text:style-name="P1">56521 <text:s text:c="2"/>sellerie</text:p>
      <text:p text:style-name="P1">56522 <text:s text:c="2"/>selten</text:p>
      <text:p text:style-name="P1">56523 <text:s text:c="2"/>seltsam</text:p>
      <text:p text:style-name="P1">56524 <text:s text:c="2"/>semester</text:p>
      <text:p text:style-name="P1">56525 <text:s text:c="2"/>seminar</text:p>
      <text:p text:style-name="P1">56526 <text:s text:c="2"/>semmel</text:p>
      <text:p text:style-name="P1">56531 <text:s text:c="2"/>senat</text:p>
      <text:p text:style-name="P1">56532 <text:s text:c="2"/>senator</text:p>
      <text:p text:style-name="P1">56533 <text:s text:c="2"/>senden</text:p>
      <text:p text:style-name="P1">56534 <text:s text:c="2"/>sender</text:p>
      <text:p text:style-name="P1">56535 <text:s text:c="2"/>sendung</text:p>
      <text:p text:style-name="P1">56536 <text:s text:c="2"/>senf</text:p>
      <text:p text:style-name="P1">56541 <text:s text:c="2"/>senfkorn</text:p>
      <text:p text:style-name="P1">56542 <text:s text:c="2"/>senior</text:p>
      <text:p text:style-name="P1">56543 <text:s text:c="2"/>senke</text:p>
      <text:p text:style-name="P1">56544 <text:s text:c="2"/>senkel</text:p>
      <text:p text:style-name="P1">56545 <text:s text:c="2"/>senken</text:p>
      <text:p text:style-name="P1">56546 <text:s text:c="2"/>sense</text:p>
      <text:p text:style-name="P1">56551 <text:s text:c="2"/>sensibel</text:p>
      <text:p text:style-name="P1">56552 <text:s text:c="2"/>sensor</text:p>
      <text:p text:style-name="P1">56553 <text:s text:c="2"/>separat</text:p>
      <text:p text:style-name="P1">56554 <text:s text:c="2"/>separee</text:p>
      <text:p text:style-name="P1">56555 <text:s text:c="2"/>sepia</text:p>
      <text:p text:style-name="P1">56556 <text:s text:c="2"/>sequel</text:p>
      <text:p text:style-name="P1">56561 <text:s text:c="2"/>sequenz</text:p>
      <text:p text:style-name="P1">56562 <text:s text:c="2"/>serie</text:p>
      <text:p text:style-name="P1">56563 <text:s text:c="2"/>seriell</text:p>
      <text:p text:style-name="P1">56564 <text:s text:c="2"/>serum</text:p>
      <text:p text:style-name="P1">56565 <text:s text:c="2"/>server</text:p>
      <text:p text:style-name="P1">56566 <text:s text:c="2"/>service</text:p>
      <text:p text:style-name="P1">56611 <text:s text:c="2"/>servus</text:p>
      <text:p text:style-name="P1">56612 <text:s text:c="2"/>sesam</text:p>
      <text:p text:style-name="P1">56613 <text:s text:c="2"/>sessel</text:p>
      <text:p text:style-name="P1">56614 <text:s text:c="2"/>session</text:p>
      <text:p text:style-name="P1">56615 <text:s text:c="2"/>setup</text:p>
      <text:p text:style-name="P1">56616 <text:s text:c="2"/>setzen</text:p>
      <text:p text:style-name="P1">56621 <text:s text:c="2"/>setzling</text:p>
      <text:p text:style-name="P1">56622 <text:s text:c="2"/>seuche</text:p>
      <text:p text:style-name="P1">56623 <text:s text:c="2"/>seufzen</text:p>
      <text:p text:style-name="P1">56624 <text:s text:c="2"/>seufzer</text:p>
      <text:p text:style-name="P1">56625 <text:s text:c="2"/>shaker</text:p>
      <text:p text:style-name="P1">56626 <text:s text:c="2"/>shampoo</text:p>
      <text:p text:style-name="P1">56631 <text:s text:c="2"/>shampoon</text:p>
      <text:p text:style-name="P1">56632 <text:s text:c="2"/>sheriff</text:p>
      <text:p text:style-name="P1">56633 <text:s text:c="2"/>sherpa</text:p>
      <text:p text:style-name="P1">56634 <text:s text:c="2"/>shift</text:p>
      <text:p text:style-name="P1">56635 <text:s text:c="2"/>shirt</text:p>
      <text:p text:style-name="P1">56636 <text:s text:c="2"/>shisha</text:p>
      <text:p text:style-name="P1">56641 <text:s text:c="2"/>shop</text:p>
      <text:p text:style-name="P1">56642 <text:s text:c="2"/>shopping</text:p>
      <text:p text:style-name="P1">56643 <text:s text:c="2"/>shorts</text:p>
      <text:p text:style-name="P1">56644 <text:s text:c="2"/>show</text:p>
      <text:p text:style-name="P1">56645 <text:s text:c="2"/>shrimp</text:p>
      <text:p text:style-name="P1">56646 <text:s text:c="2"/>sichel</text:p>
      <text:p text:style-name="P1">56651 <text:s text:c="2"/>sicher</text:p>
      <text:p text:style-name="P1">56652 <text:s text:c="2"/>sichern</text:p>
      <text:p text:style-name="P1">56653 <text:s text:c="2"/>sicht</text:p>
      <text:p text:style-name="P1">56654 <text:s text:c="2"/>sichtbar</text:p>
      <text:p text:style-name="P1">56655 <text:s text:c="2"/>sichten</text:p>
      <text:p text:style-name="P1">56656 <text:s text:c="2"/>sickern</text:p>
      <text:p text:style-name="P1">56661 <text:s text:c="2"/>sieb</text:p>
      <text:p text:style-name="P1">56662 <text:s text:c="2"/>sieben</text:p>
      <text:p text:style-name="P1">56663 <text:s text:c="2"/>siebtel</text:p>
      <text:p text:style-name="P1">56664 <text:s text:c="2"/>sieden</text:p>
      <text:p text:style-name="P1">56665 <text:s text:c="2"/>siedler</text:p>
      <text:p text:style-name="P1">56666 <text:s text:c="2"/>siedlung</text:p>
      <text:p text:style-name="P1">61111 <text:s text:c="2"/>sieg</text:p>
      <text:p text:style-name="P1">61112 <text:s text:c="2"/>siegel</text:p>
      <text:p text:style-name="P1">61113 <text:s text:c="2"/>siegen</text:p>
      <text:p text:style-name="P1">61114 <text:s text:c="2"/>sieger</text:p>
      <text:p text:style-name="P1">61115 <text:s text:c="2"/>siesta</text:p>
      <text:p text:style-name="P1">61116 <text:s text:c="2"/>siezen</text:p>
      <text:p text:style-name="P1">61121 <text:s text:c="2"/>signal</text:p>
      <text:p text:style-name="P1">61122 <text:s text:c="2"/>signatur</text:p>
      <text:p text:style-name="P1">61123 <text:s text:c="2"/>silbe</text:p>
      <text:p text:style-name="P1">61124 <text:s text:c="2"/>silber</text:p>
      <text:p text:style-name="P1">61125 <text:s text:c="2"/>silbern</text:p>
      <text:p text:style-name="P1">61126 <text:s text:c="2"/>silikon</text:p>
      <text:p text:style-name="P1">61131 <text:s text:c="2"/>silizium</text:p>
      <text:p text:style-name="P1">61132 <text:s text:c="2"/>silo</text:p>
      <text:p text:style-name="P1">61133 <text:s text:c="2"/>simpel</text:p>
      <text:p text:style-name="P1">61134 <text:s text:c="2"/>sims</text:p>
      <text:p text:style-name="P1">61135 <text:s text:c="2"/>simsen</text:p>
      <text:p text:style-name="P1">61136 <text:s text:c="2"/>simultan</text:p>
      <text:p text:style-name="P1">61141 <text:s text:c="2"/>sinfonie</text:p>
      <text:p text:style-name="P1">61142 <text:s text:c="2"/>singen</text:p>
      <text:p text:style-name="P1">61143 <text:s text:c="2"/>single</text:p>
      <text:p text:style-name="P1">61144 <text:s text:c="2"/>singular</text:p>
      <text:p text:style-name="P1">61145 <text:s text:c="2"/>sinken</text:p>
      <text:p text:style-name="P1">61146 <text:s text:c="2"/>sinn</text:p>
      <text:p text:style-name="P1">61151 <text:s text:c="2"/>sinnlos</text:p>
      <text:p text:style-name="P1">61152 <text:s text:c="2"/>sinnvoll</text:p>
      <text:p text:style-name="P1">61153 <text:s text:c="2"/>sinus</text:p>
      <text:p text:style-name="P1">61154 <text:s text:c="2"/>siphon</text:p>
      <text:p text:style-name="P1">61155 <text:s text:c="2"/>sippe</text:p>
      <text:p text:style-name="P1">61156 <text:s text:c="2"/>sirene</text:p>
      <text:p text:style-name="P1">61161 <text:s text:c="2"/>sirup</text:p>
      <text:p text:style-name="P1">61162 <text:s text:c="2"/>sitcom</text:p>
      <text:p text:style-name="P1">61163 <text:s text:c="2"/>sitte</text:p>
      <text:p text:style-name="P1">61164 <text:s text:c="2"/>sittich</text:p>
      <text:p text:style-name="P1">61165 <text:s text:c="2"/>sitz</text:p>
      <text:p text:style-name="P1">61166 <text:s text:c="2"/>sitzecke</text:p>
      <text:p text:style-name="P1">61211 <text:s text:c="2"/>sitzen</text:p>
      <text:p text:style-name="P1">61212 <text:s text:c="2"/>sitzung</text:p>
      <text:p text:style-name="P1">61213 <text:s text:c="2"/>sixpack</text:p>
      <text:p text:style-name="P1">61214 <text:s text:c="2"/>skala</text:p>
      <text:p text:style-name="P1">61215 <text:s text:c="2"/>skalpell</text:p>
      <text:p text:style-name="P1">61216 <text:s text:c="2"/>skandal</text:p>
      <text:p text:style-name="P1">61221 <text:s text:c="2"/>skat</text:p>
      <text:p text:style-name="P1">61222 <text:s text:c="2"/>skaten</text:p>
      <text:p text:style-name="P1">61223 <text:s text:c="2"/>skater</text:p>
      <text:p text:style-name="P1">61224 <text:s text:c="2"/>skelett</text:p>
      <text:p text:style-name="P1">61225 <text:s text:c="2"/>skepsis</text:p>
      <text:p text:style-name="P1">61226 <text:s text:c="2"/>sketch</text:p>
      <text:p text:style-name="P1">61231 <text:s text:c="2"/>skianzug</text:p>
      <text:p text:style-name="P1">61232 <text:s text:c="2"/>skihose</text:p>
      <text:p text:style-name="P1">61233 <text:s text:c="2"/>skilift</text:p>
      <text:p text:style-name="P1">61234 <text:s text:c="2"/>skill</text:p>
      <text:p text:style-name="P1">61235 <text:s text:c="2"/>skipass</text:p>
      <text:p text:style-name="P1">61236 <text:s text:c="2"/>skipiste</text:p>
      <text:p text:style-name="P1">61241 <text:s text:c="2"/>skipper</text:p>
      <text:p text:style-name="P1">61242 <text:s text:c="2"/>skischuh</text:p>
      <text:p text:style-name="P1">61243 <text:s text:c="2"/>skizze</text:p>
      <text:p text:style-name="P1">61244 <text:s text:c="2"/>skonto</text:p>
      <text:p text:style-name="P1">61245 <text:s text:c="2"/>skooter</text:p>
      <text:p text:style-name="P1">61246 <text:s text:c="2"/>skorpion</text:p>
      <text:p text:style-name="P1">61251 <text:s text:c="2"/>skript</text:p>
      <text:p text:style-name="P1">61252 <text:s text:c="2"/>skrupel</text:p>
      <text:p text:style-name="P1">61253 <text:s text:c="2"/>skulptur</text:p>
      <text:p text:style-name="P1">61254 <text:s text:c="2"/>skurril</text:p>
      <text:p text:style-name="P1">61255 <text:s text:c="2"/>skyline</text:p>
      <text:p text:style-name="P1">61256 <text:s text:c="2"/>skypen</text:p>
      <text:p text:style-name="P1">61261 <text:s text:c="2"/>slalom</text:p>
      <text:p text:style-name="P1">61262 <text:s text:c="2"/>slang</text:p>
      <text:p text:style-name="P1">61263 <text:s text:c="2"/>slip</text:p>
      <text:p text:style-name="P1">61264 <text:s text:c="2"/>slipper</text:p>
      <text:p text:style-name="P1">61265 <text:s text:c="2"/>slogan</text:p>
      <text:p text:style-name="P1">61266 <text:s text:c="2"/>smaragd</text:p>
      <text:p text:style-name="P1">61311 <text:s text:c="2"/>smart</text:p>
      <text:p text:style-name="P1">61312 <text:s text:c="2"/>smiley</text:p>
      <text:p text:style-name="P1">61313 <text:s text:c="2"/>smog</text:p>
      <text:p text:style-name="P1">61314 <text:s text:c="2"/>smoker</text:p>
      <text:p text:style-name="P1">61315 <text:s text:c="2"/>smoking</text:p>
      <text:p text:style-name="P1">61316 <text:s text:c="2"/>smoothie</text:p>
      <text:p text:style-name="P1">61321 <text:s text:c="2"/>snack</text:p>
      <text:p text:style-name="P1">61322 <text:s text:c="2"/>snacken</text:p>
      <text:p text:style-name="P1">61323 <text:s text:c="2"/>sneaker</text:p>
      <text:p text:style-name="P1">61324 <text:s text:c="2"/>snooker</text:p>
      <text:p text:style-name="P1">61325 <text:s text:c="2"/>soap</text:p>
      <text:p text:style-name="P1">61326 <text:s text:c="2"/>socke</text:p>
      <text:p text:style-name="P1">61331 <text:s text:c="2"/>sockel</text:p>
      <text:p text:style-name="P1">61332 <text:s text:c="2"/>soda</text:p>
      <text:p text:style-name="P1">61333 <text:s text:c="2"/>sofa</text:p>
      <text:p text:style-name="P1">61334 <text:s text:c="2"/>soft</text:p>
      <text:p text:style-name="P1">61335 <text:s text:c="2"/>softeis</text:p>
      <text:p text:style-name="P1">61336 <text:s text:c="2"/>software</text:p>
      <text:p text:style-name="P1">61341 <text:s text:c="2"/>sohle</text:p>
      <text:p text:style-name="P1">61342 <text:s text:c="2"/>sohn</text:p>
      <text:p text:style-name="P1">61343 <text:s text:c="2"/>soja</text:p>
      <text:p text:style-name="P1">61344 <text:s text:c="2"/>solarium</text:p>
      <text:p text:style-name="P1">61345 <text:s text:c="2"/>solei</text:p>
      <text:p text:style-name="P1">61346 <text:s text:c="2"/>solide</text:p>
      <text:p text:style-name="P1">61351 <text:s text:c="2"/>solist</text:p>
      <text:p text:style-name="P1">61352 <text:s text:c="2"/>soll</text:p>
      <text:p text:style-name="P1">61353 <text:s text:c="2"/>sollen</text:p>
      <text:p text:style-name="P1">61354 <text:s text:c="2"/>solo</text:p>
      <text:p text:style-name="P1">61355 <text:s text:c="2"/>sombrero</text:p>
      <text:p text:style-name="P1">61356 <text:s text:c="2"/>sommer</text:p>
      <text:p text:style-name="P1">61361 <text:s text:c="2"/>sonde</text:p>
      <text:p text:style-name="P1">61362 <text:s text:c="2"/>song</text:p>
      <text:p text:style-name="P1">61363 <text:s text:c="2"/>songtext</text:p>
      <text:p text:style-name="P1">61364 <text:s text:c="2"/>sonne</text:p>
      <text:p text:style-name="P1">61365 <text:s text:c="2"/>sonnen</text:p>
      <text:p text:style-name="P1">61366 <text:s text:c="2"/>sonnig</text:p>
      <text:p text:style-name="P1">61411 <text:s text:c="2"/>sonntag</text:p>
      <text:p text:style-name="P1">61412 <text:s text:c="2"/>sorbet</text:p>
      <text:p text:style-name="P1">61413 <text:s text:c="2"/>sorge</text:p>
      <text:p text:style-name="P1">61414 <text:s text:c="2"/>sorgen</text:p>
      <text:p text:style-name="P1">61415 <text:s text:c="2"/>sorglos</text:p>
      <text:p text:style-name="P1">61416 <text:s text:c="2"/>sorte</text:p>
      <text:p text:style-name="P1">61421 <text:s text:c="2"/>soufflee</text:p>
      <text:p text:style-name="P1">61422 <text:s text:c="2"/>soul</text:p>
      <text:p text:style-name="P1">61423 <text:s text:c="2"/>sound</text:p>
      <text:p text:style-name="P1">61424 <text:s text:c="2"/>souvenir</text:p>
      <text:p text:style-name="P1">61425 <text:s text:c="2"/>sozial</text:p>
      <text:p text:style-name="P1">61426 <text:s text:c="2"/>spachtel</text:p>
      <text:p text:style-name="P1">61431 <text:s text:c="2"/>spagat</text:p>
      <text:p text:style-name="P1">61432 <text:s text:c="2"/>spagetti</text:p>
      <text:p text:style-name="P1">61433 <text:s text:c="2"/>spalt</text:p>
      <text:p text:style-name="P1">61434 <text:s text:c="2"/>spaltaxt</text:p>
      <text:p text:style-name="P1">61435 <text:s text:c="2"/>spalten</text:p>
      <text:p text:style-name="P1">61436 <text:s text:c="2"/>spam</text:p>
      <text:p text:style-name="P1">61441 <text:s text:c="2"/>spammen</text:p>
      <text:p text:style-name="P1">61442 <text:s text:c="2"/>spange</text:p>
      <text:p text:style-name="P1">61443 <text:s text:c="2"/>sparen</text:p>
      <text:p text:style-name="P1">61444 <text:s text:c="2"/>spargel</text:p>
      <text:p text:style-name="P1">61445 <text:s text:c="2"/>sparsam</text:p>
      <text:p text:style-name="P1">61446 <text:s text:c="2"/>sparte</text:p>
      <text:p text:style-name="P1">61451 <text:s text:c="2"/>spatel</text:p>
      <text:p text:style-name="P1">61452 <text:s text:c="2"/>spaten</text:p>
      <text:p text:style-name="P1">61453 <text:s text:c="2"/>spatz</text:p>
      <text:p text:style-name="P1">61454 <text:s text:c="2"/>specht</text:p>
      <text:p text:style-name="P1">61455 <text:s text:c="2"/>speck</text:p>
      <text:p text:style-name="P1">61456 <text:s text:c="2"/>speed</text:p>
      <text:p text:style-name="P1">61461 <text:s text:c="2"/>speer</text:p>
      <text:p text:style-name="P1">61462 <text:s text:c="2"/>speiche</text:p>
      <text:p text:style-name="P1">61463 <text:s text:c="2"/>speise</text:p>
      <text:p text:style-name="P1">61464 <text:s text:c="2"/>speisen</text:p>
      <text:p text:style-name="P1">61465 <text:s text:c="2"/>spende</text:p>
      <text:p text:style-name="P1">61466 <text:s text:c="2"/>spenden</text:p>
      <text:p text:style-name="P1">61511 <text:s text:c="2"/>spender</text:p>
      <text:p text:style-name="P1">61512 <text:s text:c="2"/>sperre</text:p>
      <text:p text:style-name="P1">61513 <text:s text:c="2"/>sperren</text:p>
      <text:p text:style-name="P1">61514 <text:s text:c="2"/>sperrig</text:p>
      <text:p text:style-name="P1">61515 <text:s text:c="2"/>spesen</text:p>
      <text:p text:style-name="P1">61516 <text:s text:c="2"/>spezi</text:p>
      <text:p text:style-name="P1">61521 <text:s text:c="2"/>spezial</text:p>
      <text:p text:style-name="P1">61522 <text:s text:c="2"/>sphinx</text:p>
      <text:p text:style-name="P1">61523 <text:s text:c="2"/>spicken</text:p>
      <text:p text:style-name="P1">61524 <text:s text:c="2"/>spicker</text:p>
      <text:p text:style-name="P1">61525 <text:s text:c="2"/>spiegel</text:p>
      <text:p text:style-name="P1">61526 <text:s text:c="2"/>spiel</text:p>
      <text:p text:style-name="P1">61531 <text:s text:c="2"/>spielen</text:p>
      <text:p text:style-name="P1">61532 <text:s text:c="2"/>spieler</text:p>
      <text:p text:style-name="P1">61533 <text:s text:c="2"/>spike</text:p>
      <text:p text:style-name="P1">61534 <text:s text:c="2"/>spin</text:p>
      <text:p text:style-name="P1">61535 <text:s text:c="2"/>spinat</text:p>
      <text:p text:style-name="P1">61536 <text:s text:c="2"/>spind</text:p>
      <text:p text:style-name="P1">61541 <text:s text:c="2"/>spindel</text:p>
      <text:p text:style-name="P1">61542 <text:s text:c="2"/>spinne</text:p>
      <text:p text:style-name="P1">61543 <text:s text:c="2"/>spion</text:p>
      <text:p text:style-name="P1">61544 <text:s text:c="2"/>spirale</text:p>
      <text:p text:style-name="P1">61545 <text:s text:c="2"/>spitz</text:p>
      <text:p text:style-name="P1">61546 <text:s text:c="2"/>spitze</text:p>
      <text:p text:style-name="P1">61551 <text:s text:c="2"/>splint</text:p>
      <text:p text:style-name="P1">61552 <text:s text:c="2"/>splitt</text:p>
      <text:p text:style-name="P1">61553 <text:s text:c="2"/>spoiler</text:p>
      <text:p text:style-name="P1">61554 <text:s text:c="2"/>sponsor</text:p>
      <text:p text:style-name="P1">61555 <text:s text:c="2"/>spontan</text:p>
      <text:p text:style-name="P1">61556 <text:s text:c="2"/>sport</text:p>
      <text:p text:style-name="P1">61561 <text:s text:c="2"/>spot</text:p>
      <text:p text:style-name="P1">61562 <text:s text:c="2"/>sprache</text:p>
      <text:p text:style-name="P1">61563 <text:s text:c="2"/>spray</text:p>
      <text:p text:style-name="P1">61564 <text:s text:c="2"/>sprayen</text:p>
      <text:p text:style-name="P1">61565 <text:s text:c="2"/>sprayer</text:p>
      <text:p text:style-name="P1">61566 <text:s text:c="2"/>spreu</text:p>
      <text:p text:style-name="P1">61611 <text:s text:c="2"/>sprint</text:p>
      <text:p text:style-name="P1">61612 <text:s text:c="2"/>sprit</text:p>
      <text:p text:style-name="P1">61613 <text:s text:c="2"/>sprosse</text:p>
      <text:p text:style-name="P1">61614 <text:s text:c="2"/>spruch</text:p>
      <text:p text:style-name="P1">61615 <text:s text:c="2"/>sprudel</text:p>
      <text:p text:style-name="P1">61616 <text:s text:c="2"/>sprung</text:p>
      <text:p text:style-name="P1">61621 <text:s text:c="2"/>spucke</text:p>
      <text:p text:style-name="P1">61622 <text:s text:c="2"/>spucken</text:p>
      <text:p text:style-name="P1">61623 <text:s text:c="2"/>spuk</text:p>
      <text:p text:style-name="P1">61624 <text:s text:c="2"/>spuken</text:p>
      <text:p text:style-name="P1">61625 <text:s text:c="2"/>spule</text:p>
      <text:p text:style-name="P1">61626 <text:s text:c="2"/>spulen</text:p>
      <text:p text:style-name="P1">61631 <text:s text:c="2"/>spur</text:p>
      <text:p text:style-name="P1">61632 <text:s text:c="2"/>spurlos</text:p>
      <text:p text:style-name="P1">61633 <text:s text:c="2"/>sputen</text:p>
      <text:p text:style-name="P1">61634 <text:s text:c="2"/>squash</text:p>
      <text:p text:style-name="P1">61635 <text:s text:c="2"/>staat</text:p>
      <text:p text:style-name="P1">61636 <text:s text:c="2"/>stab</text:p>
      <text:p text:style-name="P1">61641 <text:s text:c="2"/>stabil</text:p>
      <text:p text:style-name="P1">61642 <text:s text:c="2"/>stachel</text:p>
      <text:p text:style-name="P1">61643 <text:s text:c="2"/>stadion</text:p>
      <text:p text:style-name="P1">61644 <text:s text:c="2"/>stadium</text:p>
      <text:p text:style-name="P1">61645 <text:s text:c="2"/>stadt</text:p>
      <text:p text:style-name="P1">61646 <text:s text:c="2"/>staffel</text:p>
      <text:p text:style-name="P1">61651 <text:s text:c="2"/>stahl</text:p>
      <text:p text:style-name="P1">61652 <text:s text:c="2"/>staksen</text:p>
      <text:p text:style-name="P1">61653 <text:s text:c="2"/>stall</text:p>
      <text:p text:style-name="P1">61654 <text:s text:c="2"/>stamm</text:p>
      <text:p text:style-name="P1">61655 <text:s text:c="2"/>stand</text:p>
      <text:p text:style-name="P1">61656 <text:s text:c="2"/>standby</text:p>
      <text:p text:style-name="P1">61661 <text:s text:c="2"/>stange</text:p>
      <text:p text:style-name="P1">61662 <text:s text:c="2"/>stanze</text:p>
      <text:p text:style-name="P1">61663 <text:s text:c="2"/>stanzen</text:p>
      <text:p text:style-name="P1">61664 <text:s text:c="2"/>stapel</text:p>
      <text:p text:style-name="P1">61665 <text:s text:c="2"/>stapeln</text:p>
      <text:p text:style-name="P1">61666 <text:s text:c="2"/>stapfen</text:p>
      <text:p text:style-name="P1">62111 <text:s text:c="2"/>stapler</text:p>
      <text:p text:style-name="P1">62112 <text:s text:c="2"/>star</text:p>
      <text:p text:style-name="P1">62113 <text:s text:c="2"/>stark</text:p>
      <text:p text:style-name="P1">62114 <text:s text:c="2"/>starr</text:p>
      <text:p text:style-name="P1">62115 <text:s text:c="2"/>starren</text:p>
      <text:p text:style-name="P1">62116 <text:s text:c="2"/>start</text:p>
      <text:p text:style-name="P1">62121 <text:s text:c="2"/>starten</text:p>
      <text:p text:style-name="P1">62122 <text:s text:c="2"/>starter</text:p>
      <text:p text:style-name="P1">62123 <text:s text:c="2"/>startup</text:p>
      <text:p text:style-name="P1">62124 <text:s text:c="2"/>statik</text:p>
      <text:p text:style-name="P1">62125 <text:s text:c="2"/>station</text:p>
      <text:p text:style-name="P1">62126 <text:s text:c="2"/>statist</text:p>
      <text:p text:style-name="P1">62131 <text:s text:c="2"/>stativ</text:p>
      <text:p text:style-name="P1">62132 <text:s text:c="2"/>statue</text:p>
      <text:p text:style-name="P1">62133 <text:s text:c="2"/>statur</text:p>
      <text:p text:style-name="P1">62134 <text:s text:c="2"/>status</text:p>
      <text:p text:style-name="P1">62135 <text:s text:c="2"/>stau</text:p>
      <text:p text:style-name="P1">62136 <text:s text:c="2"/>staub</text:p>
      <text:p text:style-name="P1">62141 <text:s text:c="2"/>staubig</text:p>
      <text:p text:style-name="P1">62142 <text:s text:c="2"/>staude</text:p>
      <text:p text:style-name="P1">62143 <text:s text:c="2"/>stauen</text:p>
      <text:p text:style-name="P1">62144 <text:s text:c="2"/>staunen</text:p>
      <text:p text:style-name="P1">62145 <text:s text:c="2"/>stausee</text:p>
      <text:p text:style-name="P1">62146 <text:s text:c="2"/>steak</text:p>
      <text:p text:style-name="P1">62151 <text:s text:c="2"/>stechen</text:p>
      <text:p text:style-name="P1">62152 <text:s text:c="2"/>stecker</text:p>
      <text:p text:style-name="P1">62153 <text:s text:c="2"/>steg</text:p>
      <text:p text:style-name="P1">62154 <text:s text:c="2"/>stehen</text:p>
      <text:p text:style-name="P1">62155 <text:s text:c="2"/>stehlen</text:p>
      <text:p text:style-name="P1">62156 <text:s text:c="2"/>steigen</text:p>
      <text:p text:style-name="P1">62161 <text:s text:c="2"/>steil</text:p>
      <text:p text:style-name="P1">62162 <text:s text:c="2"/>stein</text:p>
      <text:p text:style-name="P1">62163 <text:s text:c="2"/>steinig</text:p>
      <text:p text:style-name="P1">62164 <text:s text:c="2"/>stelle</text:p>
      <text:p text:style-name="P1">62165 <text:s text:c="2"/>stellen</text:p>
      <text:p text:style-name="P1">62166 <text:s text:c="2"/>stelze</text:p>
      <text:p text:style-name="P1">62211 <text:s text:c="2"/>stemmen</text:p>
      <text:p text:style-name="P1">62212 <text:s text:c="2"/>stempel</text:p>
      <text:p text:style-name="P1">62213 <text:s text:c="2"/>stengel</text:p>
      <text:p text:style-name="P1">62214 <text:s text:c="2"/>steno</text:p>
      <text:p text:style-name="P1">62215 <text:s text:c="2"/>stepper</text:p>
      <text:p text:style-name="P1">62216 <text:s text:c="2"/>stereo</text:p>
      <text:p text:style-name="P1">62221 <text:s text:c="2"/>steril</text:p>
      <text:p text:style-name="P1">62222 <text:s text:c="2"/>stern</text:p>
      <text:p text:style-name="P1">62223 <text:s text:c="2"/>stetig</text:p>
      <text:p text:style-name="P1">62224 <text:s text:c="2"/>steuer</text:p>
      <text:p text:style-name="P1">62225 <text:s text:c="2"/>steuern</text:p>
      <text:p text:style-name="P1">62226 <text:s text:c="2"/>stich</text:p>
      <text:p text:style-name="P1">62231 <text:s text:c="2"/>sticken</text:p>
      <text:p text:style-name="P1">62232 <text:s text:c="2"/>sticker</text:p>
      <text:p text:style-name="P1">62233 <text:s text:c="2"/>stiefel</text:p>
      <text:p text:style-name="P1">62234 <text:s text:c="2"/>stiel</text:p>
      <text:p text:style-name="P1">62235 <text:s text:c="2"/>stier</text:p>
      <text:p text:style-name="P1">62236 <text:s text:c="2"/>stift</text:p>
      <text:p text:style-name="P1">62241 <text:s text:c="2"/>stiften</text:p>
      <text:p text:style-name="P1">62242 <text:s text:c="2"/>stil</text:p>
      <text:p text:style-name="P1">62243 <text:s text:c="2"/>still</text:p>
      <text:p text:style-name="P1">62244 <text:s text:c="2"/>stille</text:p>
      <text:p text:style-name="P1">62245 <text:s text:c="2"/>stillen</text:p>
      <text:p text:style-name="P1">62246 <text:s text:c="2"/>stimme</text:p>
      <text:p text:style-name="P1">62251 <text:s text:c="2"/>stimmen</text:p>
      <text:p text:style-name="P1">62252 <text:s text:c="2"/>stimmig</text:p>
      <text:p text:style-name="P1">62253 <text:s text:c="2"/>stinkig</text:p>
      <text:p text:style-name="P1">62254 <text:s text:c="2"/>stippen</text:p>
      <text:p text:style-name="P1">62255 <text:s text:c="2"/>stirn</text:p>
      <text:p text:style-name="P1">62256 <text:s text:c="2"/>stock</text:p>
      <text:p text:style-name="P1">62261 <text:s text:c="2"/>stocken</text:p>
      <text:p text:style-name="P1">62262 <text:s text:c="2"/>stoff</text:p>
      <text:p text:style-name="P1">62263 <text:s text:c="2"/>stoisch</text:p>
      <text:p text:style-name="P1">62264 <text:s text:c="2"/>stollen</text:p>
      <text:p text:style-name="P1">62265 <text:s text:c="2"/>stolz</text:p>
      <text:p text:style-name="P1">62266 <text:s text:c="2"/>stopfen</text:p>
      <text:p text:style-name="P1">62311 <text:s text:c="2"/>stopp</text:p>
      <text:p text:style-name="P1">62312 <text:s text:c="2"/>stoppel</text:p>
      <text:p text:style-name="P1">62313 <text:s text:c="2"/>stoppen</text:p>
      <text:p text:style-name="P1">62314 <text:s text:c="2"/>stopper</text:p>
      <text:p text:style-name="P1">62315 <text:s text:c="2"/>storch</text:p>
      <text:p text:style-name="P1">62316 <text:s text:c="2"/>store</text:p>
      <text:p text:style-name="P1">62321 <text:s text:c="2"/>storno</text:p>
      <text:p text:style-name="P1">62322 <text:s text:c="2"/>story</text:p>
      <text:p text:style-name="P1">62323 <text:s text:c="2"/>straff</text:p>
      <text:p text:style-name="P1">62324 <text:s text:c="2"/>strahl</text:p>
      <text:p text:style-name="P1">62325 <text:s text:c="2"/>stramm</text:p>
      <text:p text:style-name="P1">62326 <text:s text:c="2"/>strand</text:p>
      <text:p text:style-name="P1">62331 <text:s text:c="2"/>strang</text:p>
      <text:p text:style-name="P1">62332 <text:s text:c="2"/>strauch</text:p>
      <text:p text:style-name="P1">62333 <text:s text:c="2"/>stream</text:p>
      <text:p text:style-name="P1">62334 <text:s text:c="2"/>strebe</text:p>
      <text:p text:style-name="P1">62335 <text:s text:c="2"/>streben</text:p>
      <text:p text:style-name="P1">62336 <text:s text:c="2"/>strecke</text:p>
      <text:p text:style-name="P1">62341 <text:s text:c="2"/>streich</text:p>
      <text:p text:style-name="P1">62342 <text:s text:c="2"/>streife</text:p>
      <text:p text:style-name="P1">62343 <text:s text:c="2"/>streik</text:p>
      <text:p text:style-name="P1">62344 <text:s text:c="2"/>streit</text:p>
      <text:p text:style-name="P1">62345 <text:s text:c="2"/>streng</text:p>
      <text:p text:style-name="P1">62346 <text:s text:c="2"/>stretch</text:p>
      <text:p text:style-name="P1">62351 <text:s text:c="2"/>streu</text:p>
      <text:p text:style-name="P1">62352 <text:s text:c="2"/>streuen</text:p>
      <text:p text:style-name="P1">62353 <text:s text:c="2"/>streuer</text:p>
      <text:p text:style-name="P1">62354 <text:s text:c="2"/>strich</text:p>
      <text:p text:style-name="P1">62355 <text:s text:c="2"/>strick</text:p>
      <text:p text:style-name="P1">62356 <text:s text:c="2"/>strikt</text:p>
      <text:p text:style-name="P1">62361 <text:s text:c="2"/>strippe</text:p>
      <text:p text:style-name="P1">62362 <text:s text:c="2"/>stroh</text:p>
      <text:p text:style-name="P1">62363 <text:s text:c="2"/>strolch</text:p>
      <text:p text:style-name="P1">62364 <text:s text:c="2"/>strom</text:p>
      <text:p text:style-name="P1">62365 <text:s text:c="2"/>strophe</text:p>
      <text:p text:style-name="P1">62366 <text:s text:c="2"/>strudel</text:p>
      <text:p text:style-name="P1"><text:soft-page-break/>62411 <text:s text:c="2"/>strumpf</text:p>
      <text:p text:style-name="P1">62412 <text:s text:c="2"/>strunk</text:p>
      <text:p text:style-name="P1">62413 <text:s text:c="2"/>stube</text:p>
      <text:p text:style-name="P1">62414 <text:s text:c="2"/>stuck</text:p>
      <text:p text:style-name="P1">62415 <text:s text:c="2"/>student</text:p>
      <text:p text:style-name="P1">62416 <text:s text:c="2"/>studie</text:p>
      <text:p text:style-name="P1">62421 <text:s text:c="2"/>studio</text:p>
      <text:p text:style-name="P1">62422 <text:s text:c="2"/>studium</text:p>
      <text:p text:style-name="P1">62423 <text:s text:c="2"/>stufe</text:p>
      <text:p text:style-name="P1">62424 <text:s text:c="2"/>stuhl</text:p>
      <text:p text:style-name="P1">62425 <text:s text:c="2"/>stulle</text:p>
      <text:p text:style-name="P1">62426 <text:s text:c="2"/>stulpe</text:p>
      <text:p text:style-name="P1">62431 <text:s text:c="2"/>stumm</text:p>
      <text:p text:style-name="P1">62432 <text:s text:c="2"/>stummel</text:p>
      <text:p text:style-name="P1">62433 <text:s text:c="2"/>stumpf</text:p>
      <text:p text:style-name="P1">62434 <text:s text:c="2"/>stunde</text:p>
      <text:p text:style-name="P1">62435 <text:s text:c="2"/>stunt</text:p>
      <text:p text:style-name="P1">62436 <text:s text:c="2"/>stups</text:p>
      <text:p text:style-name="P1">62441 <text:s text:c="2"/>stupsen</text:p>
      <text:p text:style-name="P1">62442 <text:s text:c="2"/>stur</text:p>
      <text:p text:style-name="P1">62443 <text:s text:c="2"/>sturm</text:p>
      <text:p text:style-name="P1">62444 <text:s text:c="2"/>sturz</text:p>
      <text:p text:style-name="P1">62445 <text:s text:c="2"/>stute</text:p>
      <text:p text:style-name="P1">62446 <text:s text:c="2"/>stutzen</text:p>
      <text:p text:style-name="P1">62451 <text:s text:c="2"/>stutzig</text:p>
      <text:p text:style-name="P1">62452 <text:s text:c="2"/>style</text:p>
      <text:p text:style-name="P1">62453 <text:s text:c="2"/>styling</text:p>
      <text:p text:style-name="P1">62454 <text:s text:c="2"/>stylish</text:p>
      <text:p text:style-name="P1">62455 <text:s text:c="2"/>stylist</text:p>
      <text:p text:style-name="P1">62456 <text:s text:c="2"/>subjekt</text:p>
      <text:p text:style-name="P1">62461 <text:s text:c="2"/>subtil</text:p>
      <text:p text:style-name="P1">62462 <text:s text:c="2"/>suche</text:p>
      <text:p text:style-name="P1">62463 <text:s text:c="2"/>suchen</text:p>
      <text:p text:style-name="P1">62464 <text:s text:c="2"/>sudoku</text:p>
      <text:p text:style-name="P1">62465 <text:s text:c="2"/>suffix</text:p>
      <text:p text:style-name="P1">62466 <text:s text:c="2"/>suite</text:p>
      <text:p text:style-name="P1">62511 <text:s text:c="2"/>sultan</text:p>
      <text:p text:style-name="P1">62512 <text:s text:c="2"/>summe</text:p>
      <text:p text:style-name="P1">62513 <text:s text:c="2"/>summen</text:p>
      <text:p text:style-name="P1">62514 <text:s text:c="2"/>summer</text:p>
      <text:p text:style-name="P1">62515 <text:s text:c="2"/>sumo</text:p>
      <text:p text:style-name="P1">62516 <text:s text:c="2"/>sumpf</text:p>
      <text:p text:style-name="P1">62521 <text:s text:c="2"/>sumpfig</text:p>
      <text:p text:style-name="P1">62522 <text:s text:c="2"/>super</text:p>
      <text:p text:style-name="P1">62523 <text:s text:c="2"/>superb</text:p>
      <text:p text:style-name="P1">62524 <text:s text:c="2"/>suppe</text:p>
      <text:p text:style-name="P1">62525 <text:s text:c="2"/>support</text:p>
      <text:p text:style-name="P1">62526 <text:s text:c="2"/>surfen</text:p>
      <text:p text:style-name="P1">62531 <text:s text:c="2"/>surfer</text:p>
      <text:p text:style-name="P1">62532 <text:s text:c="2"/>surreal</text:p>
      <text:p text:style-name="P1">62533 <text:s text:c="2"/>surren</text:p>
      <text:p text:style-name="P1">62534 <text:s text:c="2"/>sushi</text:p>
      <text:p text:style-name="P1">62535 <text:s text:c="2"/>suspekt</text:p>
      <text:p text:style-name="P1">62536 <text:s text:c="2"/>sweater</text:p>
      <text:p text:style-name="P1">62541 <text:s text:c="2"/>swing</text:p>
      <text:p text:style-name="P1">62542 <text:s text:c="2"/>switch</text:p>
      <text:p text:style-name="P1">62543 <text:s text:c="2"/>symbol</text:p>
      <text:p text:style-name="P1">62544 <text:s text:c="2"/>symptom</text:p>
      <text:p text:style-name="P1">62545 <text:s text:c="2"/>synapse</text:p>
      <text:p text:style-name="P1">62546 <text:s text:c="2"/>synonym</text:p>
      <text:p text:style-name="P1">62551 <text:s text:c="2"/>syntax</text:p>
      <text:p text:style-name="P1">62552 <text:s text:c="2"/>system</text:p>
      <text:p text:style-name="P1">62553 <text:s text:c="2"/>szene</text:p>
      <text:p text:style-name="P1">62554 <text:s text:c="2"/>tabak</text:p>
      <text:p text:style-name="P1">62555 <text:s text:c="2"/>tabasco</text:p>
      <text:p text:style-name="P1">62556 <text:s text:c="2"/>tabelle</text:p>
      <text:p text:style-name="P1">62561 <text:s text:c="2"/>tablet</text:p>
      <text:p text:style-name="P1">62562 <text:s text:c="2"/>tablett</text:p>
      <text:p text:style-name="P1">62563 <text:s text:c="2"/>tabu</text:p>
      <text:p text:style-name="P1">62564 <text:s text:c="2"/>tacho</text:p>
      <text:p text:style-name="P1">62565 <text:s text:c="2"/>tacker</text:p>
      <text:p text:style-name="P1">62566 <text:s text:c="2"/>taco</text:p>
      <text:p text:style-name="P1">62611 <text:s text:c="2"/>tadel</text:p>
      <text:p text:style-name="P1">62612 <text:s text:c="2"/>tadeln</text:p>
      <text:p text:style-name="P1">62613 <text:s text:c="2"/>tafel</text:p>
      <text:p text:style-name="P1">62614 <text:s text:c="2"/>taff</text:p>
      <text:p text:style-name="P1">62615 <text:s text:c="2"/>tagen</text:p>
      <text:p text:style-name="P1">62616 <text:s text:c="2"/>taggen</text:p>
      <text:p text:style-name="P1">62621 <text:s text:c="2"/>tagung</text:p>
      <text:p text:style-name="P1">62622 <text:s text:c="2"/>taifun</text:p>
      <text:p text:style-name="P1">62623 <text:s text:c="2"/>taiga</text:p>
      <text:p text:style-name="P1">62624 <text:s text:c="2"/>taille</text:p>
      <text:p text:style-name="P1">62625 <text:s text:c="2"/>take</text:p>
      <text:p text:style-name="P1">62626 <text:s text:c="2"/>takt</text:p>
      <text:p text:style-name="P1">62631 <text:s text:c="2"/>taktik</text:p>
      <text:p text:style-name="P1">62632 <text:s text:c="2"/>taktlos</text:p>
      <text:p text:style-name="P1">62633 <text:s text:c="2"/>talent</text:p>
      <text:p text:style-name="P1">62634 <text:s text:c="2"/>taler</text:p>
      <text:p text:style-name="P1">62635 <text:s text:c="2"/>talg</text:p>
      <text:p text:style-name="P1">62636 <text:s text:c="2"/>tampon</text:p>
      <text:p text:style-name="P1">62641 <text:s text:c="2"/>tamtam</text:p>
      <text:p text:style-name="P1">62642 <text:s text:c="2"/>tandem</text:p>
      <text:p text:style-name="P1">62643 <text:s text:c="2"/>tanga</text:p>
      <text:p text:style-name="P1">62644 <text:s text:c="2"/>tango</text:p>
      <text:p text:style-name="P1">62645 <text:s text:c="2"/>tank</text:p>
      <text:p text:style-name="P1">62646 <text:s text:c="2"/>tanke</text:p>
      <text:p text:style-name="P1">62651 <text:s text:c="2"/>tanken</text:p>
      <text:p text:style-name="P1">62652 <text:s text:c="2"/>tanker</text:p>
      <text:p text:style-name="P1">62653 <text:s text:c="2"/>tanktop</text:p>
      <text:p text:style-name="P1">62654 <text:s text:c="2"/>tanne</text:p>
      <text:p text:style-name="P1">62655 <text:s text:c="2"/>tante</text:p>
      <text:p text:style-name="P1">62656 <text:s text:c="2"/>tanz</text:p>
      <text:p text:style-name="P1">62661 <text:s text:c="2"/>tanzen</text:p>
      <text:p text:style-name="P1">62662 <text:s text:c="2"/>tape</text:p>
      <text:p text:style-name="P1">62663 <text:s text:c="2"/>tapete</text:p>
      <text:p text:style-name="P1">62664 <text:s text:c="2"/>tapfer</text:p>
      <text:p text:style-name="P1">62665 <text:s text:c="2"/>tapir</text:p>
      <text:p text:style-name="P1">62666 <text:s text:c="2"/>tappen</text:p>
      <text:p text:style-name="P1">63111 <text:s text:c="2"/>tarif</text:p>
      <text:p text:style-name="P1">63112 <text:s text:c="2"/>tarnen</text:p>
      <text:p text:style-name="P1">63113 <text:s text:c="2"/>tarnung</text:p>
      <text:p text:style-name="P1">63114 <text:s text:c="2"/>tarzan</text:p>
      <text:p text:style-name="P1">63115 <text:s text:c="2"/>tasche</text:p>
      <text:p text:style-name="P1">63116 <text:s text:c="2"/>tasse</text:p>
      <text:p text:style-name="P1">63121 <text:s text:c="2"/>taste</text:p>
      <text:p text:style-name="P1">63122 <text:s text:c="2"/>tasten</text:p>
      <text:p text:style-name="P1">63123 <text:s text:c="2"/>taster</text:p>
      <text:p text:style-name="P1">63124 <text:s text:c="2"/>tatar</text:p>
      <text:p text:style-name="P1">63125 <text:s text:c="2"/>tatort</text:p>
      <text:p text:style-name="P1">63126 <text:s text:c="2"/>tattoo</text:p>
      <text:p text:style-name="P1">63131 <text:s text:c="2"/>tattrig</text:p>
      <text:p text:style-name="P1">63132 <text:s text:c="2"/>tatze</text:p>
      <text:p text:style-name="P1">63133 <text:s text:c="2"/>taub</text:p>
      <text:p text:style-name="P1">63134 <text:s text:c="2"/>taube</text:p>
      <text:p text:style-name="P1">63135 <text:s text:c="2"/>tauchen</text:p>
      <text:p text:style-name="P1">63136 <text:s text:c="2"/>taucher</text:p>
      <text:p text:style-name="P1">63141 <text:s text:c="2"/>taugen</text:p>
      <text:p text:style-name="P1">63142 <text:s text:c="2"/>taumeln</text:p>
      <text:p text:style-name="P1">63143 <text:s text:c="2"/>tausch</text:p>
      <text:p text:style-name="P1">63144 <text:s text:c="2"/>taverne</text:p>
      <text:p text:style-name="P1">63145 <text:s text:c="2"/>taxi</text:p>
      <text:p text:style-name="P1">63146 <text:s text:c="2"/>teak</text:p>
      <text:p text:style-name="P1">63151 <text:s text:c="2"/>team</text:p>
      <text:p text:style-name="P1">63152 <text:s text:c="2"/>teaser</text:p>
      <text:p text:style-name="P1">63153 <text:s text:c="2"/>technik</text:p>
      <text:p text:style-name="P1">63154 <text:s text:c="2"/>techno</text:p>
      <text:p text:style-name="P1">63155 <text:s text:c="2"/>teddy</text:p>
      <text:p text:style-name="P1">63156 <text:s text:c="2"/>teeei</text:p>
      <text:p text:style-name="P1">63161 <text:s text:c="2"/>teenie</text:p>
      <text:p text:style-name="P1">63162 <text:s text:c="2"/>teer</text:p>
      <text:p text:style-name="P1">63163 <text:s text:c="2"/>teeren</text:p>
      <text:p text:style-name="P1">63164 <text:s text:c="2"/>teesieb</text:p>
      <text:p text:style-name="P1">63165 <text:s text:c="2"/>teflon</text:p>
      <text:p text:style-name="P1">63166 <text:s text:c="2"/>teich</text:p>
      <text:p text:style-name="P1">63211 <text:s text:c="2"/>teig</text:p>
      <text:p text:style-name="P1">63212 <text:s text:c="2"/>teil</text:p>
      <text:p text:style-name="P1">63213 <text:s text:c="2"/>teilbar</text:p>
      <text:p text:style-name="P1">63214 <text:s text:c="2"/>teilen</text:p>
      <text:p text:style-name="P1">63215 <text:s text:c="2"/>teiler</text:p>
      <text:p text:style-name="P1">63216 <text:s text:c="2"/>teilung</text:p>
      <text:p text:style-name="P1">63221 <text:s text:c="2"/>teint</text:p>
      <text:p text:style-name="P1">63222 <text:s text:c="2"/>telefax</text:p>
      <text:p text:style-name="P1">63223 <text:s text:c="2"/>telefon</text:p>
      <text:p text:style-name="P1">63224 <text:s text:c="2"/>telegen</text:p>
      <text:p text:style-name="P1">63225 <text:s text:c="2"/>teller</text:p>
      <text:p text:style-name="P1">63226 <text:s text:c="2"/>telnet</text:p>
      <text:p text:style-name="P1">63231 <text:s text:c="2"/>tempo</text:p>
      <text:p text:style-name="P1">63232 <text:s text:c="2"/>tendenz</text:p>
      <text:p text:style-name="P1">63233 <text:s text:c="2"/>tennis</text:p>
      <text:p text:style-name="P1">63234 <text:s text:c="2"/>tenor</text:p>
      <text:p text:style-name="P1">63235 <text:s text:c="2"/>tensid</text:p>
      <text:p text:style-name="P1">63236 <text:s text:c="2"/>teppich</text:p>
      <text:p text:style-name="P1">63241 <text:s text:c="2"/>tequila</text:p>
      <text:p text:style-name="P1">63242 <text:s text:c="2"/>term</text:p>
      <text:p text:style-name="P1">63243 <text:s text:c="2"/>termin</text:p>
      <text:p text:style-name="P1">63244 <text:s text:c="2"/>termite</text:p>
      <text:p text:style-name="P1">63245 <text:s text:c="2"/>terrain</text:p>
      <text:p text:style-name="P1">63246 <text:s text:c="2"/>terrier</text:p>
      <text:p text:style-name="P1">63251 <text:s text:c="2"/>terrine</text:p>
      <text:p text:style-name="P1">63252 <text:s text:c="2"/>terz</text:p>
      <text:p text:style-name="P1">63253 <text:s text:c="2"/>test</text:p>
      <text:p text:style-name="P1">63254 <text:s text:c="2"/>testen</text:p>
      <text:p text:style-name="P1">63255 <text:s text:c="2"/>tester</text:p>
      <text:p text:style-name="P1">63256 <text:s text:c="2"/>tetanus</text:p>
      <text:p text:style-name="P1">63261 <text:s text:c="2"/>tetra</text:p>
      <text:p text:style-name="P1">63262 <text:s text:c="2"/>teuer</text:p>
      <text:p text:style-name="P1">63263 <text:s text:c="2"/>text</text:p>
      <text:p text:style-name="P1">63264 <text:s text:c="2"/>texten</text:p>
      <text:p text:style-name="P1">63265 <text:s text:c="2"/>textil</text:p>
      <text:p text:style-name="P1">63266 <text:s text:c="2"/>textur</text:p>
      <text:p text:style-name="P1">63311 <text:s text:c="2"/>theater</text:p>
      <text:p text:style-name="P1">63312 <text:s text:c="2"/>theke</text:p>
      <text:p text:style-name="P1">63313 <text:s text:c="2"/>thema</text:p>
      <text:p text:style-name="P1">63314 <text:s text:c="2"/>theorie</text:p>
      <text:p text:style-name="P1">63315 <text:s text:c="2"/>therme</text:p>
      <text:p text:style-name="P1">63316 <text:s text:c="2"/>these</text:p>
      <text:p text:style-name="P1">63321 <text:s text:c="2"/>thorax</text:p>
      <text:p text:style-name="P1">63322 <text:s text:c="2"/>thread</text:p>
      <text:p text:style-name="P1">63323 <text:s text:c="2"/>thron</text:p>
      <text:p text:style-name="P1">63324 <text:s text:c="2"/>thymian</text:p>
      <text:p text:style-name="P1">63325 <text:s text:c="2"/>ticken</text:p>
      <text:p text:style-name="P1">63326 <text:s text:c="2"/>ticker</text:p>
      <text:p text:style-name="P1">63331 <text:s text:c="2"/>ticket</text:p>
      <text:p text:style-name="P1">63332 <text:s text:c="2"/>tief</text:p>
      <text:p text:style-name="P1">63333 <text:s text:c="2"/>tiefe</text:p>
      <text:p text:style-name="P1">63334 <text:s text:c="2"/>tiefsee</text:p>
      <text:p text:style-name="P1">63335 <text:s text:c="2"/>tier</text:p>
      <text:p text:style-name="P1">63336 <text:s text:c="2"/>tiger</text:p>
      <text:p text:style-name="P1">63341 <text:s text:c="2"/>tilde</text:p>
      <text:p text:style-name="P1">63342 <text:s text:c="2"/>tilgen</text:p>
      <text:p text:style-name="P1">63343 <text:s text:c="2"/>tilgung</text:p>
      <text:p text:style-name="P1">63344 <text:s text:c="2"/>timer</text:p>
      <text:p text:style-name="P1">63345 <text:s text:c="2"/>timing</text:p>
      <text:p text:style-name="P1">63346 <text:s text:c="2"/>tinktur</text:p>
      <text:p text:style-name="P1">63351 <text:s text:c="2"/>tinnef</text:p>
      <text:p text:style-name="P1">63352 <text:s text:c="2"/>tinte</text:p>
      <text:p text:style-name="P1">63353 <text:s text:c="2"/>tipp</text:p>
      <text:p text:style-name="P1">63354 <text:s text:c="2"/>tippeln</text:p>
      <text:p text:style-name="P1">63355 <text:s text:c="2"/>tippen</text:p>
      <text:p text:style-name="P1">63356 <text:s text:c="2"/>tirade</text:p>
      <text:p text:style-name="P1">63361 <text:s text:c="2"/>tisch</text:p>
      <text:p text:style-name="P1">63362 <text:s text:c="2"/>titan</text:p>
      <text:p text:style-name="P1">63363 <text:s text:c="2"/>titel</text:p>
      <text:p text:style-name="P1">63364 <text:s text:c="2"/>toast</text:p>
      <text:p text:style-name="P1">63365 <text:s text:c="2"/>toasten</text:p>
      <text:p text:style-name="P1">63366 <text:s text:c="2"/>toaster</text:p>
      <text:p text:style-name="P1">63411 <text:s text:c="2"/>tobak</text:p>
      <text:p text:style-name="P1">63412 <text:s text:c="2"/>toben</text:p>
      <text:p text:style-name="P1">63413 <text:s text:c="2"/>tochter</text:p>
      <text:p text:style-name="P1">63414 <text:s text:c="2"/>toffee</text:p>
      <text:p text:style-name="P1">63415 <text:s text:c="2"/>tofu</text:p>
      <text:p text:style-name="P1">63416 <text:s text:c="2"/>token</text:p>
      <text:p text:style-name="P1">63421 <text:s text:c="2"/>toll</text:p>
      <text:p text:style-name="P1">63422 <text:s text:c="2"/>tolle</text:p>
      <text:p text:style-name="P1">63423 <text:s text:c="2"/>tollen</text:p>
      <text:p text:style-name="P1">63424 <text:s text:c="2"/>tollwut</text:p>
      <text:p text:style-name="P1">63425 <text:s text:c="2"/>tomate</text:p>
      <text:p text:style-name="P1">63426 <text:s text:c="2"/>tombola</text:p>
      <text:p text:style-name="P1">63431 <text:s text:c="2"/>tonarm</text:p>
      <text:p text:style-name="P1">63432 <text:s text:c="2"/>tonband</text:p>
      <text:p text:style-name="P1">63433 <text:s text:c="2"/>toner</text:p>
      <text:p text:style-name="P1">63434 <text:s text:c="2"/>tonfall</text:p>
      <text:p text:style-name="P1">63435 <text:s text:c="2"/>tonic</text:p>
      <text:p text:style-name="P1">63436 <text:s text:c="2"/>tonkrug</text:p>
      <text:p text:style-name="P1">63441 <text:s text:c="2"/>tonlage</text:p>
      <text:p text:style-name="P1">63442 <text:s text:c="2"/>tonne</text:p>
      <text:p text:style-name="P1">63443 <text:s text:c="2"/>tool</text:p>
      <text:p text:style-name="P1">63444 <text:s text:c="2"/>toolbar</text:p>
      <text:p text:style-name="P1">63445 <text:s text:c="2"/>toolkit</text:p>
      <text:p text:style-name="P1">63446 <text:s text:c="2"/>topf</text:p>
      <text:p text:style-name="P1">63451 <text:s text:c="2"/>topfit</text:p>
      <text:p text:style-name="P1">63452 <text:s text:c="2"/>topform</text:p>
      <text:p text:style-name="P1">63453 <text:s text:c="2"/>torf</text:p>
      <text:p text:style-name="P1">63454 <text:s text:c="2"/>torkeln</text:p>
      <text:p text:style-name="P1">63455 <text:s text:c="2"/>tornado</text:p>
      <text:p text:style-name="P1">63456 <text:s text:c="2"/>torpedo</text:p>
      <text:p text:style-name="P1">63461 <text:s text:c="2"/>torso</text:p>
      <text:p text:style-name="P1">63462 <text:s text:c="2"/>torte</text:p>
      <text:p text:style-name="P1">63463 <text:s text:c="2"/>tortur</text:p>
      <text:p text:style-name="P1">63464 <text:s text:c="2"/>torwart</text:p>
      <text:p text:style-name="P1">63465 <text:s text:c="2"/>tosen</text:p>
      <text:p text:style-name="P1">63466 <text:s text:c="2"/>total</text:p>
      <text:p text:style-name="P1">63511 <text:s text:c="2"/>touch</text:p>
      <text:p text:style-name="P1">63512 <text:s text:c="2"/>toupet</text:p>
      <text:p text:style-name="P1">63513 <text:s text:c="2"/>tour</text:p>
      <text:p text:style-name="P1">63514 <text:s text:c="2"/>touren</text:p>
      <text:p text:style-name="P1">63515 <text:s text:c="2"/>touri</text:p>
      <text:p text:style-name="P1">63516 <text:s text:c="2"/>tourist</text:p>
      <text:p text:style-name="P1">63521 <text:s text:c="2"/>tournee</text:p>
      <text:p text:style-name="P1">63522 <text:s text:c="2"/>toxisch</text:p>
      <text:p text:style-name="P1">63523 <text:s text:c="2"/>trab</text:p>
      <text:p text:style-name="P1">63524 <text:s text:c="2"/>trabant</text:p>
      <text:p text:style-name="P1">63525 <text:s text:c="2"/>traben</text:p>
      <text:p text:style-name="P1">63526 <text:s text:c="2"/>trabi</text:p>
      <text:p text:style-name="P1">63531 <text:s text:c="2"/>tracht</text:p>
      <text:p text:style-name="P1">63532 <text:s text:c="2"/>track</text:p>
      <text:p text:style-name="P1">63533 <text:s text:c="2"/>tracken</text:p>
      <text:p text:style-name="P1">63534 <text:s text:c="2"/>tracker</text:p>
      <text:p text:style-name="P1">63535 <text:s text:c="2"/>traden</text:p>
      <text:p text:style-name="P1">63536 <text:s text:c="2"/>trader</text:p>
      <text:p text:style-name="P1">63541 <text:s text:c="2"/>trading</text:p>
      <text:p text:style-name="P1">63542 <text:s text:c="2"/>traffic</text:p>
      <text:p text:style-name="P1">63543 <text:s text:c="2"/>trafo</text:p>
      <text:p text:style-name="P1">63544 <text:s text:c="2"/>tragbar</text:p>
      <text:p text:style-name="P1">63545 <text:s text:c="2"/>trage</text:p>
      <text:p text:style-name="P1">63546 <text:s text:c="2"/>tragen</text:p>
      <text:p text:style-name="P1">63551 <text:s text:c="2"/>trail</text:p>
      <text:p text:style-name="P1">63552 <text:s text:c="2"/>trailer</text:p>
      <text:p text:style-name="P1">63553 <text:s text:c="2"/>trainee</text:p>
      <text:p text:style-name="P1">63554 <text:s text:c="2"/>trainer</text:p>
      <text:p text:style-name="P1">63555 <text:s text:c="2"/>trakt</text:p>
      <text:p text:style-name="P1">63556 <text:s text:c="2"/>traktor</text:p>
      <text:p text:style-name="P1">63561 <text:s text:c="2"/>tram</text:p>
      <text:p text:style-name="P1">63562 <text:s text:c="2"/>trampen</text:p>
      <text:p text:style-name="P1">63563 <text:s text:c="2"/>tramper</text:p>
      <text:p text:style-name="P1">63564 <text:s text:c="2"/>trance</text:p>
      <text:p text:style-name="P1">63565 <text:s text:c="2"/>trank</text:p>
      <text:p text:style-name="P1">63566 <text:s text:c="2"/>transit</text:p>
      <text:p text:style-name="P1">63611 <text:s text:c="2"/>trapez</text:p>
      <text:p text:style-name="P1">63612 <text:s text:c="2"/>trash</text:p>
      <text:p text:style-name="P1">63613 <text:s text:c="2"/>trashig</text:p>
      <text:p text:style-name="P1">63614 <text:s text:c="2"/>trasse</text:p>
      <text:p text:style-name="P1">63615 <text:s text:c="2"/>tratsch</text:p>
      <text:p text:style-name="P1">63616 <text:s text:c="2"/>traube</text:p>
      <text:p text:style-name="P1">63621 <text:s text:c="2"/>trauen</text:p>
      <text:p text:style-name="P1">63622 <text:s text:c="2"/>traum</text:p>
      <text:p text:style-name="P1">63623 <text:s text:c="2"/>trauung</text:p>
      <text:p text:style-name="P1">63624 <text:s text:c="2"/>trecker</text:p>
      <text:p text:style-name="P1">63625 <text:s text:c="2"/>treff</text:p>
      <text:p text:style-name="P1">63626 <text:s text:c="2"/>treffen</text:p>
      <text:p text:style-name="P1">63631 <text:s text:c="2"/>treffer</text:p>
      <text:p text:style-name="P1">63632 <text:s text:c="2"/>treiben</text:p>
      <text:p text:style-name="P1">63633 <text:s text:c="2"/>treiber</text:p>
      <text:p text:style-name="P1">63634 <text:s text:c="2"/>trekkie</text:p>
      <text:p text:style-name="P1">63635 <text:s text:c="2"/>trend</text:p>
      <text:p text:style-name="P1">63636 <text:s text:c="2"/>trendig</text:p>
      <text:p text:style-name="P1">63641 <text:s text:c="2"/>trennen</text:p>
      <text:p text:style-name="P1">63642 <text:s text:c="2"/>treppe</text:p>
      <text:p text:style-name="P1">63643 <text:s text:c="2"/>tresen</text:p>
      <text:p text:style-name="P1">63644 <text:s text:c="2"/>tresor</text:p>
      <text:p text:style-name="P1">63645 <text:s text:c="2"/>treten</text:p>
      <text:p text:style-name="P1">63646 <text:s text:c="2"/>treter</text:p>
      <text:p text:style-name="P1">63651 <text:s text:c="2"/>treu</text:p>
      <text:p text:style-name="P1">63652 <text:s text:c="2"/>tribut</text:p>
      <text:p text:style-name="P1">63653 <text:s text:c="2"/>trick</text:p>
      <text:p text:style-name="P1">63654 <text:s text:c="2"/>triefen</text:p>
      <text:p text:style-name="P1">63655 <text:s text:c="2"/>triezen</text:p>
      <text:p text:style-name="P1">63656 <text:s text:c="2"/>triftig</text:p>
      <text:p text:style-name="P1">63661 <text:s text:c="2"/>trigger</text:p>
      <text:p text:style-name="P1">63662 <text:s text:c="2"/>trikot</text:p>
      <text:p text:style-name="P1">63663 <text:s text:c="2"/>triller</text:p>
      <text:p text:style-name="P1">63664 <text:s text:c="2"/>trimmen</text:p>
      <text:p text:style-name="P1">63665 <text:s text:c="2"/>trimmer</text:p>
      <text:p text:style-name="P1">63666 <text:s text:c="2"/>trinken</text:p>
      <text:p text:style-name="P1">64111 <text:s text:c="2"/>trio</text:p>
      <text:p text:style-name="P1">64112 <text:s text:c="2"/>trip</text:p>
      <text:p text:style-name="P1">64113 <text:s text:c="2"/>trist</text:p>
      <text:p text:style-name="P1">64114 <text:s text:c="2"/>tritt</text:p>
      <text:p text:style-name="P1">64115 <text:s text:c="2"/>triumph</text:p>
      <text:p text:style-name="P1">64116 <text:s text:c="2"/>trivial</text:p>
      <text:p text:style-name="P1">64121 <text:s text:c="2"/>trocken</text:p>
      <text:p text:style-name="P1">64122 <text:s text:c="2"/>trog</text:p>
      <text:p text:style-name="P1">64123 <text:s text:c="2"/>troll</text:p>
      <text:p text:style-name="P1">64124 <text:s text:c="2"/>trollen</text:p>
      <text:p text:style-name="P1">64125 <text:s text:c="2"/>trommel</text:p>
      <text:p text:style-name="P1">64126 <text:s text:c="2"/>tropen</text:p>
      <text:p text:style-name="P1">64131 <text:s text:c="2"/>tropfen</text:p>
      <text:p text:style-name="P1">64132 <text:s text:c="2"/>trost</text:p>
      <text:p text:style-name="P1">64133 <text:s text:c="2"/>trott</text:p>
      <text:p text:style-name="P1">64134 <text:s text:c="2"/>trotten</text:p>
      <text:p text:style-name="P1">64135 <text:s text:c="2"/>trotzen</text:p>
      <text:p text:style-name="P1">64136 <text:s text:c="2"/>trotzig</text:p>
      <text:p text:style-name="P1">64141 <text:s text:c="2"/>trouble</text:p>
      <text:p text:style-name="P1">64142 <text:s text:c="2"/>trubel</text:p>
      <text:p text:style-name="P1">64143 <text:s text:c="2"/>truck</text:p>
      <text:p text:style-name="P1">64144 <text:s text:c="2"/>trucker</text:p>
      <text:p text:style-name="P1">64145 <text:s text:c="2"/>trudeln</text:p>
      <text:p text:style-name="P1">64146 <text:s text:c="2"/>truhe</text:p>
      <text:p text:style-name="P1">64151 <text:s text:c="2"/>trumpf</text:p>
      <text:p text:style-name="P1">64152 <text:s text:c="2"/>trunk</text:p>
      <text:p text:style-name="P1">64153 <text:s text:c="2"/>truppe</text:p>
      <text:p text:style-name="P1">64154 <text:s text:c="2"/>tsunami</text:p>
      <text:p text:style-name="P1">64155 <text:s text:c="2"/>tuba</text:p>
      <text:p text:style-name="P1">64156 <text:s text:c="2"/>tube</text:p>
      <text:p text:style-name="P1">64161 <text:s text:c="2"/>tuch</text:p>
      <text:p text:style-name="P1">64162 <text:s text:c="2"/>tuckern</text:p>
      <text:p text:style-name="P1">64163 <text:s text:c="2"/>tugend</text:p>
      <text:p text:style-name="P1">64164 <text:s text:c="2"/>tulpe</text:p>
      <text:p text:style-name="P1">64165 <text:s text:c="2"/>tummeln</text:p>
      <text:p text:style-name="P1">64166 <text:s text:c="2"/>tumult</text:p>
      <text:p text:style-name="P1">64211 <text:s text:c="2"/>tundra</text:p>
      <text:p text:style-name="P1">64212 <text:s text:c="2"/>tunen</text:p>
      <text:p text:style-name="P1">64213 <text:s text:c="2"/>tuner</text:p>
      <text:p text:style-name="P1">64214 <text:s text:c="2"/>tunika</text:p>
      <text:p text:style-name="P1">64215 <text:s text:c="2"/>tuning</text:p>
      <text:p text:style-name="P1">64216 <text:s text:c="2"/>tunken</text:p>
      <text:p text:style-name="P1">64221 <text:s text:c="2"/>tunnel</text:p>
      <text:p text:style-name="P1">64222 <text:s text:c="2"/>tupfen</text:p>
      <text:p text:style-name="P1">64223 <text:s text:c="2"/>tupfer</text:p>
      <text:p text:style-name="P1">64224 <text:s text:c="2"/>turban</text:p>
      <text:p text:style-name="P1">64225 <text:s text:c="2"/>turbine</text:p>
      <text:p text:style-name="P1">64226 <text:s text:c="2"/>turbo</text:p>
      <text:p text:style-name="P1">64231 <text:s text:c="2"/>turm</text:p>
      <text:p text:style-name="P1">64232 <text:s text:c="2"/>turnen</text:p>
      <text:p text:style-name="P1">64233 <text:s text:c="2"/>turner</text:p>
      <text:p text:style-name="P1">64234 <text:s text:c="2"/>turnier</text:p>
      <text:p text:style-name="P1">64235 <text:s text:c="2"/>turnus</text:p>
      <text:p text:style-name="P1">64236 <text:s text:c="2"/>turteln</text:p>
      <text:p text:style-name="P1">64241 <text:s text:c="2"/>tusch</text:p>
      <text:p text:style-name="P1">64242 <text:s text:c="2"/>tusche</text:p>
      <text:p text:style-name="P1">64243 <text:s text:c="2"/>tuten</text:p>
      <text:p text:style-name="P1">64244 <text:s text:c="2"/>tutor</text:p>
      <text:p text:style-name="P1">64245 <text:s text:c="2"/>tweet</text:p>
      <text:p text:style-name="P1">64246 <text:s text:c="2"/>tweeten</text:p>
      <text:p text:style-name="P1">64251 <text:s text:c="2"/>typisch</text:p>
      <text:p text:style-name="P1">64252 <text:s text:c="2"/>ufer</text:p>
      <text:p text:style-name="P1">64253 <text:s text:c="2"/>uhrwerk</text:p>
      <text:p text:style-name="P1">64254 <text:s text:c="2"/>uhrzeit</text:p>
      <text:p text:style-name="P1">64255 <text:s text:c="2"/>ukulele</text:p>
      <text:p text:style-name="P1">64256 <text:s text:c="2"/>ulkig</text:p>
      <text:p text:style-name="P1">64261 <text:s text:c="2"/>ulme</text:p>
      <text:p text:style-name="P1">64262 <text:s text:c="2"/>ultimo</text:p>
      <text:p text:style-name="P1"><text:soft-page-break/>64263 <text:s text:c="2"/>umami</text:p>
      <text:p text:style-name="P1">64264 <text:s text:c="2"/>umarmen</text:p>
      <text:p text:style-name="P1">64265 <text:s text:c="2"/>umbau</text:p>
      <text:p text:style-name="P1">64266 <text:s text:c="2"/>umbauen</text:p>
      <text:p text:style-name="P1">64311 <text:s text:c="2"/>umbruch</text:p>
      <text:p text:style-name="P1">64312 <text:s text:c="2"/>umfang</text:p>
      <text:p text:style-name="P1">64313 <text:s text:c="2"/>umfeld</text:p>
      <text:p text:style-name="P1">64314 <text:s text:c="2"/>umfrage</text:p>
      <text:p text:style-name="P1">64315 <text:s text:c="2"/>umgeben</text:p>
      <text:p text:style-name="P1">64316 <text:s text:c="2"/>umgehen</text:p>
      <text:p text:style-name="P1">64321 <text:s text:c="2"/>umhang</text:p>
      <text:p text:style-name="P1">64322 <text:s text:c="2"/>umladen</text:p>
      <text:p text:style-name="P1">64323 <text:s text:c="2"/>umlage</text:p>
      <text:p text:style-name="P1">64324 <text:s text:c="2"/>umlaut</text:p>
      <text:p text:style-name="P1">64325 <text:s text:c="2"/>umluft</text:p>
      <text:p text:style-name="P1">64326 <text:s text:c="2"/>umpolen</text:p>
      <text:p text:style-name="P1">64331 <text:s text:c="2"/>umriss</text:p>
      <text:p text:style-name="P1">64332 <text:s text:c="2"/>umsatz</text:p>
      <text:p text:style-name="P1">64333 <text:s text:c="2"/>umsehen</text:p>
      <text:p text:style-name="P1">64334 <text:s text:c="2"/>umstand</text:p>
      <text:p text:style-name="P1">64335 <text:s text:c="2"/>umstieg</text:p>
      <text:p text:style-name="P1">64336 <text:s text:c="2"/>umsturz</text:p>
      <text:p text:style-name="P1">64341 <text:s text:c="2"/>umtrunk</text:p>
      <text:p text:style-name="P1">64342 <text:s text:c="2"/>umweg</text:p>
      <text:p text:style-name="P1">64343 <text:s text:c="2"/>umwelt</text:p>
      <text:p text:style-name="P1">64344 <text:s text:c="2"/>umzug</text:p>
      <text:p text:style-name="P1">64345 <text:s text:c="2"/>unartig</text:p>
      <text:p text:style-name="P1">64346 <text:s text:c="2"/>unbar</text:p>
      <text:p text:style-name="P1">64351 <text:s text:c="2"/>uncool</text:p>
      <text:p text:style-name="P1">64352 <text:s text:c="2"/>undicht</text:p>
      <text:p text:style-name="P1">64353 <text:s text:c="2"/>unding</text:p>
      <text:p text:style-name="P1">64354 <text:s text:c="2"/>uneben</text:p>
      <text:p text:style-name="P1">64355 <text:s text:c="2"/>unecht</text:p>
      <text:p text:style-name="P1">64356 <text:s text:c="2"/>uneinig</text:p>
      <text:p text:style-name="P1">64361 <text:s text:c="2"/>unfair</text:p>
      <text:p text:style-name="P1">64362 <text:s text:c="2"/>unfall</text:p>
      <text:p text:style-name="P1">64363 <text:s text:c="2"/>unfrei</text:p>
      <text:p text:style-name="P1">64364 <text:s text:c="2"/>unfug</text:p>
      <text:p text:style-name="P1">64365 <text:s text:c="2"/>ungenau</text:p>
      <text:p text:style-name="P1">64366 <text:s text:c="2"/>unheil</text:p>
      <text:p text:style-name="P1">64411 <text:s text:c="2"/>uniform</text:p>
      <text:p text:style-name="P1">64412 <text:s text:c="2"/>unikat</text:p>
      <text:p text:style-name="P1">64413 <text:s text:c="2"/>union</text:p>
      <text:p text:style-name="P1">64414 <text:s text:c="2"/>unke</text:p>
      <text:p text:style-name="P1">64415 <text:s text:c="2"/>unklar</text:p>
      <text:p text:style-name="P1">64416 <text:s text:c="2"/>unklug</text:p>
      <text:p text:style-name="P1">64421 <text:s text:c="2"/>unkraut</text:p>
      <text:p text:style-name="P1">64422 <text:s text:c="2"/>unlust</text:p>
      <text:p text:style-name="P1">64423 <text:s text:c="2"/>unmenge</text:p>
      <text:p text:style-name="P1">64424 <text:s text:c="2"/>unmut</text:p>
      <text:p text:style-name="P1">64425 <text:s text:c="2"/>unrat</text:p>
      <text:p text:style-name="P1">64426 <text:s text:c="2"/>unrecht</text:p>
      <text:p text:style-name="P1">64431 <text:s text:c="2"/>unreif</text:p>
      <text:p text:style-name="P1">64432 <text:s text:c="2"/>unruhe</text:p>
      <text:p text:style-name="P1">64433 <text:s text:c="2"/>unruhig</text:p>
      <text:p text:style-name="P1">64434 <text:s text:c="2"/>unrund</text:p>
      <text:p text:style-name="P1">64435 <text:s text:c="2"/>unsanft</text:p>
      <text:p text:style-name="P1">64436 <text:s text:c="2"/>unsinn</text:p>
      <text:p text:style-name="P1">64441 <text:s text:c="2"/>unsitte</text:p>
      <text:p text:style-name="P1">64442 <text:s text:c="2"/>unsumme</text:p>
      <text:p text:style-name="P1">64443 <text:s text:c="2"/>unter</text:p>
      <text:p text:style-name="P1">64444 <text:s text:c="2"/>untiefe</text:p>
      <text:p text:style-name="P1">64445 <text:s text:c="2"/>untier</text:p>
      <text:p text:style-name="P1">64446 <text:s text:c="2"/>unwahr</text:p>
      <text:p text:style-name="P1">64451 <text:s text:c="2"/>unwohl</text:p>
      <text:p text:style-name="P1">64452 <text:s text:c="2"/>unwort</text:p>
      <text:p text:style-name="P1">64453 <text:s text:c="2"/>unwucht</text:p>
      <text:p text:style-name="P1">64454 <text:s text:c="2"/>unzahl</text:p>
      <text:p text:style-name="P1">64455 <text:s text:c="2"/>unze</text:p>
      <text:p text:style-name="P1">64456 <text:s text:c="2"/>unzeit</text:p>
      <text:p text:style-name="P1">64461 <text:s text:c="2"/>update</text:p>
      <text:p text:style-name="P1">64462 <text:s text:c="2"/>updaten</text:p>
      <text:p text:style-name="P1">64463 <text:s text:c="2"/>upgrade</text:p>
      <text:p text:style-name="P1">64464 <text:s text:c="2"/>upload</text:p>
      <text:p text:style-name="P1">64465 <text:s text:c="2"/>urahne</text:p>
      <text:p text:style-name="P1">64466 <text:s text:c="2"/>uran</text:p>
      <text:p text:style-name="P1">64511 <text:s text:c="2"/>urban</text:p>
      <text:p text:style-name="P1">64512 <text:s text:c="2"/>urenkel</text:p>
      <text:p text:style-name="P1">64513 <text:s text:c="2"/>urheber</text:p>
      <text:p text:style-name="P1">64514 <text:s text:c="2"/>urig</text:p>
      <text:p text:style-name="P1">64515 <text:s text:c="2"/>urknall</text:p>
      <text:p text:style-name="P1">64516 <text:s text:c="2"/>urkunde</text:p>
      <text:p text:style-name="P1">64521 <text:s text:c="2"/>urlaub</text:p>
      <text:p text:style-name="P1">64522 <text:s text:c="2"/>urologe</text:p>
      <text:p text:style-name="P1">64523 <text:s text:c="2"/>ursache</text:p>
      <text:p text:style-name="P1">64524 <text:s text:c="2"/>urteil</text:p>
      <text:p text:style-name="P1">64525 <text:s text:c="2"/>urwald</text:p>
      <text:p text:style-name="P1">64526 <text:s text:c="2"/>user</text:p>
      <text:p text:style-name="P1">64531 <text:s text:c="2"/>usus</text:p>
      <text:p text:style-name="P1">64532 <text:s text:c="2"/>utensil</text:p>
      <text:p text:style-name="P1">64533 <text:s text:c="2"/>uterus</text:p>
      <text:p text:style-name="P1">64534 <text:s text:c="2"/>utopie</text:p>
      <text:p text:style-name="P1">64535 <text:s text:c="2"/>vage</text:p>
      <text:p text:style-name="P1">64536 <text:s text:c="2"/>vakant</text:p>
      <text:p text:style-name="P1">64541 <text:s text:c="2"/>vakuum</text:p>
      <text:p text:style-name="P1">64542 <text:s text:c="2"/>valide</text:p>
      <text:p text:style-name="P1">64543 <text:s text:c="2"/>valium</text:p>
      <text:p text:style-name="P1">64544 <text:s text:c="2"/>vampir</text:p>
      <text:p text:style-name="P1">64545 <text:s text:c="2"/>vanille</text:p>
      <text:p text:style-name="P1">64546 <text:s text:c="2"/>vase</text:p>
      <text:p text:style-name="P1">64551 <text:s text:c="2"/>vater</text:p>
      <text:p text:style-name="P1">64552 <text:s text:c="2"/>vati</text:p>
      <text:p text:style-name="P1">64553 <text:s text:c="2"/>vegan</text:p>
      <text:p text:style-name="P1">64554 <text:s text:c="2"/>veganer</text:p>
      <text:p text:style-name="P1">64555 <text:s text:c="2"/>vehikel</text:p>
      <text:p text:style-name="P1">64556 <text:s text:c="2"/>vektor</text:p>
      <text:p text:style-name="P1">64561 <text:s text:c="2"/>velo</text:p>
      <text:p text:style-name="P1">64562 <text:s text:c="2"/>velours</text:p>
      <text:p text:style-name="P1">64563 <text:s text:c="2"/>ventil</text:p>
      <text:p text:style-name="P1">64564 <text:s text:c="2"/>veranda</text:p>
      <text:p text:style-name="P1">64565 <text:s text:c="2"/>verb</text:p>
      <text:p text:style-name="P1">64566 <text:s text:c="2"/>verbal</text:p>
      <text:p text:style-name="P1">64611 <text:s text:c="2"/>verband</text:p>
      <text:p text:style-name="P1">64612 <text:s text:c="2"/>verbot</text:p>
      <text:p text:style-name="P1">64613 <text:s text:c="2"/>verbund</text:p>
      <text:p text:style-name="P1">64614 <text:s text:c="2"/>verdeck</text:p>
      <text:p text:style-name="P1">64615 <text:s text:c="2"/>verein</text:p>
      <text:p text:style-name="P1">64616 <text:s text:c="2"/>vergabe</text:p>
      <text:p text:style-name="P1">64621 <text:s text:c="2"/>verkauf</text:p>
      <text:p text:style-name="P1">64622 <text:s text:c="2"/>verkehr</text:p>
      <text:p text:style-name="P1">64623 <text:s text:c="2"/>verlag</text:p>
      <text:p text:style-name="P1">64624 <text:s text:c="2"/>verlauf</text:p>
      <text:p text:style-name="P1">64625 <text:s text:c="2"/>verleih</text:p>
      <text:p text:style-name="P1">64626 <text:s text:c="2"/>verlies</text:p>
      <text:p text:style-name="P1">64631 <text:s text:c="2"/>vermerk</text:p>
      <text:p text:style-name="P1">64632 <text:s text:c="2"/>vers</text:p>
      <text:p text:style-name="P1">64633 <text:s text:c="2"/>versand</text:p>
      <text:p text:style-name="P1">64634 <text:s text:c="2"/>versatz</text:p>
      <text:p text:style-name="P1">64635 <text:s text:c="2"/>version</text:p>
      <text:p text:style-name="P1">64636 <text:s text:c="2"/>versuch</text:p>
      <text:p text:style-name="P1">64641 <text:s text:c="2"/>vertrag</text:p>
      <text:p text:style-name="P1">64642 <text:s text:c="2"/>vertun</text:p>
      <text:p text:style-name="P1">64643 <text:s text:c="2"/>verweis</text:p>
      <text:p text:style-name="P1">64644 <text:s text:c="2"/>verzehr</text:p>
      <text:p text:style-name="P1">64645 <text:s text:c="2"/>verzug</text:p>
      <text:p text:style-name="P1">64646 <text:s text:c="2"/>vesper</text:p>
      <text:p text:style-name="P1">64651 <text:s text:c="2"/>veto</text:p>
      <text:p text:style-name="P1">64652 <text:s text:c="2"/>vetter</text:p>
      <text:p text:style-name="P1">64653 <text:s text:c="2"/>viadukt</text:p>
      <text:p text:style-name="P1">64654 <text:s text:c="2"/>video</text:p>
      <text:p text:style-name="P1">64655 <text:s text:c="2"/>viech</text:p>
      <text:p text:style-name="P1">64656 <text:s text:c="2"/>vieh</text:p>
      <text:p text:style-name="P1">64661 <text:s text:c="2"/>viel</text:p>
      <text:p text:style-name="P1">64662 <text:s text:c="2"/>viereck</text:p>
      <text:p text:style-name="P1">64663 <text:s text:c="2"/>viertel</text:p>
      <text:p text:style-name="P1">64664 <text:s text:c="2"/>viewer</text:p>
      <text:p text:style-name="P1">64665 <text:s text:c="2"/>villa</text:p>
      <text:p text:style-name="P1">64666 <text:s text:c="2"/>vinyl</text:p>
      <text:p text:style-name="P1">65111 <text:s text:c="2"/>violett</text:p>
      <text:p text:style-name="P1">65112 <text:s text:c="2"/>violine</text:p>
      <text:p text:style-name="P1">65113 <text:s text:c="2"/>viper</text:p>
      <text:p text:style-name="P1">65114 <text:s text:c="2"/>viral</text:p>
      <text:p text:style-name="P1">65115 <text:s text:c="2"/>virtuos</text:p>
      <text:p text:style-name="P1">65116 <text:s text:c="2"/>virus</text:p>
      <text:p text:style-name="P1">65121 <text:s text:c="2"/>visavis</text:p>
      <text:p text:style-name="P1">65122 <text:s text:c="2"/>visier</text:p>
      <text:p text:style-name="P1">65123 <text:s text:c="2"/>vision</text:p>
      <text:p text:style-name="P1">65124 <text:s text:c="2"/>visite</text:p>
      <text:p text:style-name="P1">65125 <text:s text:c="2"/>viskose</text:p>
      <text:p text:style-name="P1">65126 <text:s text:c="2"/>visuell</text:p>
      <text:p text:style-name="P1">65131 <text:s text:c="2"/>visum</text:p>
      <text:p text:style-name="P1">65132 <text:s text:c="2"/>vita</text:p>
      <text:p text:style-name="P1">65133 <text:s text:c="2"/>vital</text:p>
      <text:p text:style-name="P1">65134 <text:s text:c="2"/>vitamin</text:p>
      <text:p text:style-name="P1">65135 <text:s text:c="2"/>vitrine</text:p>
      <text:p text:style-name="P1">65136 <text:s text:c="2"/>vize</text:p>
      <text:p text:style-name="P1">65141 <text:s text:c="2"/>vlies</text:p>
      <text:p text:style-name="P1">65142 <text:s text:c="2"/>vlog</text:p>
      <text:p text:style-name="P1">65143 <text:s text:c="2"/>vloggen</text:p>
      <text:p text:style-name="P1">65144 <text:s text:c="2"/>vlogger</text:p>
      <text:p text:style-name="P1">65145 <text:s text:c="2"/>vogel</text:p>
      <text:p text:style-name="P1">65146 <text:s text:c="2"/>vokabel</text:p>
      <text:p text:style-name="P1">65151 <text:s text:c="2"/>vokal</text:p>
      <text:p text:style-name="P1">65152 <text:s text:c="2"/>volk</text:p>
      <text:p text:style-name="P1">65153 <text:s text:c="2"/>voll</text:p>
      <text:p text:style-name="P1">65154 <text:s text:c="2"/>vollbad</text:p>
      <text:p text:style-name="P1">65155 <text:s text:c="2"/>volley</text:p>
      <text:p text:style-name="P1">65156 <text:s text:c="2"/>vollgas</text:p>
      <text:p text:style-name="P1">65161 <text:s text:c="2"/>vollzug</text:p>
      <text:p text:style-name="P1">65162 <text:s text:c="2"/>volt</text:p>
      <text:p text:style-name="P1">65163 <text:s text:c="2"/>volumen</text:p>
      <text:p text:style-name="P1">65164 <text:s text:c="2"/>voodoo</text:p>
      <text:p text:style-name="P1">65165 <text:s text:c="2"/>vorbau</text:p>
      <text:p text:style-name="P1">65166 <text:s text:c="2"/>vorbild</text:p>
      <text:p text:style-name="P1">65211 <text:s text:c="2"/>vorbote</text:p>
      <text:p text:style-name="P1">65212 <text:s text:c="2"/>vordach</text:p>
      <text:p text:style-name="P1">65213 <text:s text:c="2"/>vorfall</text:p>
      <text:p text:style-name="P1">65214 <text:s text:c="2"/>vorfeld</text:p>
      <text:p text:style-name="P1">65215 <text:s text:c="2"/>vorfilm</text:p>
      <text:p text:style-name="P1">65216 <text:s text:c="2"/>vorgang</text:p>
      <text:p text:style-name="P1">65221 <text:s text:c="2"/>vorhand</text:p>
      <text:p text:style-name="P1">65222 <text:s text:c="2"/>vorhang</text:p>
      <text:p text:style-name="P1">65223 <text:s text:c="2"/>vorhof</text:p>
      <text:p text:style-name="P1">65224 <text:s text:c="2"/>vorhut</text:p>
      <text:p text:style-name="P1">65225 <text:s text:c="2"/>vorjahr</text:p>
      <text:p text:style-name="P1">65226 <text:s text:c="2"/>vorkehr</text:p>
      <text:p text:style-name="P1">65231 <text:s text:c="2"/>vorlauf</text:p>
      <text:p text:style-name="P1">65232 <text:s text:c="2"/>vorlaut</text:p>
      <text:p text:style-name="P1">65233 <text:s text:c="2"/>vormund</text:p>
      <text:p text:style-name="P1">65234 <text:s text:c="2"/>vorname</text:p>
      <text:p text:style-name="P1">65235 <text:s text:c="2"/>vornehm</text:p>
      <text:p text:style-name="P1">65236 <text:s text:c="2"/>vorort</text:p>
      <text:p text:style-name="P1">65241 <text:s text:c="2"/>vorrang</text:p>
      <text:p text:style-name="P1">65242 <text:s text:c="2"/>vorrat</text:p>
      <text:p text:style-name="P1">65243 <text:s text:c="2"/>vorraum</text:p>
      <text:p text:style-name="P1">65244 <text:s text:c="2"/>vorsatz</text:p>
      <text:p text:style-name="P1">65245 <text:s text:c="2"/>vorsitz</text:p>
      <text:p text:style-name="P1">65246 <text:s text:c="2"/>vortag</text:p>
      <text:p text:style-name="P1">65251 <text:s text:c="2"/>vorteil</text:p>
      <text:p text:style-name="P1">65252 <text:s text:c="2"/>vortrag</text:p>
      <text:p text:style-name="P1">65253 <text:s text:c="2"/>vorwand</text:p>
      <text:p text:style-name="P1">65254 <text:s text:c="2"/>vorzeit</text:p>
      <text:p text:style-name="P1">65255 <text:s text:c="2"/>vorzug</text:p>
      <text:p text:style-name="P1">65256 <text:s text:c="2"/>voting</text:p>
      <text:p text:style-name="P1">65261 <text:s text:c="2"/>vulkan</text:p>
      <text:p text:style-name="P1">65262 <text:s text:c="2"/>waage</text:p>
      <text:p text:style-name="P1">65263 <text:s text:c="2"/>wabbeln</text:p>
      <text:p text:style-name="P1">65264 <text:s text:c="2"/>wabe</text:p>
      <text:p text:style-name="P1">65265 <text:s text:c="2"/>wach</text:p>
      <text:p text:style-name="P1">65266 <text:s text:c="2"/>wache</text:p>
      <text:p text:style-name="P1">65311 <text:s text:c="2"/>wachs</text:p>
      <text:p text:style-name="P1">65312 <text:s text:c="2"/>wachsam</text:p>
      <text:p text:style-name="P1">65313 <text:s text:c="2"/>wachsen</text:p>
      <text:p text:style-name="P1">65314 <text:s text:c="2"/>wachtel</text:p>
      <text:p text:style-name="P1">65315 <text:s text:c="2"/>wackeln</text:p>
      <text:p text:style-name="P1">65316 <text:s text:c="2"/>wacker</text:p>
      <text:p text:style-name="P1">65321 <text:s text:c="2"/>wade</text:p>
      <text:p text:style-name="P1">65322 <text:s text:c="2"/>waffel</text:p>
      <text:p text:style-name="P1">65323 <text:s text:c="2"/>wagen</text:p>
      <text:p text:style-name="P1">65324 <text:s text:c="2"/>waggon</text:p>
      <text:p text:style-name="P1">65325 <text:s text:c="2"/>wahl</text:p>
      <text:p text:style-name="P1">65326 <text:s text:c="2"/>wahr</text:p>
      <text:p text:style-name="P1">65331 <text:s text:c="2"/>waise</text:p>
      <text:p text:style-name="P1">65332 <text:s text:c="2"/>wald</text:p>
      <text:p text:style-name="P1">65333 <text:s text:c="2"/>waldweg</text:p>
      <text:p text:style-name="P1">65334 <text:s text:c="2"/>walken</text:p>
      <text:p text:style-name="P1">65335 <text:s text:c="2"/>walker</text:p>
      <text:p text:style-name="P1">65336 <text:s text:c="2"/>walking</text:p>
      <text:p text:style-name="P1">65341 <text:s text:c="2"/>walkman</text:p>
      <text:p text:style-name="P1">65342 <text:s text:c="2"/>wall</text:p>
      <text:p text:style-name="P1">65343 <text:s text:c="2"/>walnuss</text:p>
      <text:p text:style-name="P1">65344 <text:s text:c="2"/>walz</text:p>
      <text:p text:style-name="P1">65345 <text:s text:c="2"/>walze</text:p>
      <text:p text:style-name="P1">65346 <text:s text:c="2"/>walzen</text:p>
      <text:p text:style-name="P1">65351 <text:s text:c="2"/>walzer</text:p>
      <text:p text:style-name="P1">65352 <text:s text:c="2"/>wampe</text:p>
      <text:p text:style-name="P1">65353 <text:s text:c="2"/>wand</text:p>
      <text:p text:style-name="P1">65354 <text:s text:c="2"/>wandeln</text:p>
      <text:p text:style-name="P1">65355 <text:s text:c="2"/>wandern</text:p>
      <text:p text:style-name="P1">65356 <text:s text:c="2"/>wanduhr</text:p>
      <text:p text:style-name="P1">65361 <text:s text:c="2"/>wange</text:p>
      <text:p text:style-name="P1">65362 <text:s text:c="2"/>wanken</text:p>
      <text:p text:style-name="P1">65363 <text:s text:c="2"/>wanne</text:p>
      <text:p text:style-name="P1">65364 <text:s text:c="2"/>wanze</text:p>
      <text:p text:style-name="P1">65365 <text:s text:c="2"/>wappen</text:p>
      <text:p text:style-name="P1">65366 <text:s text:c="2"/>wappnen</text:p>
      <text:p text:style-name="P1">65411 <text:s text:c="2"/>ware</text:p>
      <text:p text:style-name="P1">65412 <text:s text:c="2"/>warm</text:p>
      <text:p text:style-name="P1">65413 <text:s text:c="2"/>warmup</text:p>
      <text:p text:style-name="P1">65414 <text:s text:c="2"/>warnen</text:p>
      <text:p text:style-name="P1">65415 <text:s text:c="2"/>warnung</text:p>
      <text:p text:style-name="P1">65416 <text:s text:c="2"/>warte</text:p>
      <text:p text:style-name="P1">65421 <text:s text:c="2"/>warten</text:p>
      <text:p text:style-name="P1">65422 <text:s text:c="2"/>wartung</text:p>
      <text:p text:style-name="P1">65423 <text:s text:c="2"/>warze</text:p>
      <text:p text:style-name="P1">65424 <text:s text:c="2"/>wasabi</text:p>
      <text:p text:style-name="P1">65425 <text:s text:c="2"/>waschen</text:p>
      <text:p text:style-name="P1">65426 <text:s text:c="2"/>wasser</text:p>
      <text:p text:style-name="P1">65431 <text:s text:c="2"/>waten</text:p>
      <text:p text:style-name="P1">65432 <text:s text:c="2"/>watt</text:p>
      <text:p text:style-name="P1">65433 <text:s text:c="2"/>watte</text:p>
      <text:p text:style-name="P1">65434 <text:s text:c="2"/>wauwau</text:p>
      <text:p text:style-name="P1">65435 <text:s text:c="2"/>webcam</text:p>
      <text:p text:style-name="P1">65436 <text:s text:c="2"/>weben</text:p>
      <text:p text:style-name="P1">65441 <text:s text:c="2"/>webinar</text:p>
      <text:p text:style-name="P1">65442 <text:s text:c="2"/>webshop</text:p>
      <text:p text:style-name="P1">65443 <text:s text:c="2"/>website</text:p>
      <text:p text:style-name="P1">65444 <text:s text:c="2"/>wechsel</text:p>
      <text:p text:style-name="P1">65445 <text:s text:c="2"/>wecken</text:p>
      <text:p text:style-name="P1">65446 <text:s text:c="2"/>wecker</text:p>
      <text:p text:style-name="P1">65451 <text:s text:c="2"/>wedeln</text:p>
      <text:p text:style-name="P1">65452 <text:s text:c="2"/>wegrand</text:p>
      <text:p text:style-name="P1">65453 <text:s text:c="2"/>wehren</text:p>
      <text:p text:style-name="P1">65454 <text:s text:c="2"/>wehweh</text:p>
      <text:p text:style-name="P1">65455 <text:s text:c="2"/>weich</text:p>
      <text:p text:style-name="P1">65456 <text:s text:c="2"/>weiche</text:p>
      <text:p text:style-name="P1">65461 <text:s text:c="2"/>weichen</text:p>
      <text:p text:style-name="P1">65462 <text:s text:c="2"/>weide</text:p>
      <text:p text:style-name="P1">65463 <text:s text:c="2"/>weigern</text:p>
      <text:p text:style-name="P1">65464 <text:s text:c="2"/>weiher</text:p>
      <text:p text:style-name="P1">65465 <text:s text:c="2"/>weile</text:p>
      <text:p text:style-name="P1">65466 <text:s text:c="2"/>wein</text:p>
      <text:p text:style-name="P1">65511 <text:s text:c="2"/>weinen</text:p>
      <text:p text:style-name="P1">65512 <text:s text:c="2"/>weingut</text:p>
      <text:p text:style-name="P1">65513 <text:s text:c="2"/>weinrot</text:p>
      <text:p text:style-name="P1">65514 <text:s text:c="2"/>weise</text:p>
      <text:p text:style-name="P1">65515 <text:s text:c="2"/>weit</text:p>
      <text:p text:style-name="P1">65516 <text:s text:c="2"/>weite</text:p>
      <text:p text:style-name="P1">65521 <text:s text:c="2"/>weiten</text:p>
      <text:p text:style-name="P1">65522 <text:s text:c="2"/>weiter</text:p>
      <text:p text:style-name="P1">65523 <text:s text:c="2"/>weizen</text:p>
      <text:p text:style-name="P1">65524 <text:s text:c="2"/>welk</text:p>
      <text:p text:style-name="P1">65525 <text:s text:c="2"/>welken</text:p>
      <text:p text:style-name="P1">65526 <text:s text:c="2"/>welle</text:p>
      <text:p text:style-name="P1">65531 <text:s text:c="2"/>wellig</text:p>
      <text:p text:style-name="P1">65532 <text:s text:c="2"/>welpe</text:p>
      <text:p text:style-name="P1">65533 <text:s text:c="2"/>wels</text:p>
      <text:p text:style-name="P1">65534 <text:s text:c="2"/>welt</text:p>
      <text:p text:style-name="P1">65535 <text:s text:c="2"/>weltall</text:p>
      <text:p text:style-name="P1">65536 <text:s text:c="2"/>weltcup</text:p>
      <text:p text:style-name="P1">65541 <text:s text:c="2"/>wende</text:p>
      <text:p text:style-name="P1">65542 <text:s text:c="2"/>wenden</text:p>
      <text:p text:style-name="P1">65543 <text:s text:c="2"/>wendig</text:p>
      <text:p text:style-name="P1">65544 <text:s text:c="2"/>wenig</text:p>
      <text:p text:style-name="P1">65545 <text:s text:c="2"/>werben</text:p>
      <text:p text:style-name="P1">65546 <text:s text:c="2"/>werbung</text:p>
      <text:p text:style-name="P1">65551 <text:s text:c="2"/>werden</text:p>
      <text:p text:style-name="P1">65552 <text:s text:c="2"/>werfen</text:p>
      <text:p text:style-name="P1">65553 <text:s text:c="2"/>werft</text:p>
      <text:p text:style-name="P1">65554 <text:s text:c="2"/>werk</text:p>
      <text:p text:style-name="P1">65555 <text:s text:c="2"/>werkeln</text:p>
      <text:p text:style-name="P1">65556 <text:s text:c="2"/>werktag</text:p>
      <text:p text:style-name="P1">65561 <text:s text:c="2"/>wert</text:p>
      <text:p text:style-name="P1">65562 <text:s text:c="2"/>werten</text:p>
      <text:p text:style-name="P1">65563 <text:s text:c="2"/>wertig</text:p>
      <text:p text:style-name="P1">65564 <text:s text:c="2"/>wertung</text:p>
      <text:p text:style-name="P1">65565 <text:s text:c="2"/>werwolf</text:p>
      <text:p text:style-name="P1">65566 <text:s text:c="2"/>wesen</text:p>
      <text:p text:style-name="P1">65611 <text:s text:c="2"/>wespe</text:p>
      <text:p text:style-name="P1">65612 <text:s text:c="2"/>west</text:p>
      <text:p text:style-name="P1">65613 <text:s text:c="2"/>weste</text:p>
      <text:p text:style-name="P1">65614 <text:s text:c="2"/>westen</text:p>
      <text:p text:style-name="P1">65615 <text:s text:c="2"/>western</text:p>
      <text:p text:style-name="P1">65616 <text:s text:c="2"/>wette</text:p>
      <text:p text:style-name="P1">65621 <text:s text:c="2"/>wetten</text:p>
      <text:p text:style-name="P1">65622 <text:s text:c="2"/>wetter</text:p>
      <text:p text:style-name="P1">65623 <text:s text:c="2"/>wettern</text:p>
      <text:p text:style-name="P1">65624 <text:s text:c="2"/>wetzen</text:p>
      <text:p text:style-name="P1">65625 <text:s text:c="2"/>whisky</text:p>
      <text:p text:style-name="P1">65626 <text:s text:c="2"/>wichtel</text:p>
      <text:p text:style-name="P1">65631 <text:s text:c="2"/>wichtig</text:p>
      <text:p text:style-name="P1">65632 <text:s text:c="2"/>wickel</text:p>
      <text:p text:style-name="P1">65633 <text:s text:c="2"/>wickeln</text:p>
      <text:p text:style-name="P1">65634 <text:s text:c="2"/>wickler</text:p>
      <text:p text:style-name="P1">65635 <text:s text:c="2"/>widder</text:p>
      <text:p text:style-name="P1">65636 <text:s text:c="2"/>widget</text:p>
      <text:p text:style-name="P1">65641 <text:s text:c="2"/>widmen</text:p>
      <text:p text:style-name="P1">65642 <text:s text:c="2"/>widmung</text:p>
      <text:p text:style-name="P1">65643 <text:s text:c="2"/>widrig</text:p>
      <text:p text:style-name="P1">65644 <text:s text:c="2"/>wiege</text:p>
      <text:p text:style-name="P1">65645 <text:s text:c="2"/>wiegen</text:p>
      <text:p text:style-name="P1">65646 <text:s text:c="2"/>wiehern</text:p>
      <text:p text:style-name="P1">65651 <text:s text:c="2"/>wienern</text:p>
      <text:p text:style-name="P1">65652 <text:s text:c="2"/>wiese</text:p>
      <text:p text:style-name="P1">65653 <text:s text:c="2"/>wiesel</text:p>
      <text:p text:style-name="P1">65654 <text:s text:c="2"/>wifi</text:p>
      <text:p text:style-name="P1">65655 <text:s text:c="2"/>wiki</text:p>
      <text:p text:style-name="P1">65656 <text:s text:c="2"/>wild</text:p>
      <text:p text:style-name="P1">65661 <text:s text:c="2"/>wildern</text:p>
      <text:p text:style-name="P1">65662 <text:s text:c="2"/>wildnis</text:p>
      <text:p text:style-name="P1">65663 <text:s text:c="2"/>wille</text:p>
      <text:p text:style-name="P1">65664 <text:s text:c="2"/>wimmern</text:p>
      <text:p text:style-name="P1">65665 <text:s text:c="2"/>wimpel</text:p>
      <text:p text:style-name="P1">65666 <text:s text:c="2"/>wimper</text:p>
      <text:p text:style-name="P1">66111 <text:s text:c="2"/>wind</text:p>
      <text:p text:style-name="P1">66112 <text:s text:c="2"/>winde</text:p>
      <text:p text:style-name="P1">66113 <text:s text:c="2"/>windel</text:p>
      <text:p text:style-name="P1">66114 <text:s text:c="2"/>winden</text:p>
      <text:p text:style-name="P1">66115 <text:s text:c="2"/>windig</text:p>
      <text:p text:style-name="P1">66116 <text:s text:c="2"/>windrad</text:p>
      <text:p text:style-name="P1">66121 <text:s text:c="2"/>windung</text:p>
      <text:p text:style-name="P1">66122 <text:s text:c="2"/>windzug</text:p>
      <text:p text:style-name="P1">66123 <text:s text:c="2"/>wink</text:p>
      <text:p text:style-name="P1">66124 <text:s text:c="2"/>winkel</text:p>
      <text:p text:style-name="P1">66125 <text:s text:c="2"/>winkeln</text:p>
      <text:p text:style-name="P1">66126 <text:s text:c="2"/>winken</text:p>
      <text:p text:style-name="P1">66131 <text:s text:c="2"/>winseln</text:p>
      <text:p text:style-name="P1">66132 <text:s text:c="2"/>winter</text:p>
      <text:p text:style-name="P1">66133 <text:s text:c="2"/>winzer</text:p>
      <text:p text:style-name="P1">66134 <text:s text:c="2"/>winzig</text:p>
      <text:p text:style-name="P1">66135 <text:s text:c="2"/>wippe</text:p>
      <text:p text:style-name="P1">66136 <text:s text:c="2"/>wippen</text:p>
      <text:p text:style-name="P1">66141 <text:s text:c="2"/>wirbel</text:p>
      <text:p text:style-name="P1">66142 <text:s text:c="2"/>wirbeln</text:p>
      <text:p text:style-name="P1">66143 <text:s text:c="2"/>wirken</text:p>
      <text:p text:style-name="P1">66144 <text:s text:c="2"/>wirksam</text:p>
      <text:p text:style-name="P1">66145 <text:s text:c="2"/>wirkung</text:p>
      <text:p text:style-name="P1">66146 <text:s text:c="2"/>wirr</text:p>
      <text:p text:style-name="P1">66151 <text:s text:c="2"/>wirsing</text:p>
      <text:p text:style-name="P1">66152 <text:s text:c="2"/>wirt</text:p>
      <text:p text:style-name="P1">66153 <text:s text:c="2"/>wisch</text:p>
      <text:p text:style-name="P1">66154 <text:s text:c="2"/>wischen</text:p>
      <text:p text:style-name="P1"><text:soft-page-break/>66155 <text:s text:c="2"/>wischer</text:p>
      <text:p text:style-name="P1">66156 <text:s text:c="2"/>wissen</text:p>
      <text:p text:style-name="P1">66161 <text:s text:c="2"/>wittern</text:p>
      <text:p text:style-name="P1">66162 <text:s text:c="2"/>witz</text:p>
      <text:p text:style-name="P1">66163 <text:s text:c="2"/>witzeln</text:p>
      <text:p text:style-name="P1">66164 <text:s text:c="2"/>witzig</text:p>
      <text:p text:style-name="P1">66165 <text:s text:c="2"/>woche</text:p>
      <text:p text:style-name="P1">66166 <text:s text:c="2"/>wodka</text:p>
      <text:p text:style-name="P1">66211 <text:s text:c="2"/>wohltat</text:p>
      <text:p text:style-name="P1">66212 <text:s text:c="2"/>wohnen</text:p>
      <text:p text:style-name="P1">66213 <text:s text:c="2"/>wohnort</text:p>
      <text:p text:style-name="P1">66214 <text:s text:c="2"/>wohnung</text:p>
      <text:p text:style-name="P1">66215 <text:s text:c="2"/>wolf</text:p>
      <text:p text:style-name="P1">66216 <text:s text:c="2"/>wolke</text:p>
      <text:p text:style-name="P1">66221 <text:s text:c="2"/>wolkig</text:p>
      <text:p text:style-name="P1">66222 <text:s text:c="2"/>wolle</text:p>
      <text:p text:style-name="P1">66223 <text:s text:c="2"/>wollen</text:p>
      <text:p text:style-name="P1">66224 <text:s text:c="2"/>workout</text:p>
      <text:p text:style-name="P1">66225 <text:s text:c="2"/>wort</text:p>
      <text:p text:style-name="P1">66226 <text:s text:c="2"/>wortlos</text:p>
      <text:p text:style-name="P1">66231 <text:s text:c="2"/>wrack</text:p>
      <text:p text:style-name="P1">66232 <text:s text:c="2"/>wrap</text:p>
      <text:p text:style-name="P1">66233 <text:s text:c="2"/>wringen</text:p>
      <text:p text:style-name="P1">66234 <text:s text:c="2"/>wucher</text:p>
      <text:p text:style-name="P1">66235 <text:s text:c="2"/>wuchern</text:p>
      <text:p text:style-name="P1">66236 <text:s text:c="2"/>wucht</text:p>
      <text:p text:style-name="P1">66241 <text:s text:c="2"/>wuchten</text:p>
      <text:p text:style-name="P1">66242 <text:s text:c="2"/>wulst</text:p>
      <text:p text:style-name="P1">66243 <text:s text:c="2"/>wunder</text:p>
      <text:p text:style-name="P1">66244 <text:s text:c="2"/>wundern</text:p>
      <text:p text:style-name="P1">66245 <text:s text:c="2"/>wunsch</text:p>
      <text:p text:style-name="P1">66246 <text:s text:c="2"/>wurf</text:p>
      <text:p text:style-name="P1">66251 <text:s text:c="2"/>wurm</text:p>
      <text:p text:style-name="P1">66252 <text:s text:c="2"/>wurst</text:p>
      <text:p text:style-name="P1">66253 <text:s text:c="2"/>wurzel</text:p>
      <text:p text:style-name="P1">66254 <text:s text:c="2"/>wuselig</text:p>
      <text:p text:style-name="P1">66255 <text:s text:c="2"/>wuseln</text:p>
      <text:p text:style-name="P1">66256 <text:s text:c="2"/>xenon</text:p>
      <text:p text:style-name="P1">66261 <text:s text:c="2"/>xylofon</text:p>
      <text:p text:style-name="P1">66262 <text:s text:c="2"/>yeti</text:p>
      <text:p text:style-name="P1">66263 <text:s text:c="2"/>yoga</text:p>
      <text:p text:style-name="P1">66264 <text:s text:c="2"/>ypsilon</text:p>
      <text:p text:style-name="P1">66265 <text:s text:c="2"/>zacke</text:p>
      <text:p text:style-name="P1">66266 <text:s text:c="2"/>zackig</text:p>
      <text:p text:style-name="P1">66311 <text:s text:c="2"/>zaghaft</text:p>
      <text:p text:style-name="P1">66312 <text:s text:c="2"/>zahl</text:p>
      <text:p text:style-name="P1">66313 <text:s text:c="2"/>zahlbar</text:p>
      <text:p text:style-name="P1">66314 <text:s text:c="2"/>zahlen</text:p>
      <text:p text:style-name="P1">66315 <text:s text:c="2"/>zahltag</text:p>
      <text:p text:style-name="P1">66316 <text:s text:c="2"/>zahlung</text:p>
      <text:p text:style-name="P1">66321 <text:s text:c="2"/>zahm</text:p>
      <text:p text:style-name="P1">66322 <text:s text:c="2"/>zahn</text:p>
      <text:p text:style-name="P1">66323 <text:s text:c="2"/>zahnrad</text:p>
      <text:p text:style-name="P1">66324 <text:s text:c="2"/>zahnung</text:p>
      <text:p text:style-name="P1">66325 <text:s text:c="2"/>zander</text:p>
      <text:p text:style-name="P1">66326 <text:s text:c="2"/>zange</text:p>
      <text:p text:style-name="P1">66331 <text:s text:c="2"/>zank</text:p>
      <text:p text:style-name="P1">66332 <text:s text:c="2"/>zanken</text:p>
      <text:p text:style-name="P1">66333 <text:s text:c="2"/>zapfen</text:p>
      <text:p text:style-name="P1">66334 <text:s text:c="2"/>zappeln</text:p>
      <text:p text:style-name="P1">66335 <text:s text:c="2"/>zappen</text:p>
      <text:p text:style-name="P1">66336 <text:s text:c="2"/>zarge</text:p>
      <text:p text:style-name="P1">66341 <text:s text:c="2"/>zart</text:p>
      <text:p text:style-name="P1">66342 <text:s text:c="2"/>zaster</text:p>
      <text:p text:style-name="P1">66343 <text:s text:c="2"/>zauber</text:p>
      <text:p text:style-name="P1">66344 <text:s text:c="2"/>zaubern</text:p>
      <text:p text:style-name="P1">66345 <text:s text:c="2"/>zaun</text:p>
      <text:p text:style-name="P1">66346 <text:s text:c="2"/>zebra</text:p>
      <text:p text:style-name="P1">66351 <text:s text:c="2"/>zeche</text:p>
      <text:p text:style-name="P1">66352 <text:s text:c="2"/>zecke</text:p>
      <text:p text:style-name="P1">66353 <text:s text:c="2"/>zeder</text:p>
      <text:p text:style-name="P1">66354 <text:s text:c="2"/>zehe</text:p>
      <text:p text:style-name="P1">66355 <text:s text:c="2"/>zehner</text:p>
      <text:p text:style-name="P1">66356 <text:s text:c="2"/>zehntel</text:p>
      <text:p text:style-name="P1">66361 <text:s text:c="2"/>zehren</text:p>
      <text:p text:style-name="P1">66362 <text:s text:c="2"/>zeichen</text:p>
      <text:p text:style-name="P1">66363 <text:s text:c="2"/>zeigen</text:p>
      <text:p text:style-name="P1">66364 <text:s text:c="2"/>zeiger</text:p>
      <text:p text:style-name="P1">66365 <text:s text:c="2"/>zeile</text:p>
      <text:p text:style-name="P1">66366 <text:s text:c="2"/>zeisig</text:p>
      <text:p text:style-name="P1">66411 <text:s text:c="2"/>zeit</text:p>
      <text:p text:style-name="P1">66412 <text:s text:c="2"/>zeitig</text:p>
      <text:p text:style-name="P1">66413 <text:s text:c="2"/>zeitlos</text:p>
      <text:p text:style-name="P1">66414 <text:s text:c="2"/>zeitnah</text:p>
      <text:p text:style-name="P1">66415 <text:s text:c="2"/>zeitung</text:p>
      <text:p text:style-name="P1">66416 <text:s text:c="2"/>zelle</text:p>
      <text:p text:style-name="P1">66421 <text:s text:c="2"/>zelt</text:p>
      <text:p text:style-name="P1">66422 <text:s text:c="2"/>zelten</text:p>
      <text:p text:style-name="P1">66423 <text:s text:c="2"/>zement</text:p>
      <text:p text:style-name="P1">66424 <text:s text:c="2"/>zenit</text:p>
      <text:p text:style-name="P1">66425 <text:s text:c="2"/>zensur</text:p>
      <text:p text:style-name="P1">66426 <text:s text:c="2"/>zentner</text:p>
      <text:p text:style-name="P1">66431 <text:s text:c="2"/>zentral</text:p>
      <text:p text:style-name="P1">66432 <text:s text:c="2"/>zentrum</text:p>
      <text:p text:style-name="P1">66433 <text:s text:c="2"/>zepter</text:p>
      <text:p text:style-name="P1">66434 <text:s text:c="2"/>zerfall</text:p>
      <text:p text:style-name="P1">66435 <text:s text:c="2"/>zerren</text:p>
      <text:p text:style-name="P1">66436 <text:s text:c="2"/>zerrung</text:p>
      <text:p text:style-name="P1">66441 <text:s text:c="2"/>zetern</text:p>
      <text:p text:style-name="P1">66442 <text:s text:c="2"/>zettel</text:p>
      <text:p text:style-name="P1">66443 <text:s text:c="2"/>zeug</text:p>
      <text:p text:style-name="P1">66444 <text:s text:c="2"/>zeuge</text:p>
      <text:p text:style-name="P1">66445 <text:s text:c="2"/>zeugnis</text:p>
      <text:p text:style-name="P1">66446 <text:s text:c="2"/>ziegel</text:p>
      <text:p text:style-name="P1">66451 <text:s text:c="2"/>ziehen</text:p>
      <text:p text:style-name="P1">66452 <text:s text:c="2"/>ziehung</text:p>
      <text:p text:style-name="P1">66453 <text:s text:c="2"/>ziel</text:p>
      <text:p text:style-name="P1">66454 <text:s text:c="2"/>zielen</text:p>
      <text:p text:style-name="P1">66455 <text:s text:c="2"/>ziellos</text:p>
      <text:p text:style-name="P1">66456 <text:s text:c="2"/>ziepen</text:p>
      <text:p text:style-name="P1">66461 <text:s text:c="2"/>zierde</text:p>
      <text:p text:style-name="P1">66462 <text:s text:c="2"/>zieren</text:p>
      <text:p text:style-name="P1">66463 <text:s text:c="2"/>ziffer</text:p>
      <text:p text:style-name="P1">66464 <text:s text:c="2"/>zigarre</text:p>
      <text:p text:style-name="P1">66465 <text:s text:c="2"/>zigfach</text:p>
      <text:p text:style-name="P1">66466 <text:s text:c="2"/>zimmer</text:p>
      <text:p text:style-name="P1">66511 <text:s text:c="2"/>zimmern</text:p>
      <text:p text:style-name="P1">66512 <text:s text:c="2"/>zimt</text:p>
      <text:p text:style-name="P1">66513 <text:s text:c="2"/>zink</text:p>
      <text:p text:style-name="P1">66514 <text:s text:c="2"/>zinn</text:p>
      <text:p text:style-name="P1">66515 <text:s text:c="2"/>zins</text:p>
      <text:p text:style-name="P1">66516 <text:s text:c="2"/>zinslos</text:p>
      <text:p text:style-name="P1">66521 <text:s text:c="2"/>zipfel</text:p>
      <text:p text:style-name="P1">66522 <text:s text:c="2"/>zirkel</text:p>
      <text:p text:style-name="P1">66523 <text:s text:c="2"/>zirkus</text:p>
      <text:p text:style-name="P1">66524 <text:s text:c="2"/>zirpen</text:p>
      <text:p text:style-name="P1">66525 <text:s text:c="2"/>zischen</text:p>
      <text:p text:style-name="P1">66526 <text:s text:c="2"/>zitat</text:p>
      <text:p text:style-name="P1">66531 <text:s text:c="2"/>zitrone</text:p>
      <text:p text:style-name="P1">66532 <text:s text:c="2"/>zittern</text:p>
      <text:p text:style-name="P1">66533 <text:s text:c="2"/>zivi</text:p>
      <text:p text:style-name="P1">66534 <text:s text:c="2"/>zivil</text:p>
      <text:p text:style-name="P1">66535 <text:s text:c="2"/>zoff</text:p>
      <text:p text:style-name="P1">66536 <text:s text:c="2"/>zoffen</text:p>
      <text:p text:style-name="P1">66541 <text:s text:c="2"/>zoll</text:p>
      <text:p text:style-name="P1">66542 <text:s text:c="2"/>zombie</text:p>
      <text:p text:style-name="P1">66543 <text:s text:c="2"/>zone</text:p>
      <text:p text:style-name="P1">66544 <text:s text:c="2"/>zoologe</text:p>
      <text:p text:style-name="P1">66545 <text:s text:c="2"/>zoom</text:p>
      <text:p text:style-name="P1">66546 <text:s text:c="2"/>zoomen</text:p>
      <text:p text:style-name="P1">66551 <text:s text:c="2"/>zopf</text:p>
      <text:p text:style-name="P1">66552 <text:s text:c="2"/>zubrot</text:p>
      <text:p text:style-name="P1">66553 <text:s text:c="2"/>zucht</text:p>
      <text:p text:style-name="P1">66554 <text:s text:c="2"/>zucken</text:p>
      <text:p text:style-name="P1">66555 <text:s text:c="2"/>zucker</text:p>
      <text:p text:style-name="P1">66556 <text:s text:c="2"/>zufahrt</text:p>
      <text:p text:style-name="P1">66561 <text:s text:c="2"/>zufall</text:p>
      <text:p text:style-name="P1">66562 <text:s text:c="2"/>zugabe</text:p>
      <text:p text:style-name="P1">66563 <text:s text:c="2"/>zugang</text:p>
      <text:p text:style-name="P1">66564 <text:s text:c="2"/>zugeben</text:p>
      <text:p text:style-name="P1">66565 <text:s text:c="2"/>zugegen</text:p>
      <text:p text:style-name="P1">66566 <text:s text:c="2"/>zugriff</text:p>
      <text:p text:style-name="P1">66611 <text:s text:c="2"/>zuhause</text:p>
      <text:p text:style-name="P1">66612 <text:s text:c="2"/>zukunft</text:p>
      <text:p text:style-name="P1">66613 <text:s text:c="2"/>zulage</text:p>
      <text:p text:style-name="P1">66614 <text:s text:c="2"/>zulauf</text:p>
      <text:p text:style-name="P1">66615 <text:s text:c="2"/>zumuten</text:p>
      <text:p text:style-name="P1">66616 <text:s text:c="2"/>zunahme</text:p>
      <text:p text:style-name="P1">66621 <text:s text:c="2"/>zunder</text:p>
      <text:p text:style-name="P1">66622 <text:s text:c="2"/>zunft</text:p>
      <text:p text:style-name="P1">66623 <text:s text:c="2"/>zunge</text:p>
      <text:p text:style-name="P1">66624 <text:s text:c="2"/>zupfen</text:p>
      <text:p text:style-name="P1">66625 <text:s text:c="2"/>zurren</text:p>
      <text:p text:style-name="P1">66626 <text:s text:c="2"/>zuruf</text:p>
      <text:p text:style-name="P1">66631 <text:s text:c="2"/>zurufen</text:p>
      <text:p text:style-name="P1">66632 <text:s text:c="2"/>zusage</text:p>
      <text:p text:style-name="P1">66633 <text:s text:c="2"/>zusagen</text:p>
      <text:p text:style-name="P1">66634 <text:s text:c="2"/>zusatz</text:p>
      <text:p text:style-name="P1">66635 <text:s text:c="2"/>zustand</text:p>
      <text:p text:style-name="P1">66636 <text:s text:c="2"/>zutat</text:p>
      <text:p text:style-name="P1">66641 <text:s text:c="2"/>zutritt</text:p>
      <text:p text:style-name="P1">66642 <text:s text:c="2"/>zuwachs</text:p>
      <text:p text:style-name="P1">66643 <text:s text:c="2"/>zwang</text:p>
      <text:p text:style-name="P1">66644 <text:s text:c="2"/>zwanni</text:p>
      <text:p text:style-name="P1">66645 <text:s text:c="2"/>zweck</text:p>
      <text:p text:style-name="P1">66646 <text:s text:c="2"/>zweifel</text:p>
      <text:p text:style-name="P1">66651 <text:s text:c="2"/>zweig</text:p>
      <text:p text:style-name="P1">66652 <text:s text:c="2"/>zweirad</text:p>
      <text:p text:style-name="P1">66653 <text:s text:c="2"/>zweisam</text:p>
      <text:p text:style-name="P1">66654 <text:s text:c="2"/>zwicken</text:p>
      <text:p text:style-name="P1">66655 <text:s text:c="2"/>zwiebel</text:p>
      <text:p text:style-name="P1">66656 <text:s text:c="2"/>zwinge</text:p>
      <text:p text:style-name="P1">66661 <text:s text:c="2"/>zwingen</text:p>
      <text:p text:style-name="P1">66662 <text:s text:c="2"/>zwinger</text:p>
      <text:p text:style-name="P1">66663 <text:s text:c="2"/>zwirn</text:p>
      <text:p text:style-name="P1">66664 <text:s text:c="2"/>zyklop</text:p>
      <text:p text:style-name="P1">66665 <text:s text:c="2"/>zyklus</text:p>
      <text:p text:style-name="P2">66666 <text:s text:c="2"/>zynisch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none" fo:padding="0.049cm" style:writing-mode="lr-tb" style:footnote-max-height="0cm" loext:margin-gutter="0cm">
        <style:columns fo:column-count="8" fo:column-gap="0.497cm">
          <style:column-sep style:width="0.009cm" style:color="#000000" style:height="100%" style:style="solid"/>
          <style:column style:rel-width="8191*" fo:start-indent="0cm" fo:end-indent="0.248cm"/>
          <style:column style:rel-width="8191*" fo:start-indent="0.248cm" fo:end-indent="0.248cm"/>
          <style:column style:rel-width="8191*" fo:start-indent="0.248cm" fo:end-indent="0.248cm"/>
          <style:column style:rel-width="8191*" fo:start-indent="0.248cm" fo:end-indent="0.248cm"/>
          <style:column style:rel-width="8191*" fo:start-indent="0.248cm" fo:end-indent="0.248cm"/>
          <style:column style:rel-width="8191*" fo:start-indent="0.248cm" fo:end-indent="0.248cm"/>
          <style:column style:rel-width="8191*" fo:start-indent="0.248cm" fo:end-indent="0.248cm"/>
          <style:column style:rel-width="819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  <text:s text:c="22"/>https://github.com/bjoernalbers/diceware-wordlist-german<draw:frame draw:style-name="Mfr1" draw:name="Bild2" text:anchor-type="char" svg:x="-0.093cm" svg:y="-1.475cm" svg:width="2.314cm" svg:height="2.314cm" draw:z-index="0"><draw:image xlink:href="Pictures/100000010000007B0000007B335D556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01:25.151993977</meta:creation-date>
    <meta:editing-duration>P0D</meta:editing-duration>
    <meta:editing-cycles>1</meta:editing-cycles>
    <meta:generator>LibreOffice/24.8.1.2$Linux_X86_64 LibreOffice_project/87fa9aec1a63e70835390b81c40bb8993f1d4ff6</meta:generator>
    <meta:document-statistic meta:table-count="0" meta:image-count="1" meta:object-count="0" meta:page-count="21" meta:paragraph-count="7777" meta:word-count="15553" meta:character-count="112896" meta:non-whitespace-character-count="89544"/>
  </office:meta>
</office:document-meta>
</file>